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cm"/>
    </style:style>
    <style:style style:name="co2" style:family="table-column">
      <style:table-column-properties fo:break-before="auto" style:column-width="1.656cm"/>
    </style:style>
    <style:style style:name="co3" style:family="table-column">
      <style:table-column-properties fo:break-before="auto" style:column-width="1.468cm"/>
    </style:style>
    <style:style style:name="co4" style:family="table-column">
      <style:table-column-properties fo:break-before="auto" style:column-width="6.477cm"/>
    </style:style>
    <style:style style:name="co5" style:family="table-column">
      <style:table-column-properties fo:break-before="auto" style:column-width="1.868cm"/>
    </style:style>
    <style:style style:name="co6" style:family="table-column">
      <style:table-column-properties fo:break-before="auto" style:column-width="1.445cm"/>
    </style:style>
    <style:style style:name="co7" style:family="table-column">
      <style:table-column-properties fo:break-before="auto" style:column-width="1.351cm"/>
    </style:style>
    <style:style style:name="co8" style:family="table-column">
      <style:table-column-properties fo:break-before="auto" style:column-width="1.326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3.514cm"/>
    </style:style>
    <style:style style:name="co11" style:family="table-column">
      <style:table-column-properties fo:break-before="auto" style:column-width="16.37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>
            <text:p>wkurz</text:p>
          </table:table-cell>
          <table:table-cell office:value-type="string">
            <text:p>sprengel</text:p>
          </table:table-cell>
          <table:table-cell office:value-type="string">
            <text:p>ptname</text:p>
          </table:table-cell>
          <table:table-cell office:value-type="string">
            <text:p>ptlang</text:p>
          </table:table-cell>
          <table:table-cell office:value-type="string">
            <text:p>listenplatz</text:p>
          </table:table-cell>
          <table:table-cell office:value-type="string">
            <text:p>gesamt</text:p>
          </table:table-cell>
          <table:table-cell office:value-type="string">
            <text:p>unguel</text:p>
          </table:table-cell>
          <table:table-cell office:value-type="string">
            <text:p>gueltig</text:p>
          </table:table-cell>
          <table:table-cell office:value-type="string">
            <text:p>stimmen</text:p>
          </table:table-cell>
          <table:table-cell office:value-type="string">
            <text:p>anzspr</text:p>
          </table:table-cell>
          <table:table-cell table:style-name="Default" office:value-type="string">
            <text:p>aenderung_am</text:p>
          </table:table-cell>
          <table:table-cell office:value-type="string">
            <text:p>aenderung_durch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1">
            <text:p>10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26">
            <text:p>26</text:p>
          </table:table-cell>
          <table:table-cell office:value-type="float" office:value="314">
            <text:p>31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25.11.2012 06:39:20</text:p>
          </table:table-cell>
          <table:table-cell office:value-type="string">
            <text:p>Hinteregger Werner/p08627@intra.graz.at/p08627@intra.graz.at/GGA-60101/2012-11-25T18:39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1">
            <text:p>10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26">
            <text:p>26</text:p>
          </table:table-cell>
          <table:table-cell office:value-type="float" office:value="314">
            <text:p>314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string">
            <text:p>25.11.2012 06:39:20</text:p>
          </table:table-cell>
          <table:table-cell office:value-type="string">
            <text:p>Hinteregger Werner/p08627@intra.graz.at/p08627@intra.graz.at/GGA-60101/2012-11-25T18:39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1">
            <text:p>10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26">
            <text:p>26</text:p>
          </table:table-cell>
          <table:table-cell office:value-type="float" office:value="314">
            <text:p>31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25.11.2012 06:39:20</text:p>
          </table:table-cell>
          <table:table-cell office:value-type="string">
            <text:p>Hinteregger Werner/p08627@intra.graz.at/p08627@intra.graz.at/GGA-60101/2012-11-25T18:39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1">
            <text:p>10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40">
            <text:p>340</text:p>
          </table:table-cell>
          <table:table-cell office:value-type="float" office:value="26">
            <text:p>26</text:p>
          </table:table-cell>
          <table:table-cell office:value-type="float" office:value="314">
            <text:p>314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25.11.2012 06:39:20</text:p>
          </table:table-cell>
          <table:table-cell office:value-type="string">
            <text:p>Hinteregger Werner/p08627@intra.graz.at/p08627@intra.graz.at/GGA-60101/2012-11-25T18:39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1">
            <text:p>10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40">
            <text:p>340</text:p>
          </table:table-cell>
          <table:table-cell office:value-type="float" office:value="26">
            <text:p>26</text:p>
          </table:table-cell>
          <table:table-cell office:value-type="float" office:value="314">
            <text:p>314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25.11.2012 06:39:20</text:p>
          </table:table-cell>
          <table:table-cell office:value-type="string">
            <text:p>Hinteregger Werner/p08627@intra.graz.at/p08627@intra.graz.at/GGA-60101/2012-11-25T18:39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2">
            <text:p>10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office:value-type="float" office:value="36">
            <text:p>36</text:p>
          </table:table-cell>
          <table:table-cell office:value-type="float" office:value="357">
            <text:p>35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5:33:30</text:p>
          </table:table-cell>
          <table:table-cell office:value-type="string">
            <text:p>Hinteregger Werner/p08627@intra.graz.at/p08627@intra.graz.at/GGA-60101/2012-11-25T17:33:3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2">
            <text:p>10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office:value-type="float" office:value="36">
            <text:p>36</text:p>
          </table:table-cell>
          <table:table-cell office:value-type="float" office:value="357">
            <text:p>357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string">
            <text:p>25.11.2012 05:33:30</text:p>
          </table:table-cell>
          <table:table-cell office:value-type="string">
            <text:p>Hinteregger Werner/p08627@intra.graz.at/p08627@intra.graz.at/GGA-60101/2012-11-25T17:33:3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2">
            <text:p>10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93">
            <text:p>393</text:p>
          </table:table-cell>
          <table:table-cell office:value-type="float" office:value="36">
            <text:p>36</text:p>
          </table:table-cell>
          <table:table-cell office:value-type="float" office:value="357">
            <text:p>357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5.11.2012 05:33:30</text:p>
          </table:table-cell>
          <table:table-cell office:value-type="string">
            <text:p>Hinteregger Werner/p08627@intra.graz.at/p08627@intra.graz.at/GGA-60101/2012-11-25T17:33:3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2">
            <text:p>10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93">
            <text:p>393</text:p>
          </table:table-cell>
          <table:table-cell office:value-type="float" office:value="36">
            <text:p>36</text:p>
          </table:table-cell>
          <table:table-cell office:value-type="float" office:value="357">
            <text:p>357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string">
            <text:p>25.11.2012 05:33:30</text:p>
          </table:table-cell>
          <table:table-cell office:value-type="string">
            <text:p>Hinteregger Werner/p08627@intra.graz.at/p08627@intra.graz.at/GGA-60101/2012-11-25T17:33:3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2">
            <text:p>10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93">
            <text:p>393</text:p>
          </table:table-cell>
          <table:table-cell office:value-type="float" office:value="36">
            <text:p>36</text:p>
          </table:table-cell>
          <table:table-cell office:value-type="float" office:value="357">
            <text:p>357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25.11.2012 05:33:30</text:p>
          </table:table-cell>
          <table:table-cell office:value-type="string">
            <text:p>Hinteregger Werner/p08627@intra.graz.at/p08627@intra.graz.at/GGA-60101/2012-11-25T17:33:3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3">
            <text:p>10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29">
            <text:p>29</text:p>
          </table:table-cell>
          <table:table-cell office:value-type="float" office:value="353">
            <text:p>35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5.11.2012 06:56:07</text:p>
          </table:table-cell>
          <table:table-cell office:value-type="string">
            <text:p>Hinteregger Werner/p08627@intra.graz.at/p08627@intra.graz.at/GGA-60101/2012-11-25T18:56:1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3">
            <text:p>10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29">
            <text:p>29</text:p>
          </table:table-cell>
          <table:table-cell office:value-type="float" office:value="353">
            <text:p>353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string">
            <text:p>25.11.2012 06:56:07</text:p>
          </table:table-cell>
          <table:table-cell office:value-type="string">
            <text:p>Hinteregger Werner/p08627@intra.graz.at/p08627@intra.graz.at/GGA-60101/2012-11-25T18:56:1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3">
            <text:p>10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82">
            <text:p>382</text:p>
          </table:table-cell>
          <table:table-cell office:value-type="float" office:value="29">
            <text:p>29</text:p>
          </table:table-cell>
          <table:table-cell office:value-type="float" office:value="353">
            <text:p>35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5.11.2012 06:56:07</text:p>
          </table:table-cell>
          <table:table-cell office:value-type="string">
            <text:p>Hinteregger Werner/p08627@intra.graz.at/p08627@intra.graz.at/GGA-60101/2012-11-25T18:56:1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3">
            <text:p>10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82">
            <text:p>382</text:p>
          </table:table-cell>
          <table:table-cell office:value-type="float" office:value="29">
            <text:p>29</text:p>
          </table:table-cell>
          <table:table-cell office:value-type="float" office:value="353">
            <text:p>353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25.11.2012 06:56:07</text:p>
          </table:table-cell>
          <table:table-cell office:value-type="string">
            <text:p>Hinteregger Werner/p08627@intra.graz.at/p08627@intra.graz.at/GGA-60101/2012-11-25T18:56:1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3">
            <text:p>10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  <table:table-cell office:value-type="float" office:value="29">
            <text:p>29</text:p>
          </table:table-cell>
          <table:table-cell office:value-type="float" office:value="353">
            <text:p>353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25.11.2012 06:56:07</text:p>
          </table:table-cell>
          <table:table-cell office:value-type="string">
            <text:p>Hinteregger Werner/p08627@intra.graz.at/p08627@intra.graz.at/GGA-60101/2012-11-25T18:56:1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4">
            <text:p>10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30">
            <text:p>30</text:p>
          </table:table-cell>
          <table:table-cell office:value-type="float" office:value="340">
            <text:p>34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25.11.2012 06:25:38</text:p>
          </table:table-cell>
          <table:table-cell office:value-type="string">
            <text:p>Hinteregger Werner/p08627@intra.graz.at/p08627@intra.graz.at/GGA-60101/2012-11-25T18:25:4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4">
            <text:p>10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30">
            <text:p>30</text:p>
          </table:table-cell>
          <table:table-cell office:value-type="float" office:value="340">
            <text:p>340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25.11.2012 06:25:38</text:p>
          </table:table-cell>
          <table:table-cell office:value-type="string">
            <text:p>Hinteregger Werner/p08627@intra.graz.at/p08627@intra.graz.at/GGA-60101/2012-11-25T18:25:4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4">
            <text:p>10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70">
            <text:p>370</text:p>
          </table:table-cell>
          <table:table-cell office:value-type="float" office:value="30">
            <text:p>30</text:p>
          </table:table-cell>
          <table:table-cell office:value-type="float" office:value="340">
            <text:p>34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5.11.2012 06:25:38</text:p>
          </table:table-cell>
          <table:table-cell office:value-type="string">
            <text:p>Hinteregger Werner/p08627@intra.graz.at/p08627@intra.graz.at/GGA-60101/2012-11-25T18:25:4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4">
            <text:p>10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70">
            <text:p>370</text:p>
          </table:table-cell>
          <table:table-cell office:value-type="float" office:value="30">
            <text:p>30</text:p>
          </table:table-cell>
          <table:table-cell office:value-type="float" office:value="340">
            <text:p>340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25.11.2012 06:25:38</text:p>
          </table:table-cell>
          <table:table-cell office:value-type="string">
            <text:p>Hinteregger Werner/p08627@intra.graz.at/p08627@intra.graz.at/GGA-60101/2012-11-25T18:25:4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4">
            <text:p>10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70">
            <text:p>370</text:p>
          </table:table-cell>
          <table:table-cell office:value-type="float" office:value="30">
            <text:p>30</text:p>
          </table:table-cell>
          <table:table-cell office:value-type="float" office:value="340">
            <text:p>34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25.11.2012 06:25:38</text:p>
          </table:table-cell>
          <table:table-cell office:value-type="string">
            <text:p>Hinteregger Werner/p08627@intra.graz.at/p08627@intra.graz.at/GGA-60101/2012-11-25T18:25:45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98">
            <text:p>19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27.11.2012 08:42:55</text:p>
          </table:table-cell>
          <table:table-cell office:value-type="string">
            <text:p>Schwartz Wolfgang/p14139@intra.graz.at/p14139@intra.graz.at/GGA-60101/2012-11-27T08:42:5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98">
            <text:p>19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27.11.2012 08:42:55</text:p>
          </table:table-cell>
          <table:table-cell office:value-type="string">
            <text:p>Schwartz Wolfgang/p14139@intra.graz.at/p14139@intra.graz.at/GGA-60101/2012-11-27T08:42:5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98">
            <text:p>19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27.11.2012 08:42:55</text:p>
          </table:table-cell>
          <table:table-cell office:value-type="string">
            <text:p>Schwartz Wolfgang/p14139@intra.graz.at/p14139@intra.graz.at/GGA-60101/2012-11-27T08:42:5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98">
            <text:p>19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27.11.2012 08:42:55</text:p>
          </table:table-cell>
          <table:table-cell office:value-type="string">
            <text:p>Schwartz Wolfgang/p14139@intra.graz.at/p14139@intra.graz.at/GGA-60101/2012-11-27T08:42:5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98">
            <text:p>19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27.11.2012 08:42:55</text:p>
          </table:table-cell>
          <table:table-cell office:value-type="string">
            <text:p>Schwartz Wolfgang/p14139@intra.graz.at/p14139@intra.graz.at/GGA-60101/2012-11-27T08:42:5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99">
            <text:p>19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3">
            <text:p>3</text:p>
          </table:table-cell>
          <table:table-cell office:value-type="float" office:value="216">
            <text:p>2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26.11.2012 02:06:10</text:p>
          </table:table-cell>
          <table:table-cell office:value-type="string">
            <text:p>Schwartz Wolfgang/p14139@intra.graz.at/p14139@intra.graz.at/GGA-60101/2012-11-26T14:06:15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99">
            <text:p>19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3">
            <text:p>3</text:p>
          </table:table-cell>
          <table:table-cell office:value-type="float" office:value="216">
            <text:p>216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26.11.2012 02:06:10</text:p>
          </table:table-cell>
          <table:table-cell office:value-type="string">
            <text:p>Schwartz Wolfgang/p14139@intra.graz.at/p14139@intra.graz.at/GGA-60101/2012-11-26T14:06:15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99">
            <text:p>19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19">
            <text:p>219</text:p>
          </table:table-cell>
          <table:table-cell office:value-type="float" office:value="3">
            <text:p>3</text:p>
          </table:table-cell>
          <table:table-cell office:value-type="float" office:value="216">
            <text:p>21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26.11.2012 02:06:10</text:p>
          </table:table-cell>
          <table:table-cell office:value-type="string">
            <text:p>Schwartz Wolfgang/p14139@intra.graz.at/p14139@intra.graz.at/GGA-60101/2012-11-26T14:06:15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99">
            <text:p>19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19">
            <text:p>219</text:p>
          </table:table-cell>
          <table:table-cell office:value-type="float" office:value="3">
            <text:p>3</text:p>
          </table:table-cell>
          <table:table-cell office:value-type="float" office:value="216">
            <text:p>216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26.11.2012 02:06:10</text:p>
          </table:table-cell>
          <table:table-cell office:value-type="string">
            <text:p>Schwartz Wolfgang/p14139@intra.graz.at/p14139@intra.graz.at/GGA-60101/2012-11-26T14:06:15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99">
            <text:p>19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19">
            <text:p>219</text:p>
          </table:table-cell>
          <table:table-cell office:value-type="float" office:value="3">
            <text:p>3</text:p>
          </table:table-cell>
          <table:table-cell office:value-type="float" office:value="216">
            <text:p>21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26.11.2012 02:06:10</text:p>
          </table:table-cell>
          <table:table-cell office:value-type="string">
            <text:p>Schwartz Wolfgang/p14139@intra.graz.at/p14139@intra.graz.at/GGA-60101/2012-11-26T14:06:15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01">
            <text:p>20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83">
            <text:p>383</text:p>
          </table:table-cell>
          <table:table-cell office:value-type="float" office:value="24">
            <text:p>24</text:p>
          </table:table-cell>
          <table:table-cell office:value-type="float" office:value="359">
            <text:p>35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25.11.2012 07:04:20</text:p>
          </table:table-cell>
          <table:table-cell office:value-type="string">
            <text:p>Kopp Martin/p13976@intra.graz.at/p13976@intra.graz.at/GGA-60101/2012-11-25T19:04:2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01">
            <text:p>20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24">
            <text:p>24</text:p>
          </table:table-cell>
          <table:table-cell office:value-type="float" office:value="359">
            <text:p>359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string">
            <text:p>25.11.2012 07:04:20</text:p>
          </table:table-cell>
          <table:table-cell office:value-type="string">
            <text:p>Kopp Martin/p13976@intra.graz.at/p13976@intra.graz.at/GGA-60101/2012-11-25T19:04:2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01">
            <text:p>20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83">
            <text:p>383</text:p>
          </table:table-cell>
          <table:table-cell office:value-type="float" office:value="24">
            <text:p>24</text:p>
          </table:table-cell>
          <table:table-cell office:value-type="float" office:value="359">
            <text:p>359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5.11.2012 07:04:20</text:p>
          </table:table-cell>
          <table:table-cell office:value-type="string">
            <text:p>Kopp Martin/p13976@intra.graz.at/p13976@intra.graz.at/GGA-60101/2012-11-25T19:04:2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01">
            <text:p>20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83">
            <text:p>383</text:p>
          </table:table-cell>
          <table:table-cell office:value-type="float" office:value="24">
            <text:p>24</text:p>
          </table:table-cell>
          <table:table-cell office:value-type="float" office:value="359">
            <text:p>359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25.11.2012 07:04:20</text:p>
          </table:table-cell>
          <table:table-cell office:value-type="string">
            <text:p>Kopp Martin/p13976@intra.graz.at/p13976@intra.graz.at/GGA-60101/2012-11-25T19:04:2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01">
            <text:p>20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  <table:table-cell office:value-type="float" office:value="24">
            <text:p>24</text:p>
          </table:table-cell>
          <table:table-cell office:value-type="float" office:value="359">
            <text:p>359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25.11.2012 07:04:20</text:p>
          </table:table-cell>
          <table:table-cell office:value-type="string">
            <text:p>Kopp Martin/p13976@intra.graz.at/p13976@intra.graz.at/GGA-60101/2012-11-25T19:04:2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02">
            <text:p>20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  <table:table-cell office:value-type="float" office:value="46">
            <text:p>46</text:p>
          </table:table-cell>
          <table:table-cell office:value-type="float" office:value="439">
            <text:p>439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25.11.2012 07:12:52</text:p>
          </table:table-cell>
          <table:table-cell office:value-type="string">
            <text:p>Kopp Martin/p13976@intra.graz.at/p13976@intra.graz.at/GGA-60101/2012-11-25T19:13:0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02">
            <text:p>20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85">
            <text:p>485</text:p>
          </table:table-cell>
          <table:table-cell office:value-type="float" office:value="46">
            <text:p>46</text:p>
          </table:table-cell>
          <table:table-cell office:value-type="float" office:value="439">
            <text:p>439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string">
            <text:p>25.11.2012 07:12:52</text:p>
          </table:table-cell>
          <table:table-cell office:value-type="string">
            <text:p>Kopp Martin/p13976@intra.graz.at/p13976@intra.graz.at/GGA-60101/2012-11-25T19:13:0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02">
            <text:p>20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85">
            <text:p>485</text:p>
          </table:table-cell>
          <table:table-cell office:value-type="float" office:value="46">
            <text:p>46</text:p>
          </table:table-cell>
          <table:table-cell office:value-type="float" office:value="439">
            <text:p>439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string">
            <text:p>25.11.2012 07:12:52</text:p>
          </table:table-cell>
          <table:table-cell office:value-type="string">
            <text:p>Kopp Martin/p13976@intra.graz.at/p13976@intra.graz.at/GGA-60101/2012-11-25T19:13:0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02">
            <text:p>20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85">
            <text:p>485</text:p>
          </table:table-cell>
          <table:table-cell office:value-type="float" office:value="46">
            <text:p>46</text:p>
          </table:table-cell>
          <table:table-cell office:value-type="float" office:value="439">
            <text:p>439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25.11.2012 07:12:52</text:p>
          </table:table-cell>
          <table:table-cell office:value-type="string">
            <text:p>Kopp Martin/p13976@intra.graz.at/p13976@intra.graz.at/GGA-60101/2012-11-25T19:13:0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02">
            <text:p>20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85">
            <text:p>485</text:p>
          </table:table-cell>
          <table:table-cell office:value-type="float" office:value="46">
            <text:p>46</text:p>
          </table:table-cell>
          <table:table-cell office:value-type="float" office:value="439">
            <text:p>439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7:12:52</text:p>
          </table:table-cell>
          <table:table-cell office:value-type="string">
            <text:p>Kopp Martin/p13976@intra.graz.at/p13976@intra.graz.at/GGA-60101/2012-11-25T19:13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3">
            <text:p>20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office:value-type="float" office:value="45">
            <text:p>45</text:p>
          </table:table-cell>
          <table:table-cell office:value-type="float" office:value="368">
            <text:p>368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7:07:24</text:p>
          </table:table-cell>
          <table:table-cell office:value-type="string">
            <text:p>Hinteregger Werner/p08627@intra.graz.at/p08627@intra.graz.at/GGA-60101/2012-11-25T19:07:3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3">
            <text:p>20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13">
            <text:p>413</text:p>
          </table:table-cell>
          <table:table-cell office:value-type="float" office:value="45">
            <text:p>45</text:p>
          </table:table-cell>
          <table:table-cell office:value-type="float" office:value="368">
            <text:p>368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string">
            <text:p>25.11.2012 07:07:24</text:p>
          </table:table-cell>
          <table:table-cell office:value-type="string">
            <text:p>Hinteregger Werner/p08627@intra.graz.at/p08627@intra.graz.at/GGA-60101/2012-11-25T19:07:3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3">
            <text:p>20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13">
            <text:p>413</text:p>
          </table:table-cell>
          <table:table-cell office:value-type="float" office:value="45">
            <text:p>45</text:p>
          </table:table-cell>
          <table:table-cell office:value-type="float" office:value="368">
            <text:p>368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25.11.2012 07:07:24</text:p>
          </table:table-cell>
          <table:table-cell office:value-type="string">
            <text:p>Hinteregger Werner/p08627@intra.graz.at/p08627@intra.graz.at/GGA-60101/2012-11-25T19:07:3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3">
            <text:p>20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13">
            <text:p>413</text:p>
          </table:table-cell>
          <table:table-cell office:value-type="float" office:value="45">
            <text:p>45</text:p>
          </table:table-cell>
          <table:table-cell office:value-type="float" office:value="368">
            <text:p>368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25.11.2012 07:07:24</text:p>
          </table:table-cell>
          <table:table-cell office:value-type="string">
            <text:p>Hinteregger Werner/p08627@intra.graz.at/p08627@intra.graz.at/GGA-60101/2012-11-25T19:07:3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3">
            <text:p>20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13">
            <text:p>413</text:p>
          </table:table-cell>
          <table:table-cell office:value-type="float" office:value="45">
            <text:p>45</text:p>
          </table:table-cell>
          <table:table-cell office:value-type="float" office:value="368">
            <text:p>368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25.11.2012 07:07:24</text:p>
          </table:table-cell>
          <table:table-cell office:value-type="string">
            <text:p>Hinteregger Werner/p08627@intra.graz.at/p08627@intra.graz.at/GGA-60101/2012-11-25T19:07:3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4">
            <text:p>20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38">
            <text:p>438</text:p>
          </table:table-cell>
          <table:table-cell office:value-type="float" office:value="22">
            <text:p>22</text:p>
          </table:table-cell>
          <table:table-cell office:value-type="float" office:value="416">
            <text:p>41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5.11.2012 07:14:52</text:p>
          </table:table-cell>
          <table:table-cell office:value-type="string">
            <text:p>Hinteregger Werner/p08627@intra.graz.at/p08627@intra.graz.at/GGA-60101/2012-11-25T19:15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4">
            <text:p>20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38">
            <text:p>438</text:p>
          </table:table-cell>
          <table:table-cell office:value-type="float" office:value="22">
            <text:p>22</text:p>
          </table:table-cell>
          <table:table-cell office:value-type="float" office:value="416">
            <text:p>416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string">
            <text:p>25.11.2012 07:14:52</text:p>
          </table:table-cell>
          <table:table-cell office:value-type="string">
            <text:p>Hinteregger Werner/p08627@intra.graz.at/p08627@intra.graz.at/GGA-60101/2012-11-25T19:15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4">
            <text:p>20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38">
            <text:p>438</text:p>
          </table:table-cell>
          <table:table-cell office:value-type="float" office:value="22">
            <text:p>22</text:p>
          </table:table-cell>
          <table:table-cell office:value-type="float" office:value="416">
            <text:p>416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5.11.2012 07:14:52</text:p>
          </table:table-cell>
          <table:table-cell office:value-type="string">
            <text:p>Hinteregger Werner/p08627@intra.graz.at/p08627@intra.graz.at/GGA-60101/2012-11-25T19:15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4">
            <text:p>20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38">
            <text:p>438</text:p>
          </table:table-cell>
          <table:table-cell office:value-type="float" office:value="22">
            <text:p>22</text:p>
          </table:table-cell>
          <table:table-cell office:value-type="float" office:value="416">
            <text:p>416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string">
            <text:p>25.11.2012 07:14:52</text:p>
          </table:table-cell>
          <table:table-cell office:value-type="string">
            <text:p>Hinteregger Werner/p08627@intra.graz.at/p08627@intra.graz.at/GGA-60101/2012-11-25T19:15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4">
            <text:p>20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38">
            <text:p>438</text:p>
          </table:table-cell>
          <table:table-cell office:value-type="float" office:value="22">
            <text:p>22</text:p>
          </table:table-cell>
          <table:table-cell office:value-type="float" office:value="416">
            <text:p>416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25.11.2012 07:14:52</text:p>
          </table:table-cell>
          <table:table-cell office:value-type="string">
            <text:p>Hinteregger Werner/p08627@intra.graz.at/p08627@intra.graz.at/GGA-60101/2012-11-25T19:15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5">
            <text:p>20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  <table:table-cell office:value-type="float" office:value="37">
            <text:p>37</text:p>
          </table:table-cell>
          <table:table-cell office:value-type="float" office:value="362">
            <text:p>36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25.11.2012 06:18:24</text:p>
          </table:table-cell>
          <table:table-cell office:value-type="string">
            <text:p>Hinteregger Werner/p08627@intra.graz.at/p08627@intra.graz.at/GGA-60101/2012-11-25T18:18:3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5">
            <text:p>20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37">
            <text:p>37</text:p>
          </table:table-cell>
          <table:table-cell office:value-type="float" office:value="362">
            <text:p>362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string">
            <text:p>25.11.2012 06:18:24</text:p>
          </table:table-cell>
          <table:table-cell office:value-type="string">
            <text:p>Hinteregger Werner/p08627@intra.graz.at/p08627@intra.graz.at/GGA-60101/2012-11-25T18:18:3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5">
            <text:p>20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99">
            <text:p>399</text:p>
          </table:table-cell>
          <table:table-cell office:value-type="float" office:value="37">
            <text:p>37</text:p>
          </table:table-cell>
          <table:table-cell office:value-type="float" office:value="362">
            <text:p>36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25.11.2012 06:18:24</text:p>
          </table:table-cell>
          <table:table-cell office:value-type="string">
            <text:p>Hinteregger Werner/p08627@intra.graz.at/p08627@intra.graz.at/GGA-60101/2012-11-25T18:18:3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5">
            <text:p>20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99">
            <text:p>399</text:p>
          </table:table-cell>
          <table:table-cell office:value-type="float" office:value="37">
            <text:p>37</text:p>
          </table:table-cell>
          <table:table-cell office:value-type="float" office:value="362">
            <text:p>362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25.11.2012 06:18:24</text:p>
          </table:table-cell>
          <table:table-cell office:value-type="string">
            <text:p>Hinteregger Werner/p08627@intra.graz.at/p08627@intra.graz.at/GGA-60101/2012-11-25T18:18:3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5">
            <text:p>20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99">
            <text:p>399</text:p>
          </table:table-cell>
          <table:table-cell office:value-type="float" office:value="37">
            <text:p>37</text:p>
          </table:table-cell>
          <table:table-cell office:value-type="float" office:value="362">
            <text:p>36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25.11.2012 06:18:24</text:p>
          </table:table-cell>
          <table:table-cell office:value-type="string">
            <text:p>Hinteregger Werner/p08627@intra.graz.at/p08627@intra.graz.at/GGA-60101/2012-11-25T18:18:31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06">
            <text:p>20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53">
            <text:p>453</text:p>
          </table:table-cell>
          <table:table-cell office:value-type="float" office:value="18">
            <text:p>18</text:p>
          </table:table-cell>
          <table:table-cell office:value-type="float" office:value="435">
            <text:p>43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25.11.2012 07:22:12</text:p>
          </table:table-cell>
          <table:table-cell office:value-type="string">
            <text:p>Kopp Martin/p13976@intra.graz.at/p13976@intra.graz.at/GGA-60101/2012-11-25T19:22:2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06">
            <text:p>20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53">
            <text:p>453</text:p>
          </table:table-cell>
          <table:table-cell office:value-type="float" office:value="18">
            <text:p>18</text:p>
          </table:table-cell>
          <table:table-cell office:value-type="float" office:value="435">
            <text:p>435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string">
            <text:p>25.11.2012 07:22:12</text:p>
          </table:table-cell>
          <table:table-cell office:value-type="string">
            <text:p>Kopp Martin/p13976@intra.graz.at/p13976@intra.graz.at/GGA-60101/2012-11-25T19:22:2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06">
            <text:p>20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53">
            <text:p>453</text:p>
          </table:table-cell>
          <table:table-cell office:value-type="float" office:value="18">
            <text:p>18</text:p>
          </table:table-cell>
          <table:table-cell office:value-type="float" office:value="435">
            <text:p>43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25.11.2012 07:22:12</text:p>
          </table:table-cell>
          <table:table-cell office:value-type="string">
            <text:p>Kopp Martin/p13976@intra.graz.at/p13976@intra.graz.at/GGA-60101/2012-11-25T19:22:2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06">
            <text:p>20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53">
            <text:p>453</text:p>
          </table:table-cell>
          <table:table-cell office:value-type="float" office:value="18">
            <text:p>18</text:p>
          </table:table-cell>
          <table:table-cell office:value-type="float" office:value="435">
            <text:p>435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string">
            <text:p>25.11.2012 07:22:12</text:p>
          </table:table-cell>
          <table:table-cell office:value-type="string">
            <text:p>Kopp Martin/p13976@intra.graz.at/p13976@intra.graz.at/GGA-60101/2012-11-25T19:22:2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06">
            <text:p>20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53">
            <text:p>453</text:p>
          </table:table-cell>
          <table:table-cell office:value-type="float" office:value="18">
            <text:p>18</text:p>
          </table:table-cell>
          <table:table-cell office:value-type="float" office:value="435">
            <text:p>435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string">
            <text:p>25.11.2012 07:22:12</text:p>
          </table:table-cell>
          <table:table-cell office:value-type="string">
            <text:p>Kopp Martin/p13976@intra.graz.at/p13976@intra.graz.at/GGA-60101/2012-11-25T19:22:2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7">
            <text:p>20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31">
            <text:p>31</text:p>
          </table:table-cell>
          <table:table-cell office:value-type="float" office:value="399">
            <text:p>39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25.11.2012 06:51:10</text:p>
          </table:table-cell>
          <table:table-cell office:value-type="string">
            <text:p>Hinteregger Werner/p08627@intra.graz.at/p08627@intra.graz.at/GGA-60101/2012-11-25T18:51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7">
            <text:p>20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30">
            <text:p>430</text:p>
          </table:table-cell>
          <table:table-cell office:value-type="float" office:value="31">
            <text:p>31</text:p>
          </table:table-cell>
          <table:table-cell office:value-type="float" office:value="399">
            <text:p>399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string">
            <text:p>25.11.2012 06:51:10</text:p>
          </table:table-cell>
          <table:table-cell office:value-type="string">
            <text:p>Hinteregger Werner/p08627@intra.graz.at/p08627@intra.graz.at/GGA-60101/2012-11-25T18:51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7">
            <text:p>20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30">
            <text:p>430</text:p>
          </table:table-cell>
          <table:table-cell office:value-type="float" office:value="31">
            <text:p>31</text:p>
          </table:table-cell>
          <table:table-cell office:value-type="float" office:value="399">
            <text:p>39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5.11.2012 06:51:10</text:p>
          </table:table-cell>
          <table:table-cell office:value-type="string">
            <text:p>Hinteregger Werner/p08627@intra.graz.at/p08627@intra.graz.at/GGA-60101/2012-11-25T18:51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7">
            <text:p>20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30">
            <text:p>430</text:p>
          </table:table-cell>
          <table:table-cell office:value-type="float" office:value="31">
            <text:p>31</text:p>
          </table:table-cell>
          <table:table-cell office:value-type="float" office:value="399">
            <text:p>399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string">
            <text:p>25.11.2012 06:51:10</text:p>
          </table:table-cell>
          <table:table-cell office:value-type="string">
            <text:p>Hinteregger Werner/p08627@intra.graz.at/p08627@intra.graz.at/GGA-60101/2012-11-25T18:51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7">
            <text:p>20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31">
            <text:p>31</text:p>
          </table:table-cell>
          <table:table-cell office:value-type="float" office:value="399">
            <text:p>399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25.11.2012 06:51:10</text:p>
          </table:table-cell>
          <table:table-cell office:value-type="string">
            <text:p>Hinteregger Werner/p08627@intra.graz.at/p08627@intra.graz.at/GGA-60101/2012-11-25T18:51:1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08">
            <text:p>20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69">
            <text:p>469</text:p>
          </table:table-cell>
          <table:table-cell office:value-type="float" office:value="40">
            <text:p>40</text:p>
          </table:table-cell>
          <table:table-cell office:value-type="float" office:value="429">
            <text:p>429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25.11.2012 10:15:18</text:p>
          </table:table-cell>
          <table:table-cell office:value-type="string">
            <text:p>Schwartz Wolfgang/p14139@intra.graz.at/p14139@intra.graz.at/GGA-60101/2012-11-25T22:15:2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08">
            <text:p>20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69">
            <text:p>469</text:p>
          </table:table-cell>
          <table:table-cell office:value-type="float" office:value="40">
            <text:p>40</text:p>
          </table:table-cell>
          <table:table-cell office:value-type="float" office:value="429">
            <text:p>429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string">
            <text:p>25.11.2012 10:15:18</text:p>
          </table:table-cell>
          <table:table-cell office:value-type="string">
            <text:p>Schwartz Wolfgang/p14139@intra.graz.at/p14139@intra.graz.at/GGA-60101/2012-11-25T22:15:2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08">
            <text:p>20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69">
            <text:p>469</text:p>
          </table:table-cell>
          <table:table-cell office:value-type="float" office:value="40">
            <text:p>40</text:p>
          </table:table-cell>
          <table:table-cell office:value-type="float" office:value="429">
            <text:p>42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25.11.2012 10:15:18</text:p>
          </table:table-cell>
          <table:table-cell office:value-type="string">
            <text:p>Schwartz Wolfgang/p14139@intra.graz.at/p14139@intra.graz.at/GGA-60101/2012-11-25T22:15:2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08">
            <text:p>20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69">
            <text:p>469</text:p>
          </table:table-cell>
          <table:table-cell office:value-type="float" office:value="40">
            <text:p>40</text:p>
          </table:table-cell>
          <table:table-cell office:value-type="float" office:value="429">
            <text:p>429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string">
            <text:p>25.11.2012 10:15:18</text:p>
          </table:table-cell>
          <table:table-cell office:value-type="string">
            <text:p>Schwartz Wolfgang/p14139@intra.graz.at/p14139@intra.graz.at/GGA-60101/2012-11-25T22:15:2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08">
            <text:p>20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69">
            <text:p>469</text:p>
          </table:table-cell>
          <table:table-cell office:value-type="float" office:value="40">
            <text:p>40</text:p>
          </table:table-cell>
          <table:table-cell office:value-type="float" office:value="429">
            <text:p>429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string">
            <text:p>25.11.2012 10:15:18</text:p>
          </table:table-cell>
          <table:table-cell office:value-type="string">
            <text:p>Schwartz Wolfgang/p14139@intra.graz.at/p14139@intra.graz.at/GGA-60101/2012-11-25T22:15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9">
            <text:p>20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47">
            <text:p>47</text:p>
          </table:table-cell>
          <table:table-cell office:value-type="float" office:value="383">
            <text:p>383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25.11.2012 06:57:08</text:p>
          </table:table-cell>
          <table:table-cell office:value-type="string">
            <text:p>Hinteregger Werner/p08627@intra.graz.at/p08627@intra.graz.at/GGA-60101/2012-11-25T18:57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9">
            <text:p>20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30">
            <text:p>430</text:p>
          </table:table-cell>
          <table:table-cell office:value-type="float" office:value="47">
            <text:p>47</text:p>
          </table:table-cell>
          <table:table-cell office:value-type="float" office:value="383">
            <text:p>383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string">
            <text:p>25.11.2012 06:57:08</text:p>
          </table:table-cell>
          <table:table-cell office:value-type="string">
            <text:p>Hinteregger Werner/p08627@intra.graz.at/p08627@intra.graz.at/GGA-60101/2012-11-25T18:57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9">
            <text:p>20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30">
            <text:p>430</text:p>
          </table:table-cell>
          <table:table-cell office:value-type="float" office:value="47">
            <text:p>47</text:p>
          </table:table-cell>
          <table:table-cell office:value-type="float" office:value="383">
            <text:p>38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5.11.2012 06:57:08</text:p>
          </table:table-cell>
          <table:table-cell office:value-type="string">
            <text:p>Hinteregger Werner/p08627@intra.graz.at/p08627@intra.graz.at/GGA-60101/2012-11-25T18:57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9">
            <text:p>20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30">
            <text:p>430</text:p>
          </table:table-cell>
          <table:table-cell office:value-type="float" office:value="47">
            <text:p>47</text:p>
          </table:table-cell>
          <table:table-cell office:value-type="float" office:value="383">
            <text:p>38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25.11.2012 06:57:08</text:p>
          </table:table-cell>
          <table:table-cell office:value-type="string">
            <text:p>Hinteregger Werner/p08627@intra.graz.at/p08627@intra.graz.at/GGA-60101/2012-11-25T18:57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09">
            <text:p>20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47">
            <text:p>47</text:p>
          </table:table-cell>
          <table:table-cell office:value-type="float" office:value="383">
            <text:p>383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25.11.2012 06:57:08</text:p>
          </table:table-cell>
          <table:table-cell office:value-type="string">
            <text:p>Hinteregger Werner/p08627@intra.graz.at/p08627@intra.graz.at/GGA-60101/2012-11-25T18:57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0">
            <text:p>210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office:value-type="float" office:value="37">
            <text:p>37</text:p>
          </table:table-cell>
          <table:table-cell office:value-type="float" office:value="406">
            <text:p>40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25.11.2012 06:32:56</text:p>
          </table:table-cell>
          <table:table-cell office:value-type="string">
            <text:p>Hinteregger Werner/p08627@intra.graz.at/p08627@intra.graz.at/GGA-60101/2012-11-25T18:33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0">
            <text:p>210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43">
            <text:p>443</text:p>
          </table:table-cell>
          <table:table-cell office:value-type="float" office:value="37">
            <text:p>37</text:p>
          </table:table-cell>
          <table:table-cell office:value-type="float" office:value="406">
            <text:p>406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string">
            <text:p>25.11.2012 06:32:56</text:p>
          </table:table-cell>
          <table:table-cell office:value-type="string">
            <text:p>Hinteregger Werner/p08627@intra.graz.at/p08627@intra.graz.at/GGA-60101/2012-11-25T18:33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0">
            <text:p>210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43">
            <text:p>443</text:p>
          </table:table-cell>
          <table:table-cell office:value-type="float" office:value="37">
            <text:p>37</text:p>
          </table:table-cell>
          <table:table-cell office:value-type="float" office:value="406">
            <text:p>40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25.11.2012 06:32:56</text:p>
          </table:table-cell>
          <table:table-cell office:value-type="string">
            <text:p>Hinteregger Werner/p08627@intra.graz.at/p08627@intra.graz.at/GGA-60101/2012-11-25T18:33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0">
            <text:p>210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43">
            <text:p>443</text:p>
          </table:table-cell>
          <table:table-cell office:value-type="float" office:value="37">
            <text:p>37</text:p>
          </table:table-cell>
          <table:table-cell office:value-type="float" office:value="406">
            <text:p>406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string">
            <text:p>25.11.2012 06:32:56</text:p>
          </table:table-cell>
          <table:table-cell office:value-type="string">
            <text:p>Hinteregger Werner/p08627@intra.graz.at/p08627@intra.graz.at/GGA-60101/2012-11-25T18:33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0">
            <text:p>210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43">
            <text:p>443</text:p>
          </table:table-cell>
          <table:table-cell office:value-type="float" office:value="37">
            <text:p>37</text:p>
          </table:table-cell>
          <table:table-cell office:value-type="float" office:value="406">
            <text:p>406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25.11.2012 06:32:56</text:p>
          </table:table-cell>
          <table:table-cell office:value-type="string">
            <text:p>Hinteregger Werner/p08627@intra.graz.at/p08627@intra.graz.at/GGA-60101/2012-11-25T18:33:0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11">
            <text:p>21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office:value-type="float" office:value="32">
            <text:p>32</text:p>
          </table:table-cell>
          <table:table-cell office:value-type="float" office:value="381">
            <text:p>38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5.11.2012 06:30:49</text:p>
          </table:table-cell>
          <table:table-cell office:value-type="string">
            <text:p>Kopp Martin/p13976@intra.graz.at/p13976@intra.graz.at/GGA-60101/2012-11-25T18:30:56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11">
            <text:p>21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13">
            <text:p>413</text:p>
          </table:table-cell>
          <table:table-cell office:value-type="float" office:value="32">
            <text:p>32</text:p>
          </table:table-cell>
          <table:table-cell office:value-type="float" office:value="381">
            <text:p>381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25.11.2012 06:30:49</text:p>
          </table:table-cell>
          <table:table-cell office:value-type="string">
            <text:p>Kopp Martin/p13976@intra.graz.at/p13976@intra.graz.at/GGA-60101/2012-11-25T18:30:56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11">
            <text:p>21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13">
            <text:p>413</text:p>
          </table:table-cell>
          <table:table-cell office:value-type="float" office:value="32">
            <text:p>32</text:p>
          </table:table-cell>
          <table:table-cell office:value-type="float" office:value="381">
            <text:p>381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5.11.2012 06:30:49</text:p>
          </table:table-cell>
          <table:table-cell office:value-type="string">
            <text:p>Kopp Martin/p13976@intra.graz.at/p13976@intra.graz.at/GGA-60101/2012-11-25T18:30:56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11">
            <text:p>21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13">
            <text:p>413</text:p>
          </table:table-cell>
          <table:table-cell office:value-type="float" office:value="32">
            <text:p>32</text:p>
          </table:table-cell>
          <table:table-cell office:value-type="float" office:value="381">
            <text:p>381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25.11.2012 06:30:49</text:p>
          </table:table-cell>
          <table:table-cell office:value-type="string">
            <text:p>Kopp Martin/p13976@intra.graz.at/p13976@intra.graz.at/GGA-60101/2012-11-25T18:30:56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11">
            <text:p>21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13">
            <text:p>413</text:p>
          </table:table-cell>
          <table:table-cell office:value-type="float" office:value="32">
            <text:p>32</text:p>
          </table:table-cell>
          <table:table-cell office:value-type="float" office:value="381">
            <text:p>38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6:30:49</text:p>
          </table:table-cell>
          <table:table-cell office:value-type="string">
            <text:p>Kopp Martin/p13976@intra.graz.at/p13976@intra.graz.at/GGA-60101/2012-11-25T18:30:5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2">
            <text:p>21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27">
            <text:p>27</text:p>
          </table:table-cell>
          <table:table-cell office:value-type="float" office:value="351">
            <text:p>35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5.11.2012 06:05:15</text:p>
          </table:table-cell>
          <table:table-cell office:value-type="string">
            <text:p>Hinteregger Werner/p08627@intra.graz.at/p08627@intra.graz.at/GGA-60101/2012-11-25T18:05:2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2">
            <text:p>21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27">
            <text:p>27</text:p>
          </table:table-cell>
          <table:table-cell office:value-type="float" office:value="351">
            <text:p>351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string">
            <text:p>25.11.2012 06:05:15</text:p>
          </table:table-cell>
          <table:table-cell office:value-type="string">
            <text:p>Hinteregger Werner/p08627@intra.graz.at/p08627@intra.graz.at/GGA-60101/2012-11-25T18:05:2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2">
            <text:p>21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78">
            <text:p>378</text:p>
          </table:table-cell>
          <table:table-cell office:value-type="float" office:value="27">
            <text:p>27</text:p>
          </table:table-cell>
          <table:table-cell office:value-type="float" office:value="351">
            <text:p>35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25.11.2012 06:05:15</text:p>
          </table:table-cell>
          <table:table-cell office:value-type="string">
            <text:p>Hinteregger Werner/p08627@intra.graz.at/p08627@intra.graz.at/GGA-60101/2012-11-25T18:05:2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2">
            <text:p>21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78">
            <text:p>378</text:p>
          </table:table-cell>
          <table:table-cell office:value-type="float" office:value="27">
            <text:p>27</text:p>
          </table:table-cell>
          <table:table-cell office:value-type="float" office:value="351">
            <text:p>351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25.11.2012 06:05:15</text:p>
          </table:table-cell>
          <table:table-cell office:value-type="string">
            <text:p>Hinteregger Werner/p08627@intra.graz.at/p08627@intra.graz.at/GGA-60101/2012-11-25T18:05:2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2">
            <text:p>21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78">
            <text:p>378</text:p>
          </table:table-cell>
          <table:table-cell office:value-type="float" office:value="27">
            <text:p>27</text:p>
          </table:table-cell>
          <table:table-cell office:value-type="float" office:value="351">
            <text:p>351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string">
            <text:p>25.11.2012 06:05:15</text:p>
          </table:table-cell>
          <table:table-cell office:value-type="string">
            <text:p>Hinteregger Werner/p08627@intra.graz.at/p08627@intra.graz.at/GGA-60101/2012-11-25T18:05:2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3">
            <text:p>21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">
            <text:p>19</text:p>
          </table:table-cell>
          <table:table-cell office:value-type="float" office:value="398">
            <text:p>39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25.11.2012 06:03:03</text:p>
          </table:table-cell>
          <table:table-cell office:value-type="string">
            <text:p>Hinteregger Werner/p08627@intra.graz.at/p08627@intra.graz.at/GGA-60101/2012-11-25T18:03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3">
            <text:p>21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17">
            <text:p>417</text:p>
          </table:table-cell>
          <table:table-cell office:value-type="float" office:value="19">
            <text:p>19</text:p>
          </table:table-cell>
          <table:table-cell office:value-type="float" office:value="398">
            <text:p>398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string">
            <text:p>25.11.2012 06:03:03</text:p>
          </table:table-cell>
          <table:table-cell office:value-type="string">
            <text:p>Hinteregger Werner/p08627@intra.graz.at/p08627@intra.graz.at/GGA-60101/2012-11-25T18:03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3">
            <text:p>21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17">
            <text:p>417</text:p>
          </table:table-cell>
          <table:table-cell office:value-type="float" office:value="19">
            <text:p>19</text:p>
          </table:table-cell>
          <table:table-cell office:value-type="float" office:value="398">
            <text:p>39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25.11.2012 06:03:03</text:p>
          </table:table-cell>
          <table:table-cell office:value-type="string">
            <text:p>Hinteregger Werner/p08627@intra.graz.at/p08627@intra.graz.at/GGA-60101/2012-11-25T18:03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3">
            <text:p>21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17">
            <text:p>417</text:p>
          </table:table-cell>
          <table:table-cell office:value-type="float" office:value="19">
            <text:p>19</text:p>
          </table:table-cell>
          <table:table-cell office:value-type="float" office:value="398">
            <text:p>398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string">
            <text:p>25.11.2012 06:03:03</text:p>
          </table:table-cell>
          <table:table-cell office:value-type="string">
            <text:p>Hinteregger Werner/p08627@intra.graz.at/p08627@intra.graz.at/GGA-60101/2012-11-25T18:03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3">
            <text:p>21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17">
            <text:p>417</text:p>
          </table:table-cell>
          <table:table-cell office:value-type="float" office:value="19">
            <text:p>19</text:p>
          </table:table-cell>
          <table:table-cell office:value-type="float" office:value="398">
            <text:p>398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25.11.2012 06:03:03</text:p>
          </table:table-cell>
          <table:table-cell office:value-type="string">
            <text:p>Hinteregger Werner/p08627@intra.graz.at/p08627@intra.graz.at/GGA-60101/2012-11-25T18:03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4">
            <text:p>21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62">
            <text:p>462</text:p>
          </table:table-cell>
          <table:table-cell office:value-type="float" office:value="44">
            <text:p>44</text:p>
          </table:table-cell>
          <table:table-cell office:value-type="float" office:value="418">
            <text:p>41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6:06:36</text:p>
          </table:table-cell>
          <table:table-cell office:value-type="string">
            <text:p>Hinteregger Werner/p08627@intra.graz.at/p08627@intra.graz.at/GGA-60101/2012-11-25T18:06:4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4">
            <text:p>21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62">
            <text:p>462</text:p>
          </table:table-cell>
          <table:table-cell office:value-type="float" office:value="44">
            <text:p>44</text:p>
          </table:table-cell>
          <table:table-cell office:value-type="float" office:value="418">
            <text:p>418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string">
            <text:p>25.11.2012 06:06:36</text:p>
          </table:table-cell>
          <table:table-cell office:value-type="string">
            <text:p>Hinteregger Werner/p08627@intra.graz.at/p08627@intra.graz.at/GGA-60101/2012-11-25T18:06:4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4">
            <text:p>21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62">
            <text:p>462</text:p>
          </table:table-cell>
          <table:table-cell office:value-type="float" office:value="44">
            <text:p>44</text:p>
          </table:table-cell>
          <table:table-cell office:value-type="float" office:value="418">
            <text:p>41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25.11.2012 06:06:36</text:p>
          </table:table-cell>
          <table:table-cell office:value-type="string">
            <text:p>Hinteregger Werner/p08627@intra.graz.at/p08627@intra.graz.at/GGA-60101/2012-11-25T18:06:4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4">
            <text:p>21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62">
            <text:p>462</text:p>
          </table:table-cell>
          <table:table-cell office:value-type="float" office:value="44">
            <text:p>44</text:p>
          </table:table-cell>
          <table:table-cell office:value-type="float" office:value="418">
            <text:p>418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string">
            <text:p>25.11.2012 06:06:36</text:p>
          </table:table-cell>
          <table:table-cell office:value-type="string">
            <text:p>Hinteregger Werner/p08627@intra.graz.at/p08627@intra.graz.at/GGA-60101/2012-11-25T18:06:4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4">
            <text:p>21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62">
            <text:p>462</text:p>
          </table:table-cell>
          <table:table-cell office:value-type="float" office:value="44">
            <text:p>44</text:p>
          </table:table-cell>
          <table:table-cell office:value-type="float" office:value="418">
            <text:p>418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string">
            <text:p>25.11.2012 06:06:36</text:p>
          </table:table-cell>
          <table:table-cell office:value-type="string">
            <text:p>Hinteregger Werner/p08627@intra.graz.at/p08627@intra.graz.at/GGA-60101/2012-11-25T18:06:4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5">
            <text:p>21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office:value-type="float" office:value="36">
            <text:p>36</text:p>
          </table:table-cell>
          <table:table-cell office:value-type="float" office:value="306">
            <text:p>30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25.11.2012 07:26:55</text:p>
          </table:table-cell>
          <table:table-cell office:value-type="string">
            <text:p>Hinteregger Werner/p08627@intra.graz.at/p08627@intra.graz.at/GGA-60101/2012-11-25T19:27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5">
            <text:p>21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36">
            <text:p>36</text:p>
          </table:table-cell>
          <table:table-cell office:value-type="float" office:value="306">
            <text:p>306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string">
            <text:p>25.11.2012 07:26:55</text:p>
          </table:table-cell>
          <table:table-cell office:value-type="string">
            <text:p>Hinteregger Werner/p08627@intra.graz.at/p08627@intra.graz.at/GGA-60101/2012-11-25T19:27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5">
            <text:p>21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42">
            <text:p>342</text:p>
          </table:table-cell>
          <table:table-cell office:value-type="float" office:value="36">
            <text:p>36</text:p>
          </table:table-cell>
          <table:table-cell office:value-type="float" office:value="306">
            <text:p>30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25.11.2012 07:26:55</text:p>
          </table:table-cell>
          <table:table-cell office:value-type="string">
            <text:p>Hinteregger Werner/p08627@intra.graz.at/p08627@intra.graz.at/GGA-60101/2012-11-25T19:27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5">
            <text:p>21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42">
            <text:p>342</text:p>
          </table:table-cell>
          <table:table-cell office:value-type="float" office:value="36">
            <text:p>36</text:p>
          </table:table-cell>
          <table:table-cell office:value-type="float" office:value="306">
            <text:p>306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25.11.2012 07:26:55</text:p>
          </table:table-cell>
          <table:table-cell office:value-type="string">
            <text:p>Hinteregger Werner/p08627@intra.graz.at/p08627@intra.graz.at/GGA-60101/2012-11-25T19:27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215">
            <text:p>21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42">
            <text:p>342</text:p>
          </table:table-cell>
          <table:table-cell office:value-type="float" office:value="36">
            <text:p>36</text:p>
          </table:table-cell>
          <table:table-cell office:value-type="float" office:value="306">
            <text:p>30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7:26:55</text:p>
          </table:table-cell>
          <table:table-cell office:value-type="string">
            <text:p>Hinteregger Werner/p08627@intra.graz.at/p08627@intra.graz.at/GGA-60101/2012-11-25T19:27:0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98">
            <text:p>29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675">
            <text:p>675</text:p>
          </table:table-cell>
          <table:table-cell office:value-type="float" office:value="9">
            <text:p>9</text:p>
          </table:table-cell>
          <table:table-cell office:value-type="float" office:value="666">
            <text:p>66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27.11.2012 08:43:21</text:p>
          </table:table-cell>
          <table:table-cell office:value-type="string">
            <text:p>Schwartz Wolfgang/p14139@intra.graz.at/p14139@intra.graz.at/GGA-60101/2012-11-27T08:43:2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98">
            <text:p>29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675">
            <text:p>675</text:p>
          </table:table-cell>
          <table:table-cell office:value-type="float" office:value="9">
            <text:p>9</text:p>
          </table:table-cell>
          <table:table-cell office:value-type="float" office:value="666">
            <text:p>666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string">
            <text:p>27.11.2012 08:43:21</text:p>
          </table:table-cell>
          <table:table-cell office:value-type="string">
            <text:p>Schwartz Wolfgang/p14139@intra.graz.at/p14139@intra.graz.at/GGA-60101/2012-11-27T08:43:2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98">
            <text:p>29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675">
            <text:p>675</text:p>
          </table:table-cell>
          <table:table-cell office:value-type="float" office:value="9">
            <text:p>9</text:p>
          </table:table-cell>
          <table:table-cell office:value-type="float" office:value="666">
            <text:p>666</text:p>
          </table:table-cell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string">
            <text:p>27.11.2012 08:43:21</text:p>
          </table:table-cell>
          <table:table-cell office:value-type="string">
            <text:p>Schwartz Wolfgang/p14139@intra.graz.at/p14139@intra.graz.at/GGA-60101/2012-11-27T08:43:2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98">
            <text:p>29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9">
            <text:p>9</text:p>
          </table:table-cell>
          <table:table-cell office:value-type="float" office:value="666">
            <text:p>666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string">
            <text:p>27.11.2012 08:43:21</text:p>
          </table:table-cell>
          <table:table-cell office:value-type="string">
            <text:p>Schwartz Wolfgang/p14139@intra.graz.at/p14139@intra.graz.at/GGA-60101/2012-11-27T08:43:2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98">
            <text:p>29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675">
            <text:p>675</text:p>
          </table:table-cell>
          <table:table-cell office:value-type="float" office:value="9">
            <text:p>9</text:p>
          </table:table-cell>
          <table:table-cell office:value-type="float" office:value="666">
            <text:p>666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27.11.2012 08:43:21</text:p>
          </table:table-cell>
          <table:table-cell office:value-type="string">
            <text:p>Schwartz Wolfgang/p14139@intra.graz.at/p14139@intra.graz.at/GGA-60101/2012-11-27T08:43:2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99">
            <text:p>29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746">
            <text:p>746</text:p>
          </table:table-cell>
          <table:table-cell office:value-type="float" office:value="20">
            <text:p>20</text:p>
          </table:table-cell>
          <table:table-cell office:value-type="float" office:value="726">
            <text:p>726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26.11.2012 02:10:06</text:p>
          </table:table-cell>
          <table:table-cell office:value-type="string">
            <text:p>Schwartz Wolfgang/p14139@intra.graz.at/p14139@intra.graz.at/GGA-60101/2012-11-26T14:10:11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99">
            <text:p>29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746">
            <text:p>746</text:p>
          </table:table-cell>
          <table:table-cell office:value-type="float" office:value="20">
            <text:p>20</text:p>
          </table:table-cell>
          <table:table-cell office:value-type="float" office:value="726">
            <text:p>726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string">
            <text:p>26.11.2012 02:10:06</text:p>
          </table:table-cell>
          <table:table-cell office:value-type="string">
            <text:p>Schwartz Wolfgang/p14139@intra.graz.at/p14139@intra.graz.at/GGA-60101/2012-11-26T14:10:11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99">
            <text:p>29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746">
            <text:p>746</text:p>
          </table:table-cell>
          <table:table-cell office:value-type="float" office:value="20">
            <text:p>20</text:p>
          </table:table-cell>
          <table:table-cell office:value-type="float" office:value="726">
            <text:p>72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26.11.2012 02:10:06</text:p>
          </table:table-cell>
          <table:table-cell office:value-type="string">
            <text:p>Schwartz Wolfgang/p14139@intra.graz.at/p14139@intra.graz.at/GGA-60101/2012-11-26T14:10:11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99">
            <text:p>29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0">
            <text:p>20</text:p>
          </table:table-cell>
          <table:table-cell office:value-type="float" office:value="726">
            <text:p>726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string">
            <text:p>26.11.2012 02:10:06</text:p>
          </table:table-cell>
          <table:table-cell office:value-type="string">
            <text:p>Schwartz Wolfgang/p14139@intra.graz.at/p14139@intra.graz.at/GGA-60101/2012-11-26T14:10:11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299">
            <text:p>29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746">
            <text:p>746</text:p>
          </table:table-cell>
          <table:table-cell office:value-type="float" office:value="20">
            <text:p>20</text:p>
          </table:table-cell>
          <table:table-cell office:value-type="float" office:value="726">
            <text:p>726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string">
            <text:p>26.11.2012 02:10:06</text:p>
          </table:table-cell>
          <table:table-cell office:value-type="string">
            <text:p>Schwartz Wolfgang/p14139@intra.graz.at/p14139@intra.graz.at/GGA-60101/2012-11-26T14:10:1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1">
            <text:p>30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32">
            <text:p>32</text:p>
          </table:table-cell>
          <table:table-cell office:value-type="float" office:value="343">
            <text:p>34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6:11:41</text:p>
          </table:table-cell>
          <table:table-cell office:value-type="string">
            <text:p>Alois Krenn/AT:L6:65108597/krenn@graz.gv.at/AT:GGA-60101/2012-11-25T18:11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1">
            <text:p>30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office:value-type="float" office:value="32">
            <text:p>32</text:p>
          </table:table-cell>
          <table:table-cell office:value-type="float" office:value="343">
            <text:p>343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string">
            <text:p>25.11.2012 06:11:41</text:p>
          </table:table-cell>
          <table:table-cell office:value-type="string">
            <text:p>Alois Krenn/AT:L6:65108597/krenn@graz.gv.at/AT:GGA-60101/2012-11-25T18:11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1">
            <text:p>30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75">
            <text:p>375</text:p>
          </table:table-cell>
          <table:table-cell office:value-type="float" office:value="32">
            <text:p>32</text:p>
          </table:table-cell>
          <table:table-cell office:value-type="float" office:value="343">
            <text:p>34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25.11.2012 06:11:41</text:p>
          </table:table-cell>
          <table:table-cell office:value-type="string">
            <text:p>Alois Krenn/AT:L6:65108597/krenn@graz.gv.at/AT:GGA-60101/2012-11-25T18:11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1">
            <text:p>30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75">
            <text:p>375</text:p>
          </table:table-cell>
          <table:table-cell office:value-type="float" office:value="32">
            <text:p>32</text:p>
          </table:table-cell>
          <table:table-cell office:value-type="float" office:value="343">
            <text:p>343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5.11.2012 06:11:41</text:p>
          </table:table-cell>
          <table:table-cell office:value-type="string">
            <text:p>Alois Krenn/AT:L6:65108597/krenn@graz.gv.at/AT:GGA-60101/2012-11-25T18:11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1">
            <text:p>30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75">
            <text:p>375</text:p>
          </table:table-cell>
          <table:table-cell office:value-type="float" office:value="32">
            <text:p>32</text:p>
          </table:table-cell>
          <table:table-cell office:value-type="float" office:value="343">
            <text:p>343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25.11.2012 06:11:41</text:p>
          </table:table-cell>
          <table:table-cell office:value-type="string">
            <text:p>Alois Krenn/AT:L6:65108597/krenn@graz.gv.at/AT:GGA-60101/2012-11-25T18:11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2">
            <text:p>30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26">
            <text:p>26</text:p>
          </table:table-cell>
          <table:table-cell office:value-type="float" office:value="334">
            <text:p>33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25.11.2012 06:46:41</text:p>
          </table:table-cell>
          <table:table-cell office:value-type="string">
            <text:p>Alois Krenn/AT:L6:65108597/krenn@graz.gv.at/AT:GGA-60101/2012-11-25T18:46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2">
            <text:p>30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26">
            <text:p>26</text:p>
          </table:table-cell>
          <table:table-cell office:value-type="float" office:value="334">
            <text:p>334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25.11.2012 06:46:41</text:p>
          </table:table-cell>
          <table:table-cell office:value-type="string">
            <text:p>Alois Krenn/AT:L6:65108597/krenn@graz.gv.at/AT:GGA-60101/2012-11-25T18:46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2">
            <text:p>30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26">
            <text:p>26</text:p>
          </table:table-cell>
          <table:table-cell office:value-type="float" office:value="334">
            <text:p>33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25.11.2012 06:46:41</text:p>
          </table:table-cell>
          <table:table-cell office:value-type="string">
            <text:p>Alois Krenn/AT:L6:65108597/krenn@graz.gv.at/AT:GGA-60101/2012-11-25T18:46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2">
            <text:p>30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float" office:value="26">
            <text:p>26</text:p>
          </table:table-cell>
          <table:table-cell office:value-type="float" office:value="334">
            <text:p>334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string">
            <text:p>25.11.2012 06:46:41</text:p>
          </table:table-cell>
          <table:table-cell office:value-type="string">
            <text:p>Alois Krenn/AT:L6:65108597/krenn@graz.gv.at/AT:GGA-60101/2012-11-25T18:46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2">
            <text:p>30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60">
            <text:p>360</text:p>
          </table:table-cell>
          <table:table-cell office:value-type="float" office:value="26">
            <text:p>26</text:p>
          </table:table-cell>
          <table:table-cell office:value-type="float" office:value="334">
            <text:p>334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25.11.2012 06:46:41</text:p>
          </table:table-cell>
          <table:table-cell office:value-type="string">
            <text:p>Alois Krenn/AT:L6:65108597/krenn@graz.gv.at/AT:GGA-60101/2012-11-25T18:46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3">
            <text:p>30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25">
            <text:p>25</text:p>
          </table:table-cell>
          <table:table-cell office:value-type="float" office:value="331">
            <text:p>33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6:35:47</text:p>
          </table:table-cell>
          <table:table-cell office:value-type="string">
            <text:p>Alois Krenn/AT:L6:65108597/krenn@graz.gv.at/AT:GGA-60101/2012-11-25T18:35:5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3">
            <text:p>30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5">
            <text:p>25</text:p>
          </table:table-cell>
          <table:table-cell office:value-type="float" office:value="331">
            <text:p>331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string">
            <text:p>25.11.2012 06:35:47</text:p>
          </table:table-cell>
          <table:table-cell office:value-type="string">
            <text:p>Alois Krenn/AT:L6:65108597/krenn@graz.gv.at/AT:GGA-60101/2012-11-25T18:35:5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3">
            <text:p>30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56">
            <text:p>356</text:p>
          </table:table-cell>
          <table:table-cell office:value-type="float" office:value="25">
            <text:p>25</text:p>
          </table:table-cell>
          <table:table-cell office:value-type="float" office:value="331">
            <text:p>33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25.11.2012 06:35:47</text:p>
          </table:table-cell>
          <table:table-cell office:value-type="string">
            <text:p>Alois Krenn/AT:L6:65108597/krenn@graz.gv.at/AT:GGA-60101/2012-11-25T18:35:5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3">
            <text:p>30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56">
            <text:p>356</text:p>
          </table:table-cell>
          <table:table-cell office:value-type="float" office:value="25">
            <text:p>25</text:p>
          </table:table-cell>
          <table:table-cell office:value-type="float" office:value="331">
            <text:p>33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25.11.2012 06:35:47</text:p>
          </table:table-cell>
          <table:table-cell office:value-type="string">
            <text:p>Alois Krenn/AT:L6:65108597/krenn@graz.gv.at/AT:GGA-60101/2012-11-25T18:35:5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3">
            <text:p>30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56">
            <text:p>356</text:p>
          </table:table-cell>
          <table:table-cell office:value-type="float" office:value="25">
            <text:p>25</text:p>
          </table:table-cell>
          <table:table-cell office:value-type="float" office:value="331">
            <text:p>33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25.11.2012 06:35:47</text:p>
          </table:table-cell>
          <table:table-cell office:value-type="string">
            <text:p>Alois Krenn/AT:L6:65108597/krenn@graz.gv.at/AT:GGA-60101/2012-11-25T18:35:5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4">
            <text:p>30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office:value-type="float" office:value="44">
            <text:p>44</text:p>
          </table:table-cell>
          <table:table-cell office:value-type="float" office:value="324">
            <text:p>32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25.11.2012 06:26:31</text:p>
          </table:table-cell>
          <table:table-cell office:value-type="string">
            <text:p>Alois Krenn/AT:L6:65108597/krenn@graz.gv.at/AT:GGA-60101/2012-11-25T18:26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4">
            <text:p>30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44">
            <text:p>44</text:p>
          </table:table-cell>
          <table:table-cell office:value-type="float" office:value="324">
            <text:p>324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string">
            <text:p>25.11.2012 06:26:31</text:p>
          </table:table-cell>
          <table:table-cell office:value-type="string">
            <text:p>Alois Krenn/AT:L6:65108597/krenn@graz.gv.at/AT:GGA-60101/2012-11-25T18:26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4">
            <text:p>30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44">
            <text:p>44</text:p>
          </table:table-cell>
          <table:table-cell office:value-type="float" office:value="324">
            <text:p>32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25.11.2012 06:26:31</text:p>
          </table:table-cell>
          <table:table-cell office:value-type="string">
            <text:p>Alois Krenn/AT:L6:65108597/krenn@graz.gv.at/AT:GGA-60101/2012-11-25T18:26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4">
            <text:p>30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68">
            <text:p>368</text:p>
          </table:table-cell>
          <table:table-cell office:value-type="float" office:value="44">
            <text:p>44</text:p>
          </table:table-cell>
          <table:table-cell office:value-type="float" office:value="324">
            <text:p>324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25.11.2012 06:26:31</text:p>
          </table:table-cell>
          <table:table-cell office:value-type="string">
            <text:p>Alois Krenn/AT:L6:65108597/krenn@graz.gv.at/AT:GGA-60101/2012-11-25T18:26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4">
            <text:p>30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68">
            <text:p>368</text:p>
          </table:table-cell>
          <table:table-cell office:value-type="float" office:value="44">
            <text:p>44</text:p>
          </table:table-cell>
          <table:table-cell office:value-type="float" office:value="324">
            <text:p>32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25.11.2012 06:26:31</text:p>
          </table:table-cell>
          <table:table-cell office:value-type="string">
            <text:p>Alois Krenn/AT:L6:65108597/krenn@graz.gv.at/AT:GGA-60101/2012-11-25T18:26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5">
            <text:p>30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  <table:table-cell office:value-type="float" office:value="53">
            <text:p>53</text:p>
          </table:table-cell>
          <table:table-cell office:value-type="float" office:value="355">
            <text:p>355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25.11.2012 08:51:43</text:p>
          </table:table-cell>
          <table:table-cell office:value-type="string">
            <text:p>Waldegg Manfred/p10897@intra.graz.at/p10897@intra.graz.at/GGA-60101/2012-11-25T20:51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5">
            <text:p>30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08">
            <text:p>408</text:p>
          </table:table-cell>
          <table:table-cell office:value-type="float" office:value="53">
            <text:p>53</text:p>
          </table:table-cell>
          <table:table-cell office:value-type="float" office:value="355">
            <text:p>355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string">
            <text:p>25.11.2012 08:51:43</text:p>
          </table:table-cell>
          <table:table-cell office:value-type="string">
            <text:p>Waldegg Manfred/p10897@intra.graz.at/p10897@intra.graz.at/GGA-60101/2012-11-25T20:51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5">
            <text:p>30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08">
            <text:p>408</text:p>
          </table:table-cell>
          <table:table-cell office:value-type="float" office:value="53">
            <text:p>53</text:p>
          </table:table-cell>
          <table:table-cell office:value-type="float" office:value="355">
            <text:p>355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25.11.2012 08:51:43</text:p>
          </table:table-cell>
          <table:table-cell office:value-type="string">
            <text:p>Waldegg Manfred/p10897@intra.graz.at/p10897@intra.graz.at/GGA-60101/2012-11-25T20:51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5">
            <text:p>30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08">
            <text:p>408</text:p>
          </table:table-cell>
          <table:table-cell office:value-type="float" office:value="53">
            <text:p>53</text:p>
          </table:table-cell>
          <table:table-cell office:value-type="float" office:value="355">
            <text:p>355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25.11.2012 08:51:43</text:p>
          </table:table-cell>
          <table:table-cell office:value-type="string">
            <text:p>Waldegg Manfred/p10897@intra.graz.at/p10897@intra.graz.at/GGA-60101/2012-11-25T20:51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5">
            <text:p>30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08">
            <text:p>408</text:p>
          </table:table-cell>
          <table:table-cell office:value-type="float" office:value="53">
            <text:p>53</text:p>
          </table:table-cell>
          <table:table-cell office:value-type="float" office:value="355">
            <text:p>35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25.11.2012 08:51:43</text:p>
          </table:table-cell>
          <table:table-cell office:value-type="string">
            <text:p>Waldegg Manfred/p10897@intra.graz.at/p10897@intra.graz.at/GGA-60101/2012-11-25T20:51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6">
            <text:p>30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  <table:table-cell office:value-type="float" office:value="57">
            <text:p>57</text:p>
          </table:table-cell>
          <table:table-cell office:value-type="float" office:value="367">
            <text:p>36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25.11.2012 08:34:00</text:p>
          </table:table-cell>
          <table:table-cell office:value-type="string">
            <text:p>Waldegg Manfred/p10897@intra.graz.at/p10897@intra.graz.at/GGA-60101/2012-11-25T20:34:0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6">
            <text:p>30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57">
            <text:p>57</text:p>
          </table:table-cell>
          <table:table-cell office:value-type="float" office:value="367">
            <text:p>367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string">
            <text:p>25.11.2012 08:34:00</text:p>
          </table:table-cell>
          <table:table-cell office:value-type="string">
            <text:p>Waldegg Manfred/p10897@intra.graz.at/p10897@intra.graz.at/GGA-60101/2012-11-25T20:34:0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6">
            <text:p>30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24">
            <text:p>424</text:p>
          </table:table-cell>
          <table:table-cell office:value-type="float" office:value="57">
            <text:p>57</text:p>
          </table:table-cell>
          <table:table-cell office:value-type="float" office:value="367">
            <text:p>36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25.11.2012 08:34:00</text:p>
          </table:table-cell>
          <table:table-cell office:value-type="string">
            <text:p>Waldegg Manfred/p10897@intra.graz.at/p10897@intra.graz.at/GGA-60101/2012-11-25T20:34:0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6">
            <text:p>30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24">
            <text:p>424</text:p>
          </table:table-cell>
          <table:table-cell office:value-type="float" office:value="57">
            <text:p>57</text:p>
          </table:table-cell>
          <table:table-cell office:value-type="float" office:value="367">
            <text:p>367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25.11.2012 08:34:00</text:p>
          </table:table-cell>
          <table:table-cell office:value-type="string">
            <text:p>Waldegg Manfred/p10897@intra.graz.at/p10897@intra.graz.at/GGA-60101/2012-11-25T20:34:0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6">
            <text:p>30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24">
            <text:p>424</text:p>
          </table:table-cell>
          <table:table-cell office:value-type="float" office:value="57">
            <text:p>57</text:p>
          </table:table-cell>
          <table:table-cell office:value-type="float" office:value="367">
            <text:p>367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25.11.2012 08:34:00</text:p>
          </table:table-cell>
          <table:table-cell office:value-type="string">
            <text:p>Waldegg Manfred/p10897@intra.graz.at/p10897@intra.graz.at/GGA-60101/2012-11-25T20:34:0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7">
            <text:p>30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office:value-type="float" office:value="20">
            <text:p>20</text:p>
          </table:table-cell>
          <table:table-cell office:value-type="float" office:value="371">
            <text:p>37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25.11.2012 06:14:36</text:p>
          </table:table-cell>
          <table:table-cell office:value-type="string">
            <text:p>Alois Krenn/AT:L6:65108597/krenn@graz.gv.at/AT:GGA-60101/2012-11-25T18:14:4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7">
            <text:p>30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20">
            <text:p>20</text:p>
          </table:table-cell>
          <table:table-cell office:value-type="float" office:value="371">
            <text:p>371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string">
            <text:p>25.11.2012 06:14:36</text:p>
          </table:table-cell>
          <table:table-cell office:value-type="string">
            <text:p>Alois Krenn/AT:L6:65108597/krenn@graz.gv.at/AT:GGA-60101/2012-11-25T18:14:4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7">
            <text:p>30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91">
            <text:p>391</text:p>
          </table:table-cell>
          <table:table-cell office:value-type="float" office:value="20">
            <text:p>20</text:p>
          </table:table-cell>
          <table:table-cell office:value-type="float" office:value="371">
            <text:p>37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25.11.2012 06:14:36</text:p>
          </table:table-cell>
          <table:table-cell office:value-type="string">
            <text:p>Alois Krenn/AT:L6:65108597/krenn@graz.gv.at/AT:GGA-60101/2012-11-25T18:14:4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7">
            <text:p>30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91">
            <text:p>391</text:p>
          </table:table-cell>
          <table:table-cell office:value-type="float" office:value="20">
            <text:p>20</text:p>
          </table:table-cell>
          <table:table-cell office:value-type="float" office:value="371">
            <text:p>371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string">
            <text:p>25.11.2012 06:14:36</text:p>
          </table:table-cell>
          <table:table-cell office:value-type="string">
            <text:p>Alois Krenn/AT:L6:65108597/krenn@graz.gv.at/AT:GGA-60101/2012-11-25T18:14:4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7">
            <text:p>30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91">
            <text:p>391</text:p>
          </table:table-cell>
          <table:table-cell office:value-type="float" office:value="20">
            <text:p>20</text:p>
          </table:table-cell>
          <table:table-cell office:value-type="float" office:value="371">
            <text:p>37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25.11.2012 06:14:36</text:p>
          </table:table-cell>
          <table:table-cell office:value-type="string">
            <text:p>Alois Krenn/AT:L6:65108597/krenn@graz.gv.at/AT:GGA-60101/2012-11-25T18:14:4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8">
            <text:p>30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  <table:table-cell office:value-type="float" office:value="19">
            <text:p>19</text:p>
          </table:table-cell>
          <table:table-cell office:value-type="float" office:value="401">
            <text:p>40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25.11.2012 07:48:01</text:p>
          </table:table-cell>
          <table:table-cell office:value-type="string">
            <text:p>Alois Krenn/AT:L6:65108597/krenn@graz.gv.at/AT:GGA-60101/2012-11-25T19:48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8">
            <text:p>30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20">
            <text:p>420</text:p>
          </table:table-cell>
          <table:table-cell office:value-type="float" office:value="19">
            <text:p>19</text:p>
          </table:table-cell>
          <table:table-cell office:value-type="float" office:value="401">
            <text:p>401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string">
            <text:p>25.11.2012 07:48:01</text:p>
          </table:table-cell>
          <table:table-cell office:value-type="string">
            <text:p>Alois Krenn/AT:L6:65108597/krenn@graz.gv.at/AT:GGA-60101/2012-11-25T19:48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8">
            <text:p>30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20">
            <text:p>420</text:p>
          </table:table-cell>
          <table:table-cell office:value-type="float" office:value="19">
            <text:p>19</text:p>
          </table:table-cell>
          <table:table-cell office:value-type="float" office:value="401">
            <text:p>40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7:48:01</text:p>
          </table:table-cell>
          <table:table-cell office:value-type="string">
            <text:p>Alois Krenn/AT:L6:65108597/krenn@graz.gv.at/AT:GGA-60101/2012-11-25T19:48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8">
            <text:p>30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20">
            <text:p>420</text:p>
          </table:table-cell>
          <table:table-cell office:value-type="float" office:value="19">
            <text:p>19</text:p>
          </table:table-cell>
          <table:table-cell office:value-type="float" office:value="401">
            <text:p>401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string">
            <text:p>25.11.2012 07:48:01</text:p>
          </table:table-cell>
          <table:table-cell office:value-type="string">
            <text:p>Alois Krenn/AT:L6:65108597/krenn@graz.gv.at/AT:GGA-60101/2012-11-25T19:48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8">
            <text:p>30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20">
            <text:p>420</text:p>
          </table:table-cell>
          <table:table-cell office:value-type="float" office:value="19">
            <text:p>19</text:p>
          </table:table-cell>
          <table:table-cell office:value-type="float" office:value="401">
            <text:p>40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25.11.2012 07:48:01</text:p>
          </table:table-cell>
          <table:table-cell office:value-type="string">
            <text:p>Alois Krenn/AT:L6:65108597/krenn@graz.gv.at/AT:GGA-60101/2012-11-25T19:48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9">
            <text:p>30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office:value-type="float" office:value="33">
            <text:p>33</text:p>
          </table:table-cell>
          <table:table-cell office:value-type="float" office:value="382">
            <text:p>38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25.11.2012 06:32:02</text:p>
          </table:table-cell>
          <table:table-cell office:value-type="string">
            <text:p>Alois Krenn/AT:L6:65108597/krenn@graz.gv.at/AT:GGA-60101/2012-11-25T18:32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9">
            <text:p>30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15">
            <text:p>415</text:p>
          </table:table-cell>
          <table:table-cell office:value-type="float" office:value="33">
            <text:p>33</text:p>
          </table:table-cell>
          <table:table-cell office:value-type="float" office:value="382">
            <text:p>382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string">
            <text:p>25.11.2012 06:32:02</text:p>
          </table:table-cell>
          <table:table-cell office:value-type="string">
            <text:p>Alois Krenn/AT:L6:65108597/krenn@graz.gv.at/AT:GGA-60101/2012-11-25T18:32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9">
            <text:p>30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15">
            <text:p>415</text:p>
          </table:table-cell>
          <table:table-cell office:value-type="float" office:value="33">
            <text:p>33</text:p>
          </table:table-cell>
          <table:table-cell office:value-type="float" office:value="382">
            <text:p>38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25.11.2012 06:32:02</text:p>
          </table:table-cell>
          <table:table-cell office:value-type="string">
            <text:p>Alois Krenn/AT:L6:65108597/krenn@graz.gv.at/AT:GGA-60101/2012-11-25T18:32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9">
            <text:p>30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15">
            <text:p>415</text:p>
          </table:table-cell>
          <table:table-cell office:value-type="float" office:value="33">
            <text:p>33</text:p>
          </table:table-cell>
          <table:table-cell office:value-type="float" office:value="382">
            <text:p>382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25.11.2012 06:32:02</text:p>
          </table:table-cell>
          <table:table-cell office:value-type="string">
            <text:p>Alois Krenn/AT:L6:65108597/krenn@graz.gv.at/AT:GGA-60101/2012-11-25T18:32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09">
            <text:p>30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15">
            <text:p>415</text:p>
          </table:table-cell>
          <table:table-cell office:value-type="float" office:value="33">
            <text:p>33</text:p>
          </table:table-cell>
          <table:table-cell office:value-type="float" office:value="382">
            <text:p>38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25.11.2012 06:32:02</text:p>
          </table:table-cell>
          <table:table-cell office:value-type="string">
            <text:p>Alois Krenn/AT:L6:65108597/krenn@graz.gv.at/AT:GGA-60101/2012-11-25T18:32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0">
            <text:p>310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  <table:table-cell office:value-type="float" office:value="25">
            <text:p>25</text:p>
          </table:table-cell>
          <table:table-cell office:value-type="float" office:value="374">
            <text:p>37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25.11.2012 06:49:21</text:p>
          </table:table-cell>
          <table:table-cell office:value-type="string">
            <text:p>Alois Krenn/AT:L6:65108597/krenn@graz.gv.at/AT:GGA-60101/2012-11-25T18:49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0">
            <text:p>310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25">
            <text:p>25</text:p>
          </table:table-cell>
          <table:table-cell office:value-type="float" office:value="374">
            <text:p>374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string">
            <text:p>25.11.2012 06:49:21</text:p>
          </table:table-cell>
          <table:table-cell office:value-type="string">
            <text:p>Alois Krenn/AT:L6:65108597/krenn@graz.gv.at/AT:GGA-60101/2012-11-25T18:49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0">
            <text:p>310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99">
            <text:p>399</text:p>
          </table:table-cell>
          <table:table-cell office:value-type="float" office:value="25">
            <text:p>25</text:p>
          </table:table-cell>
          <table:table-cell office:value-type="float" office:value="374">
            <text:p>37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25.11.2012 06:49:21</text:p>
          </table:table-cell>
          <table:table-cell office:value-type="string">
            <text:p>Alois Krenn/AT:L6:65108597/krenn@graz.gv.at/AT:GGA-60101/2012-11-25T18:49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0">
            <text:p>310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99">
            <text:p>399</text:p>
          </table:table-cell>
          <table:table-cell office:value-type="float" office:value="25">
            <text:p>25</text:p>
          </table:table-cell>
          <table:table-cell office:value-type="float" office:value="374">
            <text:p>374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string">
            <text:p>25.11.2012 06:49:21</text:p>
          </table:table-cell>
          <table:table-cell office:value-type="string">
            <text:p>Alois Krenn/AT:L6:65108597/krenn@graz.gv.at/AT:GGA-60101/2012-11-25T18:49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0">
            <text:p>310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99">
            <text:p>399</text:p>
          </table:table-cell>
          <table:table-cell office:value-type="float" office:value="25">
            <text:p>25</text:p>
          </table:table-cell>
          <table:table-cell office:value-type="float" office:value="374">
            <text:p>374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25.11.2012 06:49:21</text:p>
          </table:table-cell>
          <table:table-cell office:value-type="string">
            <text:p>Alois Krenn/AT:L6:65108597/krenn@graz.gv.at/AT:GGA-60101/2012-11-25T18:49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1">
            <text:p>31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57">
            <text:p>57</text:p>
          </table:table-cell>
          <table:table-cell office:value-type="float" office:value="423">
            <text:p>42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5.11.2012 07:05:46</text:p>
          </table:table-cell>
          <table:table-cell office:value-type="string">
            <text:p>Alois Krenn/AT:L6:65108597/krenn@graz.gv.at/AT:GGA-60101/2012-11-25T19:05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1">
            <text:p>31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80">
            <text:p>480</text:p>
          </table:table-cell>
          <table:table-cell office:value-type="float" office:value="57">
            <text:p>57</text:p>
          </table:table-cell>
          <table:table-cell office:value-type="float" office:value="423">
            <text:p>423</text:p>
          </table:table-cell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string">
            <text:p>25.11.2012 07:05:46</text:p>
          </table:table-cell>
          <table:table-cell office:value-type="string">
            <text:p>Alois Krenn/AT:L6:65108597/krenn@graz.gv.at/AT:GGA-60101/2012-11-25T19:05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1">
            <text:p>31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80">
            <text:p>480</text:p>
          </table:table-cell>
          <table:table-cell office:value-type="float" office:value="57">
            <text:p>57</text:p>
          </table:table-cell>
          <table:table-cell office:value-type="float" office:value="423">
            <text:p>42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5.11.2012 07:05:46</text:p>
          </table:table-cell>
          <table:table-cell office:value-type="string">
            <text:p>Alois Krenn/AT:L6:65108597/krenn@graz.gv.at/AT:GGA-60101/2012-11-25T19:05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1">
            <text:p>31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80">
            <text:p>480</text:p>
          </table:table-cell>
          <table:table-cell office:value-type="float" office:value="57">
            <text:p>57</text:p>
          </table:table-cell>
          <table:table-cell office:value-type="float" office:value="423">
            <text:p>423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25.11.2012 07:05:46</text:p>
          </table:table-cell>
          <table:table-cell office:value-type="string">
            <text:p>Alois Krenn/AT:L6:65108597/krenn@graz.gv.at/AT:GGA-60101/2012-11-25T19:05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1">
            <text:p>31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80">
            <text:p>480</text:p>
          </table:table-cell>
          <table:table-cell office:value-type="float" office:value="57">
            <text:p>57</text:p>
          </table:table-cell>
          <table:table-cell office:value-type="float" office:value="423">
            <text:p>423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25.11.2012 07:05:46</text:p>
          </table:table-cell>
          <table:table-cell office:value-type="string">
            <text:p>Alois Krenn/AT:L6:65108597/krenn@graz.gv.at/AT:GGA-60101/2012-11-25T19:05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2">
            <text:p>31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24">
            <text:p>24</text:p>
          </table:table-cell>
          <table:table-cell office:value-type="float" office:value="354">
            <text:p>35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25.11.2012 06:58:54</text:p>
          </table:table-cell>
          <table:table-cell office:value-type="string">
            <text:p>Alois Krenn/AT:L6:65108597/krenn@graz.gv.at/AT:GGA-60101/2012-11-25T18:59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2">
            <text:p>31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24">
            <text:p>24</text:p>
          </table:table-cell>
          <table:table-cell office:value-type="float" office:value="354">
            <text:p>354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string">
            <text:p>25.11.2012 06:58:54</text:p>
          </table:table-cell>
          <table:table-cell office:value-type="string">
            <text:p>Alois Krenn/AT:L6:65108597/krenn@graz.gv.at/AT:GGA-60101/2012-11-25T18:59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2">
            <text:p>31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78">
            <text:p>378</text:p>
          </table:table-cell>
          <table:table-cell office:value-type="float" office:value="24">
            <text:p>24</text:p>
          </table:table-cell>
          <table:table-cell office:value-type="float" office:value="354">
            <text:p>35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5.11.2012 06:58:54</text:p>
          </table:table-cell>
          <table:table-cell office:value-type="string">
            <text:p>Alois Krenn/AT:L6:65108597/krenn@graz.gv.at/AT:GGA-60101/2012-11-25T18:59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2">
            <text:p>31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78">
            <text:p>378</text:p>
          </table:table-cell>
          <table:table-cell office:value-type="float" office:value="24">
            <text:p>24</text:p>
          </table:table-cell>
          <table:table-cell office:value-type="float" office:value="354">
            <text:p>354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25.11.2012 06:58:54</text:p>
          </table:table-cell>
          <table:table-cell office:value-type="string">
            <text:p>Alois Krenn/AT:L6:65108597/krenn@graz.gv.at/AT:GGA-60101/2012-11-25T18:59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2">
            <text:p>31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78">
            <text:p>378</text:p>
          </table:table-cell>
          <table:table-cell office:value-type="float" office:value="24">
            <text:p>24</text:p>
          </table:table-cell>
          <table:table-cell office:value-type="float" office:value="354">
            <text:p>354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25.11.2012 06:58:54</text:p>
          </table:table-cell>
          <table:table-cell office:value-type="string">
            <text:p>Alois Krenn/AT:L6:65108597/krenn@graz.gv.at/AT:GGA-60101/2012-11-25T18:59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3">
            <text:p>31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38">
            <text:p>438</text:p>
          </table:table-cell>
          <table:table-cell office:value-type="float" office:value="26">
            <text:p>26</text:p>
          </table:table-cell>
          <table:table-cell office:value-type="float" office:value="412">
            <text:p>41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25.11.2012 06:22:45</text:p>
          </table:table-cell>
          <table:table-cell office:value-type="string">
            <text:p>Aris Tsaklidis/AT:L6:65113338/tsaklidis@graz.gv.at/AT:GGA-60101/2012-11-25T18:22:5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3">
            <text:p>31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38">
            <text:p>438</text:p>
          </table:table-cell>
          <table:table-cell office:value-type="float" office:value="26">
            <text:p>26</text:p>
          </table:table-cell>
          <table:table-cell office:value-type="float" office:value="412">
            <text:p>412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25.11.2012 06:22:45</text:p>
          </table:table-cell>
          <table:table-cell office:value-type="string">
            <text:p>Aris Tsaklidis/AT:L6:65113338/tsaklidis@graz.gv.at/AT:GGA-60101/2012-11-25T18:22:5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3">
            <text:p>31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38">
            <text:p>438</text:p>
          </table:table-cell>
          <table:table-cell office:value-type="float" office:value="26">
            <text:p>26</text:p>
          </table:table-cell>
          <table:table-cell office:value-type="float" office:value="412">
            <text:p>41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25.11.2012 06:22:45</text:p>
          </table:table-cell>
          <table:table-cell office:value-type="string">
            <text:p>Aris Tsaklidis/AT:L6:65113338/tsaklidis@graz.gv.at/AT:GGA-60101/2012-11-25T18:22:5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3">
            <text:p>31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38">
            <text:p>438</text:p>
          </table:table-cell>
          <table:table-cell office:value-type="float" office:value="26">
            <text:p>26</text:p>
          </table:table-cell>
          <table:table-cell office:value-type="float" office:value="412">
            <text:p>412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string">
            <text:p>25.11.2012 06:22:45</text:p>
          </table:table-cell>
          <table:table-cell office:value-type="string">
            <text:p>Aris Tsaklidis/AT:L6:65113338/tsaklidis@graz.gv.at/AT:GGA-60101/2012-11-25T18:22:5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3">
            <text:p>31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38">
            <text:p>438</text:p>
          </table:table-cell>
          <table:table-cell office:value-type="float" office:value="26">
            <text:p>26</text:p>
          </table:table-cell>
          <table:table-cell office:value-type="float" office:value="412">
            <text:p>412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25.11.2012 06:22:45</text:p>
          </table:table-cell>
          <table:table-cell office:value-type="string">
            <text:p>Aris Tsaklidis/AT:L6:65113338/tsaklidis@graz.gv.at/AT:GGA-60101/2012-11-25T18:22:5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4">
            <text:p>31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  <table:table-cell office:value-type="float" office:value="19">
            <text:p>19</text:p>
          </table:table-cell>
          <table:table-cell office:value-type="float" office:value="399">
            <text:p>399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25.11.2012 06:04:32</text:p>
          </table:table-cell>
          <table:table-cell office:value-type="string">
            <text:p>Alois Krenn/AT:L6:65108597/krenn@graz.gv.at/AT:GGA-60101/2012-11-25T18:04:3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4">
            <text:p>31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18">
            <text:p>418</text:p>
          </table:table-cell>
          <table:table-cell office:value-type="float" office:value="19">
            <text:p>19</text:p>
          </table:table-cell>
          <table:table-cell office:value-type="float" office:value="399">
            <text:p>399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string">
            <text:p>25.11.2012 06:04:32</text:p>
          </table:table-cell>
          <table:table-cell office:value-type="string">
            <text:p>Alois Krenn/AT:L6:65108597/krenn@graz.gv.at/AT:GGA-60101/2012-11-25T18:04:3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4">
            <text:p>31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18">
            <text:p>418</text:p>
          </table:table-cell>
          <table:table-cell office:value-type="float" office:value="19">
            <text:p>19</text:p>
          </table:table-cell>
          <table:table-cell office:value-type="float" office:value="399">
            <text:p>399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5.11.2012 06:04:32</text:p>
          </table:table-cell>
          <table:table-cell office:value-type="string">
            <text:p>Alois Krenn/AT:L6:65108597/krenn@graz.gv.at/AT:GGA-60101/2012-11-25T18:04:3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4">
            <text:p>31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18">
            <text:p>418</text:p>
          </table:table-cell>
          <table:table-cell office:value-type="float" office:value="19">
            <text:p>19</text:p>
          </table:table-cell>
          <table:table-cell office:value-type="float" office:value="399">
            <text:p>399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string">
            <text:p>25.11.2012 06:04:32</text:p>
          </table:table-cell>
          <table:table-cell office:value-type="string">
            <text:p>Alois Krenn/AT:L6:65108597/krenn@graz.gv.at/AT:GGA-60101/2012-11-25T18:04:3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4">
            <text:p>31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18">
            <text:p>418</text:p>
          </table:table-cell>
          <table:table-cell office:value-type="float" office:value="19">
            <text:p>19</text:p>
          </table:table-cell>
          <table:table-cell office:value-type="float" office:value="399">
            <text:p>399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25.11.2012 06:04:32</text:p>
          </table:table-cell>
          <table:table-cell office:value-type="string">
            <text:p>Alois Krenn/AT:L6:65108597/krenn@graz.gv.at/AT:GGA-60101/2012-11-25T18:04:3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5">
            <text:p>31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74">
            <text:p>474</text:p>
          </table:table-cell>
          <table:table-cell office:value-type="float" office:value="26">
            <text:p>26</text:p>
          </table:table-cell>
          <table:table-cell office:value-type="float" office:value="448">
            <text:p>448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25.11.2012 06:43:09</text:p>
          </table:table-cell>
          <table:table-cell office:value-type="string">
            <text:p>Tsaklidis Aris/p15056@intra.graz.at/p15056@intra.graz.at/GGA-60101/2012-11-25T18:43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5">
            <text:p>31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74">
            <text:p>474</text:p>
          </table:table-cell>
          <table:table-cell office:value-type="float" office:value="26">
            <text:p>26</text:p>
          </table:table-cell>
          <table:table-cell office:value-type="float" office:value="448">
            <text:p>448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string">
            <text:p>25.11.2012 06:43:09</text:p>
          </table:table-cell>
          <table:table-cell office:value-type="string">
            <text:p>Tsaklidis Aris/p15056@intra.graz.at/p15056@intra.graz.at/GGA-60101/2012-11-25T18:43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5">
            <text:p>31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74">
            <text:p>474</text:p>
          </table:table-cell>
          <table:table-cell office:value-type="float" office:value="26">
            <text:p>26</text:p>
          </table:table-cell>
          <table:table-cell office:value-type="float" office:value="448">
            <text:p>448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5.11.2012 06:43:09</text:p>
          </table:table-cell>
          <table:table-cell office:value-type="string">
            <text:p>Tsaklidis Aris/p15056@intra.graz.at/p15056@intra.graz.at/GGA-60101/2012-11-25T18:43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5">
            <text:p>31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74">
            <text:p>474</text:p>
          </table:table-cell>
          <table:table-cell office:value-type="float" office:value="26">
            <text:p>26</text:p>
          </table:table-cell>
          <table:table-cell office:value-type="float" office:value="448">
            <text:p>448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string">
            <text:p>25.11.2012 06:43:09</text:p>
          </table:table-cell>
          <table:table-cell office:value-type="string">
            <text:p>Tsaklidis Aris/p15056@intra.graz.at/p15056@intra.graz.at/GGA-60101/2012-11-25T18:43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5">
            <text:p>31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74">
            <text:p>474</text:p>
          </table:table-cell>
          <table:table-cell office:value-type="float" office:value="26">
            <text:p>26</text:p>
          </table:table-cell>
          <table:table-cell office:value-type="float" office:value="448">
            <text:p>448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25.11.2012 06:43:09</text:p>
          </table:table-cell>
          <table:table-cell office:value-type="string">
            <text:p>Tsaklidis Aris/p15056@intra.graz.at/p15056@intra.graz.at/GGA-60101/2012-11-25T18:43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6">
            <text:p>31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23">
            <text:p>23</text:p>
          </table:table-cell>
          <table:table-cell office:value-type="float" office:value="337">
            <text:p>33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25.11.2012 07:12:30</text:p>
          </table:table-cell>
          <table:table-cell office:value-type="string">
            <text:p>Tsaklidis Aris/p15056@intra.graz.at/p15056@intra.graz.at/GGA-60101/2012-11-25T19:12:3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6">
            <text:p>31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23">
            <text:p>23</text:p>
          </table:table-cell>
          <table:table-cell office:value-type="float" office:value="337">
            <text:p>337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string">
            <text:p>25.11.2012 07:12:30</text:p>
          </table:table-cell>
          <table:table-cell office:value-type="string">
            <text:p>Tsaklidis Aris/p15056@intra.graz.at/p15056@intra.graz.at/GGA-60101/2012-11-25T19:12:3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6">
            <text:p>31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23">
            <text:p>23</text:p>
          </table:table-cell>
          <table:table-cell office:value-type="float" office:value="337">
            <text:p>33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25.11.2012 07:12:30</text:p>
          </table:table-cell>
          <table:table-cell office:value-type="string">
            <text:p>Tsaklidis Aris/p15056@intra.graz.at/p15056@intra.graz.at/GGA-60101/2012-11-25T19:12:3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6">
            <text:p>31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float" office:value="23">
            <text:p>23</text:p>
          </table:table-cell>
          <table:table-cell office:value-type="float" office:value="337">
            <text:p>337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25.11.2012 07:12:30</text:p>
          </table:table-cell>
          <table:table-cell office:value-type="string">
            <text:p>Tsaklidis Aris/p15056@intra.graz.at/p15056@intra.graz.at/GGA-60101/2012-11-25T19:12:3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6">
            <text:p>31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60">
            <text:p>360</text:p>
          </table:table-cell>
          <table:table-cell office:value-type="float" office:value="23">
            <text:p>23</text:p>
          </table:table-cell>
          <table:table-cell office:value-type="float" office:value="337">
            <text:p>337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25.11.2012 07:12:30</text:p>
          </table:table-cell>
          <table:table-cell office:value-type="string">
            <text:p>Tsaklidis Aris/p15056@intra.graz.at/p15056@intra.graz.at/GGA-60101/2012-11-25T19:12:3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7">
            <text:p>31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12">
            <text:p>12</text:p>
          </table:table-cell>
          <table:table-cell office:value-type="float" office:value="548">
            <text:p>548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25.11.2012 07:11:27</text:p>
          </table:table-cell>
          <table:table-cell office:value-type="string">
            <text:p>Alois Krenn/AT:L6:65108597/krenn@graz.gv.at/AT:GGA-60101/2012-11-25T19:11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7">
            <text:p>31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560">
            <text:p>560</text:p>
          </table:table-cell>
          <table:table-cell office:value-type="float" office:value="12">
            <text:p>12</text:p>
          </table:table-cell>
          <table:table-cell office:value-type="float" office:value="548">
            <text:p>548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string">
            <text:p>25.11.2012 07:11:27</text:p>
          </table:table-cell>
          <table:table-cell office:value-type="string">
            <text:p>Alois Krenn/AT:L6:65108597/krenn@graz.gv.at/AT:GGA-60101/2012-11-25T19:11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7">
            <text:p>31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560">
            <text:p>560</text:p>
          </table:table-cell>
          <table:table-cell office:value-type="float" office:value="12">
            <text:p>12</text:p>
          </table:table-cell>
          <table:table-cell office:value-type="float" office:value="548">
            <text:p>548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7:11:27</text:p>
          </table:table-cell>
          <table:table-cell office:value-type="string">
            <text:p>Alois Krenn/AT:L6:65108597/krenn@graz.gv.at/AT:GGA-60101/2012-11-25T19:11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7">
            <text:p>31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560">
            <text:p>560</text:p>
          </table:table-cell>
          <table:table-cell office:value-type="float" office:value="12">
            <text:p>12</text:p>
          </table:table-cell>
          <table:table-cell office:value-type="float" office:value="548">
            <text:p>548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string">
            <text:p>25.11.2012 07:11:27</text:p>
          </table:table-cell>
          <table:table-cell office:value-type="string">
            <text:p>Alois Krenn/AT:L6:65108597/krenn@graz.gv.at/AT:GGA-60101/2012-11-25T19:11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7">
            <text:p>31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560">
            <text:p>560</text:p>
          </table:table-cell>
          <table:table-cell office:value-type="float" office:value="12">
            <text:p>12</text:p>
          </table:table-cell>
          <table:table-cell office:value-type="float" office:value="548">
            <text:p>548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string">
            <text:p>25.11.2012 07:11:27</text:p>
          </table:table-cell>
          <table:table-cell office:value-type="string">
            <text:p>Alois Krenn/AT:L6:65108597/krenn@graz.gv.at/AT:GGA-60101/2012-11-25T19:11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8">
            <text:p>31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27">
            <text:p>27</text:p>
          </table:table-cell>
          <table:table-cell office:value-type="float" office:value="329">
            <text:p>329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25.11.2012 06:23:54</text:p>
          </table:table-cell>
          <table:table-cell office:value-type="string">
            <text:p>Alois Krenn/AT:L6:65108597/krenn@graz.gv.at/AT:GGA-60101/2012-11-25T18:24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8">
            <text:p>31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7">
            <text:p>27</text:p>
          </table:table-cell>
          <table:table-cell office:value-type="float" office:value="329">
            <text:p>329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string">
            <text:p>25.11.2012 06:23:54</text:p>
          </table:table-cell>
          <table:table-cell office:value-type="string">
            <text:p>Alois Krenn/AT:L6:65108597/krenn@graz.gv.at/AT:GGA-60101/2012-11-25T18:24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8">
            <text:p>31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56">
            <text:p>356</text:p>
          </table:table-cell>
          <table:table-cell office:value-type="float" office:value="27">
            <text:p>27</text:p>
          </table:table-cell>
          <table:table-cell office:value-type="float" office:value="329">
            <text:p>32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25.11.2012 06:23:54</text:p>
          </table:table-cell>
          <table:table-cell office:value-type="string">
            <text:p>Alois Krenn/AT:L6:65108597/krenn@graz.gv.at/AT:GGA-60101/2012-11-25T18:24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8">
            <text:p>31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56">
            <text:p>356</text:p>
          </table:table-cell>
          <table:table-cell office:value-type="float" office:value="27">
            <text:p>27</text:p>
          </table:table-cell>
          <table:table-cell office:value-type="float" office:value="329">
            <text:p>329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25.11.2012 06:23:54</text:p>
          </table:table-cell>
          <table:table-cell office:value-type="string">
            <text:p>Alois Krenn/AT:L6:65108597/krenn@graz.gv.at/AT:GGA-60101/2012-11-25T18:24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8">
            <text:p>31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56">
            <text:p>356</text:p>
          </table:table-cell>
          <table:table-cell office:value-type="float" office:value="27">
            <text:p>27</text:p>
          </table:table-cell>
          <table:table-cell office:value-type="float" office:value="329">
            <text:p>329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25.11.2012 06:23:54</text:p>
          </table:table-cell>
          <table:table-cell office:value-type="string">
            <text:p>Alois Krenn/AT:L6:65108597/krenn@graz.gv.at/AT:GGA-60101/2012-11-25T18:24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9">
            <text:p>31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office:value-type="float" office:value="24">
            <text:p>24</text:p>
          </table:table-cell>
          <table:table-cell office:value-type="float" office:value="380">
            <text:p>380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25.11.2012 06:07:00</text:p>
          </table:table-cell>
          <table:table-cell office:value-type="string">
            <text:p>Alois Krenn/AT:L6:65108597/krenn@graz.gv.at/AT:GGA-60101/2012-11-25T18:07:0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9">
            <text:p>31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04">
            <text:p>404</text:p>
          </table:table-cell>
          <table:table-cell office:value-type="float" office:value="24">
            <text:p>24</text:p>
          </table:table-cell>
          <table:table-cell office:value-type="float" office:value="380">
            <text:p>38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string">
            <text:p>25.11.2012 06:07:00</text:p>
          </table:table-cell>
          <table:table-cell office:value-type="string">
            <text:p>Alois Krenn/AT:L6:65108597/krenn@graz.gv.at/AT:GGA-60101/2012-11-25T18:07:0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9">
            <text:p>31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04">
            <text:p>404</text:p>
          </table:table-cell>
          <table:table-cell office:value-type="float" office:value="24">
            <text:p>24</text:p>
          </table:table-cell>
          <table:table-cell office:value-type="float" office:value="380">
            <text:p>38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6:07:00</text:p>
          </table:table-cell>
          <table:table-cell office:value-type="string">
            <text:p>Alois Krenn/AT:L6:65108597/krenn@graz.gv.at/AT:GGA-60101/2012-11-25T18:07:0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9">
            <text:p>31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24">
            <text:p>24</text:p>
          </table:table-cell>
          <table:table-cell office:value-type="float" office:value="380">
            <text:p>38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25.11.2012 06:07:00</text:p>
          </table:table-cell>
          <table:table-cell office:value-type="string">
            <text:p>Alois Krenn/AT:L6:65108597/krenn@graz.gv.at/AT:GGA-60101/2012-11-25T18:07:0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19">
            <text:p>31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04">
            <text:p>404</text:p>
          </table:table-cell>
          <table:table-cell office:value-type="float" office:value="24">
            <text:p>24</text:p>
          </table:table-cell>
          <table:table-cell office:value-type="float" office:value="380">
            <text:p>38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25.11.2012 06:07:00</text:p>
          </table:table-cell>
          <table:table-cell office:value-type="string">
            <text:p>Alois Krenn/AT:L6:65108597/krenn@graz.gv.at/AT:GGA-60101/2012-11-25T18:07:0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0">
            <text:p>320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69">
            <text:p>369</text:p>
          </table:table-cell>
          <table:table-cell office:value-type="float" office:value="36">
            <text:p>36</text:p>
          </table:table-cell>
          <table:table-cell office:value-type="float" office:value="333">
            <text:p>333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25.11.2012 05:48:35</text:p>
          </table:table-cell>
          <table:table-cell office:value-type="string">
            <text:p>Alois Krenn/AT:L6:65108597/krenn@graz.gv.at/AT:GGA-60101/2012-11-25T17:48:4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0">
            <text:p>320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36">
            <text:p>36</text:p>
          </table:table-cell>
          <table:table-cell office:value-type="float" office:value="333">
            <text:p>333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string">
            <text:p>25.11.2012 05:48:35</text:p>
          </table:table-cell>
          <table:table-cell office:value-type="string">
            <text:p>Alois Krenn/AT:L6:65108597/krenn@graz.gv.at/AT:GGA-60101/2012-11-25T17:48:4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0">
            <text:p>320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69">
            <text:p>369</text:p>
          </table:table-cell>
          <table:table-cell office:value-type="float" office:value="36">
            <text:p>36</text:p>
          </table:table-cell>
          <table:table-cell office:value-type="float" office:value="333">
            <text:p>333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5.11.2012 05:48:35</text:p>
          </table:table-cell>
          <table:table-cell office:value-type="string">
            <text:p>Alois Krenn/AT:L6:65108597/krenn@graz.gv.at/AT:GGA-60101/2012-11-25T17:48:4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0">
            <text:p>320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69">
            <text:p>369</text:p>
          </table:table-cell>
          <table:table-cell office:value-type="float" office:value="36">
            <text:p>36</text:p>
          </table:table-cell>
          <table:table-cell office:value-type="float" office:value="333">
            <text:p>333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25.11.2012 05:48:35</text:p>
          </table:table-cell>
          <table:table-cell office:value-type="string">
            <text:p>Alois Krenn/AT:L6:65108597/krenn@graz.gv.at/AT:GGA-60101/2012-11-25T17:48:4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0">
            <text:p>320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69">
            <text:p>369</text:p>
          </table:table-cell>
          <table:table-cell office:value-type="float" office:value="36">
            <text:p>36</text:p>
          </table:table-cell>
          <table:table-cell office:value-type="float" office:value="333">
            <text:p>33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5.11.2012 05:48:35</text:p>
          </table:table-cell>
          <table:table-cell office:value-type="string">
            <text:p>Alois Krenn/AT:L6:65108597/krenn@graz.gv.at/AT:GGA-60101/2012-11-25T17:48:4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1">
            <text:p>32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72">
            <text:p>472</text:p>
          </table:table-cell>
          <table:table-cell office:value-type="float" office:value="46">
            <text:p>46</text:p>
          </table:table-cell>
          <table:table-cell office:value-type="float" office:value="426">
            <text:p>4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5.11.2012 07:40:26</text:p>
          </table:table-cell>
          <table:table-cell office:value-type="string">
            <text:p>Alois Krenn/AT:L6:65108597/krenn@graz.gv.at/AT:GGA-60101/2012-11-25T19:40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1">
            <text:p>32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72">
            <text:p>472</text:p>
          </table:table-cell>
          <table:table-cell office:value-type="float" office:value="46">
            <text:p>46</text:p>
          </table:table-cell>
          <table:table-cell office:value-type="float" office:value="426">
            <text:p>426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string">
            <text:p>25.11.2012 07:40:26</text:p>
          </table:table-cell>
          <table:table-cell office:value-type="string">
            <text:p>Alois Krenn/AT:L6:65108597/krenn@graz.gv.at/AT:GGA-60101/2012-11-25T19:40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1">
            <text:p>32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72">
            <text:p>472</text:p>
          </table:table-cell>
          <table:table-cell office:value-type="float" office:value="46">
            <text:p>46</text:p>
          </table:table-cell>
          <table:table-cell office:value-type="float" office:value="426">
            <text:p>4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5.11.2012 07:40:26</text:p>
          </table:table-cell>
          <table:table-cell office:value-type="string">
            <text:p>Alois Krenn/AT:L6:65108597/krenn@graz.gv.at/AT:GGA-60101/2012-11-25T19:40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1">
            <text:p>32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72">
            <text:p>472</text:p>
          </table:table-cell>
          <table:table-cell office:value-type="float" office:value="46">
            <text:p>46</text:p>
          </table:table-cell>
          <table:table-cell office:value-type="float" office:value="426">
            <text:p>426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25.11.2012 07:40:26</text:p>
          </table:table-cell>
          <table:table-cell office:value-type="string">
            <text:p>Alois Krenn/AT:L6:65108597/krenn@graz.gv.at/AT:GGA-60101/2012-11-25T19:40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1">
            <text:p>32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72">
            <text:p>472</text:p>
          </table:table-cell>
          <table:table-cell office:value-type="float" office:value="46">
            <text:p>46</text:p>
          </table:table-cell>
          <table:table-cell office:value-type="float" office:value="426">
            <text:p>426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25.11.2012 07:40:26</text:p>
          </table:table-cell>
          <table:table-cell office:value-type="string">
            <text:p>Alois Krenn/AT:L6:65108597/krenn@graz.gv.at/AT:GGA-60101/2012-11-25T19:40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2">
            <text:p>32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79">
            <text:p>379</text:p>
          </table:table-cell>
          <table:table-cell office:value-type="float" office:value="17">
            <text:p>17</text:p>
          </table:table-cell>
          <table:table-cell office:value-type="float" office:value="362">
            <text:p>36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25.11.2012 06:00:35</text:p>
          </table:table-cell>
          <table:table-cell office:value-type="string">
            <text:p>Alois Krenn/AT:L6:65108597/krenn@graz.gv.at/AT:GGA-60101/2012-11-25T18:00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2">
            <text:p>32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7">
            <text:p>17</text:p>
          </table:table-cell>
          <table:table-cell office:value-type="float" office:value="362">
            <text:p>36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string">
            <text:p>25.11.2012 06:00:35</text:p>
          </table:table-cell>
          <table:table-cell office:value-type="string">
            <text:p>Alois Krenn/AT:L6:65108597/krenn@graz.gv.at/AT:GGA-60101/2012-11-25T18:00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2">
            <text:p>32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79">
            <text:p>379</text:p>
          </table:table-cell>
          <table:table-cell office:value-type="float" office:value="17">
            <text:p>17</text:p>
          </table:table-cell>
          <table:table-cell office:value-type="float" office:value="362">
            <text:p>36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6:00:35</text:p>
          </table:table-cell>
          <table:table-cell office:value-type="string">
            <text:p>Alois Krenn/AT:L6:65108597/krenn@graz.gv.at/AT:GGA-60101/2012-11-25T18:00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2">
            <text:p>32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79">
            <text:p>379</text:p>
          </table:table-cell>
          <table:table-cell office:value-type="float" office:value="17">
            <text:p>17</text:p>
          </table:table-cell>
          <table:table-cell office:value-type="float" office:value="362">
            <text:p>36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25.11.2012 06:00:35</text:p>
          </table:table-cell>
          <table:table-cell office:value-type="string">
            <text:p>Alois Krenn/AT:L6:65108597/krenn@graz.gv.at/AT:GGA-60101/2012-11-25T18:00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2">
            <text:p>32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79">
            <text:p>379</text:p>
          </table:table-cell>
          <table:table-cell office:value-type="float" office:value="17">
            <text:p>17</text:p>
          </table:table-cell>
          <table:table-cell office:value-type="float" office:value="362">
            <text:p>362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25.11.2012 06:00:35</text:p>
          </table:table-cell>
          <table:table-cell office:value-type="string">
            <text:p>Alois Krenn/AT:L6:65108597/krenn@graz.gv.at/AT:GGA-60101/2012-11-25T18:00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3">
            <text:p>32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28">
            <text:p>428</text:p>
          </table:table-cell>
          <table:table-cell office:value-type="float" office:value="43">
            <text:p>43</text:p>
          </table:table-cell>
          <table:table-cell office:value-type="float" office:value="385">
            <text:p>385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25.11.2012 07:06:58</text:p>
          </table:table-cell>
          <table:table-cell office:value-type="string">
            <text:p>Tsaklidis Aris/p15056@intra.graz.at/p15056@intra.graz.at/GGA-60101/2012-11-25T19:07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3">
            <text:p>32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43">
            <text:p>43</text:p>
          </table:table-cell>
          <table:table-cell office:value-type="float" office:value="385">
            <text:p>385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25.11.2012 07:06:58</text:p>
          </table:table-cell>
          <table:table-cell office:value-type="string">
            <text:p>Tsaklidis Aris/p15056@intra.graz.at/p15056@intra.graz.at/GGA-60101/2012-11-25T19:07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3">
            <text:p>32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28">
            <text:p>428</text:p>
          </table:table-cell>
          <table:table-cell office:value-type="float" office:value="43">
            <text:p>43</text:p>
          </table:table-cell>
          <table:table-cell office:value-type="float" office:value="385">
            <text:p>385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5.11.2012 07:06:58</text:p>
          </table:table-cell>
          <table:table-cell office:value-type="string">
            <text:p>Tsaklidis Aris/p15056@intra.graz.at/p15056@intra.graz.at/GGA-60101/2012-11-25T19:07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3">
            <text:p>32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28">
            <text:p>428</text:p>
          </table:table-cell>
          <table:table-cell office:value-type="float" office:value="43">
            <text:p>43</text:p>
          </table:table-cell>
          <table:table-cell office:value-type="float" office:value="385">
            <text:p>385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25.11.2012 07:06:58</text:p>
          </table:table-cell>
          <table:table-cell office:value-type="string">
            <text:p>Tsaklidis Aris/p15056@intra.graz.at/p15056@intra.graz.at/GGA-60101/2012-11-25T19:07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3">
            <text:p>32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28">
            <text:p>428</text:p>
          </table:table-cell>
          <table:table-cell office:value-type="float" office:value="43">
            <text:p>43</text:p>
          </table:table-cell>
          <table:table-cell office:value-type="float" office:value="385">
            <text:p>385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25.11.2012 07:06:58</text:p>
          </table:table-cell>
          <table:table-cell office:value-type="string">
            <text:p>Tsaklidis Aris/p15056@intra.graz.at/p15056@intra.graz.at/GGA-60101/2012-11-25T19:07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4">
            <text:p>32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office:value-type="float" office:value="15">
            <text:p>15</text:p>
          </table:table-cell>
          <table:table-cell office:value-type="float" office:value="329">
            <text:p>329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6:20:03</text:p>
          </table:table-cell>
          <table:table-cell office:value-type="string">
            <text:p>Alois Krenn/AT:L6:65108597/krenn@graz.gv.at/AT:GGA-60101/2012-11-25T18:20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4">
            <text:p>32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15">
            <text:p>15</text:p>
          </table:table-cell>
          <table:table-cell office:value-type="float" office:value="329">
            <text:p>329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string">
            <text:p>25.11.2012 06:20:03</text:p>
          </table:table-cell>
          <table:table-cell office:value-type="string">
            <text:p>Alois Krenn/AT:L6:65108597/krenn@graz.gv.at/AT:GGA-60101/2012-11-25T18:20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4">
            <text:p>32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15">
            <text:p>15</text:p>
          </table:table-cell>
          <table:table-cell office:value-type="float" office:value="329">
            <text:p>32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25.11.2012 06:20:03</text:p>
          </table:table-cell>
          <table:table-cell office:value-type="string">
            <text:p>Alois Krenn/AT:L6:65108597/krenn@graz.gv.at/AT:GGA-60101/2012-11-25T18:20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4">
            <text:p>32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44">
            <text:p>344</text:p>
          </table:table-cell>
          <table:table-cell office:value-type="float" office:value="15">
            <text:p>15</text:p>
          </table:table-cell>
          <table:table-cell office:value-type="float" office:value="329">
            <text:p>329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25.11.2012 06:20:03</text:p>
          </table:table-cell>
          <table:table-cell office:value-type="string">
            <text:p>Alois Krenn/AT:L6:65108597/krenn@graz.gv.at/AT:GGA-60101/2012-11-25T18:20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324">
            <text:p>32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  <table:table-cell office:value-type="float" office:value="15">
            <text:p>15</text:p>
          </table:table-cell>
          <table:table-cell office:value-type="float" office:value="329">
            <text:p>329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5.11.2012 06:20:03</text:p>
          </table:table-cell>
          <table:table-cell office:value-type="string">
            <text:p>Alois Krenn/AT:L6:65108597/krenn@graz.gv.at/AT:GGA-60101/2012-11-25T18:20:1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398">
            <text:p>39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687">
            <text:p>687</text:p>
          </table:table-cell>
          <table:table-cell office:value-type="float" office:value="22">
            <text:p>22</text:p>
          </table:table-cell>
          <table:table-cell office:value-type="float" office:value="665">
            <text:p>665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27.11.2012 08:43:52</text:p>
          </table:table-cell>
          <table:table-cell office:value-type="string">
            <text:p>Schwartz Wolfgang/p14139@intra.graz.at/p14139@intra.graz.at/GGA-60101/2012-11-27T08:43:5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398">
            <text:p>39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687">
            <text:p>687</text:p>
          </table:table-cell>
          <table:table-cell office:value-type="float" office:value="22">
            <text:p>22</text:p>
          </table:table-cell>
          <table:table-cell office:value-type="float" office:value="665">
            <text:p>665</text:p>
          </table:table-cell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string">
            <text:p>27.11.2012 08:43:52</text:p>
          </table:table-cell>
          <table:table-cell office:value-type="string">
            <text:p>Schwartz Wolfgang/p14139@intra.graz.at/p14139@intra.graz.at/GGA-60101/2012-11-27T08:43:5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398">
            <text:p>39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687">
            <text:p>687</text:p>
          </table:table-cell>
          <table:table-cell office:value-type="float" office:value="22">
            <text:p>22</text:p>
          </table:table-cell>
          <table:table-cell office:value-type="float" office:value="665">
            <text:p>665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27.11.2012 08:43:52</text:p>
          </table:table-cell>
          <table:table-cell office:value-type="string">
            <text:p>Schwartz Wolfgang/p14139@intra.graz.at/p14139@intra.graz.at/GGA-60101/2012-11-27T08:43:5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398">
            <text:p>39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687">
            <text:p>687</text:p>
          </table:table-cell>
          <table:table-cell office:value-type="float" office:value="22">
            <text:p>22</text:p>
          </table:table-cell>
          <table:table-cell office:value-type="float" office:value="665">
            <text:p>665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string">
            <text:p>27.11.2012 08:43:52</text:p>
          </table:table-cell>
          <table:table-cell office:value-type="string">
            <text:p>Schwartz Wolfgang/p14139@intra.graz.at/p14139@intra.graz.at/GGA-60101/2012-11-27T08:43:5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398">
            <text:p>39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687">
            <text:p>687</text:p>
          </table:table-cell>
          <table:table-cell office:value-type="float" office:value="22">
            <text:p>22</text:p>
          </table:table-cell>
          <table:table-cell office:value-type="float" office:value="665">
            <text:p>665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27.11.2012 08:43:52</text:p>
          </table:table-cell>
          <table:table-cell office:value-type="string">
            <text:p>Schwartz Wolfgang/p14139@intra.graz.at/p14139@intra.graz.at/GGA-60101/2012-11-27T08:43:5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399">
            <text:p>39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932">
            <text:p>932</text:p>
          </table:table-cell>
          <table:table-cell office:value-type="float" office:value="25">
            <text:p>25</text:p>
          </table:table-cell>
          <table:table-cell office:value-type="float" office:value="907">
            <text:p>907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string">
            <text:p>26.11.2012 02:17:50</text:p>
          </table:table-cell>
          <table:table-cell office:value-type="string">
            <text:p>Schwartz Wolfgang/p14139@intra.graz.at/p14139@intra.graz.at/GGA-60101/2012-11-26T14:17:55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399">
            <text:p>39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932">
            <text:p>932</text:p>
          </table:table-cell>
          <table:table-cell office:value-type="float" office:value="25">
            <text:p>25</text:p>
          </table:table-cell>
          <table:table-cell office:value-type="float" office:value="907">
            <text:p>907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string">
            <text:p>26.11.2012 02:17:50</text:p>
          </table:table-cell>
          <table:table-cell office:value-type="string">
            <text:p>Schwartz Wolfgang/p14139@intra.graz.at/p14139@intra.graz.at/GGA-60101/2012-11-26T14:17:55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399">
            <text:p>39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932">
            <text:p>932</text:p>
          </table:table-cell>
          <table:table-cell office:value-type="float" office:value="25">
            <text:p>25</text:p>
          </table:table-cell>
          <table:table-cell office:value-type="float" office:value="907">
            <text:p>907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26.11.2012 02:17:50</text:p>
          </table:table-cell>
          <table:table-cell office:value-type="string">
            <text:p>Schwartz Wolfgang/p14139@intra.graz.at/p14139@intra.graz.at/GGA-60101/2012-11-26T14:17:55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399">
            <text:p>39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932">
            <text:p>932</text:p>
          </table:table-cell>
          <table:table-cell office:value-type="float" office:value="25">
            <text:p>25</text:p>
          </table:table-cell>
          <table:table-cell office:value-type="float" office:value="907">
            <text:p>907</text:p>
          </table:table-cell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string">
            <text:p>26.11.2012 02:17:50</text:p>
          </table:table-cell>
          <table:table-cell office:value-type="string">
            <text:p>Schwartz Wolfgang/p14139@intra.graz.at/p14139@intra.graz.at/GGA-60101/2012-11-26T14:17:55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399">
            <text:p>39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932">
            <text:p>932</text:p>
          </table:table-cell>
          <table:table-cell office:value-type="float" office:value="25">
            <text:p>25</text:p>
          </table:table-cell>
          <table:table-cell office:value-type="float" office:value="907">
            <text:p>907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string">
            <text:p>26.11.2012 02:17:50</text:p>
          </table:table-cell>
          <table:table-cell office:value-type="string">
            <text:p>Schwartz Wolfgang/p14139@intra.graz.at/p14139@intra.graz.at/GGA-60101/2012-11-26T14:17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1">
            <text:p>40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office:value-type="float" office:value="32">
            <text:p>32</text:p>
          </table:table-cell>
          <table:table-cell office:value-type="float" office:value="312">
            <text:p>31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25.11.2012 06:47:34</text:p>
          </table:table-cell>
          <table:table-cell office:value-type="string">
            <text:p>Klampfer Eva/e01252@intra.graz.at/e01252@intra.graz.at/GGA-60101/2012-11-25T18:47:4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1">
            <text:p>40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2">
            <text:p>32</text:p>
          </table:table-cell>
          <table:table-cell office:value-type="float" office:value="312">
            <text:p>312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25.11.2012 06:47:34</text:p>
          </table:table-cell>
          <table:table-cell office:value-type="string">
            <text:p>Klampfer Eva/e01252@intra.graz.at/e01252@intra.graz.at/GGA-60101/2012-11-25T18:47:4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1">
            <text:p>40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32">
            <text:p>32</text:p>
          </table:table-cell>
          <table:table-cell office:value-type="float" office:value="312">
            <text:p>312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25.11.2012 06:47:34</text:p>
          </table:table-cell>
          <table:table-cell office:value-type="string">
            <text:p>Klampfer Eva/e01252@intra.graz.at/e01252@intra.graz.at/GGA-60101/2012-11-25T18:47:4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1">
            <text:p>40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44">
            <text:p>344</text:p>
          </table:table-cell>
          <table:table-cell office:value-type="float" office:value="32">
            <text:p>32</text:p>
          </table:table-cell>
          <table:table-cell office:value-type="float" office:value="312">
            <text:p>31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25.11.2012 06:47:34</text:p>
          </table:table-cell>
          <table:table-cell office:value-type="string">
            <text:p>Klampfer Eva/e01252@intra.graz.at/e01252@intra.graz.at/GGA-60101/2012-11-25T18:47:4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1">
            <text:p>40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  <table:table-cell office:value-type="float" office:value="32">
            <text:p>32</text:p>
          </table:table-cell>
          <table:table-cell office:value-type="float" office:value="312">
            <text:p>31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25.11.2012 06:47:34</text:p>
          </table:table-cell>
          <table:table-cell office:value-type="string">
            <text:p>Klampfer Eva/e01252@intra.graz.at/e01252@intra.graz.at/GGA-60101/2012-11-25T18:47:4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2">
            <text:p>40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53">
            <text:p>353</text:p>
          </table:table-cell>
          <table:table-cell office:value-type="float" office:value="32">
            <text:p>32</text:p>
          </table:table-cell>
          <table:table-cell office:value-type="float" office:value="321">
            <text:p>32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25.11.2012 06:50:54</text:p>
          </table:table-cell>
          <table:table-cell office:value-type="string">
            <text:p>Klampfer Eva/e01252@intra.graz.at/e01252@intra.graz.at/GGA-60101/2012-11-25T18:51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2">
            <text:p>40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32">
            <text:p>32</text:p>
          </table:table-cell>
          <table:table-cell office:value-type="float" office:value="321">
            <text:p>32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25.11.2012 06:50:54</text:p>
          </table:table-cell>
          <table:table-cell office:value-type="string">
            <text:p>Klampfer Eva/e01252@intra.graz.at/e01252@intra.graz.at/GGA-60101/2012-11-25T18:51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2">
            <text:p>40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53">
            <text:p>353</text:p>
          </table:table-cell>
          <table:table-cell office:value-type="float" office:value="32">
            <text:p>32</text:p>
          </table:table-cell>
          <table:table-cell office:value-type="float" office:value="321">
            <text:p>32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25.11.2012 06:50:54</text:p>
          </table:table-cell>
          <table:table-cell office:value-type="string">
            <text:p>Klampfer Eva/e01252@intra.graz.at/e01252@intra.graz.at/GGA-60101/2012-11-25T18:51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2">
            <text:p>40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53">
            <text:p>353</text:p>
          </table:table-cell>
          <table:table-cell office:value-type="float" office:value="32">
            <text:p>32</text:p>
          </table:table-cell>
          <table:table-cell office:value-type="float" office:value="321">
            <text:p>321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25.11.2012 06:50:54</text:p>
          </table:table-cell>
          <table:table-cell office:value-type="string">
            <text:p>Klampfer Eva/e01252@intra.graz.at/e01252@intra.graz.at/GGA-60101/2012-11-25T18:51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2">
            <text:p>40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53">
            <text:p>353</text:p>
          </table:table-cell>
          <table:table-cell office:value-type="float" office:value="32">
            <text:p>32</text:p>
          </table:table-cell>
          <table:table-cell office:value-type="float" office:value="321">
            <text:p>321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25.11.2012 06:50:54</text:p>
          </table:table-cell>
          <table:table-cell office:value-type="string">
            <text:p>Klampfer Eva/e01252@intra.graz.at/e01252@intra.graz.at/GGA-60101/2012-11-25T18:51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3">
            <text:p>40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float" office:value="26">
            <text:p>26</text:p>
          </table:table-cell>
          <table:table-cell office:value-type="float" office:value="248">
            <text:p>248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5.11.2012 06:57:57</text:p>
          </table:table-cell>
          <table:table-cell office:value-type="string">
            <text:p>Klampfer Eva/e01252@intra.graz.at/e01252@intra.graz.at/GGA-60101/2012-11-25T18:58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3">
            <text:p>40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74">
            <text:p>274</text:p>
          </table:table-cell>
          <table:table-cell office:value-type="float" office:value="26">
            <text:p>26</text:p>
          </table:table-cell>
          <table:table-cell office:value-type="float" office:value="248">
            <text:p>248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25.11.2012 06:57:57</text:p>
          </table:table-cell>
          <table:table-cell office:value-type="string">
            <text:p>Klampfer Eva/e01252@intra.graz.at/e01252@intra.graz.at/GGA-60101/2012-11-25T18:58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3">
            <text:p>40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74">
            <text:p>274</text:p>
          </table:table-cell>
          <table:table-cell office:value-type="float" office:value="26">
            <text:p>26</text:p>
          </table:table-cell>
          <table:table-cell office:value-type="float" office:value="248">
            <text:p>24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25.11.2012 06:57:57</text:p>
          </table:table-cell>
          <table:table-cell office:value-type="string">
            <text:p>Klampfer Eva/e01252@intra.graz.at/e01252@intra.graz.at/GGA-60101/2012-11-25T18:58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3">
            <text:p>40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74">
            <text:p>274</text:p>
          </table:table-cell>
          <table:table-cell office:value-type="float" office:value="26">
            <text:p>26</text:p>
          </table:table-cell>
          <table:table-cell office:value-type="float" office:value="248">
            <text:p>248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5.11.2012 06:57:57</text:p>
          </table:table-cell>
          <table:table-cell office:value-type="string">
            <text:p>Klampfer Eva/e01252@intra.graz.at/e01252@intra.graz.at/GGA-60101/2012-11-25T18:58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3">
            <text:p>40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office:value-type="float" office:value="26">
            <text:p>26</text:p>
          </table:table-cell>
          <table:table-cell office:value-type="float" office:value="248">
            <text:p>248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25.11.2012 06:57:57</text:p>
          </table:table-cell>
          <table:table-cell office:value-type="string">
            <text:p>Klampfer Eva/e01252@intra.graz.at/e01252@intra.graz.at/GGA-60101/2012-11-25T18:58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4">
            <text:p>40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26">
            <text:p>426</text:p>
          </table:table-cell>
          <table:table-cell office:value-type="float" office:value="11">
            <text:p>11</text:p>
          </table:table-cell>
          <table:table-cell office:value-type="float" office:value="415">
            <text:p>415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25.11.2012 07:03:35</text:p>
          </table:table-cell>
          <table:table-cell office:value-type="string">
            <text:p>Klampfer Eva/e01252@intra.graz.at/e01252@intra.graz.at/GGA-60101/2012-11-25T19:03:4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4">
            <text:p>40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26">
            <text:p>426</text:p>
          </table:table-cell>
          <table:table-cell office:value-type="float" office:value="11">
            <text:p>11</text:p>
          </table:table-cell>
          <table:table-cell office:value-type="float" office:value="415">
            <text:p>415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string">
            <text:p>25.11.2012 07:03:35</text:p>
          </table:table-cell>
          <table:table-cell office:value-type="string">
            <text:p>Klampfer Eva/e01252@intra.graz.at/e01252@intra.graz.at/GGA-60101/2012-11-25T19:03:4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4">
            <text:p>40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26">
            <text:p>426</text:p>
          </table:table-cell>
          <table:table-cell office:value-type="float" office:value="11">
            <text:p>11</text:p>
          </table:table-cell>
          <table:table-cell office:value-type="float" office:value="415">
            <text:p>415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7:03:35</text:p>
          </table:table-cell>
          <table:table-cell office:value-type="string">
            <text:p>Klampfer Eva/e01252@intra.graz.at/e01252@intra.graz.at/GGA-60101/2012-11-25T19:03:4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4">
            <text:p>40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26">
            <text:p>426</text:p>
          </table:table-cell>
          <table:table-cell office:value-type="float" office:value="11">
            <text:p>11</text:p>
          </table:table-cell>
          <table:table-cell office:value-type="float" office:value="415">
            <text:p>415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5.11.2012 07:03:35</text:p>
          </table:table-cell>
          <table:table-cell office:value-type="string">
            <text:p>Klampfer Eva/e01252@intra.graz.at/e01252@intra.graz.at/GGA-60101/2012-11-25T19:03:4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4">
            <text:p>40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26">
            <text:p>426</text:p>
          </table:table-cell>
          <table:table-cell office:value-type="float" office:value="11">
            <text:p>11</text:p>
          </table:table-cell>
          <table:table-cell office:value-type="float" office:value="415">
            <text:p>415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25.11.2012 07:03:35</text:p>
          </table:table-cell>
          <table:table-cell office:value-type="string">
            <text:p>Klampfer Eva/e01252@intra.graz.at/e01252@intra.graz.at/GGA-60101/2012-11-25T19:03:4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5">
            <text:p>40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21">
            <text:p>21</text:p>
          </table:table-cell>
          <table:table-cell office:value-type="float" office:value="228">
            <text:p>228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25.11.2012 05:31:48</text:p>
          </table:table-cell>
          <table:table-cell office:value-type="string">
            <text:p>Klampfer Eva/e01252@intra.graz.at/e01252@intra.graz.at/GGA-60101/2012-11-25T17:31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5">
            <text:p>40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21">
            <text:p>21</text:p>
          </table:table-cell>
          <table:table-cell office:value-type="float" office:value="228">
            <text:p>228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25.11.2012 05:31:48</text:p>
          </table:table-cell>
          <table:table-cell office:value-type="string">
            <text:p>Klampfer Eva/e01252@intra.graz.at/e01252@intra.graz.at/GGA-60101/2012-11-25T17:31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5">
            <text:p>40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49">
            <text:p>249</text:p>
          </table:table-cell>
          <table:table-cell office:value-type="float" office:value="21">
            <text:p>21</text:p>
          </table:table-cell>
          <table:table-cell office:value-type="float" office:value="228">
            <text:p>228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5.11.2012 05:31:48</text:p>
          </table:table-cell>
          <table:table-cell office:value-type="string">
            <text:p>Klampfer Eva/e01252@intra.graz.at/e01252@intra.graz.at/GGA-60101/2012-11-25T17:31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5">
            <text:p>40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49">
            <text:p>249</text:p>
          </table:table-cell>
          <table:table-cell office:value-type="float" office:value="21">
            <text:p>21</text:p>
          </table:table-cell>
          <table:table-cell office:value-type="float" office:value="228">
            <text:p>228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25.11.2012 05:31:48</text:p>
          </table:table-cell>
          <table:table-cell office:value-type="string">
            <text:p>Klampfer Eva/e01252@intra.graz.at/e01252@intra.graz.at/GGA-60101/2012-11-25T17:31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5">
            <text:p>40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49">
            <text:p>249</text:p>
          </table:table-cell>
          <table:table-cell office:value-type="float" office:value="21">
            <text:p>21</text:p>
          </table:table-cell>
          <table:table-cell office:value-type="float" office:value="228">
            <text:p>228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25.11.2012 05:31:48</text:p>
          </table:table-cell>
          <table:table-cell office:value-type="string">
            <text:p>Klampfer Eva/e01252@intra.graz.at/e01252@intra.graz.at/GGA-60101/2012-11-25T17:31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6">
            <text:p>40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93">
            <text:p>293</text:p>
          </table:table-cell>
          <table:table-cell office:value-type="float" office:value="13">
            <text:p>13</text:p>
          </table:table-cell>
          <table:table-cell office:value-type="float" office:value="280">
            <text:p>280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5:45:57</text:p>
          </table:table-cell>
          <table:table-cell office:value-type="string">
            <text:p>Klampfer Eva/e01252@intra.graz.at/e01252@intra.graz.at/GGA-60101/2012-11-25T17:46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6">
            <text:p>40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13">
            <text:p>13</text:p>
          </table:table-cell>
          <table:table-cell office:value-type="float" office:value="280">
            <text:p>28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5.11.2012 05:45:57</text:p>
          </table:table-cell>
          <table:table-cell office:value-type="string">
            <text:p>Klampfer Eva/e01252@intra.graz.at/e01252@intra.graz.at/GGA-60101/2012-11-25T17:46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6">
            <text:p>40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13">
            <text:p>13</text:p>
          </table:table-cell>
          <table:table-cell office:value-type="float" office:value="280">
            <text:p>280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25.11.2012 05:45:57</text:p>
          </table:table-cell>
          <table:table-cell office:value-type="string">
            <text:p>Klampfer Eva/e01252@intra.graz.at/e01252@intra.graz.at/GGA-60101/2012-11-25T17:46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6">
            <text:p>40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93">
            <text:p>293</text:p>
          </table:table-cell>
          <table:table-cell office:value-type="float" office:value="13">
            <text:p>13</text:p>
          </table:table-cell>
          <table:table-cell office:value-type="float" office:value="280">
            <text:p>28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5:45:57</text:p>
          </table:table-cell>
          <table:table-cell office:value-type="string">
            <text:p>Klampfer Eva/e01252@intra.graz.at/e01252@intra.graz.at/GGA-60101/2012-11-25T17:46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6">
            <text:p>40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93">
            <text:p>293</text:p>
          </table:table-cell>
          <table:table-cell office:value-type="float" office:value="13">
            <text:p>13</text:p>
          </table:table-cell>
          <table:table-cell office:value-type="float" office:value="280">
            <text:p>28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25.11.2012 05:45:57</text:p>
          </table:table-cell>
          <table:table-cell office:value-type="string">
            <text:p>Klampfer Eva/e01252@intra.graz.at/e01252@intra.graz.at/GGA-60101/2012-11-25T17:46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7">
            <text:p>40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13">
            <text:p>13</text:p>
          </table:table-cell>
          <table:table-cell office:value-type="float" office:value="281">
            <text:p>28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25.11.2012 05:38:29</text:p>
          </table:table-cell>
          <table:table-cell office:value-type="string">
            <text:p>Klampfer Eva/e01252@intra.graz.at/e01252@intra.graz.at/GGA-60101/2012-11-25T17:38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7">
            <text:p>40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13">
            <text:p>13</text:p>
          </table:table-cell>
          <table:table-cell office:value-type="float" office:value="281">
            <text:p>28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25.11.2012 05:38:29</text:p>
          </table:table-cell>
          <table:table-cell office:value-type="string">
            <text:p>Klampfer Eva/e01252@intra.graz.at/e01252@intra.graz.at/GGA-60101/2012-11-25T17:38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7">
            <text:p>40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94">
            <text:p>294</text:p>
          </table:table-cell>
          <table:table-cell office:value-type="float" office:value="13">
            <text:p>13</text:p>
          </table:table-cell>
          <table:table-cell office:value-type="float" office:value="281">
            <text:p>28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25.11.2012 05:38:29</text:p>
          </table:table-cell>
          <table:table-cell office:value-type="string">
            <text:p>Klampfer Eva/e01252@intra.graz.at/e01252@intra.graz.at/GGA-60101/2012-11-25T17:38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7">
            <text:p>40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94">
            <text:p>294</text:p>
          </table:table-cell>
          <table:table-cell office:value-type="float" office:value="13">
            <text:p>13</text:p>
          </table:table-cell>
          <table:table-cell office:value-type="float" office:value="281">
            <text:p>28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25.11.2012 05:38:29</text:p>
          </table:table-cell>
          <table:table-cell office:value-type="string">
            <text:p>Klampfer Eva/e01252@intra.graz.at/e01252@intra.graz.at/GGA-60101/2012-11-25T17:38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7">
            <text:p>40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94">
            <text:p>294</text:p>
          </table:table-cell>
          <table:table-cell office:value-type="float" office:value="13">
            <text:p>13</text:p>
          </table:table-cell>
          <table:table-cell office:value-type="float" office:value="281">
            <text:p>281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25.11.2012 05:38:29</text:p>
          </table:table-cell>
          <table:table-cell office:value-type="string">
            <text:p>Klampfer Eva/e01252@intra.graz.at/e01252@intra.graz.at/GGA-60101/2012-11-25T17:38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8">
            <text:p>40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34">
            <text:p>334</text:p>
          </table:table-cell>
          <table:table-cell office:value-type="float" office:value="22">
            <text:p>22</text:p>
          </table:table-cell>
          <table:table-cell office:value-type="float" office:value="312">
            <text:p>312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25.11.2012 05:47:20</text:p>
          </table:table-cell>
          <table:table-cell office:value-type="string">
            <text:p>Klampfer Eva/e01252@intra.graz.at/e01252@intra.graz.at/GGA-60101/2012-11-25T17:47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8">
            <text:p>40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2">
            <text:p>22</text:p>
          </table:table-cell>
          <table:table-cell office:value-type="float" office:value="312">
            <text:p>31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25.11.2012 05:47:20</text:p>
          </table:table-cell>
          <table:table-cell office:value-type="string">
            <text:p>Klampfer Eva/e01252@intra.graz.at/e01252@intra.graz.at/GGA-60101/2012-11-25T17:47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8">
            <text:p>40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34">
            <text:p>334</text:p>
          </table:table-cell>
          <table:table-cell office:value-type="float" office:value="22">
            <text:p>22</text:p>
          </table:table-cell>
          <table:table-cell office:value-type="float" office:value="312">
            <text:p>31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25.11.2012 05:47:20</text:p>
          </table:table-cell>
          <table:table-cell office:value-type="string">
            <text:p>Klampfer Eva/e01252@intra.graz.at/e01252@intra.graz.at/GGA-60101/2012-11-25T17:47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8">
            <text:p>40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34">
            <text:p>334</text:p>
          </table:table-cell>
          <table:table-cell office:value-type="float" office:value="22">
            <text:p>22</text:p>
          </table:table-cell>
          <table:table-cell office:value-type="float" office:value="312">
            <text:p>3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25.11.2012 05:47:20</text:p>
          </table:table-cell>
          <table:table-cell office:value-type="string">
            <text:p>Klampfer Eva/e01252@intra.graz.at/e01252@intra.graz.at/GGA-60101/2012-11-25T17:47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8">
            <text:p>40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34">
            <text:p>334</text:p>
          </table:table-cell>
          <table:table-cell office:value-type="float" office:value="22">
            <text:p>22</text:p>
          </table:table-cell>
          <table:table-cell office:value-type="float" office:value="312">
            <text:p>31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25.11.2012 05:47:20</text:p>
          </table:table-cell>
          <table:table-cell office:value-type="string">
            <text:p>Klampfer Eva/e01252@intra.graz.at/e01252@intra.graz.at/GGA-60101/2012-11-25T17:47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9">
            <text:p>40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31">
            <text:p>31</text:p>
          </table:table-cell>
          <table:table-cell office:value-type="float" office:value="266">
            <text:p>266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string">
            <text:p>25.11.2012 06:43:24</text:p>
          </table:table-cell>
          <table:table-cell office:value-type="string">
            <text:p>Klampfer Eva/e01252@intra.graz.at/e01252@intra.graz.at/GGA-60101/2012-11-25T18:43:3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9">
            <text:p>40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31">
            <text:p>31</text:p>
          </table:table-cell>
          <table:table-cell office:value-type="float" office:value="266">
            <text:p>266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25.11.2012 06:43:24</text:p>
          </table:table-cell>
          <table:table-cell office:value-type="string">
            <text:p>Klampfer Eva/e01252@intra.graz.at/e01252@intra.graz.at/GGA-60101/2012-11-25T18:43:3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9">
            <text:p>40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97">
            <text:p>297</text:p>
          </table:table-cell>
          <table:table-cell office:value-type="float" office:value="31">
            <text:p>31</text:p>
          </table:table-cell>
          <table:table-cell office:value-type="float" office:value="266">
            <text:p>266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6:43:24</text:p>
          </table:table-cell>
          <table:table-cell office:value-type="string">
            <text:p>Klampfer Eva/e01252@intra.graz.at/e01252@intra.graz.at/GGA-60101/2012-11-25T18:43:3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9">
            <text:p>40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97">
            <text:p>297</text:p>
          </table:table-cell>
          <table:table-cell office:value-type="float" office:value="31">
            <text:p>31</text:p>
          </table:table-cell>
          <table:table-cell office:value-type="float" office:value="266">
            <text:p>26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25.11.2012 06:43:24</text:p>
          </table:table-cell>
          <table:table-cell office:value-type="string">
            <text:p>Klampfer Eva/e01252@intra.graz.at/e01252@intra.graz.at/GGA-60101/2012-11-25T18:43:3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09">
            <text:p>40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97">
            <text:p>297</text:p>
          </table:table-cell>
          <table:table-cell office:value-type="float" office:value="31">
            <text:p>31</text:p>
          </table:table-cell>
          <table:table-cell office:value-type="float" office:value="266">
            <text:p>26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25.11.2012 06:43:24</text:p>
          </table:table-cell>
          <table:table-cell office:value-type="string">
            <text:p>Klampfer Eva/e01252@intra.graz.at/e01252@intra.graz.at/GGA-60101/2012-11-25T18:43:3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0">
            <text:p>410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1">
            <text:p>11</text:p>
          </table:table-cell>
          <table:table-cell office:value-type="float" office:value="456">
            <text:p>456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25.11.2012 06:22:17</text:p>
          </table:table-cell>
          <table:table-cell office:value-type="string">
            <text:p>Klampfer Eva/e01252@intra.graz.at/e01252@intra.graz.at/GGA-60101/2012-11-25T18:22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0">
            <text:p>410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67">
            <text:p>467</text:p>
          </table:table-cell>
          <table:table-cell office:value-type="float" office:value="11">
            <text:p>11</text:p>
          </table:table-cell>
          <table:table-cell office:value-type="float" office:value="456">
            <text:p>456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string">
            <text:p>25.11.2012 06:22:17</text:p>
          </table:table-cell>
          <table:table-cell office:value-type="string">
            <text:p>Klampfer Eva/e01252@intra.graz.at/e01252@intra.graz.at/GGA-60101/2012-11-25T18:22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0">
            <text:p>410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67">
            <text:p>467</text:p>
          </table:table-cell>
          <table:table-cell office:value-type="float" office:value="11">
            <text:p>11</text:p>
          </table:table-cell>
          <table:table-cell office:value-type="float" office:value="456">
            <text:p>456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25.11.2012 06:22:17</text:p>
          </table:table-cell>
          <table:table-cell office:value-type="string">
            <text:p>Klampfer Eva/e01252@intra.graz.at/e01252@intra.graz.at/GGA-60101/2012-11-25T18:22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0">
            <text:p>410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67">
            <text:p>467</text:p>
          </table:table-cell>
          <table:table-cell office:value-type="float" office:value="11">
            <text:p>11</text:p>
          </table:table-cell>
          <table:table-cell office:value-type="float" office:value="456">
            <text:p>45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25.11.2012 06:22:17</text:p>
          </table:table-cell>
          <table:table-cell office:value-type="string">
            <text:p>Klampfer Eva/e01252@intra.graz.at/e01252@intra.graz.at/GGA-60101/2012-11-25T18:22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0">
            <text:p>410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67">
            <text:p>467</text:p>
          </table:table-cell>
          <table:table-cell office:value-type="float" office:value="11">
            <text:p>11</text:p>
          </table:table-cell>
          <table:table-cell office:value-type="float" office:value="456">
            <text:p>456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25.11.2012 06:22:17</text:p>
          </table:table-cell>
          <table:table-cell office:value-type="string">
            <text:p>Klampfer Eva/e01252@intra.graz.at/e01252@intra.graz.at/GGA-60101/2012-11-25T18:22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1">
            <text:p>41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office:value-type="float" office:value="56">
            <text:p>56</text:p>
          </table:table-cell>
          <table:table-cell office:value-type="float" office:value="333">
            <text:p>33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25.11.2012 05:59:15</text:p>
          </table:table-cell>
          <table:table-cell office:value-type="string">
            <text:p>Klampfer Eva/e01252@intra.graz.at/e01252@intra.graz.at/GGA-60101/2012-11-25T17:59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1">
            <text:p>41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89">
            <text:p>389</text:p>
          </table:table-cell>
          <table:table-cell office:value-type="float" office:value="56">
            <text:p>56</text:p>
          </table:table-cell>
          <table:table-cell office:value-type="float" office:value="333">
            <text:p>333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string">
            <text:p>25.11.2012 05:59:15</text:p>
          </table:table-cell>
          <table:table-cell office:value-type="string">
            <text:p>Klampfer Eva/e01252@intra.graz.at/e01252@intra.graz.at/GGA-60101/2012-11-25T17:59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1">
            <text:p>41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89">
            <text:p>389</text:p>
          </table:table-cell>
          <table:table-cell office:value-type="float" office:value="56">
            <text:p>56</text:p>
          </table:table-cell>
          <table:table-cell office:value-type="float" office:value="333">
            <text:p>333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25.11.2012 05:59:15</text:p>
          </table:table-cell>
          <table:table-cell office:value-type="string">
            <text:p>Klampfer Eva/e01252@intra.graz.at/e01252@intra.graz.at/GGA-60101/2012-11-25T17:59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1">
            <text:p>41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89">
            <text:p>389</text:p>
          </table:table-cell>
          <table:table-cell office:value-type="float" office:value="56">
            <text:p>56</text:p>
          </table:table-cell>
          <table:table-cell office:value-type="float" office:value="333">
            <text:p>33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25.11.2012 05:59:15</text:p>
          </table:table-cell>
          <table:table-cell office:value-type="string">
            <text:p>Klampfer Eva/e01252@intra.graz.at/e01252@intra.graz.at/GGA-60101/2012-11-25T17:59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1">
            <text:p>41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89">
            <text:p>389</text:p>
          </table:table-cell>
          <table:table-cell office:value-type="float" office:value="56">
            <text:p>56</text:p>
          </table:table-cell>
          <table:table-cell office:value-type="float" office:value="333">
            <text:p>33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25.11.2012 05:59:15</text:p>
          </table:table-cell>
          <table:table-cell office:value-type="string">
            <text:p>Klampfer Eva/e01252@intra.graz.at/e01252@intra.graz.at/GGA-60101/2012-11-25T17:59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2">
            <text:p>41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office:value-type="float" office:value="34">
            <text:p>34</text:p>
          </table:table-cell>
          <table:table-cell office:value-type="float" office:value="307">
            <text:p>307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25.11.2012 06:34:54</text:p>
          </table:table-cell>
          <table:table-cell office:value-type="string">
            <text:p>Klampfer Eva/e01252@intra.graz.at/e01252@intra.graz.at/GGA-60101/2012-11-25T18:35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2">
            <text:p>41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34">
            <text:p>34</text:p>
          </table:table-cell>
          <table:table-cell office:value-type="float" office:value="307">
            <text:p>307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6:34:54</text:p>
          </table:table-cell>
          <table:table-cell office:value-type="string">
            <text:p>Klampfer Eva/e01252@intra.graz.at/e01252@intra.graz.at/GGA-60101/2012-11-25T18:35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2">
            <text:p>41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41">
            <text:p>341</text:p>
          </table:table-cell>
          <table:table-cell office:value-type="float" office:value="34">
            <text:p>34</text:p>
          </table:table-cell>
          <table:table-cell office:value-type="float" office:value="307">
            <text:p>307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25.11.2012 06:34:54</text:p>
          </table:table-cell>
          <table:table-cell office:value-type="string">
            <text:p>Klampfer Eva/e01252@intra.graz.at/e01252@intra.graz.at/GGA-60101/2012-11-25T18:35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2">
            <text:p>41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41">
            <text:p>341</text:p>
          </table:table-cell>
          <table:table-cell office:value-type="float" office:value="34">
            <text:p>34</text:p>
          </table:table-cell>
          <table:table-cell office:value-type="float" office:value="307">
            <text:p>30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5.11.2012 06:34:54</text:p>
          </table:table-cell>
          <table:table-cell office:value-type="string">
            <text:p>Klampfer Eva/e01252@intra.graz.at/e01252@intra.graz.at/GGA-60101/2012-11-25T18:35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2">
            <text:p>41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41">
            <text:p>341</text:p>
          </table:table-cell>
          <table:table-cell office:value-type="float" office:value="34">
            <text:p>34</text:p>
          </table:table-cell>
          <table:table-cell office:value-type="float" office:value="307">
            <text:p>307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25.11.2012 06:34:54</text:p>
          </table:table-cell>
          <table:table-cell office:value-type="string">
            <text:p>Klampfer Eva/e01252@intra.graz.at/e01252@intra.graz.at/GGA-60101/2012-11-25T18:35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3">
            <text:p>41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office:value-type="float" office:value="50">
            <text:p>50</text:p>
          </table:table-cell>
          <table:table-cell office:value-type="float" office:value="253">
            <text:p>25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5.11.2012 06:10:17</text:p>
          </table:table-cell>
          <table:table-cell office:value-type="string">
            <text:p>Klampfer Eva/e01252@intra.graz.at/e01252@intra.graz.at/GGA-60101/2012-11-25T18:10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3">
            <text:p>41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50">
            <text:p>50</text:p>
          </table:table-cell>
          <table:table-cell office:value-type="float" office:value="253">
            <text:p>253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25.11.2012 06:10:17</text:p>
          </table:table-cell>
          <table:table-cell office:value-type="string">
            <text:p>Klampfer Eva/e01252@intra.graz.at/e01252@intra.graz.at/GGA-60101/2012-11-25T18:10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3">
            <text:p>41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03">
            <text:p>303</text:p>
          </table:table-cell>
          <table:table-cell office:value-type="float" office:value="50">
            <text:p>50</text:p>
          </table:table-cell>
          <table:table-cell office:value-type="float" office:value="253">
            <text:p>25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25.11.2012 06:10:17</text:p>
          </table:table-cell>
          <table:table-cell office:value-type="string">
            <text:p>Klampfer Eva/e01252@intra.graz.at/e01252@intra.graz.at/GGA-60101/2012-11-25T18:10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3">
            <text:p>41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03">
            <text:p>303</text:p>
          </table:table-cell>
          <table:table-cell office:value-type="float" office:value="50">
            <text:p>50</text:p>
          </table:table-cell>
          <table:table-cell office:value-type="float" office:value="253">
            <text:p>253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25.11.2012 06:10:17</text:p>
          </table:table-cell>
          <table:table-cell office:value-type="string">
            <text:p>Klampfer Eva/e01252@intra.graz.at/e01252@intra.graz.at/GGA-60101/2012-11-25T18:10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3">
            <text:p>41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03">
            <text:p>303</text:p>
          </table:table-cell>
          <table:table-cell office:value-type="float" office:value="50">
            <text:p>50</text:p>
          </table:table-cell>
          <table:table-cell office:value-type="float" office:value="253">
            <text:p>253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25.11.2012 06:10:17</text:p>
          </table:table-cell>
          <table:table-cell office:value-type="string">
            <text:p>Klampfer Eva/e01252@intra.graz.at/e01252@intra.graz.at/GGA-60101/2012-11-25T18:10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4">
            <text:p>41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float" office:value="32">
            <text:p>32</text:p>
          </table:table-cell>
          <table:table-cell office:value-type="float" office:value="279">
            <text:p>279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25.11.2012 06:40:58</text:p>
          </table:table-cell>
          <table:table-cell office:value-type="string">
            <text:p>Klampfer Eva/e01252@intra.graz.at/e01252@intra.graz.at/GGA-60101/2012-11-25T18:41:0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4">
            <text:p>41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32">
            <text:p>32</text:p>
          </table:table-cell>
          <table:table-cell office:value-type="float" office:value="279">
            <text:p>279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5.11.2012 06:40:58</text:p>
          </table:table-cell>
          <table:table-cell office:value-type="string">
            <text:p>Klampfer Eva/e01252@intra.graz.at/e01252@intra.graz.at/GGA-60101/2012-11-25T18:41:0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4">
            <text:p>41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32">
            <text:p>32</text:p>
          </table:table-cell>
          <table:table-cell office:value-type="float" office:value="279">
            <text:p>279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5.11.2012 06:40:58</text:p>
          </table:table-cell>
          <table:table-cell office:value-type="string">
            <text:p>Klampfer Eva/e01252@intra.graz.at/e01252@intra.graz.at/GGA-60101/2012-11-25T18:41:0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4">
            <text:p>41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11">
            <text:p>311</text:p>
          </table:table-cell>
          <table:table-cell office:value-type="float" office:value="32">
            <text:p>32</text:p>
          </table:table-cell>
          <table:table-cell office:value-type="float" office:value="279">
            <text:p>27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25.11.2012 06:40:58</text:p>
          </table:table-cell>
          <table:table-cell office:value-type="string">
            <text:p>Klampfer Eva/e01252@intra.graz.at/e01252@intra.graz.at/GGA-60101/2012-11-25T18:41:0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4">
            <text:p>41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11">
            <text:p>311</text:p>
          </table:table-cell>
          <table:table-cell office:value-type="float" office:value="32">
            <text:p>32</text:p>
          </table:table-cell>
          <table:table-cell office:value-type="float" office:value="279">
            <text:p>279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25.11.2012 06:40:58</text:p>
          </table:table-cell>
          <table:table-cell office:value-type="string">
            <text:p>Klampfer Eva/e01252@intra.graz.at/e01252@intra.graz.at/GGA-60101/2012-11-25T18:41:0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5">
            <text:p>41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  <table:table-cell office:value-type="float" office:value="26">
            <text:p>26</text:p>
          </table:table-cell>
          <table:table-cell office:value-type="float" office:value="431">
            <text:p>43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25.11.2012 07:07:13</text:p>
          </table:table-cell>
          <table:table-cell office:value-type="string">
            <text:p>Klampfer Eva/e01252@intra.graz.at/e01252@intra.graz.at/GGA-60101/2012-11-25T19:07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5">
            <text:p>41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57">
            <text:p>457</text:p>
          </table:table-cell>
          <table:table-cell office:value-type="float" office:value="26">
            <text:p>26</text:p>
          </table:table-cell>
          <table:table-cell office:value-type="float" office:value="431">
            <text:p>431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string">
            <text:p>25.11.2012 07:07:13</text:p>
          </table:table-cell>
          <table:table-cell office:value-type="string">
            <text:p>Klampfer Eva/e01252@intra.graz.at/e01252@intra.graz.at/GGA-60101/2012-11-25T19:07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5">
            <text:p>41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57">
            <text:p>457</text:p>
          </table:table-cell>
          <table:table-cell office:value-type="float" office:value="26">
            <text:p>26</text:p>
          </table:table-cell>
          <table:table-cell office:value-type="float" office:value="431">
            <text:p>4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5.11.2012 07:07:13</text:p>
          </table:table-cell>
          <table:table-cell office:value-type="string">
            <text:p>Klampfer Eva/e01252@intra.graz.at/e01252@intra.graz.at/GGA-60101/2012-11-25T19:07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5">
            <text:p>41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57">
            <text:p>457</text:p>
          </table:table-cell>
          <table:table-cell office:value-type="float" office:value="26">
            <text:p>26</text:p>
          </table:table-cell>
          <table:table-cell office:value-type="float" office:value="431">
            <text:p>431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25.11.2012 07:07:13</text:p>
          </table:table-cell>
          <table:table-cell office:value-type="string">
            <text:p>Klampfer Eva/e01252@intra.graz.at/e01252@intra.graz.at/GGA-60101/2012-11-25T19:07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5">
            <text:p>41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57">
            <text:p>457</text:p>
          </table:table-cell>
          <table:table-cell office:value-type="float" office:value="26">
            <text:p>26</text:p>
          </table:table-cell>
          <table:table-cell office:value-type="float" office:value="431">
            <text:p>431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string">
            <text:p>25.11.2012 07:07:13</text:p>
          </table:table-cell>
          <table:table-cell office:value-type="string">
            <text:p>Klampfer Eva/e01252@intra.graz.at/e01252@intra.graz.at/GGA-60101/2012-11-25T19:07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6">
            <text:p>41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22">
            <text:p>22</text:p>
          </table:table-cell>
          <table:table-cell office:value-type="float" office:value="217">
            <text:p>217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25.11.2012 05:11:32</text:p>
          </table:table-cell>
          <table:table-cell office:value-type="string">
            <text:p>Klampfer Eva/e01252@intra.graz.at/e01252@intra.graz.at/GGA-60101/2012-11-25T17:11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6">
            <text:p>41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2">
            <text:p>22</text:p>
          </table:table-cell>
          <table:table-cell office:value-type="float" office:value="217">
            <text:p>217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25.11.2012 05:11:32</text:p>
          </table:table-cell>
          <table:table-cell office:value-type="string">
            <text:p>Klampfer Eva/e01252@intra.graz.at/e01252@intra.graz.at/GGA-60101/2012-11-25T17:11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6">
            <text:p>41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39">
            <text:p>239</text:p>
          </table:table-cell>
          <table:table-cell office:value-type="float" office:value="22">
            <text:p>22</text:p>
          </table:table-cell>
          <table:table-cell office:value-type="float" office:value="217">
            <text:p>217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25.11.2012 05:11:32</text:p>
          </table:table-cell>
          <table:table-cell office:value-type="string">
            <text:p>Klampfer Eva/e01252@intra.graz.at/e01252@intra.graz.at/GGA-60101/2012-11-25T17:11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6">
            <text:p>41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39">
            <text:p>239</text:p>
          </table:table-cell>
          <table:table-cell office:value-type="float" office:value="22">
            <text:p>22</text:p>
          </table:table-cell>
          <table:table-cell office:value-type="float" office:value="217">
            <text:p>2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25.11.2012 05:11:32</text:p>
          </table:table-cell>
          <table:table-cell office:value-type="string">
            <text:p>Klampfer Eva/e01252@intra.graz.at/e01252@intra.graz.at/GGA-60101/2012-11-25T17:11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6">
            <text:p>41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39">
            <text:p>239</text:p>
          </table:table-cell>
          <table:table-cell office:value-type="float" office:value="22">
            <text:p>22</text:p>
          </table:table-cell>
          <table:table-cell office:value-type="float" office:value="217">
            <text:p>217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5.11.2012 05:11:32</text:p>
          </table:table-cell>
          <table:table-cell office:value-type="string">
            <text:p>Klampfer Eva/e01252@intra.graz.at/e01252@intra.graz.at/GGA-60101/2012-11-25T17:11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7">
            <text:p>41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225">
            <text:p>225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25.11.2012 05:50:54</text:p>
          </table:table-cell>
          <table:table-cell office:value-type="string">
            <text:p>Klampfer Eva/e01252@intra.graz.at/e01252@intra.graz.at/GGA-60101/2012-11-25T17:51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7">
            <text:p>41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25.11.2012 05:50:54</text:p>
          </table:table-cell>
          <table:table-cell office:value-type="string">
            <text:p>Klampfer Eva/e01252@intra.graz.at/e01252@intra.graz.at/GGA-60101/2012-11-25T17:51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7">
            <text:p>41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225">
            <text:p>225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25.11.2012 05:50:54</text:p>
          </table:table-cell>
          <table:table-cell office:value-type="string">
            <text:p>Klampfer Eva/e01252@intra.graz.at/e01252@intra.graz.at/GGA-60101/2012-11-25T17:51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7">
            <text:p>41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225">
            <text:p>22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25.11.2012 05:50:54</text:p>
          </table:table-cell>
          <table:table-cell office:value-type="string">
            <text:p>Klampfer Eva/e01252@intra.graz.at/e01252@intra.graz.at/GGA-60101/2012-11-25T17:51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7">
            <text:p>41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225">
            <text:p>22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25.11.2012 05:50:54</text:p>
          </table:table-cell>
          <table:table-cell office:value-type="string">
            <text:p>Klampfer Eva/e01252@intra.graz.at/e01252@intra.graz.at/GGA-60101/2012-11-25T17:51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8">
            <text:p>41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79">
            <text:p>79</text:p>
          </table:table-cell>
          <table:table-cell office:value-type="float" office:value="209">
            <text:p>209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5.11.2012 06:54:53</text:p>
          </table:table-cell>
          <table:table-cell office:value-type="string">
            <text:p>Klampfer Eva/e01252@intra.graz.at/e01252@intra.graz.at/GGA-60101/2012-11-25T18:55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8">
            <text:p>41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79">
            <text:p>79</text:p>
          </table:table-cell>
          <table:table-cell office:value-type="float" office:value="209">
            <text:p>209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25.11.2012 06:54:53</text:p>
          </table:table-cell>
          <table:table-cell office:value-type="string">
            <text:p>Klampfer Eva/e01252@intra.graz.at/e01252@intra.graz.at/GGA-60101/2012-11-25T18:55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8">
            <text:p>41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float" office:value="79">
            <text:p>79</text:p>
          </table:table-cell>
          <table:table-cell office:value-type="float" office:value="209">
            <text:p>20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25.11.2012 06:54:53</text:p>
          </table:table-cell>
          <table:table-cell office:value-type="string">
            <text:p>Klampfer Eva/e01252@intra.graz.at/e01252@intra.graz.at/GGA-60101/2012-11-25T18:55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8">
            <text:p>41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88">
            <text:p>288</text:p>
          </table:table-cell>
          <table:table-cell office:value-type="float" office:value="79">
            <text:p>79</text:p>
          </table:table-cell>
          <table:table-cell office:value-type="float" office:value="209">
            <text:p>20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25.11.2012 06:54:53</text:p>
          </table:table-cell>
          <table:table-cell office:value-type="string">
            <text:p>Klampfer Eva/e01252@intra.graz.at/e01252@intra.graz.at/GGA-60101/2012-11-25T18:55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8">
            <text:p>41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88">
            <text:p>288</text:p>
          </table:table-cell>
          <table:table-cell office:value-type="float" office:value="79">
            <text:p>79</text:p>
          </table:table-cell>
          <table:table-cell office:value-type="float" office:value="209">
            <text:p>209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25.11.2012 06:54:53</text:p>
          </table:table-cell>
          <table:table-cell office:value-type="string">
            <text:p>Klampfer Eva/e01252@intra.graz.at/e01252@intra.graz.at/GGA-60101/2012-11-25T18:55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9">
            <text:p>41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65">
            <text:p>365</text:p>
          </table:table-cell>
          <table:table-cell office:value-type="float" office:value="14">
            <text:p>14</text:p>
          </table:table-cell>
          <table:table-cell office:value-type="float" office:value="351">
            <text:p>35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25.11.2012 07:40:55</text:p>
          </table:table-cell>
          <table:table-cell office:value-type="string">
            <text:p>Klampfer Eva/e01252@intra.graz.at/e01252@intra.graz.at/GGA-60101/2012-11-25T19:41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9">
            <text:p>41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14">
            <text:p>14</text:p>
          </table:table-cell>
          <table:table-cell office:value-type="float" office:value="351">
            <text:p>351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string">
            <text:p>25.11.2012 07:40:55</text:p>
          </table:table-cell>
          <table:table-cell office:value-type="string">
            <text:p>Klampfer Eva/e01252@intra.graz.at/e01252@intra.graz.at/GGA-60101/2012-11-25T19:41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9">
            <text:p>41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65">
            <text:p>365</text:p>
          </table:table-cell>
          <table:table-cell office:value-type="float" office:value="14">
            <text:p>14</text:p>
          </table:table-cell>
          <table:table-cell office:value-type="float" office:value="351">
            <text:p>35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7:40:55</text:p>
          </table:table-cell>
          <table:table-cell office:value-type="string">
            <text:p>Klampfer Eva/e01252@intra.graz.at/e01252@intra.graz.at/GGA-60101/2012-11-25T19:41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9">
            <text:p>41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65">
            <text:p>365</text:p>
          </table:table-cell>
          <table:table-cell office:value-type="float" office:value="14">
            <text:p>14</text:p>
          </table:table-cell>
          <table:table-cell office:value-type="float" office:value="351">
            <text:p>35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5.11.2012 07:40:55</text:p>
          </table:table-cell>
          <table:table-cell office:value-type="string">
            <text:p>Klampfer Eva/e01252@intra.graz.at/e01252@intra.graz.at/GGA-60101/2012-11-25T19:41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19">
            <text:p>41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14">
            <text:p>14</text:p>
          </table:table-cell>
          <table:table-cell office:value-type="float" office:value="351">
            <text:p>351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25.11.2012 07:40:55</text:p>
          </table:table-cell>
          <table:table-cell office:value-type="string">
            <text:p>Klampfer Eva/e01252@intra.graz.at/e01252@intra.graz.at/GGA-60101/2012-11-25T19:41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0">
            <text:p>420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office:value-type="float" office:value="21">
            <text:p>21</text:p>
          </table:table-cell>
          <table:table-cell office:value-type="float" office:value="264">
            <text:p>264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5:22:26</text:p>
          </table:table-cell>
          <table:table-cell office:value-type="string">
            <text:p>Klampfer Eva/e01252@intra.graz.at/e01252@intra.graz.at/GGA-60101/2012-11-25T17:22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0">
            <text:p>420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21">
            <text:p>21</text:p>
          </table:table-cell>
          <table:table-cell office:value-type="float" office:value="264">
            <text:p>26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25.11.2012 05:22:26</text:p>
          </table:table-cell>
          <table:table-cell office:value-type="string">
            <text:p>Klampfer Eva/e01252@intra.graz.at/e01252@intra.graz.at/GGA-60101/2012-11-25T17:22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0">
            <text:p>420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85">
            <text:p>285</text:p>
          </table:table-cell>
          <table:table-cell office:value-type="float" office:value="21">
            <text:p>21</text:p>
          </table:table-cell>
          <table:table-cell office:value-type="float" office:value="264">
            <text:p>26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25.11.2012 05:22:26</text:p>
          </table:table-cell>
          <table:table-cell office:value-type="string">
            <text:p>Klampfer Eva/e01252@intra.graz.at/e01252@intra.graz.at/GGA-60101/2012-11-25T17:22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0">
            <text:p>420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85">
            <text:p>285</text:p>
          </table:table-cell>
          <table:table-cell office:value-type="float" office:value="21">
            <text:p>21</text:p>
          </table:table-cell>
          <table:table-cell office:value-type="float" office:value="264">
            <text:p>26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5.11.2012 05:22:26</text:p>
          </table:table-cell>
          <table:table-cell office:value-type="string">
            <text:p>Klampfer Eva/e01252@intra.graz.at/e01252@intra.graz.at/GGA-60101/2012-11-25T17:22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0">
            <text:p>420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85">
            <text:p>285</text:p>
          </table:table-cell>
          <table:table-cell office:value-type="float" office:value="21">
            <text:p>21</text:p>
          </table:table-cell>
          <table:table-cell office:value-type="float" office:value="264">
            <text:p>264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25.11.2012 05:22:26</text:p>
          </table:table-cell>
          <table:table-cell office:value-type="string">
            <text:p>Klampfer Eva/e01252@intra.graz.at/e01252@intra.graz.at/GGA-60101/2012-11-25T17:22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1">
            <text:p>42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  <table:table-cell office:value-type="float" office:value="44">
            <text:p>44</text:p>
          </table:table-cell>
          <table:table-cell office:value-type="float" office:value="455">
            <text:p>455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string">
            <text:p>25.11.2012 07:23:31</text:p>
          </table:table-cell>
          <table:table-cell office:value-type="string">
            <text:p>Klampfer Eva/e01252@intra.graz.at/e01252@intra.graz.at/GGA-60101/2012-11-25T19:23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1">
            <text:p>42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99">
            <text:p>499</text:p>
          </table:table-cell>
          <table:table-cell office:value-type="float" office:value="44">
            <text:p>44</text:p>
          </table:table-cell>
          <table:table-cell office:value-type="float" office:value="455">
            <text:p>455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string">
            <text:p>25.11.2012 07:23:31</text:p>
          </table:table-cell>
          <table:table-cell office:value-type="string">
            <text:p>Klampfer Eva/e01252@intra.graz.at/e01252@intra.graz.at/GGA-60101/2012-11-25T19:23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1">
            <text:p>42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99">
            <text:p>499</text:p>
          </table:table-cell>
          <table:table-cell office:value-type="float" office:value="44">
            <text:p>44</text:p>
          </table:table-cell>
          <table:table-cell office:value-type="float" office:value="455">
            <text:p>455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25.11.2012 07:23:31</text:p>
          </table:table-cell>
          <table:table-cell office:value-type="string">
            <text:p>Klampfer Eva/e01252@intra.graz.at/e01252@intra.graz.at/GGA-60101/2012-11-25T19:23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1">
            <text:p>42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99">
            <text:p>499</text:p>
          </table:table-cell>
          <table:table-cell office:value-type="float" office:value="44">
            <text:p>44</text:p>
          </table:table-cell>
          <table:table-cell office:value-type="float" office:value="455">
            <text:p>45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25.11.2012 07:23:31</text:p>
          </table:table-cell>
          <table:table-cell office:value-type="string">
            <text:p>Klampfer Eva/e01252@intra.graz.at/e01252@intra.graz.at/GGA-60101/2012-11-25T19:23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1">
            <text:p>42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99">
            <text:p>499</text:p>
          </table:table-cell>
          <table:table-cell office:value-type="float" office:value="44">
            <text:p>44</text:p>
          </table:table-cell>
          <table:table-cell office:value-type="float" office:value="455">
            <text:p>455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string">
            <text:p>25.11.2012 07:23:31</text:p>
          </table:table-cell>
          <table:table-cell office:value-type="string">
            <text:p>Klampfer Eva/e01252@intra.graz.at/e01252@intra.graz.at/GGA-60101/2012-11-25T19:23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2">
            <text:p>42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31">
            <text:p>31</text:p>
          </table:table-cell>
          <table:table-cell office:value-type="float" office:value="286">
            <text:p>286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6:15:10</text:p>
          </table:table-cell>
          <table:table-cell office:value-type="string">
            <text:p>Klampfer Eva/e01252@intra.graz.at/e01252@intra.graz.at/GGA-60101/2012-11-25T18:15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2">
            <text:p>42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office:value-type="float" office:value="31">
            <text:p>31</text:p>
          </table:table-cell>
          <table:table-cell office:value-type="float" office:value="286">
            <text:p>286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25.11.2012 06:15:10</text:p>
          </table:table-cell>
          <table:table-cell office:value-type="string">
            <text:p>Klampfer Eva/e01252@intra.graz.at/e01252@intra.graz.at/GGA-60101/2012-11-25T18:15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2">
            <text:p>42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17">
            <text:p>317</text:p>
          </table:table-cell>
          <table:table-cell office:value-type="float" office:value="31">
            <text:p>31</text:p>
          </table:table-cell>
          <table:table-cell office:value-type="float" office:value="286">
            <text:p>28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25.11.2012 06:15:10</text:p>
          </table:table-cell>
          <table:table-cell office:value-type="string">
            <text:p>Klampfer Eva/e01252@intra.graz.at/e01252@intra.graz.at/GGA-60101/2012-11-25T18:15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2">
            <text:p>42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17">
            <text:p>317</text:p>
          </table:table-cell>
          <table:table-cell office:value-type="float" office:value="31">
            <text:p>31</text:p>
          </table:table-cell>
          <table:table-cell office:value-type="float" office:value="286">
            <text:p>286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25.11.2012 06:15:10</text:p>
          </table:table-cell>
          <table:table-cell office:value-type="string">
            <text:p>Klampfer Eva/e01252@intra.graz.at/e01252@intra.graz.at/GGA-60101/2012-11-25T18:15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2">
            <text:p>42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17">
            <text:p>317</text:p>
          </table:table-cell>
          <table:table-cell office:value-type="float" office:value="31">
            <text:p>31</text:p>
          </table:table-cell>
          <table:table-cell office:value-type="float" office:value="286">
            <text:p>286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25.11.2012 06:15:10</text:p>
          </table:table-cell>
          <table:table-cell office:value-type="string">
            <text:p>Klampfer Eva/e01252@intra.graz.at/e01252@intra.graz.at/GGA-60101/2012-11-25T18:15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3">
            <text:p>42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office:value-type="float" office:value="46">
            <text:p>46</text:p>
          </table:table-cell>
          <table:table-cell office:value-type="float" office:value="290">
            <text:p>29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5.11.2012 06:03:31</text:p>
          </table:table-cell>
          <table:table-cell office:value-type="string">
            <text:p>Klampfer Eva/e01252@intra.graz.at/e01252@intra.graz.at/GGA-60101/2012-11-25T18:03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3">
            <text:p>42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46">
            <text:p>46</text:p>
          </table:table-cell>
          <table:table-cell office:value-type="float" office:value="290">
            <text:p>290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25.11.2012 06:03:31</text:p>
          </table:table-cell>
          <table:table-cell office:value-type="string">
            <text:p>Klampfer Eva/e01252@intra.graz.at/e01252@intra.graz.at/GGA-60101/2012-11-25T18:03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3">
            <text:p>42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36">
            <text:p>336</text:p>
          </table:table-cell>
          <table:table-cell office:value-type="float" office:value="46">
            <text:p>46</text:p>
          </table:table-cell>
          <table:table-cell office:value-type="float" office:value="290">
            <text:p>29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25.11.2012 06:03:31</text:p>
          </table:table-cell>
          <table:table-cell office:value-type="string">
            <text:p>Klampfer Eva/e01252@intra.graz.at/e01252@intra.graz.at/GGA-60101/2012-11-25T18:03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3">
            <text:p>42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36">
            <text:p>336</text:p>
          </table:table-cell>
          <table:table-cell office:value-type="float" office:value="46">
            <text:p>46</text:p>
          </table:table-cell>
          <table:table-cell office:value-type="float" office:value="290">
            <text:p>29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25.11.2012 06:03:31</text:p>
          </table:table-cell>
          <table:table-cell office:value-type="string">
            <text:p>Klampfer Eva/e01252@intra.graz.at/e01252@intra.graz.at/GGA-60101/2012-11-25T18:03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3">
            <text:p>42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36">
            <text:p>336</text:p>
          </table:table-cell>
          <table:table-cell office:value-type="float" office:value="46">
            <text:p>46</text:p>
          </table:table-cell>
          <table:table-cell office:value-type="float" office:value="290">
            <text:p>29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25.11.2012 06:03:31</text:p>
          </table:table-cell>
          <table:table-cell office:value-type="string">
            <text:p>Klampfer Eva/e01252@intra.graz.at/e01252@intra.graz.at/GGA-60101/2012-11-25T18:03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4">
            <text:p>42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56">
            <text:p>56</text:p>
          </table:table-cell>
          <table:table-cell office:value-type="float" office:value="261">
            <text:p>26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25.11.2012 06:31:51</text:p>
          </table:table-cell>
          <table:table-cell office:value-type="string">
            <text:p>Klampfer Eva/e01252@intra.graz.at/e01252@intra.graz.at/GGA-60101/2012-11-25T18:31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4">
            <text:p>42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office:value-type="float" office:value="56">
            <text:p>56</text:p>
          </table:table-cell>
          <table:table-cell office:value-type="float" office:value="261">
            <text:p>26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25.11.2012 06:31:51</text:p>
          </table:table-cell>
          <table:table-cell office:value-type="string">
            <text:p>Klampfer Eva/e01252@intra.graz.at/e01252@intra.graz.at/GGA-60101/2012-11-25T18:31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4">
            <text:p>42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17">
            <text:p>317</text:p>
          </table:table-cell>
          <table:table-cell office:value-type="float" office:value="56">
            <text:p>56</text:p>
          </table:table-cell>
          <table:table-cell office:value-type="float" office:value="261">
            <text:p>26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25.11.2012 06:31:51</text:p>
          </table:table-cell>
          <table:table-cell office:value-type="string">
            <text:p>Klampfer Eva/e01252@intra.graz.at/e01252@intra.graz.at/GGA-60101/2012-11-25T18:31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4">
            <text:p>42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17">
            <text:p>317</text:p>
          </table:table-cell>
          <table:table-cell office:value-type="float" office:value="56">
            <text:p>56</text:p>
          </table:table-cell>
          <table:table-cell office:value-type="float" office:value="261">
            <text:p>26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25.11.2012 06:31:51</text:p>
          </table:table-cell>
          <table:table-cell office:value-type="string">
            <text:p>Klampfer Eva/e01252@intra.graz.at/e01252@intra.graz.at/GGA-60101/2012-11-25T18:31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4">
            <text:p>42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17">
            <text:p>317</text:p>
          </table:table-cell>
          <table:table-cell office:value-type="float" office:value="56">
            <text:p>56</text:p>
          </table:table-cell>
          <table:table-cell office:value-type="float" office:value="261">
            <text:p>26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5.11.2012 06:31:51</text:p>
          </table:table-cell>
          <table:table-cell office:value-type="string">
            <text:p>Klampfer Eva/e01252@intra.graz.at/e01252@intra.graz.at/GGA-60101/2012-11-25T18:31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5">
            <text:p>42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27">
            <text:p>27</text:p>
          </table:table-cell>
          <table:table-cell office:value-type="float" office:value="261">
            <text:p>26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25.11.2012 05:35:02</text:p>
          </table:table-cell>
          <table:table-cell office:value-type="string">
            <text:p>Klampfer Eva/e01252@intra.graz.at/e01252@intra.graz.at/GGA-60101/2012-11-25T17:35:0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5">
            <text:p>42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7">
            <text:p>27</text:p>
          </table:table-cell>
          <table:table-cell office:value-type="float" office:value="261">
            <text:p>26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25.11.2012 05:35:02</text:p>
          </table:table-cell>
          <table:table-cell office:value-type="string">
            <text:p>Klampfer Eva/e01252@intra.graz.at/e01252@intra.graz.at/GGA-60101/2012-11-25T17:35:0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5">
            <text:p>42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float" office:value="27">
            <text:p>27</text:p>
          </table:table-cell>
          <table:table-cell office:value-type="float" office:value="261">
            <text:p>26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25.11.2012 05:35:02</text:p>
          </table:table-cell>
          <table:table-cell office:value-type="string">
            <text:p>Klampfer Eva/e01252@intra.graz.at/e01252@intra.graz.at/GGA-60101/2012-11-25T17:35:0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5">
            <text:p>42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88">
            <text:p>288</text:p>
          </table:table-cell>
          <table:table-cell office:value-type="float" office:value="27">
            <text:p>27</text:p>
          </table:table-cell>
          <table:table-cell office:value-type="float" office:value="261">
            <text:p>26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25.11.2012 05:35:02</text:p>
          </table:table-cell>
          <table:table-cell office:value-type="string">
            <text:p>Klampfer Eva/e01252@intra.graz.at/e01252@intra.graz.at/GGA-60101/2012-11-25T17:35:0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5">
            <text:p>42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88">
            <text:p>288</text:p>
          </table:table-cell>
          <table:table-cell office:value-type="float" office:value="27">
            <text:p>27</text:p>
          </table:table-cell>
          <table:table-cell office:value-type="float" office:value="261">
            <text:p>26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25.11.2012 05:35:02</text:p>
          </table:table-cell>
          <table:table-cell office:value-type="string">
            <text:p>Klampfer Eva/e01252@intra.graz.at/e01252@intra.graz.at/GGA-60101/2012-11-25T17:35:0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6">
            <text:p>42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float" office:value="8">
            <text:p>8</text:p>
          </table:table-cell>
          <table:table-cell office:value-type="float" office:value="432">
            <text:p>432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25.11.2012 06:19:39</text:p>
          </table:table-cell>
          <table:table-cell office:value-type="string">
            <text:p>Klampfer Eva/e01252@intra.graz.at/e01252@intra.graz.at/GGA-60101/2012-11-25T18:19:4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6">
            <text:p>42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40">
            <text:p>440</text:p>
          </table:table-cell>
          <table:table-cell office:value-type="float" office:value="8">
            <text:p>8</text:p>
          </table:table-cell>
          <table:table-cell office:value-type="float" office:value="432">
            <text:p>432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string">
            <text:p>25.11.2012 06:19:39</text:p>
          </table:table-cell>
          <table:table-cell office:value-type="string">
            <text:p>Klampfer Eva/e01252@intra.graz.at/e01252@intra.graz.at/GGA-60101/2012-11-25T18:19:4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6">
            <text:p>42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40">
            <text:p>440</text:p>
          </table:table-cell>
          <table:table-cell office:value-type="float" office:value="8">
            <text:p>8</text:p>
          </table:table-cell>
          <table:table-cell office:value-type="float" office:value="432">
            <text:p>432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25.11.2012 06:19:39</text:p>
          </table:table-cell>
          <table:table-cell office:value-type="string">
            <text:p>Klampfer Eva/e01252@intra.graz.at/e01252@intra.graz.at/GGA-60101/2012-11-25T18:19:4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6">
            <text:p>42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40">
            <text:p>440</text:p>
          </table:table-cell>
          <table:table-cell office:value-type="float" office:value="8">
            <text:p>8</text:p>
          </table:table-cell>
          <table:table-cell office:value-type="float" office:value="432">
            <text:p>43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25.11.2012 06:19:39</text:p>
          </table:table-cell>
          <table:table-cell office:value-type="string">
            <text:p>Klampfer Eva/e01252@intra.graz.at/e01252@intra.graz.at/GGA-60101/2012-11-25T18:19:4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426">
            <text:p>42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40">
            <text:p>440</text:p>
          </table:table-cell>
          <table:table-cell office:value-type="float" office:value="8">
            <text:p>8</text:p>
          </table:table-cell>
          <table:table-cell office:value-type="float" office:value="432">
            <text:p>432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25.11.2012 06:19:39</text:p>
          </table:table-cell>
          <table:table-cell office:value-type="string">
            <text:p>Klampfer Eva/e01252@intra.graz.at/e01252@intra.graz.at/GGA-60101/2012-11-25T18:19:46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498">
            <text:p>49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7">
            <text:p>7</text:p>
          </table:table-cell>
          <table:table-cell office:value-type="float" office:value="458">
            <text:p>458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27.11.2012 08:45:52</text:p>
          </table:table-cell>
          <table:table-cell office:value-type="string">
            <text:p>Schwartz Wolfgang/p14139@intra.graz.at/p14139@intra.graz.at/GGA-60101/2012-11-27T08:45:5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498">
            <text:p>49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65">
            <text:p>465</text:p>
          </table:table-cell>
          <table:table-cell office:value-type="float" office:value="7">
            <text:p>7</text:p>
          </table:table-cell>
          <table:table-cell office:value-type="float" office:value="458">
            <text:p>458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string">
            <text:p>27.11.2012 08:45:52</text:p>
          </table:table-cell>
          <table:table-cell office:value-type="string">
            <text:p>Schwartz Wolfgang/p14139@intra.graz.at/p14139@intra.graz.at/GGA-60101/2012-11-27T08:45:5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498">
            <text:p>49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65">
            <text:p>465</text:p>
          </table:table-cell>
          <table:table-cell office:value-type="float" office:value="7">
            <text:p>7</text:p>
          </table:table-cell>
          <table:table-cell office:value-type="float" office:value="458">
            <text:p>458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27.11.2012 08:45:52</text:p>
          </table:table-cell>
          <table:table-cell office:value-type="string">
            <text:p>Schwartz Wolfgang/p14139@intra.graz.at/p14139@intra.graz.at/GGA-60101/2012-11-27T08:45:5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498">
            <text:p>49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65">
            <text:p>465</text:p>
          </table:table-cell>
          <table:table-cell office:value-type="float" office:value="7">
            <text:p>7</text:p>
          </table:table-cell>
          <table:table-cell office:value-type="float" office:value="458">
            <text:p>458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string">
            <text:p>27.11.2012 08:45:52</text:p>
          </table:table-cell>
          <table:table-cell office:value-type="string">
            <text:p>Schwartz Wolfgang/p14139@intra.graz.at/p14139@intra.graz.at/GGA-60101/2012-11-27T08:45:5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498">
            <text:p>49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65">
            <text:p>465</text:p>
          </table:table-cell>
          <table:table-cell office:value-type="float" office:value="7">
            <text:p>7</text:p>
          </table:table-cell>
          <table:table-cell office:value-type="float" office:value="458">
            <text:p>458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27.11.2012 08:45:52</text:p>
          </table:table-cell>
          <table:table-cell office:value-type="string">
            <text:p>Schwartz Wolfgang/p14139@intra.graz.at/p14139@intra.graz.at/GGA-60101/2012-11-27T08:45:5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499">
            <text:p>49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office:value-type="float" office:value="30">
            <text:p>30</text:p>
          </table:table-cell>
          <table:table-cell office:value-type="float" office:value="753">
            <text:p>753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string">
            <text:p>26.11.2012 02:19:00</text:p>
          </table:table-cell>
          <table:table-cell office:value-type="string">
            <text:p>Schwartz Wolfgang/p14139@intra.graz.at/p14139@intra.graz.at/GGA-60101/2012-11-26T14:19:05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499">
            <text:p>49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783">
            <text:p>783</text:p>
          </table:table-cell>
          <table:table-cell office:value-type="float" office:value="30">
            <text:p>30</text:p>
          </table:table-cell>
          <table:table-cell office:value-type="float" office:value="753">
            <text:p>753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string">
            <text:p>26.11.2012 02:19:00</text:p>
          </table:table-cell>
          <table:table-cell office:value-type="string">
            <text:p>Schwartz Wolfgang/p14139@intra.graz.at/p14139@intra.graz.at/GGA-60101/2012-11-26T14:19:05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499">
            <text:p>49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783">
            <text:p>783</text:p>
          </table:table-cell>
          <table:table-cell office:value-type="float" office:value="30">
            <text:p>30</text:p>
          </table:table-cell>
          <table:table-cell office:value-type="float" office:value="753">
            <text:p>753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26.11.2012 02:19:00</text:p>
          </table:table-cell>
          <table:table-cell office:value-type="string">
            <text:p>Schwartz Wolfgang/p14139@intra.graz.at/p14139@intra.graz.at/GGA-60101/2012-11-26T14:19:05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499">
            <text:p>49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783">
            <text:p>783</text:p>
          </table:table-cell>
          <table:table-cell office:value-type="float" office:value="30">
            <text:p>30</text:p>
          </table:table-cell>
          <table:table-cell office:value-type="float" office:value="753">
            <text:p>753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string">
            <text:p>26.11.2012 02:19:00</text:p>
          </table:table-cell>
          <table:table-cell office:value-type="string">
            <text:p>Schwartz Wolfgang/p14139@intra.graz.at/p14139@intra.graz.at/GGA-60101/2012-11-26T14:19:05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499">
            <text:p>49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783">
            <text:p>783</text:p>
          </table:table-cell>
          <table:table-cell office:value-type="float" office:value="30">
            <text:p>30</text:p>
          </table:table-cell>
          <table:table-cell office:value-type="float" office:value="753">
            <text:p>753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string">
            <text:p>26.11.2012 02:19:00</text:p>
          </table:table-cell>
          <table:table-cell office:value-type="string">
            <text:p>Schwartz Wolfgang/p14139@intra.graz.at/p14139@intra.graz.at/GGA-60101/2012-11-26T14:19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1">
            <text:p>50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64">
            <text:p>364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25.11.2012 05:56:51</text:p>
          </table:table-cell>
          <table:table-cell office:value-type="string">
            <text:p>Sandner Friedrich/p10047@intra.graz.at/p10047@intra.graz.at/GGA-60101/2012-11-25T17:56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1">
            <text:p>50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25.11.2012 05:56:51</text:p>
          </table:table-cell>
          <table:table-cell office:value-type="string">
            <text:p>Sandner Friedrich/p10047@intra.graz.at/p10047@intra.graz.at/GGA-60101/2012-11-25T17:56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1">
            <text:p>50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64">
            <text:p>364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5:56:51</text:p>
          </table:table-cell>
          <table:table-cell office:value-type="string">
            <text:p>Sandner Friedrich/p10047@intra.graz.at/p10047@intra.graz.at/GGA-60101/2012-11-25T17:56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1">
            <text:p>50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64">
            <text:p>364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25.11.2012 05:56:51</text:p>
          </table:table-cell>
          <table:table-cell office:value-type="string">
            <text:p>Sandner Friedrich/p10047@intra.graz.at/p10047@intra.graz.at/GGA-60101/2012-11-25T17:56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1">
            <text:p>50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64">
            <text:p>364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string">
            <text:p>25.11.2012 05:56:51</text:p>
          </table:table-cell>
          <table:table-cell office:value-type="string">
            <text:p>Sandner Friedrich/p10047@intra.graz.at/p10047@intra.graz.at/GGA-60101/2012-11-25T17:56:58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02">
            <text:p>50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office:value-type="float" office:value="13">
            <text:p>13</text:p>
          </table:table-cell>
          <table:table-cell office:value-type="float" office:value="361">
            <text:p>36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9:27:13</text:p>
          </table:table-cell>
          <table:table-cell office:value-type="string">
            <text:p>Schwartz Wolfgang/p14139@intra.graz.at/p14139@intra.graz.at/GGA-60101/2012-11-25T21:27:21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02">
            <text:p>50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13">
            <text:p>13</text:p>
          </table:table-cell>
          <table:table-cell office:value-type="float" office:value="361">
            <text:p>36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string">
            <text:p>25.11.2012 09:27:13</text:p>
          </table:table-cell>
          <table:table-cell office:value-type="string">
            <text:p>Schwartz Wolfgang/p14139@intra.graz.at/p14139@intra.graz.at/GGA-60101/2012-11-25T21:27:21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02">
            <text:p>50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74">
            <text:p>374</text:p>
          </table:table-cell>
          <table:table-cell office:value-type="float" office:value="13">
            <text:p>13</text:p>
          </table:table-cell>
          <table:table-cell office:value-type="float" office:value="361">
            <text:p>36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5.11.2012 09:27:13</text:p>
          </table:table-cell>
          <table:table-cell office:value-type="string">
            <text:p>Schwartz Wolfgang/p14139@intra.graz.at/p14139@intra.graz.at/GGA-60101/2012-11-25T21:27:21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02">
            <text:p>50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74">
            <text:p>374</text:p>
          </table:table-cell>
          <table:table-cell office:value-type="float" office:value="13">
            <text:p>13</text:p>
          </table:table-cell>
          <table:table-cell office:value-type="float" office:value="361">
            <text:p>36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string">
            <text:p>25.11.2012 09:27:13</text:p>
          </table:table-cell>
          <table:table-cell office:value-type="string">
            <text:p>Schwartz Wolfgang/p14139@intra.graz.at/p14139@intra.graz.at/GGA-60101/2012-11-25T21:27:21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02">
            <text:p>50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74">
            <text:p>374</text:p>
          </table:table-cell>
          <table:table-cell office:value-type="float" office:value="13">
            <text:p>13</text:p>
          </table:table-cell>
          <table:table-cell office:value-type="float" office:value="361">
            <text:p>361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string">
            <text:p>25.11.2012 09:27:13</text:p>
          </table:table-cell>
          <table:table-cell office:value-type="string">
            <text:p>Schwartz Wolfgang/p14139@intra.graz.at/p14139@intra.graz.at/GGA-60101/2012-11-25T21:27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3">
            <text:p>50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21">
            <text:p>21</text:p>
          </table:table-cell>
          <table:table-cell office:value-type="float" office:value="349">
            <text:p>34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5.11.2012 06:41:04</text:p>
          </table:table-cell>
          <table:table-cell office:value-type="string">
            <text:p>Sandner Friedrich/p10047@intra.graz.at/p10047@intra.graz.at/GGA-60101/2012-11-25T18:41:1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3">
            <text:p>50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21">
            <text:p>21</text:p>
          </table:table-cell>
          <table:table-cell office:value-type="float" office:value="349">
            <text:p>349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25.11.2012 06:41:04</text:p>
          </table:table-cell>
          <table:table-cell office:value-type="string">
            <text:p>Sandner Friedrich/p10047@intra.graz.at/p10047@intra.graz.at/GGA-60101/2012-11-25T18:41:1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3">
            <text:p>50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70">
            <text:p>370</text:p>
          </table:table-cell>
          <table:table-cell office:value-type="float" office:value="21">
            <text:p>21</text:p>
          </table:table-cell>
          <table:table-cell office:value-type="float" office:value="349">
            <text:p>349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25.11.2012 06:41:04</text:p>
          </table:table-cell>
          <table:table-cell office:value-type="string">
            <text:p>Sandner Friedrich/p10047@intra.graz.at/p10047@intra.graz.at/GGA-60101/2012-11-25T18:41:1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3">
            <text:p>50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70">
            <text:p>370</text:p>
          </table:table-cell>
          <table:table-cell office:value-type="float" office:value="21">
            <text:p>21</text:p>
          </table:table-cell>
          <table:table-cell office:value-type="float" office:value="349">
            <text:p>349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25.11.2012 06:41:04</text:p>
          </table:table-cell>
          <table:table-cell office:value-type="string">
            <text:p>Sandner Friedrich/p10047@intra.graz.at/p10047@intra.graz.at/GGA-60101/2012-11-25T18:41:1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3">
            <text:p>50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70">
            <text:p>370</text:p>
          </table:table-cell>
          <table:table-cell office:value-type="float" office:value="21">
            <text:p>21</text:p>
          </table:table-cell>
          <table:table-cell office:value-type="float" office:value="349">
            <text:p>349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string">
            <text:p>25.11.2012 06:41:04</text:p>
          </table:table-cell>
          <table:table-cell office:value-type="string">
            <text:p>Sandner Friedrich/p10047@intra.graz.at/p10047@intra.graz.at/GGA-60101/2012-11-25T18:41:1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4">
            <text:p>50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05">
            <text:p>305</text:p>
          </table:table-cell>
          <table:table-cell office:value-type="float" office:value="12">
            <text:p>12</text:p>
          </table:table-cell>
          <table:table-cell office:value-type="float" office:value="293">
            <text:p>293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5.11.2012 06:29:57</text:p>
          </table:table-cell>
          <table:table-cell office:value-type="string">
            <text:p>Sandner Friedrich/p10047@intra.graz.at/p10047@intra.graz.at/GGA-60101/2012-11-25T18:30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4">
            <text:p>50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12">
            <text:p>12</text:p>
          </table:table-cell>
          <table:table-cell office:value-type="float" office:value="293">
            <text:p>293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25.11.2012 06:29:57</text:p>
          </table:table-cell>
          <table:table-cell office:value-type="string">
            <text:p>Sandner Friedrich/p10047@intra.graz.at/p10047@intra.graz.at/GGA-60101/2012-11-25T18:30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4">
            <text:p>50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05">
            <text:p>305</text:p>
          </table:table-cell>
          <table:table-cell office:value-type="float" office:value="12">
            <text:p>12</text:p>
          </table:table-cell>
          <table:table-cell office:value-type="float" office:value="293">
            <text:p>29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25.11.2012 06:29:57</text:p>
          </table:table-cell>
          <table:table-cell office:value-type="string">
            <text:p>Sandner Friedrich/p10047@intra.graz.at/p10047@intra.graz.at/GGA-60101/2012-11-25T18:30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4">
            <text:p>50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05">
            <text:p>305</text:p>
          </table:table-cell>
          <table:table-cell office:value-type="float" office:value="12">
            <text:p>12</text:p>
          </table:table-cell>
          <table:table-cell office:value-type="float" office:value="293">
            <text:p>293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25.11.2012 06:29:57</text:p>
          </table:table-cell>
          <table:table-cell office:value-type="string">
            <text:p>Sandner Friedrich/p10047@intra.graz.at/p10047@intra.graz.at/GGA-60101/2012-11-25T18:30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4">
            <text:p>50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05">
            <text:p>305</text:p>
          </table:table-cell>
          <table:table-cell office:value-type="float" office:value="12">
            <text:p>12</text:p>
          </table:table-cell>
          <table:table-cell office:value-type="float" office:value="293">
            <text:p>293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25.11.2012 06:29:57</text:p>
          </table:table-cell>
          <table:table-cell office:value-type="string">
            <text:p>Sandner Friedrich/p10047@intra.graz.at/p10047@intra.graz.at/GGA-60101/2012-11-25T18:30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5">
            <text:p>50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float" office:value="193">
            <text:p>19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25.11.2012 05:42:46</text:p>
          </table:table-cell>
          <table:table-cell office:value-type="string">
            <text:p>Sandner Friedrich/p10047@intra.graz.at/p10047@intra.graz.at/GGA-60101/2012-11-25T17:42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5">
            <text:p>50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float" office:value="193">
            <text:p>19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25.11.2012 05:42:46</text:p>
          </table:table-cell>
          <table:table-cell office:value-type="string">
            <text:p>Sandner Friedrich/p10047@intra.graz.at/p10047@intra.graz.at/GGA-60101/2012-11-25T17:42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5">
            <text:p>50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float" office:value="193">
            <text:p>19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5.11.2012 05:42:46</text:p>
          </table:table-cell>
          <table:table-cell office:value-type="string">
            <text:p>Sandner Friedrich/p10047@intra.graz.at/p10047@intra.graz.at/GGA-60101/2012-11-25T17:42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5">
            <text:p>50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float" office:value="193">
            <text:p>19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25.11.2012 05:42:46</text:p>
          </table:table-cell>
          <table:table-cell office:value-type="string">
            <text:p>Sandner Friedrich/p10047@intra.graz.at/p10047@intra.graz.at/GGA-60101/2012-11-25T17:42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5">
            <text:p>50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float" office:value="193">
            <text:p>193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25.11.2012 05:42:46</text:p>
          </table:table-cell>
          <table:table-cell office:value-type="string">
            <text:p>Sandner Friedrich/p10047@intra.graz.at/p10047@intra.graz.at/GGA-60101/2012-11-25T17:42:5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06">
            <text:p>50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77">
            <text:p>277</text:p>
          </table:table-cell>
          <table:table-cell office:value-type="float" office:value="8">
            <text:p>8</text:p>
          </table:table-cell>
          <table:table-cell office:value-type="float" office:value="269">
            <text:p>26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25.11.2012 09:31:55</text:p>
          </table:table-cell>
          <table:table-cell office:value-type="string">
            <text:p>Schwartz Wolfgang/p14139@intra.graz.at/p14139@intra.graz.at/GGA-60101/2012-11-25T21:32:0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06">
            <text:p>50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8">
            <text:p>8</text:p>
          </table:table-cell>
          <table:table-cell office:value-type="float" office:value="269">
            <text:p>269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25.11.2012 09:31:55</text:p>
          </table:table-cell>
          <table:table-cell office:value-type="string">
            <text:p>Schwartz Wolfgang/p14139@intra.graz.at/p14139@intra.graz.at/GGA-60101/2012-11-25T21:32:0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06">
            <text:p>50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77">
            <text:p>277</text:p>
          </table:table-cell>
          <table:table-cell office:value-type="float" office:value="8">
            <text:p>8</text:p>
          </table:table-cell>
          <table:table-cell office:value-type="float" office:value="269">
            <text:p>26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5.11.2012 09:31:55</text:p>
          </table:table-cell>
          <table:table-cell office:value-type="string">
            <text:p>Schwartz Wolfgang/p14139@intra.graz.at/p14139@intra.graz.at/GGA-60101/2012-11-25T21:32:0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06">
            <text:p>50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8">
            <text:p>8</text:p>
          </table:table-cell>
          <table:table-cell office:value-type="float" office:value="269">
            <text:p>26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25.11.2012 09:31:55</text:p>
          </table:table-cell>
          <table:table-cell office:value-type="string">
            <text:p>Schwartz Wolfgang/p14139@intra.graz.at/p14139@intra.graz.at/GGA-60101/2012-11-25T21:32:0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06">
            <text:p>50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77">
            <text:p>277</text:p>
          </table:table-cell>
          <table:table-cell office:value-type="float" office:value="8">
            <text:p>8</text:p>
          </table:table-cell>
          <table:table-cell office:value-type="float" office:value="269">
            <text:p>269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5.11.2012 09:31:55</text:p>
          </table:table-cell>
          <table:table-cell office:value-type="string">
            <text:p>Schwartz Wolfgang/p14139@intra.graz.at/p14139@intra.graz.at/GGA-60101/2012-11-25T21:32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7">
            <text:p>50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93">
            <text:p>293</text:p>
          </table:table-cell>
          <table:table-cell office:value-type="float" office:value="34">
            <text:p>34</text:p>
          </table:table-cell>
          <table:table-cell office:value-type="float" office:value="259">
            <text:p>259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6:07:52</text:p>
          </table:table-cell>
          <table:table-cell office:value-type="string">
            <text:p>Sandner Friedrich/p10047@intra.graz.at/p10047@intra.graz.at/GGA-60101/2012-11-25T18:07:5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7">
            <text:p>50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34">
            <text:p>34</text:p>
          </table:table-cell>
          <table:table-cell office:value-type="float" office:value="259">
            <text:p>259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25.11.2012 06:07:52</text:p>
          </table:table-cell>
          <table:table-cell office:value-type="string">
            <text:p>Sandner Friedrich/p10047@intra.graz.at/p10047@intra.graz.at/GGA-60101/2012-11-25T18:07:5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7">
            <text:p>50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34">
            <text:p>34</text:p>
          </table:table-cell>
          <table:table-cell office:value-type="float" office:value="259">
            <text:p>25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25.11.2012 06:07:52</text:p>
          </table:table-cell>
          <table:table-cell office:value-type="string">
            <text:p>Sandner Friedrich/p10047@intra.graz.at/p10047@intra.graz.at/GGA-60101/2012-11-25T18:07:5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7">
            <text:p>50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93">
            <text:p>293</text:p>
          </table:table-cell>
          <table:table-cell office:value-type="float" office:value="34">
            <text:p>34</text:p>
          </table:table-cell>
          <table:table-cell office:value-type="float" office:value="259">
            <text:p>259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5.11.2012 06:07:52</text:p>
          </table:table-cell>
          <table:table-cell office:value-type="string">
            <text:p>Sandner Friedrich/p10047@intra.graz.at/p10047@intra.graz.at/GGA-60101/2012-11-25T18:07:5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7">
            <text:p>50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93">
            <text:p>293</text:p>
          </table:table-cell>
          <table:table-cell office:value-type="float" office:value="34">
            <text:p>34</text:p>
          </table:table-cell>
          <table:table-cell office:value-type="float" office:value="259">
            <text:p>259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25.11.2012 06:07:52</text:p>
          </table:table-cell>
          <table:table-cell office:value-type="string">
            <text:p>Sandner Friedrich/p10047@intra.graz.at/p10047@intra.graz.at/GGA-60101/2012-11-25T18:07:5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8">
            <text:p>50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office:value-type="float" office:value="9">
            <text:p>9</text:p>
          </table:table-cell>
          <table:table-cell office:value-type="float" office:value="309">
            <text:p>309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25.11.2012 07:37:06</text:p>
          </table:table-cell>
          <table:table-cell office:value-type="string">
            <text:p>Sandner Friedrich/p10047@intra.graz.at/p10047@intra.graz.at/GGA-60101/2012-11-25T19:37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8">
            <text:p>50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9">
            <text:p>9</text:p>
          </table:table-cell>
          <table:table-cell office:value-type="float" office:value="309">
            <text:p>309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25.11.2012 07:37:06</text:p>
          </table:table-cell>
          <table:table-cell office:value-type="string">
            <text:p>Sandner Friedrich/p10047@intra.graz.at/p10047@intra.graz.at/GGA-60101/2012-11-25T19:37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8">
            <text:p>50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18">
            <text:p>318</text:p>
          </table:table-cell>
          <table:table-cell office:value-type="float" office:value="9">
            <text:p>9</text:p>
          </table:table-cell>
          <table:table-cell office:value-type="float" office:value="309">
            <text:p>30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25.11.2012 07:37:06</text:p>
          </table:table-cell>
          <table:table-cell office:value-type="string">
            <text:p>Sandner Friedrich/p10047@intra.graz.at/p10047@intra.graz.at/GGA-60101/2012-11-25T19:37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8">
            <text:p>50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18">
            <text:p>318</text:p>
          </table:table-cell>
          <table:table-cell office:value-type="float" office:value="9">
            <text:p>9</text:p>
          </table:table-cell>
          <table:table-cell office:value-type="float" office:value="309">
            <text:p>309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25.11.2012 07:37:06</text:p>
          </table:table-cell>
          <table:table-cell office:value-type="string">
            <text:p>Sandner Friedrich/p10047@intra.graz.at/p10047@intra.graz.at/GGA-60101/2012-11-25T19:37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8">
            <text:p>50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18">
            <text:p>318</text:p>
          </table:table-cell>
          <table:table-cell office:value-type="float" office:value="9">
            <text:p>9</text:p>
          </table:table-cell>
          <table:table-cell office:value-type="float" office:value="309">
            <text:p>309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25.11.2012 07:37:06</text:p>
          </table:table-cell>
          <table:table-cell office:value-type="string">
            <text:p>Sandner Friedrich/p10047@intra.graz.at/p10047@intra.graz.at/GGA-60101/2012-11-25T19:37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9">
            <text:p>50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office:value-type="float" office:value="27">
            <text:p>27</text:p>
          </table:table-cell>
          <table:table-cell office:value-type="float" office:value="182">
            <text:p>18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25.11.2012 06:59:41</text:p>
          </table:table-cell>
          <table:table-cell office:value-type="string">
            <text:p>Sandner Friedrich/p10047@intra.graz.at/p10047@intra.graz.at/GGA-60101/2012-11-25T18:59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9">
            <text:p>50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7">
            <text:p>27</text:p>
          </table:table-cell>
          <table:table-cell office:value-type="float" office:value="182">
            <text:p>18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25.11.2012 06:59:41</text:p>
          </table:table-cell>
          <table:table-cell office:value-type="string">
            <text:p>Sandner Friedrich/p10047@intra.graz.at/p10047@intra.graz.at/GGA-60101/2012-11-25T18:59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9">
            <text:p>50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09">
            <text:p>209</text:p>
          </table:table-cell>
          <table:table-cell office:value-type="float" office:value="27">
            <text:p>27</text:p>
          </table:table-cell>
          <table:table-cell office:value-type="float" office:value="182">
            <text:p>18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25.11.2012 06:59:41</text:p>
          </table:table-cell>
          <table:table-cell office:value-type="string">
            <text:p>Sandner Friedrich/p10047@intra.graz.at/p10047@intra.graz.at/GGA-60101/2012-11-25T18:59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9">
            <text:p>50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09">
            <text:p>209</text:p>
          </table:table-cell>
          <table:table-cell office:value-type="float" office:value="27">
            <text:p>27</text:p>
          </table:table-cell>
          <table:table-cell office:value-type="float" office:value="182">
            <text:p>18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5.11.2012 06:59:41</text:p>
          </table:table-cell>
          <table:table-cell office:value-type="string">
            <text:p>Sandner Friedrich/p10047@intra.graz.at/p10047@intra.graz.at/GGA-60101/2012-11-25T18:59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09">
            <text:p>50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09">
            <text:p>209</text:p>
          </table:table-cell>
          <table:table-cell office:value-type="float" office:value="27">
            <text:p>27</text:p>
          </table:table-cell>
          <table:table-cell office:value-type="float" office:value="182">
            <text:p>18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25.11.2012 06:59:41</text:p>
          </table:table-cell>
          <table:table-cell office:value-type="string">
            <text:p>Sandner Friedrich/p10047@intra.graz.at/p10047@intra.graz.at/GGA-60101/2012-11-25T18:59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0">
            <text:p>510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93">
            <text:p>293</text:p>
          </table:table-cell>
          <table:table-cell office:value-type="float" office:value="29">
            <text:p>29</text:p>
          </table:table-cell>
          <table:table-cell office:value-type="float" office:value="264">
            <text:p>264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25.11.2012 05:49:31</text:p>
          </table:table-cell>
          <table:table-cell office:value-type="string">
            <text:p>Sandner Friedrich/p10047@intra.graz.at/p10047@intra.graz.at/GGA-60101/2012-11-25T17:49:3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0">
            <text:p>510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29">
            <text:p>29</text:p>
          </table:table-cell>
          <table:table-cell office:value-type="float" office:value="264">
            <text:p>264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25.11.2012 05:49:31</text:p>
          </table:table-cell>
          <table:table-cell office:value-type="string">
            <text:p>Sandner Friedrich/p10047@intra.graz.at/p10047@intra.graz.at/GGA-60101/2012-11-25T17:49:3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0">
            <text:p>510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29">
            <text:p>29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5:49:31</text:p>
          </table:table-cell>
          <table:table-cell office:value-type="string">
            <text:p>Sandner Friedrich/p10047@intra.graz.at/p10047@intra.graz.at/GGA-60101/2012-11-25T17:49:3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0">
            <text:p>510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93">
            <text:p>293</text:p>
          </table:table-cell>
          <table:table-cell office:value-type="float" office:value="29">
            <text:p>29</text:p>
          </table:table-cell>
          <table:table-cell office:value-type="float" office:value="264">
            <text:p>26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25.11.2012 05:49:31</text:p>
          </table:table-cell>
          <table:table-cell office:value-type="string">
            <text:p>Sandner Friedrich/p10047@intra.graz.at/p10047@intra.graz.at/GGA-60101/2012-11-25T17:49:3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0">
            <text:p>510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93">
            <text:p>293</text:p>
          </table:table-cell>
          <table:table-cell office:value-type="float" office:value="29">
            <text:p>29</text:p>
          </table:table-cell>
          <table:table-cell office:value-type="float" office:value="264">
            <text:p>26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5.11.2012 05:49:31</text:p>
          </table:table-cell>
          <table:table-cell office:value-type="string">
            <text:p>Sandner Friedrich/p10047@intra.graz.at/p10047@intra.graz.at/GGA-60101/2012-11-25T17:49:3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11">
            <text:p>51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17">
            <text:p>17</text:p>
          </table:table-cell>
          <table:table-cell office:value-type="float" office:value="331">
            <text:p>33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25.11.2012 09:33:14</text:p>
          </table:table-cell>
          <table:table-cell office:value-type="string">
            <text:p>Schwartz Wolfgang/p14139@intra.graz.at/p14139@intra.graz.at/GGA-60101/2012-11-25T21:33:22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11">
            <text:p>51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17">
            <text:p>17</text:p>
          </table:table-cell>
          <table:table-cell office:value-type="float" office:value="331">
            <text:p>33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25.11.2012 09:33:14</text:p>
          </table:table-cell>
          <table:table-cell office:value-type="string">
            <text:p>Schwartz Wolfgang/p14139@intra.graz.at/p14139@intra.graz.at/GGA-60101/2012-11-25T21:33:22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11">
            <text:p>51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48">
            <text:p>348</text:p>
          </table:table-cell>
          <table:table-cell office:value-type="float" office:value="17">
            <text:p>17</text:p>
          </table:table-cell>
          <table:table-cell office:value-type="float" office:value="331">
            <text:p>33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25.11.2012 09:33:14</text:p>
          </table:table-cell>
          <table:table-cell office:value-type="string">
            <text:p>Schwartz Wolfgang/p14139@intra.graz.at/p14139@intra.graz.at/GGA-60101/2012-11-25T21:33:22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11">
            <text:p>51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48">
            <text:p>348</text:p>
          </table:table-cell>
          <table:table-cell office:value-type="float" office:value="17">
            <text:p>17</text:p>
          </table:table-cell>
          <table:table-cell office:value-type="float" office:value="331">
            <text:p>33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5.11.2012 09:33:14</text:p>
          </table:table-cell>
          <table:table-cell office:value-type="string">
            <text:p>Schwartz Wolfgang/p14139@intra.graz.at/p14139@intra.graz.at/GGA-60101/2012-11-25T21:33:22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11">
            <text:p>51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48">
            <text:p>348</text:p>
          </table:table-cell>
          <table:table-cell office:value-type="float" office:value="17">
            <text:p>17</text:p>
          </table:table-cell>
          <table:table-cell office:value-type="float" office:value="331">
            <text:p>331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25.11.2012 09:33:14</text:p>
          </table:table-cell>
          <table:table-cell office:value-type="string">
            <text:p>Schwartz Wolfgang/p14139@intra.graz.at/p14139@intra.graz.at/GGA-60101/2012-11-25T21:33:2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2">
            <text:p>51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39">
            <text:p>39</text:p>
          </table:table-cell>
          <table:table-cell office:value-type="float" office:value="226">
            <text:p>226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5.11.2012 06:18:22</text:p>
          </table:table-cell>
          <table:table-cell office:value-type="string">
            <text:p>Sandner Friedrich/p10047@intra.graz.at/p10047@intra.graz.at/GGA-60101/2012-11-25T18:18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2">
            <text:p>51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39">
            <text:p>39</text:p>
          </table:table-cell>
          <table:table-cell office:value-type="float" office:value="226">
            <text:p>226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25.11.2012 06:18:22</text:p>
          </table:table-cell>
          <table:table-cell office:value-type="string">
            <text:p>Sandner Friedrich/p10047@intra.graz.at/p10047@intra.graz.at/GGA-60101/2012-11-25T18:18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2">
            <text:p>51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65">
            <text:p>265</text:p>
          </table:table-cell>
          <table:table-cell office:value-type="float" office:value="39">
            <text:p>39</text:p>
          </table:table-cell>
          <table:table-cell office:value-type="float" office:value="226">
            <text:p>22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6:18:22</text:p>
          </table:table-cell>
          <table:table-cell office:value-type="string">
            <text:p>Sandner Friedrich/p10047@intra.graz.at/p10047@intra.graz.at/GGA-60101/2012-11-25T18:18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2">
            <text:p>51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65">
            <text:p>265</text:p>
          </table:table-cell>
          <table:table-cell office:value-type="float" office:value="39">
            <text:p>39</text:p>
          </table:table-cell>
          <table:table-cell office:value-type="float" office:value="226">
            <text:p>22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25.11.2012 06:18:22</text:p>
          </table:table-cell>
          <table:table-cell office:value-type="string">
            <text:p>Sandner Friedrich/p10047@intra.graz.at/p10047@intra.graz.at/GGA-60101/2012-11-25T18:18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2">
            <text:p>51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65">
            <text:p>265</text:p>
          </table:table-cell>
          <table:table-cell office:value-type="float" office:value="39">
            <text:p>39</text:p>
          </table:table-cell>
          <table:table-cell office:value-type="float" office:value="226">
            <text:p>22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25.11.2012 06:18:22</text:p>
          </table:table-cell>
          <table:table-cell office:value-type="string">
            <text:p>Sandner Friedrich/p10047@intra.graz.at/p10047@intra.graz.at/GGA-60101/2012-11-25T18:18:29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13">
            <text:p>51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office:value-type="float" office:value="17">
            <text:p>17</text:p>
          </table:table-cell>
          <table:table-cell office:value-type="float" office:value="226">
            <text:p>2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25.11.2012 09:34:46</text:p>
          </table:table-cell>
          <table:table-cell office:value-type="string">
            <text:p>Schwartz Wolfgang/p14139@intra.graz.at/p14139@intra.graz.at/GGA-60101/2012-11-25T21:34:5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13">
            <text:p>51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17">
            <text:p>17</text:p>
          </table:table-cell>
          <table:table-cell office:value-type="float" office:value="226">
            <text:p>22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25.11.2012 09:34:46</text:p>
          </table:table-cell>
          <table:table-cell office:value-type="string">
            <text:p>Schwartz Wolfgang/p14139@intra.graz.at/p14139@intra.graz.at/GGA-60101/2012-11-25T21:34:5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13">
            <text:p>51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43">
            <text:p>243</text:p>
          </table:table-cell>
          <table:table-cell office:value-type="float" office:value="17">
            <text:p>17</text:p>
          </table:table-cell>
          <table:table-cell office:value-type="float" office:value="226">
            <text:p>2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25.11.2012 09:34:46</text:p>
          </table:table-cell>
          <table:table-cell office:value-type="string">
            <text:p>Schwartz Wolfgang/p14139@intra.graz.at/p14139@intra.graz.at/GGA-60101/2012-11-25T21:34:5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13">
            <text:p>51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43">
            <text:p>243</text:p>
          </table:table-cell>
          <table:table-cell office:value-type="float" office:value="17">
            <text:p>17</text:p>
          </table:table-cell>
          <table:table-cell office:value-type="float" office:value="226">
            <text:p>22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25.11.2012 09:34:46</text:p>
          </table:table-cell>
          <table:table-cell office:value-type="string">
            <text:p>Schwartz Wolfgang/p14139@intra.graz.at/p14139@intra.graz.at/GGA-60101/2012-11-25T21:34:5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13">
            <text:p>51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43">
            <text:p>243</text:p>
          </table:table-cell>
          <table:table-cell office:value-type="float" office:value="17">
            <text:p>17</text:p>
          </table:table-cell>
          <table:table-cell office:value-type="float" office:value="226">
            <text:p>226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25.11.2012 09:34:46</text:p>
          </table:table-cell>
          <table:table-cell office:value-type="string">
            <text:p>Schwartz Wolfgang/p14139@intra.graz.at/p14139@intra.graz.at/GGA-60101/2012-11-25T21:34:5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14">
            <text:p>51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23">
            <text:p>323</text:p>
          </table:table-cell>
          <table:table-cell office:value-type="float" office:value="33">
            <text:p>33</text:p>
          </table:table-cell>
          <table:table-cell office:value-type="float" office:value="290">
            <text:p>29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25.11.2012 09:35:29</text:p>
          </table:table-cell>
          <table:table-cell office:value-type="string">
            <text:p>Schwartz Wolfgang/p14139@intra.graz.at/p14139@intra.graz.at/GGA-60101/2012-11-25T21:35:3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14">
            <text:p>51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33">
            <text:p>33</text:p>
          </table:table-cell>
          <table:table-cell office:value-type="float" office:value="290">
            <text:p>29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25.11.2012 09:35:29</text:p>
          </table:table-cell>
          <table:table-cell office:value-type="string">
            <text:p>Schwartz Wolfgang/p14139@intra.graz.at/p14139@intra.graz.at/GGA-60101/2012-11-25T21:35:3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14">
            <text:p>51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23">
            <text:p>323</text:p>
          </table:table-cell>
          <table:table-cell office:value-type="float" office:value="33">
            <text:p>33</text:p>
          </table:table-cell>
          <table:table-cell office:value-type="float" office:value="290">
            <text:p>29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25.11.2012 09:35:29</text:p>
          </table:table-cell>
          <table:table-cell office:value-type="string">
            <text:p>Schwartz Wolfgang/p14139@intra.graz.at/p14139@intra.graz.at/GGA-60101/2012-11-25T21:35:3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14">
            <text:p>51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23">
            <text:p>323</text:p>
          </table:table-cell>
          <table:table-cell office:value-type="float" office:value="33">
            <text:p>33</text:p>
          </table:table-cell>
          <table:table-cell office:value-type="float" office:value="290">
            <text:p>29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25.11.2012 09:35:29</text:p>
          </table:table-cell>
          <table:table-cell office:value-type="string">
            <text:p>Schwartz Wolfgang/p14139@intra.graz.at/p14139@intra.graz.at/GGA-60101/2012-11-25T21:35:3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14">
            <text:p>51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23">
            <text:p>323</text:p>
          </table:table-cell>
          <table:table-cell office:value-type="float" office:value="33">
            <text:p>33</text:p>
          </table:table-cell>
          <table:table-cell office:value-type="float" office:value="290">
            <text:p>29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5.11.2012 09:35:29</text:p>
          </table:table-cell>
          <table:table-cell office:value-type="string">
            <text:p>Schwartz Wolfgang/p14139@intra.graz.at/p14139@intra.graz.at/GGA-60101/2012-11-25T21:35:3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5">
            <text:p>51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2">
            <text:p>22</text:p>
          </table:table-cell>
          <table:table-cell office:value-type="float" office:value="218">
            <text:p>21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25.11.2012 06:21:57</text:p>
          </table:table-cell>
          <table:table-cell office:value-type="string">
            <text:p>Sandner Friedrich/p10047@intra.graz.at/p10047@intra.graz.at/GGA-60101/2012-11-25T18:22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5">
            <text:p>51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2">
            <text:p>22</text:p>
          </table:table-cell>
          <table:table-cell office:value-type="float" office:value="218">
            <text:p>218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25.11.2012 06:21:57</text:p>
          </table:table-cell>
          <table:table-cell office:value-type="string">
            <text:p>Sandner Friedrich/p10047@intra.graz.at/p10047@intra.graz.at/GGA-60101/2012-11-25T18:22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5">
            <text:p>51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40">
            <text:p>240</text:p>
          </table:table-cell>
          <table:table-cell office:value-type="float" office:value="22">
            <text:p>22</text:p>
          </table:table-cell>
          <table:table-cell office:value-type="float" office:value="218">
            <text:p>218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25.11.2012 06:21:57</text:p>
          </table:table-cell>
          <table:table-cell office:value-type="string">
            <text:p>Sandner Friedrich/p10047@intra.graz.at/p10047@intra.graz.at/GGA-60101/2012-11-25T18:22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5">
            <text:p>51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22">
            <text:p>22</text:p>
          </table:table-cell>
          <table:table-cell office:value-type="float" office:value="218">
            <text:p>21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25.11.2012 06:21:57</text:p>
          </table:table-cell>
          <table:table-cell office:value-type="string">
            <text:p>Sandner Friedrich/p10047@intra.graz.at/p10047@intra.graz.at/GGA-60101/2012-11-25T18:22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5">
            <text:p>51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40">
            <text:p>240</text:p>
          </table:table-cell>
          <table:table-cell office:value-type="float" office:value="22">
            <text:p>22</text:p>
          </table:table-cell>
          <table:table-cell office:value-type="float" office:value="218">
            <text:p>21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25.11.2012 06:21:57</text:p>
          </table:table-cell>
          <table:table-cell office:value-type="string">
            <text:p>Sandner Friedrich/p10047@intra.graz.at/p10047@intra.graz.at/GGA-60101/2012-11-25T18:22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6">
            <text:p>51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office:value-type="float" office:value="34">
            <text:p>34</text:p>
          </table:table-cell>
          <table:table-cell office:value-type="float" office:value="284">
            <text:p>284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25.11.2012 06:14:55</text:p>
          </table:table-cell>
          <table:table-cell office:value-type="string">
            <text:p>Sandner Friedrich/p10047@intra.graz.at/p10047@intra.graz.at/GGA-60101/2012-11-25T18:15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6">
            <text:p>51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34">
            <text:p>34</text:p>
          </table:table-cell>
          <table:table-cell office:value-type="float" office:value="284">
            <text:p>28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25.11.2012 06:14:55</text:p>
          </table:table-cell>
          <table:table-cell office:value-type="string">
            <text:p>Sandner Friedrich/p10047@intra.graz.at/p10047@intra.graz.at/GGA-60101/2012-11-25T18:15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6">
            <text:p>51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18">
            <text:p>318</text:p>
          </table:table-cell>
          <table:table-cell office:value-type="float" office:value="34">
            <text:p>34</text:p>
          </table:table-cell>
          <table:table-cell office:value-type="float" office:value="284">
            <text:p>28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25.11.2012 06:14:55</text:p>
          </table:table-cell>
          <table:table-cell office:value-type="string">
            <text:p>Sandner Friedrich/p10047@intra.graz.at/p10047@intra.graz.at/GGA-60101/2012-11-25T18:15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6">
            <text:p>51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18">
            <text:p>318</text:p>
          </table:table-cell>
          <table:table-cell office:value-type="float" office:value="34">
            <text:p>34</text:p>
          </table:table-cell>
          <table:table-cell office:value-type="float" office:value="284">
            <text:p>28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25.11.2012 06:14:55</text:p>
          </table:table-cell>
          <table:table-cell office:value-type="string">
            <text:p>Sandner Friedrich/p10047@intra.graz.at/p10047@intra.graz.at/GGA-60101/2012-11-25T18:15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6">
            <text:p>51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18">
            <text:p>318</text:p>
          </table:table-cell>
          <table:table-cell office:value-type="float" office:value="34">
            <text:p>34</text:p>
          </table:table-cell>
          <table:table-cell office:value-type="float" office:value="284">
            <text:p>284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25.11.2012 06:14:55</text:p>
          </table:table-cell>
          <table:table-cell office:value-type="string">
            <text:p>Sandner Friedrich/p10047@intra.graz.at/p10047@intra.graz.at/GGA-60101/2012-11-25T18:15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7">
            <text:p>51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24">
            <text:p>24</text:p>
          </table:table-cell>
          <table:table-cell office:value-type="float" office:value="143">
            <text:p>14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25.11.2012 05:19:15</text:p>
          </table:table-cell>
          <table:table-cell office:value-type="string">
            <text:p>Sandner Friedrich/p10047@intra.graz.at/p10047@intra.graz.at/GGA-60101/2012-11-25T17:19:2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7">
            <text:p>51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4">
            <text:p>24</text:p>
          </table:table-cell>
          <table:table-cell office:value-type="float" office:value="143">
            <text:p>14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25.11.2012 05:19:15</text:p>
          </table:table-cell>
          <table:table-cell office:value-type="string">
            <text:p>Sandner Friedrich/p10047@intra.graz.at/p10047@intra.graz.at/GGA-60101/2012-11-25T17:19:2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7">
            <text:p>51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167">
            <text:p>167</text:p>
          </table:table-cell>
          <table:table-cell office:value-type="float" office:value="24">
            <text:p>24</text:p>
          </table:table-cell>
          <table:table-cell office:value-type="float" office:value="143">
            <text:p>14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25.11.2012 05:19:15</text:p>
          </table:table-cell>
          <table:table-cell office:value-type="string">
            <text:p>Sandner Friedrich/p10047@intra.graz.at/p10047@intra.graz.at/GGA-60101/2012-11-25T17:19:2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7">
            <text:p>51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167">
            <text:p>167</text:p>
          </table:table-cell>
          <table:table-cell office:value-type="float" office:value="24">
            <text:p>24</text:p>
          </table:table-cell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5.11.2012 05:19:15</text:p>
          </table:table-cell>
          <table:table-cell office:value-type="string">
            <text:p>Sandner Friedrich/p10047@intra.graz.at/p10047@intra.graz.at/GGA-60101/2012-11-25T17:19:2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7">
            <text:p>51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167">
            <text:p>167</text:p>
          </table:table-cell>
          <table:table-cell office:value-type="float" office:value="24">
            <text:p>24</text:p>
          </table:table-cell>
          <table:table-cell office:value-type="float" office:value="143">
            <text:p>143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5.11.2012 05:19:15</text:p>
          </table:table-cell>
          <table:table-cell office:value-type="string">
            <text:p>Sandner Friedrich/p10047@intra.graz.at/p10047@intra.graz.at/GGA-60101/2012-11-25T17:19:2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8">
            <text:p>51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7">
            <text:p>7</text:p>
          </table:table-cell>
          <table:table-cell office:value-type="float" office:value="341">
            <text:p>34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25.11.2012 07:12:16</text:p>
          </table:table-cell>
          <table:table-cell office:value-type="string">
            <text:p>Sandner Friedrich/p10047@intra.graz.at/p10047@intra.graz.at/GGA-60101/2012-11-25T19:12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8">
            <text:p>51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7">
            <text:p>7</text:p>
          </table:table-cell>
          <table:table-cell office:value-type="float" office:value="341">
            <text:p>341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string">
            <text:p>25.11.2012 07:12:16</text:p>
          </table:table-cell>
          <table:table-cell office:value-type="string">
            <text:p>Sandner Friedrich/p10047@intra.graz.at/p10047@intra.graz.at/GGA-60101/2012-11-25T19:12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8">
            <text:p>51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48">
            <text:p>348</text:p>
          </table:table-cell>
          <table:table-cell office:value-type="float" office:value="7">
            <text:p>7</text:p>
          </table:table-cell>
          <table:table-cell office:value-type="float" office:value="341">
            <text:p>341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25.11.2012 07:12:16</text:p>
          </table:table-cell>
          <table:table-cell office:value-type="string">
            <text:p>Sandner Friedrich/p10047@intra.graz.at/p10047@intra.graz.at/GGA-60101/2012-11-25T19:12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8">
            <text:p>51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48">
            <text:p>348</text:p>
          </table:table-cell>
          <table:table-cell office:value-type="float" office:value="7">
            <text:p>7</text:p>
          </table:table-cell>
          <table:table-cell office:value-type="float" office:value="341">
            <text:p>34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25.11.2012 07:12:16</text:p>
          </table:table-cell>
          <table:table-cell office:value-type="string">
            <text:p>Sandner Friedrich/p10047@intra.graz.at/p10047@intra.graz.at/GGA-60101/2012-11-25T19:12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8">
            <text:p>51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48">
            <text:p>348</text:p>
          </table:table-cell>
          <table:table-cell office:value-type="float" office:value="7">
            <text:p>7</text:p>
          </table:table-cell>
          <table:table-cell office:value-type="float" office:value="341">
            <text:p>34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25.11.2012 07:12:16</text:p>
          </table:table-cell>
          <table:table-cell office:value-type="string">
            <text:p>Sandner Friedrich/p10047@intra.graz.at/p10047@intra.graz.at/GGA-60101/2012-11-25T19:12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9">
            <text:p>51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9">
            <text:p>19</text:p>
          </table:table-cell>
          <table:table-cell office:value-type="float" office:value="193">
            <text:p>19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5.11.2012 05:32:23</text:p>
          </table:table-cell>
          <table:table-cell office:value-type="string">
            <text:p>Sandner Friedrich/p10047@intra.graz.at/p10047@intra.graz.at/GGA-60101/2012-11-25T17:32:3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9">
            <text:p>51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19">
            <text:p>19</text:p>
          </table:table-cell>
          <table:table-cell office:value-type="float" office:value="193">
            <text:p>19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25.11.2012 05:32:23</text:p>
          </table:table-cell>
          <table:table-cell office:value-type="string">
            <text:p>Sandner Friedrich/p10047@intra.graz.at/p10047@intra.graz.at/GGA-60101/2012-11-25T17:32:3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9">
            <text:p>51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  <table:table-cell office:value-type="float" office:value="19">
            <text:p>19</text:p>
          </table:table-cell>
          <table:table-cell office:value-type="float" office:value="193">
            <text:p>19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25.11.2012 05:32:23</text:p>
          </table:table-cell>
          <table:table-cell office:value-type="string">
            <text:p>Sandner Friedrich/p10047@intra.graz.at/p10047@intra.graz.at/GGA-60101/2012-11-25T17:32:3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9">
            <text:p>51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12">
            <text:p>212</text:p>
          </table:table-cell>
          <table:table-cell office:value-type="float" office:value="19">
            <text:p>19</text:p>
          </table:table-cell>
          <table:table-cell office:value-type="float" office:value="193">
            <text:p>19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25.11.2012 05:32:23</text:p>
          </table:table-cell>
          <table:table-cell office:value-type="string">
            <text:p>Sandner Friedrich/p10047@intra.graz.at/p10047@intra.graz.at/GGA-60101/2012-11-25T17:32:3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19">
            <text:p>51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12">
            <text:p>212</text:p>
          </table:table-cell>
          <table:table-cell office:value-type="float" office:value="19">
            <text:p>19</text:p>
          </table:table-cell>
          <table:table-cell office:value-type="float" office:value="193">
            <text:p>193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25.11.2012 05:32:23</text:p>
          </table:table-cell>
          <table:table-cell office:value-type="string">
            <text:p>Sandner Friedrich/p10047@intra.graz.at/p10047@intra.graz.at/GGA-60101/2012-11-25T17:32:3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20">
            <text:p>520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28">
            <text:p>28</text:p>
          </table:table-cell>
          <table:table-cell office:value-type="float" office:value="219">
            <text:p>21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25.11.2012 09:36:19</text:p>
          </table:table-cell>
          <table:table-cell office:value-type="string">
            <text:p>Schwartz Wolfgang/p14139@intra.graz.at/p14139@intra.graz.at/GGA-60101/2012-11-25T21:36:28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20">
            <text:p>520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8">
            <text:p>28</text:p>
          </table:table-cell>
          <table:table-cell office:value-type="float" office:value="219">
            <text:p>219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25.11.2012 09:36:19</text:p>
          </table:table-cell>
          <table:table-cell office:value-type="string">
            <text:p>Schwartz Wolfgang/p14139@intra.graz.at/p14139@intra.graz.at/GGA-60101/2012-11-25T21:36:28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20">
            <text:p>520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47">
            <text:p>247</text:p>
          </table:table-cell>
          <table:table-cell office:value-type="float" office:value="28">
            <text:p>28</text:p>
          </table:table-cell>
          <table:table-cell office:value-type="float" office:value="219">
            <text:p>219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25.11.2012 09:36:19</text:p>
          </table:table-cell>
          <table:table-cell office:value-type="string">
            <text:p>Schwartz Wolfgang/p14139@intra.graz.at/p14139@intra.graz.at/GGA-60101/2012-11-25T21:36:28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20">
            <text:p>520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47">
            <text:p>247</text:p>
          </table:table-cell>
          <table:table-cell office:value-type="float" office:value="28">
            <text:p>28</text:p>
          </table:table-cell>
          <table:table-cell office:value-type="float" office:value="219">
            <text:p>2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25.11.2012 09:36:19</text:p>
          </table:table-cell>
          <table:table-cell office:value-type="string">
            <text:p>Schwartz Wolfgang/p14139@intra.graz.at/p14139@intra.graz.at/GGA-60101/2012-11-25T21:36:28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20">
            <text:p>520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  <table:table-cell office:value-type="float" office:value="28">
            <text:p>28</text:p>
          </table:table-cell>
          <table:table-cell office:value-type="float" office:value="219">
            <text:p>219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string">
            <text:p>25.11.2012 09:36:19</text:p>
          </table:table-cell>
          <table:table-cell office:value-type="string">
            <text:p>Schwartz Wolfgang/p14139@intra.graz.at/p14139@intra.graz.at/GGA-60101/2012-11-25T21:36:2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21">
            <text:p>52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8">
            <text:p>28</text:p>
          </table:table-cell>
          <table:table-cell office:value-type="float" office:value="197">
            <text:p>197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25.11.2012 06:09:44</text:p>
          </table:table-cell>
          <table:table-cell office:value-type="string">
            <text:p>Sandner Friedrich/p10047@intra.graz.at/p10047@intra.graz.at/GGA-60101/2012-11-25T18:09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21">
            <text:p>52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28">
            <text:p>28</text:p>
          </table:table-cell>
          <table:table-cell office:value-type="float" office:value="197">
            <text:p>197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5.11.2012 06:09:44</text:p>
          </table:table-cell>
          <table:table-cell office:value-type="string">
            <text:p>Sandner Friedrich/p10047@intra.graz.at/p10047@intra.graz.at/GGA-60101/2012-11-25T18:09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21">
            <text:p>52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28">
            <text:p>28</text:p>
          </table:table-cell>
          <table:table-cell office:value-type="float" office:value="197">
            <text:p>19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25.11.2012 06:09:44</text:p>
          </table:table-cell>
          <table:table-cell office:value-type="string">
            <text:p>Sandner Friedrich/p10047@intra.graz.at/p10047@intra.graz.at/GGA-60101/2012-11-25T18:09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21">
            <text:p>52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25">
            <text:p>225</text:p>
          </table:table-cell>
          <table:table-cell office:value-type="float" office:value="28">
            <text:p>28</text:p>
          </table:table-cell>
          <table:table-cell office:value-type="float" office:value="197">
            <text:p>19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25.11.2012 06:09:44</text:p>
          </table:table-cell>
          <table:table-cell office:value-type="string">
            <text:p>Sandner Friedrich/p10047@intra.graz.at/p10047@intra.graz.at/GGA-60101/2012-11-25T18:09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21">
            <text:p>52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28">
            <text:p>28</text:p>
          </table:table-cell>
          <table:table-cell office:value-type="float" office:value="197">
            <text:p>197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25.11.2012 06:09:44</text:p>
          </table:table-cell>
          <table:table-cell office:value-type="string">
            <text:p>Sandner Friedrich/p10047@intra.graz.at/p10047@intra.graz.at/GGA-60101/2012-11-25T18:09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22">
            <text:p>52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67">
            <text:p>267</text:p>
          </table:table-cell>
          <table:table-cell office:value-type="float" office:value="26">
            <text:p>26</text:p>
          </table:table-cell>
          <table:table-cell office:value-type="float" office:value="241">
            <text:p>24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25.11.2012 06:31:23</text:p>
          </table:table-cell>
          <table:table-cell office:value-type="string">
            <text:p>Sandner Friedrich/p10047@intra.graz.at/p10047@intra.graz.at/GGA-60101/2012-11-25T18:31:3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22">
            <text:p>52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26">
            <text:p>26</text:p>
          </table:table-cell>
          <table:table-cell office:value-type="float" office:value="241">
            <text:p>24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25.11.2012 06:31:23</text:p>
          </table:table-cell>
          <table:table-cell office:value-type="string">
            <text:p>Sandner Friedrich/p10047@intra.graz.at/p10047@intra.graz.at/GGA-60101/2012-11-25T18:31:3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22">
            <text:p>52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67">
            <text:p>267</text:p>
          </table:table-cell>
          <table:table-cell office:value-type="float" office:value="26">
            <text:p>26</text:p>
          </table:table-cell>
          <table:table-cell office:value-type="float" office:value="241">
            <text:p>24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5.11.2012 06:31:23</text:p>
          </table:table-cell>
          <table:table-cell office:value-type="string">
            <text:p>Sandner Friedrich/p10047@intra.graz.at/p10047@intra.graz.at/GGA-60101/2012-11-25T18:31:3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22">
            <text:p>52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67">
            <text:p>267</text:p>
          </table:table-cell>
          <table:table-cell office:value-type="float" office:value="26">
            <text:p>26</text:p>
          </table:table-cell>
          <table:table-cell office:value-type="float" office:value="241">
            <text:p>24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25.11.2012 06:31:23</text:p>
          </table:table-cell>
          <table:table-cell office:value-type="string">
            <text:p>Sandner Friedrich/p10047@intra.graz.at/p10047@intra.graz.at/GGA-60101/2012-11-25T18:31:3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22">
            <text:p>52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67">
            <text:p>267</text:p>
          </table:table-cell>
          <table:table-cell office:value-type="float" office:value="26">
            <text:p>26</text:p>
          </table:table-cell>
          <table:table-cell office:value-type="float" office:value="241">
            <text:p>24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25.11.2012 06:31:23</text:p>
          </table:table-cell>
          <table:table-cell office:value-type="string">
            <text:p>Sandner Friedrich/p10047@intra.graz.at/p10047@intra.graz.at/GGA-60101/2012-11-25T18:31:3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23">
            <text:p>52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office:value-type="float" office:value="28">
            <text:p>28</text:p>
          </table:table-cell>
          <table:table-cell office:value-type="float" office:value="275">
            <text:p>275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25.11.2012 09:37:32</text:p>
          </table:table-cell>
          <table:table-cell office:value-type="string">
            <text:p>Schwartz Wolfgang/p14139@intra.graz.at/p14139@intra.graz.at/GGA-60101/2012-11-25T21:37:4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23">
            <text:p>52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28">
            <text:p>28</text:p>
          </table:table-cell>
          <table:table-cell office:value-type="float" office:value="275">
            <text:p>27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25.11.2012 09:37:32</text:p>
          </table:table-cell>
          <table:table-cell office:value-type="string">
            <text:p>Schwartz Wolfgang/p14139@intra.graz.at/p14139@intra.graz.at/GGA-60101/2012-11-25T21:37:4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23">
            <text:p>52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03">
            <text:p>303</text:p>
          </table:table-cell>
          <table:table-cell office:value-type="float" office:value="28">
            <text:p>28</text:p>
          </table:table-cell>
          <table:table-cell office:value-type="float" office:value="275">
            <text:p>275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25.11.2012 09:37:32</text:p>
          </table:table-cell>
          <table:table-cell office:value-type="string">
            <text:p>Schwartz Wolfgang/p14139@intra.graz.at/p14139@intra.graz.at/GGA-60101/2012-11-25T21:37:4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23">
            <text:p>52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03">
            <text:p>303</text:p>
          </table:table-cell>
          <table:table-cell office:value-type="float" office:value="28">
            <text:p>28</text:p>
          </table:table-cell>
          <table:table-cell office:value-type="float" office:value="275">
            <text:p>27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25.11.2012 09:37:32</text:p>
          </table:table-cell>
          <table:table-cell office:value-type="string">
            <text:p>Schwartz Wolfgang/p14139@intra.graz.at/p14139@intra.graz.at/GGA-60101/2012-11-25T21:37:4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23">
            <text:p>52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03">
            <text:p>303</text:p>
          </table:table-cell>
          <table:table-cell office:value-type="float" office:value="28">
            <text:p>28</text:p>
          </table:table-cell>
          <table:table-cell office:value-type="float" office:value="275">
            <text:p>275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25.11.2012 09:37:32</text:p>
          </table:table-cell>
          <table:table-cell office:value-type="string">
            <text:p>Schwartz Wolfgang/p14139@intra.graz.at/p14139@intra.graz.at/GGA-60101/2012-11-25T21:37:4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24">
            <text:p>52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28">
            <text:p>28</text:p>
          </table:table-cell>
          <table:table-cell office:value-type="float" office:value="196">
            <text:p>196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5.11.2012 06:02:46</text:p>
          </table:table-cell>
          <table:table-cell office:value-type="string">
            <text:p>Sandner Friedrich/p10047@intra.graz.at/p10047@intra.graz.at/GGA-60101/2012-11-25T18:02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24">
            <text:p>52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8">
            <text:p>28</text:p>
          </table:table-cell>
          <table:table-cell office:value-type="float" office:value="196">
            <text:p>196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25.11.2012 06:02:46</text:p>
          </table:table-cell>
          <table:table-cell office:value-type="string">
            <text:p>Sandner Friedrich/p10047@intra.graz.at/p10047@intra.graz.at/GGA-60101/2012-11-25T18:02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24">
            <text:p>52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28">
            <text:p>28</text:p>
          </table:table-cell>
          <table:table-cell office:value-type="float" office:value="196">
            <text:p>19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5.11.2012 06:02:46</text:p>
          </table:table-cell>
          <table:table-cell office:value-type="string">
            <text:p>Sandner Friedrich/p10047@intra.graz.at/p10047@intra.graz.at/GGA-60101/2012-11-25T18:02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24">
            <text:p>52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24">
            <text:p>224</text:p>
          </table:table-cell>
          <table:table-cell office:value-type="float" office:value="28">
            <text:p>28</text:p>
          </table:table-cell>
          <table:table-cell office:value-type="float" office:value="196">
            <text:p>19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25.11.2012 06:02:46</text:p>
          </table:table-cell>
          <table:table-cell office:value-type="string">
            <text:p>Sandner Friedrich/p10047@intra.graz.at/p10047@intra.graz.at/GGA-60101/2012-11-25T18:02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524">
            <text:p>52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  <table:table-cell office:value-type="float" office:value="28">
            <text:p>28</text:p>
          </table:table-cell>
          <table:table-cell office:value-type="float" office:value="196">
            <text:p>19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25.11.2012 06:02:46</text:p>
          </table:table-cell>
          <table:table-cell office:value-type="string">
            <text:p>Sandner Friedrich/p10047@intra.graz.at/p10047@intra.graz.at/GGA-60101/2012-11-25T18:02:5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98">
            <text:p>59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81">
            <text:p>381</text:p>
          </table:table-cell>
          <table:table-cell office:value-type="float" office:value="22">
            <text:p>22</text:p>
          </table:table-cell>
          <table:table-cell office:value-type="float" office:value="359">
            <text:p>359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27.11.2012 08:53:25</text:p>
          </table:table-cell>
          <table:table-cell office:value-type="string">
            <text:p>Schwartz Wolfgang/p14139@intra.graz.at/p14139@intra.graz.at/GGA-60101/2012-11-27T08:53:26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98">
            <text:p>59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office:value-type="float" office:value="22">
            <text:p>22</text:p>
          </table:table-cell>
          <table:table-cell office:value-type="float" office:value="359">
            <text:p>359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string">
            <text:p>27.11.2012 08:53:25</text:p>
          </table:table-cell>
          <table:table-cell office:value-type="string">
            <text:p>Schwartz Wolfgang/p14139@intra.graz.at/p14139@intra.graz.at/GGA-60101/2012-11-27T08:53:26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98">
            <text:p>59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81">
            <text:p>381</text:p>
          </table:table-cell>
          <table:table-cell office:value-type="float" office:value="22">
            <text:p>22</text:p>
          </table:table-cell>
          <table:table-cell office:value-type="float" office:value="359">
            <text:p>35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27.11.2012 08:53:25</text:p>
          </table:table-cell>
          <table:table-cell office:value-type="string">
            <text:p>Schwartz Wolfgang/p14139@intra.graz.at/p14139@intra.graz.at/GGA-60101/2012-11-27T08:53:26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98">
            <text:p>59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81">
            <text:p>381</text:p>
          </table:table-cell>
          <table:table-cell office:value-type="float" office:value="22">
            <text:p>22</text:p>
          </table:table-cell>
          <table:table-cell office:value-type="float" office:value="359">
            <text:p>359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27.11.2012 08:53:25</text:p>
          </table:table-cell>
          <table:table-cell office:value-type="string">
            <text:p>Schwartz Wolfgang/p14139@intra.graz.at/p14139@intra.graz.at/GGA-60101/2012-11-27T08:53:26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98">
            <text:p>59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  <table:table-cell office:value-type="float" office:value="22">
            <text:p>22</text:p>
          </table:table-cell>
          <table:table-cell office:value-type="float" office:value="359">
            <text:p>359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27.11.2012 08:53:25</text:p>
          </table:table-cell>
          <table:table-cell office:value-type="string">
            <text:p>Schwartz Wolfgang/p14139@intra.graz.at/p14139@intra.graz.at/GGA-60101/2012-11-27T08:53:26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99">
            <text:p>59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633">
            <text:p>633</text:p>
          </table:table-cell>
          <table:table-cell office:value-type="float" office:value="18">
            <text:p>18</text:p>
          </table:table-cell>
          <table:table-cell office:value-type="float" office:value="615">
            <text:p>615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string">
            <text:p>26.11.2012 02:19:45</text:p>
          </table:table-cell>
          <table:table-cell office:value-type="string">
            <text:p>Schwartz Wolfgang/p14139@intra.graz.at/p14139@intra.graz.at/GGA-60101/2012-11-26T14:19:5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99">
            <text:p>59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633">
            <text:p>633</text:p>
          </table:table-cell>
          <table:table-cell office:value-type="float" office:value="18">
            <text:p>18</text:p>
          </table:table-cell>
          <table:table-cell office:value-type="float" office:value="615">
            <text:p>615</text:p>
          </table:table-cell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string">
            <text:p>26.11.2012 02:19:45</text:p>
          </table:table-cell>
          <table:table-cell office:value-type="string">
            <text:p>Schwartz Wolfgang/p14139@intra.graz.at/p14139@intra.graz.at/GGA-60101/2012-11-26T14:19:5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99">
            <text:p>59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633">
            <text:p>633</text:p>
          </table:table-cell>
          <table:table-cell office:value-type="float" office:value="18">
            <text:p>18</text:p>
          </table:table-cell>
          <table:table-cell office:value-type="float" office:value="615">
            <text:p>615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26.11.2012 02:19:45</text:p>
          </table:table-cell>
          <table:table-cell office:value-type="string">
            <text:p>Schwartz Wolfgang/p14139@intra.graz.at/p14139@intra.graz.at/GGA-60101/2012-11-26T14:19:5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99">
            <text:p>59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633">
            <text:p>633</text:p>
          </table:table-cell>
          <table:table-cell office:value-type="float" office:value="18">
            <text:p>18</text:p>
          </table:table-cell>
          <table:table-cell office:value-type="float" office:value="615">
            <text:p>61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26.11.2012 02:19:45</text:p>
          </table:table-cell>
          <table:table-cell office:value-type="string">
            <text:p>Schwartz Wolfgang/p14139@intra.graz.at/p14139@intra.graz.at/GGA-60101/2012-11-26T14:19:5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599">
            <text:p>59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633">
            <text:p>633</text:p>
          </table:table-cell>
          <table:table-cell office:value-type="float" office:value="18">
            <text:p>18</text:p>
          </table:table-cell>
          <table:table-cell office:value-type="float" office:value="615">
            <text:p>615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string">
            <text:p>26.11.2012 02:19:45</text:p>
          </table:table-cell>
          <table:table-cell office:value-type="string">
            <text:p>Schwartz Wolfgang/p14139@intra.graz.at/p14139@intra.graz.at/GGA-60101/2012-11-26T14:19:5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1">
            <text:p>60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office:value-type="float" office:value="16">
            <text:p>16</text:p>
          </table:table-cell>
          <table:table-cell office:value-type="float" office:value="356">
            <text:p>356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5:42:30</text:p>
          </table:table-cell>
          <table:table-cell office:value-type="string">
            <text:p>Baumgartner Erwin/e01319@intra.graz.at/e01319@intra.graz.at/GGA-60101/2012-11-25T17:42:3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1">
            <text:p>60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16">
            <text:p>16</text:p>
          </table:table-cell>
          <table:table-cell office:value-type="float" office:value="356">
            <text:p>356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string">
            <text:p>25.11.2012 05:42:30</text:p>
          </table:table-cell>
          <table:table-cell office:value-type="string">
            <text:p>Baumgartner Erwin/e01319@intra.graz.at/e01319@intra.graz.at/GGA-60101/2012-11-25T17:42:3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1">
            <text:p>60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72">
            <text:p>372</text:p>
          </table:table-cell>
          <table:table-cell office:value-type="float" office:value="16">
            <text:p>16</text:p>
          </table:table-cell>
          <table:table-cell office:value-type="float" office:value="356">
            <text:p>35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25.11.2012 05:42:30</text:p>
          </table:table-cell>
          <table:table-cell office:value-type="string">
            <text:p>Baumgartner Erwin/e01319@intra.graz.at/e01319@intra.graz.at/GGA-60101/2012-11-25T17:42:3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1">
            <text:p>60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72">
            <text:p>372</text:p>
          </table:table-cell>
          <table:table-cell office:value-type="float" office:value="16">
            <text:p>16</text:p>
          </table:table-cell>
          <table:table-cell office:value-type="float" office:value="356">
            <text:p>356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5.11.2012 05:42:30</text:p>
          </table:table-cell>
          <table:table-cell office:value-type="string">
            <text:p>Baumgartner Erwin/e01319@intra.graz.at/e01319@intra.graz.at/GGA-60101/2012-11-25T17:42:3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1">
            <text:p>60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72">
            <text:p>372</text:p>
          </table:table-cell>
          <table:table-cell office:value-type="float" office:value="16">
            <text:p>16</text:p>
          </table:table-cell>
          <table:table-cell office:value-type="float" office:value="356">
            <text:p>356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string">
            <text:p>25.11.2012 05:42:30</text:p>
          </table:table-cell>
          <table:table-cell office:value-type="string">
            <text:p>Baumgartner Erwin/e01319@intra.graz.at/e01319@intra.graz.at/GGA-60101/2012-11-25T17:42:3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2">
            <text:p>60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49">
            <text:p>349</text:p>
          </table:table-cell>
          <table:table-cell office:value-type="float" office:value="27">
            <text:p>27</text:p>
          </table:table-cell>
          <table:table-cell office:value-type="float" office:value="322">
            <text:p>32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25.11.2012 07:04:18</text:p>
          </table:table-cell>
          <table:table-cell office:value-type="string">
            <text:p>Rieder Bernhard/p12145@intra.graz.at/p12145@intra.graz.at/GGA-60101/2012-11-25T19:04:2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2">
            <text:p>60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7">
            <text:p>27</text:p>
          </table:table-cell>
          <table:table-cell office:value-type="float" office:value="322">
            <text:p>322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25.11.2012 07:04:18</text:p>
          </table:table-cell>
          <table:table-cell office:value-type="string">
            <text:p>Rieder Bernhard/p12145@intra.graz.at/p12145@intra.graz.at/GGA-60101/2012-11-25T19:04:2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2">
            <text:p>60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49">
            <text:p>349</text:p>
          </table:table-cell>
          <table:table-cell office:value-type="float" office:value="27">
            <text:p>27</text:p>
          </table:table-cell>
          <table:table-cell office:value-type="float" office:value="322">
            <text:p>32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5.11.2012 07:04:18</text:p>
          </table:table-cell>
          <table:table-cell office:value-type="string">
            <text:p>Rieder Bernhard/p12145@intra.graz.at/p12145@intra.graz.at/GGA-60101/2012-11-25T19:04:2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2">
            <text:p>60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49">
            <text:p>349</text:p>
          </table:table-cell>
          <table:table-cell office:value-type="float" office:value="27">
            <text:p>27</text:p>
          </table:table-cell>
          <table:table-cell office:value-type="float" office:value="322">
            <text:p>322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25.11.2012 07:04:18</text:p>
          </table:table-cell>
          <table:table-cell office:value-type="string">
            <text:p>Rieder Bernhard/p12145@intra.graz.at/p12145@intra.graz.at/GGA-60101/2012-11-25T19:04:2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2">
            <text:p>60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49">
            <text:p>349</text:p>
          </table:table-cell>
          <table:table-cell office:value-type="float" office:value="27">
            <text:p>27</text:p>
          </table:table-cell>
          <table:table-cell office:value-type="float" office:value="322">
            <text:p>322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string">
            <text:p>25.11.2012 07:04:18</text:p>
          </table:table-cell>
          <table:table-cell office:value-type="string">
            <text:p>Rieder Bernhard/p12145@intra.graz.at/p12145@intra.graz.at/GGA-60101/2012-11-25T19:04:2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3">
            <text:p>60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  <table:table-cell office:value-type="float" office:value="35">
            <text:p>35</text:p>
          </table:table-cell>
          <table:table-cell office:value-type="float" office:value="399">
            <text:p>399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7:18:21</text:p>
          </table:table-cell>
          <table:table-cell office:value-type="string">
            <text:p>Rieder Bernhard/p12145@intra.graz.at/p12145@intra.graz.at/GGA-60101/2012-11-25T19:18:2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3">
            <text:p>60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34">
            <text:p>434</text:p>
          </table:table-cell>
          <table:table-cell office:value-type="float" office:value="35">
            <text:p>35</text:p>
          </table:table-cell>
          <table:table-cell office:value-type="float" office:value="399">
            <text:p>399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string">
            <text:p>25.11.2012 07:18:21</text:p>
          </table:table-cell>
          <table:table-cell office:value-type="string">
            <text:p>Rieder Bernhard/p12145@intra.graz.at/p12145@intra.graz.at/GGA-60101/2012-11-25T19:18:2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3">
            <text:p>60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34">
            <text:p>434</text:p>
          </table:table-cell>
          <table:table-cell office:value-type="float" office:value="35">
            <text:p>35</text:p>
          </table:table-cell>
          <table:table-cell office:value-type="float" office:value="399">
            <text:p>39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25.11.2012 07:18:21</text:p>
          </table:table-cell>
          <table:table-cell office:value-type="string">
            <text:p>Rieder Bernhard/p12145@intra.graz.at/p12145@intra.graz.at/GGA-60101/2012-11-25T19:18:2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3">
            <text:p>60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34">
            <text:p>434</text:p>
          </table:table-cell>
          <table:table-cell office:value-type="float" office:value="35">
            <text:p>35</text:p>
          </table:table-cell>
          <table:table-cell office:value-type="float" office:value="399">
            <text:p>399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25.11.2012 07:18:21</text:p>
          </table:table-cell>
          <table:table-cell office:value-type="string">
            <text:p>Rieder Bernhard/p12145@intra.graz.at/p12145@intra.graz.at/GGA-60101/2012-11-25T19:18:2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3">
            <text:p>60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34">
            <text:p>434</text:p>
          </table:table-cell>
          <table:table-cell office:value-type="float" office:value="35">
            <text:p>35</text:p>
          </table:table-cell>
          <table:table-cell office:value-type="float" office:value="399">
            <text:p>399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string">
            <text:p>25.11.2012 07:18:21</text:p>
          </table:table-cell>
          <table:table-cell office:value-type="string">
            <text:p>Rieder Bernhard/p12145@intra.graz.at/p12145@intra.graz.at/GGA-60101/2012-11-25T19:18:2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4">
            <text:p>60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37">
            <text:p>337</text:p>
          </table:table-cell>
          <table:table-cell office:value-type="float" office:value="30">
            <text:p>30</text:p>
          </table:table-cell>
          <table:table-cell office:value-type="float" office:value="307">
            <text:p>30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25.11.2012 06:16:17</text:p>
          </table:table-cell>
          <table:table-cell office:value-type="string">
            <text:p>Pfundner Thomas/p14930@intra.graz.at/p14930@intra.graz.at/GGA-60101/2012-11-25T18:16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4">
            <text:p>60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30">
            <text:p>30</text:p>
          </table:table-cell>
          <table:table-cell office:value-type="float" office:value="307">
            <text:p>307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25.11.2012 06:16:17</text:p>
          </table:table-cell>
          <table:table-cell office:value-type="string">
            <text:p>Pfundner Thomas/p14930@intra.graz.at/p14930@intra.graz.at/GGA-60101/2012-11-25T18:16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4">
            <text:p>60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37">
            <text:p>337</text:p>
          </table:table-cell>
          <table:table-cell office:value-type="float" office:value="30">
            <text:p>30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25.11.2012 06:16:17</text:p>
          </table:table-cell>
          <table:table-cell office:value-type="string">
            <text:p>Pfundner Thomas/p14930@intra.graz.at/p14930@intra.graz.at/GGA-60101/2012-11-25T18:16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4">
            <text:p>60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37">
            <text:p>337</text:p>
          </table:table-cell>
          <table:table-cell office:value-type="float" office:value="30">
            <text:p>30</text:p>
          </table:table-cell>
          <table:table-cell office:value-type="float" office:value="307">
            <text:p>307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25.11.2012 06:16:17</text:p>
          </table:table-cell>
          <table:table-cell office:value-type="string">
            <text:p>Pfundner Thomas/p14930@intra.graz.at/p14930@intra.graz.at/GGA-60101/2012-11-25T18:16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4">
            <text:p>60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37">
            <text:p>337</text:p>
          </table:table-cell>
          <table:table-cell office:value-type="float" office:value="30">
            <text:p>30</text:p>
          </table:table-cell>
          <table:table-cell office:value-type="float" office:value="307">
            <text:p>307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string">
            <text:p>25.11.2012 06:16:17</text:p>
          </table:table-cell>
          <table:table-cell office:value-type="string">
            <text:p>Pfundner Thomas/p14930@intra.graz.at/p14930@intra.graz.at/GGA-60101/2012-11-25T18:16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5">
            <text:p>60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25">
            <text:p>25</text:p>
          </table:table-cell>
          <table:table-cell office:value-type="float" office:value="410">
            <text:p>41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25.11.2012 07:06:53</text:p>
          </table:table-cell>
          <table:table-cell office:value-type="string">
            <text:p>Baumgartner Erwin/e01319@intra.graz.at/e01319@intra.graz.at/GGA-60101/2012-11-25T19:07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5">
            <text:p>60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35">
            <text:p>435</text:p>
          </table:table-cell>
          <table:table-cell office:value-type="float" office:value="25">
            <text:p>25</text:p>
          </table:table-cell>
          <table:table-cell office:value-type="float" office:value="410">
            <text:p>410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string">
            <text:p>25.11.2012 07:06:53</text:p>
          </table:table-cell>
          <table:table-cell office:value-type="string">
            <text:p>Baumgartner Erwin/e01319@intra.graz.at/e01319@intra.graz.at/GGA-60101/2012-11-25T19:07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5">
            <text:p>60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35">
            <text:p>435</text:p>
          </table:table-cell>
          <table:table-cell office:value-type="float" office:value="25">
            <text:p>25</text:p>
          </table:table-cell>
          <table:table-cell office:value-type="float" office:value="410">
            <text:p>41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25.11.2012 07:06:53</text:p>
          </table:table-cell>
          <table:table-cell office:value-type="string">
            <text:p>Baumgartner Erwin/e01319@intra.graz.at/e01319@intra.graz.at/GGA-60101/2012-11-25T19:07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5">
            <text:p>60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35">
            <text:p>435</text:p>
          </table:table-cell>
          <table:table-cell office:value-type="float" office:value="25">
            <text:p>25</text:p>
          </table:table-cell>
          <table:table-cell office:value-type="float" office:value="410">
            <text:p>410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25.11.2012 07:06:53</text:p>
          </table:table-cell>
          <table:table-cell office:value-type="string">
            <text:p>Baumgartner Erwin/e01319@intra.graz.at/e01319@intra.graz.at/GGA-60101/2012-11-25T19:07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5">
            <text:p>60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35">
            <text:p>435</text:p>
          </table:table-cell>
          <table:table-cell office:value-type="float" office:value="25">
            <text:p>25</text:p>
          </table:table-cell>
          <table:table-cell office:value-type="float" office:value="410">
            <text:p>410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string">
            <text:p>25.11.2012 07:06:53</text:p>
          </table:table-cell>
          <table:table-cell office:value-type="string">
            <text:p>Baumgartner Erwin/e01319@intra.graz.at/e01319@intra.graz.at/GGA-60101/2012-11-25T19:07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6">
            <text:p>60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66">
            <text:p>366</text:p>
          </table:table-cell>
          <table:table-cell office:value-type="float" office:value="34">
            <text:p>34</text:p>
          </table:table-cell>
          <table:table-cell office:value-type="float" office:value="332">
            <text:p>33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25.11.2012 06:08:05</text:p>
          </table:table-cell>
          <table:table-cell office:value-type="string">
            <text:p>Baumgartner Erwin/e01319@intra.graz.at/e01319@intra.graz.at/GGA-60101/2012-11-25T18:08:1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6">
            <text:p>60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34">
            <text:p>34</text:p>
          </table:table-cell>
          <table:table-cell office:value-type="float" office:value="332">
            <text:p>332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string">
            <text:p>25.11.2012 06:08:05</text:p>
          </table:table-cell>
          <table:table-cell office:value-type="string">
            <text:p>Baumgartner Erwin/e01319@intra.graz.at/e01319@intra.graz.at/GGA-60101/2012-11-25T18:08:1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6">
            <text:p>60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66">
            <text:p>366</text:p>
          </table:table-cell>
          <table:table-cell office:value-type="float" office:value="34">
            <text:p>34</text:p>
          </table:table-cell>
          <table:table-cell office:value-type="float" office:value="332">
            <text:p>33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25.11.2012 06:08:05</text:p>
          </table:table-cell>
          <table:table-cell office:value-type="string">
            <text:p>Baumgartner Erwin/e01319@intra.graz.at/e01319@intra.graz.at/GGA-60101/2012-11-25T18:08:1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6">
            <text:p>60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66">
            <text:p>366</text:p>
          </table:table-cell>
          <table:table-cell office:value-type="float" office:value="34">
            <text:p>34</text:p>
          </table:table-cell>
          <table:table-cell office:value-type="float" office:value="332">
            <text:p>332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25.11.2012 06:08:05</text:p>
          </table:table-cell>
          <table:table-cell office:value-type="string">
            <text:p>Baumgartner Erwin/e01319@intra.graz.at/e01319@intra.graz.at/GGA-60101/2012-11-25T18:08:1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6">
            <text:p>60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66">
            <text:p>366</text:p>
          </table:table-cell>
          <table:table-cell office:value-type="float" office:value="34">
            <text:p>34</text:p>
          </table:table-cell>
          <table:table-cell office:value-type="float" office:value="332">
            <text:p>332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25.11.2012 06:08:05</text:p>
          </table:table-cell>
          <table:table-cell office:value-type="string">
            <text:p>Baumgartner Erwin/e01319@intra.graz.at/e01319@intra.graz.at/GGA-60101/2012-11-25T18:08:1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7">
            <text:p>60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office:value-type="float" office:value="53">
            <text:p>53</text:p>
          </table:table-cell>
          <table:table-cell office:value-type="float" office:value="360">
            <text:p>36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25.11.2012 07:16:32</text:p>
          </table:table-cell>
          <table:table-cell office:value-type="string">
            <text:p>Rieder Bernhard/p12145@intra.graz.at/p12145@intra.graz.at/GGA-60101/2012-11-25T19:16:4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7">
            <text:p>60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13">
            <text:p>413</text:p>
          </table:table-cell>
          <table:table-cell office:value-type="float" office:value="53">
            <text:p>53</text:p>
          </table:table-cell>
          <table:table-cell office:value-type="float" office:value="360">
            <text:p>360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25.11.2012 07:16:32</text:p>
          </table:table-cell>
          <table:table-cell office:value-type="string">
            <text:p>Rieder Bernhard/p12145@intra.graz.at/p12145@intra.graz.at/GGA-60101/2012-11-25T19:16:4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7">
            <text:p>60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13">
            <text:p>413</text:p>
          </table:table-cell>
          <table:table-cell office:value-type="float" office:value="53">
            <text:p>53</text:p>
          </table:table-cell>
          <table:table-cell office:value-type="float" office:value="360">
            <text:p>36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25.11.2012 07:16:32</text:p>
          </table:table-cell>
          <table:table-cell office:value-type="string">
            <text:p>Rieder Bernhard/p12145@intra.graz.at/p12145@intra.graz.at/GGA-60101/2012-11-25T19:16:4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7">
            <text:p>60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13">
            <text:p>413</text:p>
          </table:table-cell>
          <table:table-cell office:value-type="float" office:value="53">
            <text:p>53</text:p>
          </table:table-cell>
          <table:table-cell office:value-type="float" office:value="360">
            <text:p>360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string">
            <text:p>25.11.2012 07:16:32</text:p>
          </table:table-cell>
          <table:table-cell office:value-type="string">
            <text:p>Rieder Bernhard/p12145@intra.graz.at/p12145@intra.graz.at/GGA-60101/2012-11-25T19:16:4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7">
            <text:p>60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13">
            <text:p>413</text:p>
          </table:table-cell>
          <table:table-cell office:value-type="float" office:value="53">
            <text:p>53</text:p>
          </table:table-cell>
          <table:table-cell office:value-type="float" office:value="360">
            <text:p>360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25.11.2012 07:16:32</text:p>
          </table:table-cell>
          <table:table-cell office:value-type="string">
            <text:p>Rieder Bernhard/p12145@intra.graz.at/p12145@intra.graz.at/GGA-60101/2012-11-25T19:16:4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8">
            <text:p>60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81">
            <text:p>381</text:p>
          </table:table-cell>
          <table:table-cell office:value-type="float" office:value="31">
            <text:p>31</text:p>
          </table:table-cell>
          <table:table-cell office:value-type="float" office:value="350">
            <text:p>35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5.11.2012 07:37:14</text:p>
          </table:table-cell>
          <table:table-cell office:value-type="string">
            <text:p>Rieder Bernhard/p12145@intra.graz.at/p12145@intra.graz.at/GGA-60101/2012-11-25T19:37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8">
            <text:p>60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office:value-type="float" office:value="31">
            <text:p>31</text:p>
          </table:table-cell>
          <table:table-cell office:value-type="float" office:value="350">
            <text:p>350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string">
            <text:p>25.11.2012 07:37:14</text:p>
          </table:table-cell>
          <table:table-cell office:value-type="string">
            <text:p>Rieder Bernhard/p12145@intra.graz.at/p12145@intra.graz.at/GGA-60101/2012-11-25T19:37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8">
            <text:p>60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81">
            <text:p>381</text:p>
          </table:table-cell>
          <table:table-cell office:value-type="float" office:value="31">
            <text:p>31</text:p>
          </table:table-cell>
          <table:table-cell office:value-type="float" office:value="350">
            <text:p>35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25.11.2012 07:37:14</text:p>
          </table:table-cell>
          <table:table-cell office:value-type="string">
            <text:p>Rieder Bernhard/p12145@intra.graz.at/p12145@intra.graz.at/GGA-60101/2012-11-25T19:37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8">
            <text:p>60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81">
            <text:p>381</text:p>
          </table:table-cell>
          <table:table-cell office:value-type="float" office:value="31">
            <text:p>31</text:p>
          </table:table-cell>
          <table:table-cell office:value-type="float" office:value="350">
            <text:p>350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25.11.2012 07:37:14</text:p>
          </table:table-cell>
          <table:table-cell office:value-type="string">
            <text:p>Rieder Bernhard/p12145@intra.graz.at/p12145@intra.graz.at/GGA-60101/2012-11-25T19:37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8">
            <text:p>60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  <table:table-cell office:value-type="float" office:value="31">
            <text:p>31</text:p>
          </table:table-cell>
          <table:table-cell office:value-type="float" office:value="350">
            <text:p>350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25.11.2012 07:37:14</text:p>
          </table:table-cell>
          <table:table-cell office:value-type="string">
            <text:p>Rieder Bernhard/p12145@intra.graz.at/p12145@intra.graz.at/GGA-60101/2012-11-25T19:37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9">
            <text:p>60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77">
            <text:p>377</text:p>
          </table:table-cell>
          <table:table-cell office:value-type="float" office:value="24">
            <text:p>24</text:p>
          </table:table-cell>
          <table:table-cell office:value-type="float" office:value="353">
            <text:p>353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25.11.2012 06:39:15</text:p>
          </table:table-cell>
          <table:table-cell office:value-type="string">
            <text:p>Baumgartner Erwin/e01319@intra.graz.at/e01319@intra.graz.at/GGA-60101/2012-11-25T18:39:2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9">
            <text:p>60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24">
            <text:p>24</text:p>
          </table:table-cell>
          <table:table-cell office:value-type="float" office:value="353">
            <text:p>353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25.11.2012 06:39:15</text:p>
          </table:table-cell>
          <table:table-cell office:value-type="string">
            <text:p>Baumgartner Erwin/e01319@intra.graz.at/e01319@intra.graz.at/GGA-60101/2012-11-25T18:39:2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9">
            <text:p>60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77">
            <text:p>377</text:p>
          </table:table-cell>
          <table:table-cell office:value-type="float" office:value="24">
            <text:p>24</text:p>
          </table:table-cell>
          <table:table-cell office:value-type="float" office:value="353">
            <text:p>35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5.11.2012 06:39:15</text:p>
          </table:table-cell>
          <table:table-cell office:value-type="string">
            <text:p>Baumgartner Erwin/e01319@intra.graz.at/e01319@intra.graz.at/GGA-60101/2012-11-25T18:39:2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9">
            <text:p>60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77">
            <text:p>377</text:p>
          </table:table-cell>
          <table:table-cell office:value-type="float" office:value="24">
            <text:p>24</text:p>
          </table:table-cell>
          <table:table-cell office:value-type="float" office:value="353">
            <text:p>353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25.11.2012 06:39:15</text:p>
          </table:table-cell>
          <table:table-cell office:value-type="string">
            <text:p>Baumgartner Erwin/e01319@intra.graz.at/e01319@intra.graz.at/GGA-60101/2012-11-25T18:39:2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09">
            <text:p>60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77">
            <text:p>377</text:p>
          </table:table-cell>
          <table:table-cell office:value-type="float" office:value="24">
            <text:p>24</text:p>
          </table:table-cell>
          <table:table-cell office:value-type="float" office:value="353">
            <text:p>353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string">
            <text:p>25.11.2012 06:39:15</text:p>
          </table:table-cell>
          <table:table-cell office:value-type="string">
            <text:p>Baumgartner Erwin/e01319@intra.graz.at/e01319@intra.graz.at/GGA-60101/2012-11-25T18:39:2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0">
            <text:p>610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6:12:34</text:p>
          </table:table-cell>
          <table:table-cell office:value-type="string">
            <text:p>Baumgartner Erwin/e01319@intra.graz.at/e01319@intra.graz.at/GGA-60101/2012-11-25T18:12:4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0">
            <text:p>610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25.11.2012 06:12:34</text:p>
          </table:table-cell>
          <table:table-cell office:value-type="string">
            <text:p>Baumgartner Erwin/e01319@intra.graz.at/e01319@intra.graz.at/GGA-60101/2012-11-25T18:12:4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0">
            <text:p>610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28">
            <text:p>328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5.11.2012 06:12:34</text:p>
          </table:table-cell>
          <table:table-cell office:value-type="string">
            <text:p>Baumgartner Erwin/e01319@intra.graz.at/e01319@intra.graz.at/GGA-60101/2012-11-25T18:12:4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0">
            <text:p>610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28">
            <text:p>328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25.11.2012 06:12:34</text:p>
          </table:table-cell>
          <table:table-cell office:value-type="string">
            <text:p>Baumgartner Erwin/e01319@intra.graz.at/e01319@intra.graz.at/GGA-60101/2012-11-25T18:12:4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0">
            <text:p>610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28">
            <text:p>328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25.11.2012 06:12:34</text:p>
          </table:table-cell>
          <table:table-cell office:value-type="string">
            <text:p>Baumgartner Erwin/e01319@intra.graz.at/e01319@intra.graz.at/GGA-60101/2012-11-25T18:12:4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1">
            <text:p>61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30">
            <text:p>30</text:p>
          </table:table-cell>
          <table:table-cell office:value-type="float" office:value="368">
            <text:p>368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25.11.2012 07:53:13</text:p>
          </table:table-cell>
          <table:table-cell office:value-type="string">
            <text:p>Rieder Bernhard/p12145@intra.graz.at/p12145@intra.graz.at/GGA-60101/2012-11-25T19:53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1">
            <text:p>61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office:value-type="float" office:value="30">
            <text:p>30</text:p>
          </table:table-cell>
          <table:table-cell office:value-type="float" office:value="368">
            <text:p>368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25.11.2012 07:53:13</text:p>
          </table:table-cell>
          <table:table-cell office:value-type="string">
            <text:p>Rieder Bernhard/p12145@intra.graz.at/p12145@intra.graz.at/GGA-60101/2012-11-25T19:53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1">
            <text:p>61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98">
            <text:p>398</text:p>
          </table:table-cell>
          <table:table-cell office:value-type="float" office:value="30">
            <text:p>30</text:p>
          </table:table-cell>
          <table:table-cell office:value-type="float" office:value="368">
            <text:p>36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25.11.2012 07:53:13</text:p>
          </table:table-cell>
          <table:table-cell office:value-type="string">
            <text:p>Rieder Bernhard/p12145@intra.graz.at/p12145@intra.graz.at/GGA-60101/2012-11-25T19:53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1">
            <text:p>61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98">
            <text:p>398</text:p>
          </table:table-cell>
          <table:table-cell office:value-type="float" office:value="30">
            <text:p>30</text:p>
          </table:table-cell>
          <table:table-cell office:value-type="float" office:value="368">
            <text:p>368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25.11.2012 07:53:13</text:p>
          </table:table-cell>
          <table:table-cell office:value-type="string">
            <text:p>Rieder Bernhard/p12145@intra.graz.at/p12145@intra.graz.at/GGA-60101/2012-11-25T19:53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1">
            <text:p>61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office:value-type="float" office:value="30">
            <text:p>30</text:p>
          </table:table-cell>
          <table:table-cell office:value-type="float" office:value="368">
            <text:p>368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string">
            <text:p>25.11.2012 07:53:13</text:p>
          </table:table-cell>
          <table:table-cell office:value-type="string">
            <text:p>Rieder Bernhard/p12145@intra.graz.at/p12145@intra.graz.at/GGA-60101/2012-11-25T19:53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2">
            <text:p>61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57">
            <text:p>357</text:p>
          </table:table-cell>
          <table:table-cell office:value-type="float" office:value="26">
            <text:p>26</text:p>
          </table:table-cell>
          <table:table-cell office:value-type="float" office:value="331">
            <text:p>33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25.11.2012 06:44:20</text:p>
          </table:table-cell>
          <table:table-cell office:value-type="string">
            <text:p>Rieder Bernhard/p12145@intra.graz.at/p12145@intra.graz.at/GGA-60101/2012-11-25T18:44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2">
            <text:p>61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26">
            <text:p>26</text:p>
          </table:table-cell>
          <table:table-cell office:value-type="float" office:value="331">
            <text:p>33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25.11.2012 06:44:20</text:p>
          </table:table-cell>
          <table:table-cell office:value-type="string">
            <text:p>Rieder Bernhard/p12145@intra.graz.at/p12145@intra.graz.at/GGA-60101/2012-11-25T18:44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2">
            <text:p>61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57">
            <text:p>357</text:p>
          </table:table-cell>
          <table:table-cell office:value-type="float" office:value="26">
            <text:p>26</text:p>
          </table:table-cell>
          <table:table-cell office:value-type="float" office:value="331">
            <text:p>33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25.11.2012 06:44:20</text:p>
          </table:table-cell>
          <table:table-cell office:value-type="string">
            <text:p>Rieder Bernhard/p12145@intra.graz.at/p12145@intra.graz.at/GGA-60101/2012-11-25T18:44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2">
            <text:p>61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57">
            <text:p>357</text:p>
          </table:table-cell>
          <table:table-cell office:value-type="float" office:value="26">
            <text:p>26</text:p>
          </table:table-cell>
          <table:table-cell office:value-type="float" office:value="331">
            <text:p>33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25.11.2012 06:44:20</text:p>
          </table:table-cell>
          <table:table-cell office:value-type="string">
            <text:p>Rieder Bernhard/p12145@intra.graz.at/p12145@intra.graz.at/GGA-60101/2012-11-25T18:44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2">
            <text:p>61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57">
            <text:p>357</text:p>
          </table:table-cell>
          <table:table-cell office:value-type="float" office:value="26">
            <text:p>26</text:p>
          </table:table-cell>
          <table:table-cell office:value-type="float" office:value="331">
            <text:p>331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25.11.2012 06:44:20</text:p>
          </table:table-cell>
          <table:table-cell office:value-type="string">
            <text:p>Rieder Bernhard/p12145@intra.graz.at/p12145@intra.graz.at/GGA-60101/2012-11-25T18:44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3">
            <text:p>61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float" office:value="9">
            <text:p>9</text:p>
          </table:table-cell>
          <table:table-cell office:value-type="float" office:value="302">
            <text:p>30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5.11.2012 07:12:52</text:p>
          </table:table-cell>
          <table:table-cell office:value-type="string">
            <text:p>Rieder Bernhard/p12145@intra.graz.at/p12145@intra.graz.at/GGA-60101/2012-11-25T19:12:5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3">
            <text:p>61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9">
            <text:p>9</text:p>
          </table:table-cell>
          <table:table-cell office:value-type="float" office:value="302">
            <text:p>302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string">
            <text:p>25.11.2012 07:12:52</text:p>
          </table:table-cell>
          <table:table-cell office:value-type="string">
            <text:p>Rieder Bernhard/p12145@intra.graz.at/p12145@intra.graz.at/GGA-60101/2012-11-25T19:12:5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3">
            <text:p>61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9">
            <text:p>9</text:p>
          </table:table-cell>
          <table:table-cell office:value-type="float" office:value="302">
            <text:p>30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25.11.2012 07:12:52</text:p>
          </table:table-cell>
          <table:table-cell office:value-type="string">
            <text:p>Rieder Bernhard/p12145@intra.graz.at/p12145@intra.graz.at/GGA-60101/2012-11-25T19:12:5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3">
            <text:p>61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11">
            <text:p>311</text:p>
          </table:table-cell>
          <table:table-cell office:value-type="float" office:value="9">
            <text:p>9</text:p>
          </table:table-cell>
          <table:table-cell office:value-type="float" office:value="302">
            <text:p>30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25.11.2012 07:12:52</text:p>
          </table:table-cell>
          <table:table-cell office:value-type="string">
            <text:p>Rieder Bernhard/p12145@intra.graz.at/p12145@intra.graz.at/GGA-60101/2012-11-25T19:12:5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3">
            <text:p>61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11">
            <text:p>311</text:p>
          </table:table-cell>
          <table:table-cell office:value-type="float" office:value="9">
            <text:p>9</text:p>
          </table:table-cell>
          <table:table-cell office:value-type="float" office:value="302">
            <text:p>30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25.11.2012 07:12:52</text:p>
          </table:table-cell>
          <table:table-cell office:value-type="string">
            <text:p>Rieder Bernhard/p12145@intra.graz.at/p12145@intra.graz.at/GGA-60101/2012-11-25T19:12:5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4">
            <text:p>61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29">
            <text:p>29</text:p>
          </table:table-cell>
          <table:table-cell office:value-type="float" office:value="240">
            <text:p>24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25.11.2012 06:11:32</text:p>
          </table:table-cell>
          <table:table-cell office:value-type="string">
            <text:p>Rieder Bernhard/p12145@intra.graz.at/p12145@intra.graz.at/GGA-60101/2012-11-25T18:11:3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4">
            <text:p>61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29">
            <text:p>29</text:p>
          </table:table-cell>
          <table:table-cell office:value-type="float" office:value="240">
            <text:p>240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25.11.2012 06:11:32</text:p>
          </table:table-cell>
          <table:table-cell office:value-type="string">
            <text:p>Rieder Bernhard/p12145@intra.graz.at/p12145@intra.graz.at/GGA-60101/2012-11-25T18:11:3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4">
            <text:p>61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69">
            <text:p>269</text:p>
          </table:table-cell>
          <table:table-cell office:value-type="float" office:value="29">
            <text:p>29</text:p>
          </table:table-cell>
          <table:table-cell office:value-type="float" office:value="240">
            <text:p>24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25.11.2012 06:11:32</text:p>
          </table:table-cell>
          <table:table-cell office:value-type="string">
            <text:p>Rieder Bernhard/p12145@intra.graz.at/p12145@intra.graz.at/GGA-60101/2012-11-25T18:11:3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4">
            <text:p>61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69">
            <text:p>269</text:p>
          </table:table-cell>
          <table:table-cell office:value-type="float" office:value="29">
            <text:p>29</text:p>
          </table:table-cell>
          <table:table-cell office:value-type="float" office:value="240">
            <text:p>24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5.11.2012 06:11:32</text:p>
          </table:table-cell>
          <table:table-cell office:value-type="string">
            <text:p>Rieder Bernhard/p12145@intra.graz.at/p12145@intra.graz.at/GGA-60101/2012-11-25T18:11:3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4">
            <text:p>61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29">
            <text:p>29</text:p>
          </table:table-cell>
          <table:table-cell office:value-type="float" office:value="240">
            <text:p>240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25.11.2012 06:11:32</text:p>
          </table:table-cell>
          <table:table-cell office:value-type="string">
            <text:p>Rieder Bernhard/p12145@intra.graz.at/p12145@intra.graz.at/GGA-60101/2012-11-25T18:11:3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5">
            <text:p>61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63">
            <text:p>363</text:p>
          </table:table-cell>
          <table:table-cell office:value-type="float" office:value="33">
            <text:p>33</text:p>
          </table:table-cell>
          <table:table-cell office:value-type="float" office:value="330">
            <text:p>330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25.11.2012 07:25:30</text:p>
          </table:table-cell>
          <table:table-cell office:value-type="string">
            <text:p>Rieder Bernhard/p12145@intra.graz.at/p12145@intra.graz.at/GGA-60101/2012-11-25T19:25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5">
            <text:p>61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 office:value-type="float" office:value="33">
            <text:p>33</text:p>
          </table:table-cell>
          <table:table-cell office:value-type="float" office:value="330">
            <text:p>330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25.11.2012 07:25:30</text:p>
          </table:table-cell>
          <table:table-cell office:value-type="string">
            <text:p>Rieder Bernhard/p12145@intra.graz.at/p12145@intra.graz.at/GGA-60101/2012-11-25T19:25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5">
            <text:p>61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63">
            <text:p>363</text:p>
          </table:table-cell>
          <table:table-cell office:value-type="float" office:value="33">
            <text:p>33</text:p>
          </table:table-cell>
          <table:table-cell office:value-type="float" office:value="330">
            <text:p>33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25.11.2012 07:25:30</text:p>
          </table:table-cell>
          <table:table-cell office:value-type="string">
            <text:p>Rieder Bernhard/p12145@intra.graz.at/p12145@intra.graz.at/GGA-60101/2012-11-25T19:25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5">
            <text:p>61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63">
            <text:p>363</text:p>
          </table:table-cell>
          <table:table-cell office:value-type="float" office:value="33">
            <text:p>33</text:p>
          </table:table-cell>
          <table:table-cell office:value-type="float" office:value="330">
            <text:p>330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25.11.2012 07:25:30</text:p>
          </table:table-cell>
          <table:table-cell office:value-type="string">
            <text:p>Rieder Bernhard/p12145@intra.graz.at/p12145@intra.graz.at/GGA-60101/2012-11-25T19:25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5">
            <text:p>61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63">
            <text:p>363</text:p>
          </table:table-cell>
          <table:table-cell office:value-type="float" office:value="33">
            <text:p>33</text:p>
          </table:table-cell>
          <table:table-cell office:value-type="float" office:value="330">
            <text:p>330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25.11.2012 07:25:30</text:p>
          </table:table-cell>
          <table:table-cell office:value-type="string">
            <text:p>Rieder Bernhard/p12145@intra.graz.at/p12145@intra.graz.at/GGA-60101/2012-11-25T19:25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6">
            <text:p>61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92">
            <text:p>392</text:p>
          </table:table-cell>
          <table:table-cell office:value-type="float" office:value="29">
            <text:p>29</text:p>
          </table:table-cell>
          <table:table-cell office:value-type="float" office:value="363">
            <text:p>36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25.11.2012 06:45:48</text:p>
          </table:table-cell>
          <table:table-cell office:value-type="string">
            <text:p>Baumgartner Erwin/e01319@intra.graz.at/e01319@intra.graz.at/GGA-60101/2012-11-25T18:45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6">
            <text:p>61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29">
            <text:p>29</text:p>
          </table:table-cell>
          <table:table-cell office:value-type="float" office:value="363">
            <text:p>363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string">
            <text:p>25.11.2012 06:45:48</text:p>
          </table:table-cell>
          <table:table-cell office:value-type="string">
            <text:p>Baumgartner Erwin/e01319@intra.graz.at/e01319@intra.graz.at/GGA-60101/2012-11-25T18:45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6">
            <text:p>61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92">
            <text:p>392</text:p>
          </table:table-cell>
          <table:table-cell office:value-type="float" office:value="29">
            <text:p>29</text:p>
          </table:table-cell>
          <table:table-cell office:value-type="float" office:value="363">
            <text:p>363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25.11.2012 06:45:48</text:p>
          </table:table-cell>
          <table:table-cell office:value-type="string">
            <text:p>Baumgartner Erwin/e01319@intra.graz.at/e01319@intra.graz.at/GGA-60101/2012-11-25T18:45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6">
            <text:p>61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92">
            <text:p>392</text:p>
          </table:table-cell>
          <table:table-cell office:value-type="float" office:value="29">
            <text:p>29</text:p>
          </table:table-cell>
          <table:table-cell office:value-type="float" office:value="363">
            <text:p>363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5.11.2012 06:45:48</text:p>
          </table:table-cell>
          <table:table-cell office:value-type="string">
            <text:p>Baumgartner Erwin/e01319@intra.graz.at/e01319@intra.graz.at/GGA-60101/2012-11-25T18:45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6">
            <text:p>61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92">
            <text:p>392</text:p>
          </table:table-cell>
          <table:table-cell office:value-type="float" office:value="29">
            <text:p>29</text:p>
          </table:table-cell>
          <table:table-cell office:value-type="float" office:value="363">
            <text:p>363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25.11.2012 06:45:48</text:p>
          </table:table-cell>
          <table:table-cell office:value-type="string">
            <text:p>Baumgartner Erwin/e01319@intra.graz.at/e01319@intra.graz.at/GGA-60101/2012-11-25T18:45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7">
            <text:p>61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50">
            <text:p>50</text:p>
          </table:table-cell>
          <table:table-cell office:value-type="float" office:value="301">
            <text:p>30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5:30:48</text:p>
          </table:table-cell>
          <table:table-cell office:value-type="string">
            <text:p>Baumgartner Erwin/e01319@intra.graz.at/e01319@intra.graz.at/GGA-60101/2012-11-25T17:30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7">
            <text:p>61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50">
            <text:p>50</text:p>
          </table:table-cell>
          <table:table-cell office:value-type="float" office:value="301">
            <text:p>301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string">
            <text:p>25.11.2012 05:30:48</text:p>
          </table:table-cell>
          <table:table-cell office:value-type="string">
            <text:p>Baumgartner Erwin/e01319@intra.graz.at/e01319@intra.graz.at/GGA-60101/2012-11-25T17:30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7">
            <text:p>61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51">
            <text:p>351</text:p>
          </table:table-cell>
          <table:table-cell office:value-type="float" office:value="50">
            <text:p>50</text:p>
          </table:table-cell>
          <table:table-cell office:value-type="float" office:value="301">
            <text:p>30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5:30:48</text:p>
          </table:table-cell>
          <table:table-cell office:value-type="string">
            <text:p>Baumgartner Erwin/e01319@intra.graz.at/e01319@intra.graz.at/GGA-60101/2012-11-25T17:30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7">
            <text:p>61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51">
            <text:p>351</text:p>
          </table:table-cell>
          <table:table-cell office:value-type="float" office:value="50">
            <text:p>50</text:p>
          </table:table-cell>
          <table:table-cell office:value-type="float" office:value="301">
            <text:p>30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5:30:48</text:p>
          </table:table-cell>
          <table:table-cell office:value-type="string">
            <text:p>Baumgartner Erwin/e01319@intra.graz.at/e01319@intra.graz.at/GGA-60101/2012-11-25T17:30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7">
            <text:p>61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51">
            <text:p>351</text:p>
          </table:table-cell>
          <table:table-cell office:value-type="float" office:value="50">
            <text:p>50</text:p>
          </table:table-cell>
          <table:table-cell office:value-type="float" office:value="301">
            <text:p>30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25.11.2012 05:30:48</text:p>
          </table:table-cell>
          <table:table-cell office:value-type="string">
            <text:p>Baumgartner Erwin/e01319@intra.graz.at/e01319@intra.graz.at/GGA-60101/2012-11-25T17:30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8">
            <text:p>61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office:value-type="float" office:value="35">
            <text:p>35</text:p>
          </table:table-cell>
          <table:table-cell office:value-type="float" office:value="471">
            <text:p>47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25.11.2012 07:00:46</text:p>
          </table:table-cell>
          <table:table-cell office:value-type="string">
            <text:p>Baumgartner Erwin/e01319@intra.graz.at/e01319@intra.graz.at/GGA-60101/2012-11-25T19:00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8">
            <text:p>61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35">
            <text:p>35</text:p>
          </table:table-cell>
          <table:table-cell office:value-type="float" office:value="471">
            <text:p>471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string">
            <text:p>25.11.2012 07:00:46</text:p>
          </table:table-cell>
          <table:table-cell office:value-type="string">
            <text:p>Baumgartner Erwin/e01319@intra.graz.at/e01319@intra.graz.at/GGA-60101/2012-11-25T19:00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8">
            <text:p>61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506">
            <text:p>506</text:p>
          </table:table-cell>
          <table:table-cell office:value-type="float" office:value="35">
            <text:p>35</text:p>
          </table:table-cell>
          <table:table-cell office:value-type="float" office:value="471">
            <text:p>47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25.11.2012 07:00:46</text:p>
          </table:table-cell>
          <table:table-cell office:value-type="string">
            <text:p>Baumgartner Erwin/e01319@intra.graz.at/e01319@intra.graz.at/GGA-60101/2012-11-25T19:00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8">
            <text:p>61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506">
            <text:p>506</text:p>
          </table:table-cell>
          <table:table-cell office:value-type="float" office:value="35">
            <text:p>35</text:p>
          </table:table-cell>
          <table:table-cell office:value-type="float" office:value="471">
            <text:p>47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25.11.2012 07:00:46</text:p>
          </table:table-cell>
          <table:table-cell office:value-type="string">
            <text:p>Baumgartner Erwin/e01319@intra.graz.at/e01319@intra.graz.at/GGA-60101/2012-11-25T19:00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8">
            <text:p>61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506">
            <text:p>506</text:p>
          </table:table-cell>
          <table:table-cell office:value-type="float" office:value="35">
            <text:p>35</text:p>
          </table:table-cell>
          <table:table-cell office:value-type="float" office:value="471">
            <text:p>471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string">
            <text:p>25.11.2012 07:00:46</text:p>
          </table:table-cell>
          <table:table-cell office:value-type="string">
            <text:p>Baumgartner Erwin/e01319@intra.graz.at/e01319@intra.graz.at/GGA-60101/2012-11-25T19:00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9">
            <text:p>61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14">
            <text:p>414</text:p>
          </table:table-cell>
          <table:table-cell office:value-type="float" office:value="22">
            <text:p>22</text:p>
          </table:table-cell>
          <table:table-cell office:value-type="float" office:value="392">
            <text:p>39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5.11.2012 06:55:06</text:p>
          </table:table-cell>
          <table:table-cell office:value-type="string">
            <text:p>Baumgartner Erwin/e01319@intra.graz.at/e01319@intra.graz.at/GGA-60101/2012-11-25T18:55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9">
            <text:p>61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22">
            <text:p>22</text:p>
          </table:table-cell>
          <table:table-cell office:value-type="float" office:value="392">
            <text:p>39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string">
            <text:p>25.11.2012 06:55:06</text:p>
          </table:table-cell>
          <table:table-cell office:value-type="string">
            <text:p>Baumgartner Erwin/e01319@intra.graz.at/e01319@intra.graz.at/GGA-60101/2012-11-25T18:55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9">
            <text:p>61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14">
            <text:p>414</text:p>
          </table:table-cell>
          <table:table-cell office:value-type="float" office:value="22">
            <text:p>22</text:p>
          </table:table-cell>
          <table:table-cell office:value-type="float" office:value="392">
            <text:p>39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25.11.2012 06:55:06</text:p>
          </table:table-cell>
          <table:table-cell office:value-type="string">
            <text:p>Baumgartner Erwin/e01319@intra.graz.at/e01319@intra.graz.at/GGA-60101/2012-11-25T18:55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9">
            <text:p>61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14">
            <text:p>414</text:p>
          </table:table-cell>
          <table:table-cell office:value-type="float" office:value="22">
            <text:p>22</text:p>
          </table:table-cell>
          <table:table-cell office:value-type="float" office:value="392">
            <text:p>39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25.11.2012 06:55:06</text:p>
          </table:table-cell>
          <table:table-cell office:value-type="string">
            <text:p>Baumgartner Erwin/e01319@intra.graz.at/e01319@intra.graz.at/GGA-60101/2012-11-25T18:55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19">
            <text:p>61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14">
            <text:p>414</text:p>
          </table:table-cell>
          <table:table-cell office:value-type="float" office:value="22">
            <text:p>22</text:p>
          </table:table-cell>
          <table:table-cell office:value-type="float" office:value="392">
            <text:p>392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25.11.2012 06:55:06</text:p>
          </table:table-cell>
          <table:table-cell office:value-type="string">
            <text:p>Baumgartner Erwin/e01319@intra.graz.at/e01319@intra.graz.at/GGA-60101/2012-11-25T18:55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0">
            <text:p>620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office:value-type="float" office:value="34">
            <text:p>34</text:p>
          </table:table-cell>
          <table:table-cell office:value-type="float" office:value="338">
            <text:p>33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5.11.2012 05:55:19</text:p>
          </table:table-cell>
          <table:table-cell office:value-type="string">
            <text:p>Baumgartner Erwin/e01319@intra.graz.at/e01319@intra.graz.at/GGA-60101/2012-11-25T17:55:2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0">
            <text:p>620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34">
            <text:p>34</text:p>
          </table:table-cell>
          <table:table-cell office:value-type="float" office:value="338">
            <text:p>338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25.11.2012 05:55:19</text:p>
          </table:table-cell>
          <table:table-cell office:value-type="string">
            <text:p>Baumgartner Erwin/e01319@intra.graz.at/e01319@intra.graz.at/GGA-60101/2012-11-25T17:55:2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0">
            <text:p>620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72">
            <text:p>372</text:p>
          </table:table-cell>
          <table:table-cell office:value-type="float" office:value="34">
            <text:p>34</text:p>
          </table:table-cell>
          <table:table-cell office:value-type="float" office:value="338">
            <text:p>33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5.11.2012 05:55:19</text:p>
          </table:table-cell>
          <table:table-cell office:value-type="string">
            <text:p>Baumgartner Erwin/e01319@intra.graz.at/e01319@intra.graz.at/GGA-60101/2012-11-25T17:55:2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0">
            <text:p>620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72">
            <text:p>372</text:p>
          </table:table-cell>
          <table:table-cell office:value-type="float" office:value="34">
            <text:p>34</text:p>
          </table:table-cell>
          <table:table-cell office:value-type="float" office:value="338">
            <text:p>338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5.11.2012 05:55:19</text:p>
          </table:table-cell>
          <table:table-cell office:value-type="string">
            <text:p>Baumgartner Erwin/e01319@intra.graz.at/e01319@intra.graz.at/GGA-60101/2012-11-25T17:55:2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0">
            <text:p>620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72">
            <text:p>372</text:p>
          </table:table-cell>
          <table:table-cell office:value-type="float" office:value="34">
            <text:p>34</text:p>
          </table:table-cell>
          <table:table-cell office:value-type="float" office:value="338">
            <text:p>338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25.11.2012 05:55:19</text:p>
          </table:table-cell>
          <table:table-cell office:value-type="string">
            <text:p>Baumgartner Erwin/e01319@intra.graz.at/e01319@intra.graz.at/GGA-60101/2012-11-25T17:55:2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1">
            <text:p>62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office:value-type="float" office:value="22">
            <text:p>22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25.11.2012 06:30:47</text:p>
          </table:table-cell>
          <table:table-cell office:value-type="string">
            <text:p>Baumgartner Erwin/e01319@intra.graz.at/e01319@intra.graz.at/GGA-60101/2012-11-25T18:30:5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1">
            <text:p>62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2">
            <text:p>22</text:p>
          </table:table-cell>
          <table:table-cell office:value-type="float" office:value="191">
            <text:p>19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5.11.2012 06:30:47</text:p>
          </table:table-cell>
          <table:table-cell office:value-type="string">
            <text:p>Baumgartner Erwin/e01319@intra.graz.at/e01319@intra.graz.at/GGA-60101/2012-11-25T18:30:5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1">
            <text:p>62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13">
            <text:p>213</text:p>
          </table:table-cell>
          <table:table-cell office:value-type="float" office:value="22">
            <text:p>22</text:p>
          </table:table-cell>
          <table:table-cell office:value-type="float" office:value="191">
            <text:p>19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25.11.2012 06:30:47</text:p>
          </table:table-cell>
          <table:table-cell office:value-type="string">
            <text:p>Baumgartner Erwin/e01319@intra.graz.at/e01319@intra.graz.at/GGA-60101/2012-11-25T18:30:5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1">
            <text:p>62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22">
            <text:p>22</text:p>
          </table:table-cell>
          <table:table-cell office:value-type="float" office:value="191">
            <text:p>19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25.11.2012 06:30:47</text:p>
          </table:table-cell>
          <table:table-cell office:value-type="string">
            <text:p>Baumgartner Erwin/e01319@intra.graz.at/e01319@intra.graz.at/GGA-60101/2012-11-25T18:30:5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1">
            <text:p>62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13">
            <text:p>213</text:p>
          </table:table-cell>
          <table:table-cell office:value-type="float" office:value="22">
            <text:p>22</text:p>
          </table:table-cell>
          <table:table-cell office:value-type="float" office:value="191">
            <text:p>19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25.11.2012 06:30:47</text:p>
          </table:table-cell>
          <table:table-cell office:value-type="string">
            <text:p>Baumgartner Erwin/e01319@intra.graz.at/e01319@intra.graz.at/GGA-60101/2012-11-25T18:30:5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2">
            <text:p>62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32">
            <text:p>32</text:p>
          </table:table-cell>
          <table:table-cell office:value-type="float" office:value="233">
            <text:p>23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25.11.2012 05:43:04</text:p>
          </table:table-cell>
          <table:table-cell office:value-type="string">
            <text:p>Rieder Bernhard/p12145@intra.graz.at/p12145@intra.graz.at/GGA-60101/2012-11-25T17:43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2">
            <text:p>62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32">
            <text:p>32</text:p>
          </table:table-cell>
          <table:table-cell office:value-type="float" office:value="233">
            <text:p>23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25.11.2012 05:43:04</text:p>
          </table:table-cell>
          <table:table-cell office:value-type="string">
            <text:p>Rieder Bernhard/p12145@intra.graz.at/p12145@intra.graz.at/GGA-60101/2012-11-25T17:43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2">
            <text:p>62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65">
            <text:p>265</text:p>
          </table:table-cell>
          <table:table-cell office:value-type="float" office:value="32">
            <text:p>32</text:p>
          </table:table-cell>
          <table:table-cell office:value-type="float" office:value="233">
            <text:p>233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25.11.2012 05:43:04</text:p>
          </table:table-cell>
          <table:table-cell office:value-type="string">
            <text:p>Rieder Bernhard/p12145@intra.graz.at/p12145@intra.graz.at/GGA-60101/2012-11-25T17:43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2">
            <text:p>62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65">
            <text:p>265</text:p>
          </table:table-cell>
          <table:table-cell office:value-type="float" office:value="32">
            <text:p>32</text:p>
          </table:table-cell>
          <table:table-cell office:value-type="float" office:value="233">
            <text:p>23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25.11.2012 05:43:04</text:p>
          </table:table-cell>
          <table:table-cell office:value-type="string">
            <text:p>Rieder Bernhard/p12145@intra.graz.at/p12145@intra.graz.at/GGA-60101/2012-11-25T17:43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2">
            <text:p>62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65">
            <text:p>265</text:p>
          </table:table-cell>
          <table:table-cell office:value-type="float" office:value="32">
            <text:p>32</text:p>
          </table:table-cell>
          <table:table-cell office:value-type="float" office:value="233">
            <text:p>233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25.11.2012 05:43:04</text:p>
          </table:table-cell>
          <table:table-cell office:value-type="string">
            <text:p>Rieder Bernhard/p12145@intra.graz.at/p12145@intra.graz.at/GGA-60101/2012-11-25T17:43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3">
            <text:p>62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78">
            <text:p>478</text:p>
          </table:table-cell>
          <table:table-cell office:value-type="float" office:value="38">
            <text:p>38</text:p>
          </table:table-cell>
          <table:table-cell office:value-type="float" office:value="440">
            <text:p>44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25.11.2012 07:08:58</text:p>
          </table:table-cell>
          <table:table-cell office:value-type="string">
            <text:p>Rieder Bernhard/p12145@intra.graz.at/p12145@intra.graz.at/GGA-60101/2012-11-25T19:09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3">
            <text:p>62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78">
            <text:p>478</text:p>
          </table:table-cell>
          <table:table-cell office:value-type="float" office:value="38">
            <text:p>38</text:p>
          </table:table-cell>
          <table:table-cell office:value-type="float" office:value="440">
            <text:p>440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string">
            <text:p>25.11.2012 07:08:58</text:p>
          </table:table-cell>
          <table:table-cell office:value-type="string">
            <text:p>Rieder Bernhard/p12145@intra.graz.at/p12145@intra.graz.at/GGA-60101/2012-11-25T19:09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3">
            <text:p>62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78">
            <text:p>478</text:p>
          </table:table-cell>
          <table:table-cell office:value-type="float" office:value="38">
            <text:p>38</text:p>
          </table:table-cell>
          <table:table-cell office:value-type="float" office:value="440">
            <text:p>440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25.11.2012 07:08:58</text:p>
          </table:table-cell>
          <table:table-cell office:value-type="string">
            <text:p>Rieder Bernhard/p12145@intra.graz.at/p12145@intra.graz.at/GGA-60101/2012-11-25T19:09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3">
            <text:p>62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78">
            <text:p>478</text:p>
          </table:table-cell>
          <table:table-cell office:value-type="float" office:value="38">
            <text:p>38</text:p>
          </table:table-cell>
          <table:table-cell office:value-type="float" office:value="440">
            <text:p>4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5.11.2012 07:08:58</text:p>
          </table:table-cell>
          <table:table-cell office:value-type="string">
            <text:p>Rieder Bernhard/p12145@intra.graz.at/p12145@intra.graz.at/GGA-60101/2012-11-25T19:09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3">
            <text:p>62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78">
            <text:p>478</text:p>
          </table:table-cell>
          <table:table-cell office:value-type="float" office:value="38">
            <text:p>38</text:p>
          </table:table-cell>
          <table:table-cell office:value-type="float" office:value="440">
            <text:p>44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25.11.2012 07:08:58</text:p>
          </table:table-cell>
          <table:table-cell office:value-type="string">
            <text:p>Rieder Bernhard/p12145@intra.graz.at/p12145@intra.graz.at/GGA-60101/2012-11-25T19:09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4">
            <text:p>62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22">
            <text:p>22</text:p>
          </table:table-cell>
          <table:table-cell office:value-type="float" office:value="278">
            <text:p>278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25.11.2012 06:36:38</text:p>
          </table:table-cell>
          <table:table-cell office:value-type="string">
            <text:p>Baumgartner Erwin/e01319@intra.graz.at/e01319@intra.graz.at/GGA-60101/2012-11-25T18:36:4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4">
            <text:p>62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2">
            <text:p>22</text:p>
          </table:table-cell>
          <table:table-cell office:value-type="float" office:value="278">
            <text:p>278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5.11.2012 06:36:38</text:p>
          </table:table-cell>
          <table:table-cell office:value-type="string">
            <text:p>Baumgartner Erwin/e01319@intra.graz.at/e01319@intra.graz.at/GGA-60101/2012-11-25T18:36:4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4">
            <text:p>62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22">
            <text:p>22</text:p>
          </table:table-cell>
          <table:table-cell office:value-type="float" office:value="278">
            <text:p>278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25.11.2012 06:36:38</text:p>
          </table:table-cell>
          <table:table-cell office:value-type="string">
            <text:p>Baumgartner Erwin/e01319@intra.graz.at/e01319@intra.graz.at/GGA-60101/2012-11-25T18:36:4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4">
            <text:p>62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22">
            <text:p>22</text:p>
          </table:table-cell>
          <table:table-cell office:value-type="float" office:value="278">
            <text:p>27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25.11.2012 06:36:38</text:p>
          </table:table-cell>
          <table:table-cell office:value-type="string">
            <text:p>Baumgartner Erwin/e01319@intra.graz.at/e01319@intra.graz.at/GGA-60101/2012-11-25T18:36:4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4">
            <text:p>62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float" office:value="22">
            <text:p>22</text:p>
          </table:table-cell>
          <table:table-cell office:value-type="float" office:value="278">
            <text:p>278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25.11.2012 06:36:38</text:p>
          </table:table-cell>
          <table:table-cell office:value-type="string">
            <text:p>Baumgartner Erwin/e01319@intra.graz.at/e01319@intra.graz.at/GGA-60101/2012-11-25T18:36:4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5">
            <text:p>62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27">
            <text:p>327</text:p>
          </table:table-cell>
          <table:table-cell office:value-type="float" office:value="40">
            <text:p>40</text:p>
          </table:table-cell>
          <table:table-cell office:value-type="float" office:value="287">
            <text:p>287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25.11.2012 06:46:18</text:p>
          </table:table-cell>
          <table:table-cell office:value-type="string">
            <text:p>Rieder Bernhard/p12145@intra.graz.at/p12145@intra.graz.at/GGA-60101/2012-11-25T18:46:2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5">
            <text:p>62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40">
            <text:p>40</text:p>
          </table:table-cell>
          <table:table-cell office:value-type="float" office:value="287">
            <text:p>287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25.11.2012 06:46:18</text:p>
          </table:table-cell>
          <table:table-cell office:value-type="string">
            <text:p>Rieder Bernhard/p12145@intra.graz.at/p12145@intra.graz.at/GGA-60101/2012-11-25T18:46:2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5">
            <text:p>62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27">
            <text:p>327</text:p>
          </table:table-cell>
          <table:table-cell office:value-type="float" office:value="40">
            <text:p>40</text:p>
          </table:table-cell>
          <table:table-cell office:value-type="float" office:value="287">
            <text:p>28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5.11.2012 06:46:18</text:p>
          </table:table-cell>
          <table:table-cell office:value-type="string">
            <text:p>Rieder Bernhard/p12145@intra.graz.at/p12145@intra.graz.at/GGA-60101/2012-11-25T18:46:2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5">
            <text:p>62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27">
            <text:p>327</text:p>
          </table:table-cell>
          <table:table-cell office:value-type="float" office:value="40">
            <text:p>40</text:p>
          </table:table-cell>
          <table:table-cell office:value-type="float" office:value="287">
            <text:p>28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25.11.2012 06:46:18</text:p>
          </table:table-cell>
          <table:table-cell office:value-type="string">
            <text:p>Rieder Bernhard/p12145@intra.graz.at/p12145@intra.graz.at/GGA-60101/2012-11-25T18:46:2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5">
            <text:p>62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27">
            <text:p>327</text:p>
          </table:table-cell>
          <table:table-cell office:value-type="float" office:value="40">
            <text:p>40</text:p>
          </table:table-cell>
          <table:table-cell office:value-type="float" office:value="287">
            <text:p>287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25.11.2012 06:46:18</text:p>
          </table:table-cell>
          <table:table-cell office:value-type="string">
            <text:p>Rieder Bernhard/p12145@intra.graz.at/p12145@intra.graz.at/GGA-60101/2012-11-25T18:46:2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6">
            <text:p>62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office:value-type="float" office:value="23">
            <text:p>23</text:p>
          </table:table-cell>
          <table:table-cell office:value-type="float" office:value="309">
            <text:p>309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25.11.2012 06:14:40</text:p>
          </table:table-cell>
          <table:table-cell office:value-type="string">
            <text:p>Rieder Bernhard/p12145@intra.graz.at/p12145@intra.graz.at/GGA-60101/2012-11-25T18:14:4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6">
            <text:p>62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23">
            <text:p>23</text:p>
          </table:table-cell>
          <table:table-cell office:value-type="float" office:value="309">
            <text:p>309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25.11.2012 06:14:40</text:p>
          </table:table-cell>
          <table:table-cell office:value-type="string">
            <text:p>Rieder Bernhard/p12145@intra.graz.at/p12145@intra.graz.at/GGA-60101/2012-11-25T18:14:4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6">
            <text:p>62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32">
            <text:p>332</text:p>
          </table:table-cell>
          <table:table-cell office:value-type="float" office:value="23">
            <text:p>23</text:p>
          </table:table-cell>
          <table:table-cell office:value-type="float" office:value="309">
            <text:p>309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25.11.2012 06:14:40</text:p>
          </table:table-cell>
          <table:table-cell office:value-type="string">
            <text:p>Rieder Bernhard/p12145@intra.graz.at/p12145@intra.graz.at/GGA-60101/2012-11-25T18:14:4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6">
            <text:p>62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32">
            <text:p>332</text:p>
          </table:table-cell>
          <table:table-cell office:value-type="float" office:value="23">
            <text:p>23</text:p>
          </table:table-cell>
          <table:table-cell office:value-type="float" office:value="309">
            <text:p>30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25.11.2012 06:14:40</text:p>
          </table:table-cell>
          <table:table-cell office:value-type="string">
            <text:p>Rieder Bernhard/p12145@intra.graz.at/p12145@intra.graz.at/GGA-60101/2012-11-25T18:14:4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6">
            <text:p>62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32">
            <text:p>332</text:p>
          </table:table-cell>
          <table:table-cell office:value-type="float" office:value="23">
            <text:p>23</text:p>
          </table:table-cell>
          <table:table-cell office:value-type="float" office:value="309">
            <text:p>309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string">
            <text:p>25.11.2012 06:14:40</text:p>
          </table:table-cell>
          <table:table-cell office:value-type="string">
            <text:p>Rieder Bernhard/p12145@intra.graz.at/p12145@intra.graz.at/GGA-60101/2012-11-25T18:14:4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7">
            <text:p>62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25.11.2012 06:12:24</text:p>
          </table:table-cell>
          <table:table-cell office:value-type="string">
            <text:p>Rieder Bernhard/p12145@intra.graz.at/p12145@intra.graz.at/GGA-60101/2012-11-25T18:12:3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7">
            <text:p>62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25.11.2012 06:12:24</text:p>
          </table:table-cell>
          <table:table-cell office:value-type="string">
            <text:p>Rieder Bernhard/p12145@intra.graz.at/p12145@intra.graz.at/GGA-60101/2012-11-25T18:12:3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7">
            <text:p>62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85">
            <text:p>285</text:p>
          </table:table-cell>
          <table:table-cell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6:12:24</text:p>
          </table:table-cell>
          <table:table-cell office:value-type="string">
            <text:p>Rieder Bernhard/p12145@intra.graz.at/p12145@intra.graz.at/GGA-60101/2012-11-25T18:12:3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7">
            <text:p>62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85">
            <text:p>285</text:p>
          </table:table-cell>
          <table:table-cell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25.11.2012 06:12:24</text:p>
          </table:table-cell>
          <table:table-cell office:value-type="string">
            <text:p>Rieder Bernhard/p12145@intra.graz.at/p12145@intra.graz.at/GGA-60101/2012-11-25T18:12:3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7">
            <text:p>62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85">
            <text:p>285</text:p>
          </table:table-cell>
          <table:table-cell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25.11.2012 06:12:24</text:p>
          </table:table-cell>
          <table:table-cell office:value-type="string">
            <text:p>Rieder Bernhard/p12145@intra.graz.at/p12145@intra.graz.at/GGA-60101/2012-11-25T18:12:3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8">
            <text:p>62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office:value-type="float" office:value="18">
            <text:p>18</text:p>
          </table:table-cell>
          <table:table-cell office:value-type="float" office:value="197">
            <text:p>19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25.11.2012 05:00:21</text:p>
          </table:table-cell>
          <table:table-cell office:value-type="string">
            <text:p>Baumgartner Erwin/e01319@intra.graz.at/e01319@intra.graz.at/GGA-60101/2012-11-25T17:00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8">
            <text:p>62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8">
            <text:p>18</text:p>
          </table:table-cell>
          <table:table-cell office:value-type="float" office:value="197">
            <text:p>19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25.11.2012 05:00:21</text:p>
          </table:table-cell>
          <table:table-cell office:value-type="string">
            <text:p>Baumgartner Erwin/e01319@intra.graz.at/e01319@intra.graz.at/GGA-60101/2012-11-25T17:00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8">
            <text:p>62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18">
            <text:p>18</text:p>
          </table:table-cell>
          <table:table-cell office:value-type="float" office:value="197">
            <text:p>197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25.11.2012 05:00:21</text:p>
          </table:table-cell>
          <table:table-cell office:value-type="string">
            <text:p>Baumgartner Erwin/e01319@intra.graz.at/e01319@intra.graz.at/GGA-60101/2012-11-25T17:00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8">
            <text:p>62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18">
            <text:p>18</text:p>
          </table:table-cell>
          <table:table-cell office:value-type="float" office:value="197">
            <text:p>19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25.11.2012 05:00:21</text:p>
          </table:table-cell>
          <table:table-cell office:value-type="string">
            <text:p>Baumgartner Erwin/e01319@intra.graz.at/e01319@intra.graz.at/GGA-60101/2012-11-25T17:00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8">
            <text:p>62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15">
            <text:p>215</text:p>
          </table:table-cell>
          <table:table-cell office:value-type="float" office:value="18">
            <text:p>18</text:p>
          </table:table-cell>
          <table:table-cell office:value-type="float" office:value="197">
            <text:p>197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25.11.2012 05:00:21</text:p>
          </table:table-cell>
          <table:table-cell office:value-type="string">
            <text:p>Baumgartner Erwin/e01319@intra.graz.at/e01319@intra.graz.at/GGA-60101/2012-11-25T17:00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9">
            <text:p>62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17">
            <text:p>17</text:p>
          </table:table-cell>
          <table:table-cell office:value-type="float" office:value="222">
            <text:p>22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25.11.2012 05:54:01</text:p>
          </table:table-cell>
          <table:table-cell office:value-type="string">
            <text:p>Baumgartner Erwin/e01319@intra.graz.at/e01319@intra.graz.at/GGA-60101/2012-11-25T17:54:0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9">
            <text:p>62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17">
            <text:p>17</text:p>
          </table:table-cell>
          <table:table-cell office:value-type="float" office:value="222">
            <text:p>22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25.11.2012 05:54:01</text:p>
          </table:table-cell>
          <table:table-cell office:value-type="string">
            <text:p>Baumgartner Erwin/e01319@intra.graz.at/e01319@intra.graz.at/GGA-60101/2012-11-25T17:54:0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9">
            <text:p>62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39">
            <text:p>239</text:p>
          </table:table-cell>
          <table:table-cell office:value-type="float" office:value="17">
            <text:p>17</text:p>
          </table:table-cell>
          <table:table-cell office:value-type="float" office:value="222">
            <text:p>22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25.11.2012 05:54:01</text:p>
          </table:table-cell>
          <table:table-cell office:value-type="string">
            <text:p>Baumgartner Erwin/e01319@intra.graz.at/e01319@intra.graz.at/GGA-60101/2012-11-25T17:54:0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9">
            <text:p>62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39">
            <text:p>239</text:p>
          </table:table-cell>
          <table:table-cell office:value-type="float" office:value="17">
            <text:p>17</text:p>
          </table:table-cell>
          <table:table-cell office:value-type="float" office:value="222">
            <text:p>22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25.11.2012 05:54:01</text:p>
          </table:table-cell>
          <table:table-cell office:value-type="string">
            <text:p>Baumgartner Erwin/e01319@intra.graz.at/e01319@intra.graz.at/GGA-60101/2012-11-25T17:54:0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29">
            <text:p>62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39">
            <text:p>239</text:p>
          </table:table-cell>
          <table:table-cell office:value-type="float" office:value="17">
            <text:p>17</text:p>
          </table:table-cell>
          <table:table-cell office:value-type="float" office:value="222">
            <text:p>222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25.11.2012 05:54:01</text:p>
          </table:table-cell>
          <table:table-cell office:value-type="string">
            <text:p>Baumgartner Erwin/e01319@intra.graz.at/e01319@intra.graz.at/GGA-60101/2012-11-25T17:54:0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30">
            <text:p>630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43">
            <text:p>43</text:p>
          </table:table-cell>
          <table:table-cell office:value-type="float" office:value="263">
            <text:p>263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5.11.2012 06:13:10</text:p>
          </table:table-cell>
          <table:table-cell office:value-type="string">
            <text:p>Rieder Bernhard/p12145@intra.graz.at/p12145@intra.graz.at/GGA-60101/2012-11-25T18:13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30">
            <text:p>630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43">
            <text:p>43</text:p>
          </table:table-cell>
          <table:table-cell office:value-type="float" office:value="263">
            <text:p>263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25.11.2012 06:13:10</text:p>
          </table:table-cell>
          <table:table-cell office:value-type="string">
            <text:p>Rieder Bernhard/p12145@intra.graz.at/p12145@intra.graz.at/GGA-60101/2012-11-25T18:13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30">
            <text:p>630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06">
            <text:p>306</text:p>
          </table:table-cell>
          <table:table-cell office:value-type="float" office:value="43">
            <text:p>43</text:p>
          </table:table-cell>
          <table:table-cell office:value-type="float" office:value="263">
            <text:p>263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25.11.2012 06:13:10</text:p>
          </table:table-cell>
          <table:table-cell office:value-type="string">
            <text:p>Rieder Bernhard/p12145@intra.graz.at/p12145@intra.graz.at/GGA-60101/2012-11-25T18:13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30">
            <text:p>630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43">
            <text:p>43</text:p>
          </table:table-cell>
          <table:table-cell office:value-type="float" office:value="263">
            <text:p>26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25.11.2012 06:13:10</text:p>
          </table:table-cell>
          <table:table-cell office:value-type="string">
            <text:p>Rieder Bernhard/p12145@intra.graz.at/p12145@intra.graz.at/GGA-60101/2012-11-25T18:13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30">
            <text:p>630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06">
            <text:p>306</text:p>
          </table:table-cell>
          <table:table-cell office:value-type="float" office:value="43">
            <text:p>43</text:p>
          </table:table-cell>
          <table:table-cell office:value-type="float" office:value="263">
            <text:p>263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25.11.2012 06:13:10</text:p>
          </table:table-cell>
          <table:table-cell office:value-type="string">
            <text:p>Rieder Bernhard/p12145@intra.graz.at/p12145@intra.graz.at/GGA-60101/2012-11-25T18:13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31">
            <text:p>63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33">
            <text:p>33</text:p>
          </table:table-cell>
          <table:table-cell office:value-type="float" office:value="187">
            <text:p>18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6:13:44</text:p>
          </table:table-cell>
          <table:table-cell office:value-type="string">
            <text:p>Rieder Bernhard/p12145@intra.graz.at/p12145@intra.graz.at/GGA-60101/2012-11-25T18:13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31">
            <text:p>63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33">
            <text:p>33</text:p>
          </table:table-cell>
          <table:table-cell office:value-type="float" office:value="187">
            <text:p>18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25.11.2012 06:13:44</text:p>
          </table:table-cell>
          <table:table-cell office:value-type="string">
            <text:p>Rieder Bernhard/p12145@intra.graz.at/p12145@intra.graz.at/GGA-60101/2012-11-25T18:13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31">
            <text:p>63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33">
            <text:p>33</text:p>
          </table:table-cell>
          <table:table-cell office:value-type="float" office:value="187">
            <text:p>18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25.11.2012 06:13:44</text:p>
          </table:table-cell>
          <table:table-cell office:value-type="string">
            <text:p>Rieder Bernhard/p12145@intra.graz.at/p12145@intra.graz.at/GGA-60101/2012-11-25T18:13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31">
            <text:p>63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office:value-type="float" office:value="33">
            <text:p>33</text:p>
          </table:table-cell>
          <table:table-cell office:value-type="float" office:value="187">
            <text:p>18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25.11.2012 06:13:44</text:p>
          </table:table-cell>
          <table:table-cell office:value-type="string">
            <text:p>Rieder Bernhard/p12145@intra.graz.at/p12145@intra.graz.at/GGA-60101/2012-11-25T18:13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631">
            <text:p>63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20">
            <text:p>220</text:p>
          </table:table-cell>
          <table:table-cell office:value-type="float" office:value="33">
            <text:p>33</text:p>
          </table:table-cell>
          <table:table-cell office:value-type="float" office:value="187">
            <text:p>187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6:13:44</text:p>
          </table:table-cell>
          <table:table-cell office:value-type="string">
            <text:p>Rieder Bernhard/p12145@intra.graz.at/p12145@intra.graz.at/GGA-60101/2012-11-25T18:13:51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698">
            <text:p>69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605">
            <text:p>605</text:p>
          </table:table-cell>
          <table:table-cell office:value-type="float" office:value="9">
            <text:p>9</text:p>
          </table:table-cell>
          <table:table-cell office:value-type="float" office:value="596">
            <text:p>596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27.11.2012 08:53:51</text:p>
          </table:table-cell>
          <table:table-cell office:value-type="string">
            <text:p>Schwartz Wolfgang/p14139@intra.graz.at/p14139@intra.graz.at/GGA-60101/2012-11-27T08:53:5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698">
            <text:p>69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605">
            <text:p>605</text:p>
          </table:table-cell>
          <table:table-cell office:value-type="float" office:value="9">
            <text:p>9</text:p>
          </table:table-cell>
          <table:table-cell office:value-type="float" office:value="596">
            <text:p>596</text:p>
          </table:table-cell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string">
            <text:p>27.11.2012 08:53:51</text:p>
          </table:table-cell>
          <table:table-cell office:value-type="string">
            <text:p>Schwartz Wolfgang/p14139@intra.graz.at/p14139@intra.graz.at/GGA-60101/2012-11-27T08:53:5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698">
            <text:p>69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605">
            <text:p>605</text:p>
          </table:table-cell>
          <table:table-cell office:value-type="float" office:value="9">
            <text:p>9</text:p>
          </table:table-cell>
          <table:table-cell office:value-type="float" office:value="596">
            <text:p>596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27.11.2012 08:53:51</text:p>
          </table:table-cell>
          <table:table-cell office:value-type="string">
            <text:p>Schwartz Wolfgang/p14139@intra.graz.at/p14139@intra.graz.at/GGA-60101/2012-11-27T08:53:5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698">
            <text:p>69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605">
            <text:p>605</text:p>
          </table:table-cell>
          <table:table-cell office:value-type="float" office:value="9">
            <text:p>9</text:p>
          </table:table-cell>
          <table:table-cell office:value-type="float" office:value="596">
            <text:p>596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string">
            <text:p>27.11.2012 08:53:51</text:p>
          </table:table-cell>
          <table:table-cell office:value-type="string">
            <text:p>Schwartz Wolfgang/p14139@intra.graz.at/p14139@intra.graz.at/GGA-60101/2012-11-27T08:53:5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698">
            <text:p>69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605">
            <text:p>605</text:p>
          </table:table-cell>
          <table:table-cell office:value-type="float" office:value="9">
            <text:p>9</text:p>
          </table:table-cell>
          <table:table-cell office:value-type="float" office:value="596">
            <text:p>596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string">
            <text:p>27.11.2012 08:53:51</text:p>
          </table:table-cell>
          <table:table-cell office:value-type="string">
            <text:p>Schwartz Wolfgang/p14139@intra.graz.at/p14139@intra.graz.at/GGA-60101/2012-11-27T08:53:5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699">
            <text:p>69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1116">
            <text:p>1116</text:p>
          </table:table-cell>
          <table:table-cell office:value-type="float" office:value="49">
            <text:p>49</text:p>
          </table:table-cell>
          <table:table-cell office:value-type="float" office:value="1067">
            <text:p>1067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string">
            <text:p>26.11.2012 02:20:32</text:p>
          </table:table-cell>
          <table:table-cell office:value-type="string">
            <text:p>Schwartz Wolfgang/p14139@intra.graz.at/p14139@intra.graz.at/GGA-60101/2012-11-26T14:20:3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699">
            <text:p>69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1116">
            <text:p>1116</text:p>
          </table:table-cell>
          <table:table-cell office:value-type="float" office:value="49">
            <text:p>49</text:p>
          </table:table-cell>
          <table:table-cell office:value-type="float" office:value="1067">
            <text:p>1067</text:p>
          </table:table-cell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string">
            <text:p>26.11.2012 02:20:32</text:p>
          </table:table-cell>
          <table:table-cell office:value-type="string">
            <text:p>Schwartz Wolfgang/p14139@intra.graz.at/p14139@intra.graz.at/GGA-60101/2012-11-26T14:20:3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699">
            <text:p>69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1116">
            <text:p>1116</text:p>
          </table:table-cell>
          <table:table-cell office:value-type="float" office:value="49">
            <text:p>49</text:p>
          </table:table-cell>
          <table:table-cell office:value-type="float" office:value="1067">
            <text:p>1067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string">
            <text:p>26.11.2012 02:20:32</text:p>
          </table:table-cell>
          <table:table-cell office:value-type="string">
            <text:p>Schwartz Wolfgang/p14139@intra.graz.at/p14139@intra.graz.at/GGA-60101/2012-11-26T14:20:3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699">
            <text:p>69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1116">
            <text:p>1116</text:p>
          </table:table-cell>
          <table:table-cell office:value-type="float" office:value="49">
            <text:p>49</text:p>
          </table:table-cell>
          <table:table-cell office:value-type="float" office:value="1067">
            <text:p>1067</text:p>
          </table:table-cell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string">
            <text:p>26.11.2012 02:20:32</text:p>
          </table:table-cell>
          <table:table-cell office:value-type="string">
            <text:p>Schwartz Wolfgang/p14139@intra.graz.at/p14139@intra.graz.at/GGA-60101/2012-11-26T14:20:3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699">
            <text:p>69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1116">
            <text:p>1116</text:p>
          </table:table-cell>
          <table:table-cell office:value-type="float" office:value="49">
            <text:p>49</text:p>
          </table:table-cell>
          <table:table-cell office:value-type="float" office:value="1067">
            <text:p>1067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string">
            <text:p>26.11.2012 02:20:32</text:p>
          </table:table-cell>
          <table:table-cell office:value-type="string">
            <text:p>Schwartz Wolfgang/p14139@intra.graz.at/p14139@intra.graz.at/GGA-60101/2012-11-26T14:20:3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1">
            <text:p>70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41">
            <text:p>41</text:p>
          </table:table-cell>
          <table:table-cell office:value-type="float" office:value="275">
            <text:p>275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25.11.2012 05:42:28</text:p>
          </table:table-cell>
          <table:table-cell office:value-type="string">
            <text:p>Pfundner Thomas/p14930@intra.graz.at/p14930@intra.graz.at/GGA-60101/2012-11-25T17:42:3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1">
            <text:p>70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41">
            <text:p>41</text:p>
          </table:table-cell>
          <table:table-cell office:value-type="float" office:value="275">
            <text:p>275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25.11.2012 05:42:28</text:p>
          </table:table-cell>
          <table:table-cell office:value-type="string">
            <text:p>Pfundner Thomas/p14930@intra.graz.at/p14930@intra.graz.at/GGA-60101/2012-11-25T17:42:3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1">
            <text:p>70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16">
            <text:p>316</text:p>
          </table:table-cell>
          <table:table-cell office:value-type="float" office:value="41">
            <text:p>41</text:p>
          </table:table-cell>
          <table:table-cell office:value-type="float" office:value="275">
            <text:p>275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string">
            <text:p>25.11.2012 05:42:28</text:p>
          </table:table-cell>
          <table:table-cell office:value-type="string">
            <text:p>Pfundner Thomas/p14930@intra.graz.at/p14930@intra.graz.at/GGA-60101/2012-11-25T17:42:3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1">
            <text:p>70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16">
            <text:p>316</text:p>
          </table:table-cell>
          <table:table-cell office:value-type="float" office:value="41">
            <text:p>41</text:p>
          </table:table-cell>
          <table:table-cell office:value-type="float" office:value="275">
            <text:p>27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25.11.2012 05:42:28</text:p>
          </table:table-cell>
          <table:table-cell office:value-type="string">
            <text:p>Pfundner Thomas/p14930@intra.graz.at/p14930@intra.graz.at/GGA-60101/2012-11-25T17:42:3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1">
            <text:p>70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16">
            <text:p>316</text:p>
          </table:table-cell>
          <table:table-cell office:value-type="float" office:value="41">
            <text:p>41</text:p>
          </table:table-cell>
          <table:table-cell office:value-type="float" office:value="275">
            <text:p>275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5:42:28</text:p>
          </table:table-cell>
          <table:table-cell office:value-type="string">
            <text:p>Pfundner Thomas/p14930@intra.graz.at/p14930@intra.graz.at/GGA-60101/2012-11-25T17:42:3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2">
            <text:p>70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56">
            <text:p>56</text:p>
          </table:table-cell>
          <table:table-cell office:value-type="float" office:value="250">
            <text:p>250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25.11.2012 06:31:16</text:p>
          </table:table-cell>
          <table:table-cell office:value-type="string">
            <text:p>Rieder Bernhard/p12145@intra.graz.at/p12145@intra.graz.at/GGA-60101/2012-11-25T18:31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2">
            <text:p>70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56">
            <text:p>56</text:p>
          </table:table-cell>
          <table:table-cell office:value-type="float" office:value="250">
            <text:p>250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25.11.2012 06:31:16</text:p>
          </table:table-cell>
          <table:table-cell office:value-type="string">
            <text:p>Rieder Bernhard/p12145@intra.graz.at/p12145@intra.graz.at/GGA-60101/2012-11-25T18:31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2">
            <text:p>70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06">
            <text:p>306</text:p>
          </table:table-cell>
          <table:table-cell office:value-type="float" office:value="56">
            <text:p>56</text:p>
          </table:table-cell>
          <table:table-cell office:value-type="float" office:value="250">
            <text:p>25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25.11.2012 06:31:16</text:p>
          </table:table-cell>
          <table:table-cell office:value-type="string">
            <text:p>Rieder Bernhard/p12145@intra.graz.at/p12145@intra.graz.at/GGA-60101/2012-11-25T18:31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2">
            <text:p>70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56">
            <text:p>56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25.11.2012 06:31:16</text:p>
          </table:table-cell>
          <table:table-cell office:value-type="string">
            <text:p>Rieder Bernhard/p12145@intra.graz.at/p12145@intra.graz.at/GGA-60101/2012-11-25T18:31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2">
            <text:p>70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06">
            <text:p>306</text:p>
          </table:table-cell>
          <table:table-cell office:value-type="float" office:value="56">
            <text:p>56</text:p>
          </table:table-cell>
          <table:table-cell office:value-type="float" office:value="250">
            <text:p>250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25.11.2012 06:31:16</text:p>
          </table:table-cell>
          <table:table-cell office:value-type="string">
            <text:p>Rieder Bernhard/p12145@intra.graz.at/p12145@intra.graz.at/GGA-60101/2012-11-25T18:31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3">
            <text:p>70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64">
            <text:p>364</text:p>
          </table:table-cell>
          <table:table-cell office:value-type="float" office:value="46">
            <text:p>46</text:p>
          </table:table-cell>
          <table:table-cell office:value-type="float" office:value="318">
            <text:p>318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25.11.2012 06:18:50</text:p>
          </table:table-cell>
          <table:table-cell office:value-type="string">
            <text:p>Baumgartner Erwin/e01319@intra.graz.at/e01319@intra.graz.at/GGA-60101/2012-11-25T18:18:5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3">
            <text:p>70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46">
            <text:p>46</text:p>
          </table:table-cell>
          <table:table-cell office:value-type="float" office:value="318">
            <text:p>318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25.11.2012 06:18:50</text:p>
          </table:table-cell>
          <table:table-cell office:value-type="string">
            <text:p>Baumgartner Erwin/e01319@intra.graz.at/e01319@intra.graz.at/GGA-60101/2012-11-25T18:18:5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3">
            <text:p>70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64">
            <text:p>364</text:p>
          </table:table-cell>
          <table:table-cell office:value-type="float" office:value="46">
            <text:p>46</text:p>
          </table:table-cell>
          <table:table-cell office:value-type="float" office:value="318">
            <text:p>318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25.11.2012 06:18:50</text:p>
          </table:table-cell>
          <table:table-cell office:value-type="string">
            <text:p>Baumgartner Erwin/e01319@intra.graz.at/e01319@intra.graz.at/GGA-60101/2012-11-25T18:18:5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3">
            <text:p>70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64">
            <text:p>364</text:p>
          </table:table-cell>
          <table:table-cell office:value-type="float" office:value="46">
            <text:p>46</text:p>
          </table:table-cell>
          <table:table-cell office:value-type="float" office:value="318">
            <text:p>31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25.11.2012 06:18:50</text:p>
          </table:table-cell>
          <table:table-cell office:value-type="string">
            <text:p>Baumgartner Erwin/e01319@intra.graz.at/e01319@intra.graz.at/GGA-60101/2012-11-25T18:18:5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3">
            <text:p>70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64">
            <text:p>364</text:p>
          </table:table-cell>
          <table:table-cell office:value-type="float" office:value="46">
            <text:p>46</text:p>
          </table:table-cell>
          <table:table-cell office:value-type="float" office:value="318">
            <text:p>318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25.11.2012 06:18:50</text:p>
          </table:table-cell>
          <table:table-cell office:value-type="string">
            <text:p>Baumgartner Erwin/e01319@intra.graz.at/e01319@intra.graz.at/GGA-60101/2012-11-25T18:18:5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4">
            <text:p>70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19">
            <text:p>19</text:p>
          </table:table-cell>
          <table:table-cell office:value-type="float" office:value="306">
            <text:p>30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5.11.2012 05:47:07</text:p>
          </table:table-cell>
          <table:table-cell office:value-type="string">
            <text:p>Baumgartner Erwin/e01319@intra.graz.at/e01319@intra.graz.at/GGA-60101/2012-11-25T17:47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4">
            <text:p>70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9">
            <text:p>19</text:p>
          </table:table-cell>
          <table:table-cell office:value-type="float" office:value="306">
            <text:p>306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25.11.2012 05:47:07</text:p>
          </table:table-cell>
          <table:table-cell office:value-type="string">
            <text:p>Baumgartner Erwin/e01319@intra.graz.at/e01319@intra.graz.at/GGA-60101/2012-11-25T17:47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4">
            <text:p>70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25">
            <text:p>325</text:p>
          </table:table-cell>
          <table:table-cell office:value-type="float" office:value="19">
            <text:p>19</text:p>
          </table:table-cell>
          <table:table-cell office:value-type="float" office:value="306">
            <text:p>306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25.11.2012 05:47:07</text:p>
          </table:table-cell>
          <table:table-cell office:value-type="string">
            <text:p>Baumgartner Erwin/e01319@intra.graz.at/e01319@intra.graz.at/GGA-60101/2012-11-25T17:47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4">
            <text:p>70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25">
            <text:p>325</text:p>
          </table:table-cell>
          <table:table-cell office:value-type="float" office:value="19">
            <text:p>19</text:p>
          </table:table-cell>
          <table:table-cell office:value-type="float" office:value="306">
            <text:p>30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25.11.2012 05:47:07</text:p>
          </table:table-cell>
          <table:table-cell office:value-type="string">
            <text:p>Baumgartner Erwin/e01319@intra.graz.at/e01319@intra.graz.at/GGA-60101/2012-11-25T17:47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4">
            <text:p>70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25">
            <text:p>325</text:p>
          </table:table-cell>
          <table:table-cell office:value-type="float" office:value="19">
            <text:p>19</text:p>
          </table:table-cell>
          <table:table-cell office:value-type="float" office:value="306">
            <text:p>30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25.11.2012 05:47:07</text:p>
          </table:table-cell>
          <table:table-cell office:value-type="string">
            <text:p>Baumgartner Erwin/e01319@intra.graz.at/e01319@intra.graz.at/GGA-60101/2012-11-25T17:47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5">
            <text:p>70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  <table:table-cell office:value-type="float" office:value="65">
            <text:p>65</text:p>
          </table:table-cell>
          <table:table-cell office:value-type="float" office:value="369">
            <text:p>369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25.11.2012 06:28:08</text:p>
          </table:table-cell>
          <table:table-cell office:value-type="string">
            <text:p>Rieder Bernhard/p12145@intra.graz.at/p12145@intra.graz.at/GGA-60101/2012-11-25T18:28:1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5">
            <text:p>70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34">
            <text:p>434</text:p>
          </table:table-cell>
          <table:table-cell office:value-type="float" office:value="65">
            <text:p>65</text:p>
          </table:table-cell>
          <table:table-cell office:value-type="float" office:value="369">
            <text:p>369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string">
            <text:p>25.11.2012 06:28:08</text:p>
          </table:table-cell>
          <table:table-cell office:value-type="string">
            <text:p>Rieder Bernhard/p12145@intra.graz.at/p12145@intra.graz.at/GGA-60101/2012-11-25T18:28:1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5">
            <text:p>70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34">
            <text:p>434</text:p>
          </table:table-cell>
          <table:table-cell office:value-type="float" office:value="65">
            <text:p>65</text:p>
          </table:table-cell>
          <table:table-cell office:value-type="float" office:value="369">
            <text:p>36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25.11.2012 06:28:08</text:p>
          </table:table-cell>
          <table:table-cell office:value-type="string">
            <text:p>Rieder Bernhard/p12145@intra.graz.at/p12145@intra.graz.at/GGA-60101/2012-11-25T18:28:1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5">
            <text:p>70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34">
            <text:p>434</text:p>
          </table:table-cell>
          <table:table-cell office:value-type="float" office:value="65">
            <text:p>65</text:p>
          </table:table-cell>
          <table:table-cell office:value-type="float" office:value="369">
            <text:p>36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25.11.2012 06:28:08</text:p>
          </table:table-cell>
          <table:table-cell office:value-type="string">
            <text:p>Rieder Bernhard/p12145@intra.graz.at/p12145@intra.graz.at/GGA-60101/2012-11-25T18:28:1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5">
            <text:p>70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34">
            <text:p>434</text:p>
          </table:table-cell>
          <table:table-cell office:value-type="float" office:value="65">
            <text:p>65</text:p>
          </table:table-cell>
          <table:table-cell office:value-type="float" office:value="369">
            <text:p>369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25.11.2012 06:28:08</text:p>
          </table:table-cell>
          <table:table-cell office:value-type="string">
            <text:p>Rieder Bernhard/p12145@intra.graz.at/p12145@intra.graz.at/GGA-60101/2012-11-25T18:28:1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6">
            <text:p>70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office:value-type="float" office:value="33">
            <text:p>33</text:p>
          </table:table-cell>
          <table:table-cell office:value-type="float" office:value="485">
            <text:p>485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25.11.2012 06:33:24</text:p>
          </table:table-cell>
          <table:table-cell office:value-type="string">
            <text:p>Baumgartner Erwin/e01319@intra.graz.at/e01319@intra.graz.at/GGA-60101/2012-11-25T18:33:3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6">
            <text:p>70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33">
            <text:p>33</text:p>
          </table:table-cell>
          <table:table-cell office:value-type="float" office:value="485">
            <text:p>485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string">
            <text:p>25.11.2012 06:33:24</text:p>
          </table:table-cell>
          <table:table-cell office:value-type="string">
            <text:p>Baumgartner Erwin/e01319@intra.graz.at/e01319@intra.graz.at/GGA-60101/2012-11-25T18:33:3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6">
            <text:p>70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518">
            <text:p>518</text:p>
          </table:table-cell>
          <table:table-cell office:value-type="float" office:value="33">
            <text:p>33</text:p>
          </table:table-cell>
          <table:table-cell office:value-type="float" office:value="485">
            <text:p>485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25.11.2012 06:33:24</text:p>
          </table:table-cell>
          <table:table-cell office:value-type="string">
            <text:p>Baumgartner Erwin/e01319@intra.graz.at/e01319@intra.graz.at/GGA-60101/2012-11-25T18:33:3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6">
            <text:p>70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518">
            <text:p>518</text:p>
          </table:table-cell>
          <table:table-cell office:value-type="float" office:value="33">
            <text:p>33</text:p>
          </table:table-cell>
          <table:table-cell office:value-type="float" office:value="485">
            <text:p>485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25.11.2012 06:33:24</text:p>
          </table:table-cell>
          <table:table-cell office:value-type="string">
            <text:p>Baumgartner Erwin/e01319@intra.graz.at/e01319@intra.graz.at/GGA-60101/2012-11-25T18:33:3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6">
            <text:p>70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518">
            <text:p>518</text:p>
          </table:table-cell>
          <table:table-cell office:value-type="float" office:value="33">
            <text:p>33</text:p>
          </table:table-cell>
          <table:table-cell office:value-type="float" office:value="485">
            <text:p>485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25.11.2012 06:33:24</text:p>
          </table:table-cell>
          <table:table-cell office:value-type="string">
            <text:p>Baumgartner Erwin/e01319@intra.graz.at/e01319@intra.graz.at/GGA-60101/2012-11-25T18:33:3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7">
            <text:p>70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54">
            <text:p>54</text:p>
          </table:table-cell>
          <table:table-cell office:value-type="float" office:value="302">
            <text:p>302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25.11.2012 06:02:02</text:p>
          </table:table-cell>
          <table:table-cell office:value-type="string">
            <text:p>Baumgartner Erwin/e01319@intra.graz.at/e01319@intra.graz.at/GGA-60101/2012-11-25T18:02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7">
            <text:p>70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54">
            <text:p>54</text:p>
          </table:table-cell>
          <table:table-cell office:value-type="float" office:value="302">
            <text:p>302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string">
            <text:p>25.11.2012 06:02:02</text:p>
          </table:table-cell>
          <table:table-cell office:value-type="string">
            <text:p>Baumgartner Erwin/e01319@intra.graz.at/e01319@intra.graz.at/GGA-60101/2012-11-25T18:02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7">
            <text:p>70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56">
            <text:p>356</text:p>
          </table:table-cell>
          <table:table-cell office:value-type="float" office:value="54">
            <text:p>54</text:p>
          </table:table-cell>
          <table:table-cell office:value-type="float" office:value="302">
            <text:p>30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25.11.2012 06:02:02</text:p>
          </table:table-cell>
          <table:table-cell office:value-type="string">
            <text:p>Baumgartner Erwin/e01319@intra.graz.at/e01319@intra.graz.at/GGA-60101/2012-11-25T18:02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7">
            <text:p>70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56">
            <text:p>356</text:p>
          </table:table-cell>
          <table:table-cell office:value-type="float" office:value="54">
            <text:p>54</text:p>
          </table:table-cell>
          <table:table-cell office:value-type="float" office:value="302">
            <text:p>30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25.11.2012 06:02:02</text:p>
          </table:table-cell>
          <table:table-cell office:value-type="string">
            <text:p>Baumgartner Erwin/e01319@intra.graz.at/e01319@intra.graz.at/GGA-60101/2012-11-25T18:02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7">
            <text:p>70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56">
            <text:p>356</text:p>
          </table:table-cell>
          <table:table-cell office:value-type="float" office:value="54">
            <text:p>54</text:p>
          </table:table-cell>
          <table:table-cell office:value-type="float" office:value="302">
            <text:p>30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5.11.2012 06:02:02</text:p>
          </table:table-cell>
          <table:table-cell office:value-type="string">
            <text:p>Baumgartner Erwin/e01319@intra.graz.at/e01319@intra.graz.at/GGA-60101/2012-11-25T18:02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8">
            <text:p>70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22">
            <text:p>422</text:p>
          </table:table-cell>
          <table:table-cell office:value-type="float" office:value="55">
            <text:p>55</text:p>
          </table:table-cell>
          <table:table-cell office:value-type="float" office:value="367">
            <text:p>367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string">
            <text:p>25.11.2012 06:33:57</text:p>
          </table:table-cell>
          <table:table-cell office:value-type="string">
            <text:p>Rieder Bernhard/p12145@intra.graz.at/p12145@intra.graz.at/GGA-60101/2012-11-25T18:34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8">
            <text:p>70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22">
            <text:p>422</text:p>
          </table:table-cell>
          <table:table-cell office:value-type="float" office:value="55">
            <text:p>55</text:p>
          </table:table-cell>
          <table:table-cell office:value-type="float" office:value="367">
            <text:p>367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string">
            <text:p>25.11.2012 06:33:57</text:p>
          </table:table-cell>
          <table:table-cell office:value-type="string">
            <text:p>Rieder Bernhard/p12145@intra.graz.at/p12145@intra.graz.at/GGA-60101/2012-11-25T18:34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8">
            <text:p>70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22">
            <text:p>422</text:p>
          </table:table-cell>
          <table:table-cell office:value-type="float" office:value="55">
            <text:p>55</text:p>
          </table:table-cell>
          <table:table-cell office:value-type="float" office:value="367">
            <text:p>367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25.11.2012 06:33:57</text:p>
          </table:table-cell>
          <table:table-cell office:value-type="string">
            <text:p>Rieder Bernhard/p12145@intra.graz.at/p12145@intra.graz.at/GGA-60101/2012-11-25T18:34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8">
            <text:p>70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22">
            <text:p>422</text:p>
          </table:table-cell>
          <table:table-cell office:value-type="float" office:value="55">
            <text:p>55</text:p>
          </table:table-cell>
          <table:table-cell office:value-type="float" office:value="367">
            <text:p>36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25.11.2012 06:33:57</text:p>
          </table:table-cell>
          <table:table-cell office:value-type="string">
            <text:p>Rieder Bernhard/p12145@intra.graz.at/p12145@intra.graz.at/GGA-60101/2012-11-25T18:34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8">
            <text:p>70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22">
            <text:p>422</text:p>
          </table:table-cell>
          <table:table-cell office:value-type="float" office:value="55">
            <text:p>55</text:p>
          </table:table-cell>
          <table:table-cell office:value-type="float" office:value="367">
            <text:p>36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5.11.2012 06:33:57</text:p>
          </table:table-cell>
          <table:table-cell office:value-type="string">
            <text:p>Rieder Bernhard/p12145@intra.graz.at/p12145@intra.graz.at/GGA-60101/2012-11-25T18:34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9">
            <text:p>70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65">
            <text:p>365</text:p>
          </table:table-cell>
          <table:table-cell office:value-type="float" office:value="36">
            <text:p>36</text:p>
          </table:table-cell>
          <table:table-cell office:value-type="float" office:value="329">
            <text:p>329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7:52:36</text:p>
          </table:table-cell>
          <table:table-cell office:value-type="string">
            <text:p>Rieder Bernhard/p12145@intra.graz.at/p12145@intra.graz.at/GGA-60101/2012-11-25T19:52:4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9">
            <text:p>70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36">
            <text:p>36</text:p>
          </table:table-cell>
          <table:table-cell office:value-type="float" office:value="329">
            <text:p>329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string">
            <text:p>25.11.2012 07:52:36</text:p>
          </table:table-cell>
          <table:table-cell office:value-type="string">
            <text:p>Rieder Bernhard/p12145@intra.graz.at/p12145@intra.graz.at/GGA-60101/2012-11-25T19:52:4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9">
            <text:p>70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65">
            <text:p>365</text:p>
          </table:table-cell>
          <table:table-cell office:value-type="float" office:value="36">
            <text:p>36</text:p>
          </table:table-cell>
          <table:table-cell office:value-type="float" office:value="329">
            <text:p>32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25.11.2012 07:52:36</text:p>
          </table:table-cell>
          <table:table-cell office:value-type="string">
            <text:p>Rieder Bernhard/p12145@intra.graz.at/p12145@intra.graz.at/GGA-60101/2012-11-25T19:52:4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9">
            <text:p>70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65">
            <text:p>365</text:p>
          </table:table-cell>
          <table:table-cell office:value-type="float" office:value="36">
            <text:p>36</text:p>
          </table:table-cell>
          <table:table-cell office:value-type="float" office:value="329">
            <text:p>32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25.11.2012 07:52:36</text:p>
          </table:table-cell>
          <table:table-cell office:value-type="string">
            <text:p>Rieder Bernhard/p12145@intra.graz.at/p12145@intra.graz.at/GGA-60101/2012-11-25T19:52:4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09">
            <text:p>70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36">
            <text:p>36</text:p>
          </table:table-cell>
          <table:table-cell office:value-type="float" office:value="329">
            <text:p>329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25.11.2012 07:52:36</text:p>
          </table:table-cell>
          <table:table-cell office:value-type="string">
            <text:p>Rieder Bernhard/p12145@intra.graz.at/p12145@intra.graz.at/GGA-60101/2012-11-25T19:52:4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0">
            <text:p>710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  <table:table-cell office:value-type="float" office:value="16">
            <text:p>16</text:p>
          </table:table-cell>
          <table:table-cell office:value-type="float" office:value="392">
            <text:p>392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25.11.2012 06:19:22</text:p>
          </table:table-cell>
          <table:table-cell office:value-type="string">
            <text:p>Rieder Bernhard/p12145@intra.graz.at/p12145@intra.graz.at/GGA-60101/2012-11-25T18:19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0">
            <text:p>710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08">
            <text:p>408</text:p>
          </table:table-cell>
          <table:table-cell office:value-type="float" office:value="16">
            <text:p>16</text:p>
          </table:table-cell>
          <table:table-cell office:value-type="float" office:value="392">
            <text:p>392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string">
            <text:p>25.11.2012 06:19:22</text:p>
          </table:table-cell>
          <table:table-cell office:value-type="string">
            <text:p>Rieder Bernhard/p12145@intra.graz.at/p12145@intra.graz.at/GGA-60101/2012-11-25T18:19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0">
            <text:p>710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08">
            <text:p>408</text:p>
          </table:table-cell>
          <table:table-cell office:value-type="float" office:value="16">
            <text:p>16</text:p>
          </table:table-cell>
          <table:table-cell office:value-type="float" office:value="392">
            <text:p>39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25.11.2012 06:19:22</text:p>
          </table:table-cell>
          <table:table-cell office:value-type="string">
            <text:p>Rieder Bernhard/p12145@intra.graz.at/p12145@intra.graz.at/GGA-60101/2012-11-25T18:19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0">
            <text:p>710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08">
            <text:p>408</text:p>
          </table:table-cell>
          <table:table-cell office:value-type="float" office:value="16">
            <text:p>16</text:p>
          </table:table-cell>
          <table:table-cell office:value-type="float" office:value="392">
            <text:p>39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25.11.2012 06:19:22</text:p>
          </table:table-cell>
          <table:table-cell office:value-type="string">
            <text:p>Rieder Bernhard/p12145@intra.graz.at/p12145@intra.graz.at/GGA-60101/2012-11-25T18:19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0">
            <text:p>710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08">
            <text:p>408</text:p>
          </table:table-cell>
          <table:table-cell office:value-type="float" office:value="16">
            <text:p>16</text:p>
          </table:table-cell>
          <table:table-cell office:value-type="float" office:value="392">
            <text:p>39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25.11.2012 06:19:22</text:p>
          </table:table-cell>
          <table:table-cell office:value-type="string">
            <text:p>Rieder Bernhard/p12145@intra.graz.at/p12145@intra.graz.at/GGA-60101/2012-11-25T18:19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1">
            <text:p>71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 office:value-type="float" office:value="7">
            <text:p>7</text:p>
          </table:table-cell>
          <table:table-cell office:value-type="float" office:value="396">
            <text:p>396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25.11.2012 06:58:43</text:p>
          </table:table-cell>
          <table:table-cell office:value-type="string">
            <text:p>Rieder Bernhard/p12145@intra.graz.at/p12145@intra.graz.at/GGA-60101/2012-11-25T18:58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1">
            <text:p>71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03">
            <text:p>403</text:p>
          </table:table-cell>
          <table:table-cell office:value-type="float" office:value="7">
            <text:p>7</text:p>
          </table:table-cell>
          <table:table-cell office:value-type="float" office:value="396">
            <text:p>396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string">
            <text:p>25.11.2012 06:58:43</text:p>
          </table:table-cell>
          <table:table-cell office:value-type="string">
            <text:p>Rieder Bernhard/p12145@intra.graz.at/p12145@intra.graz.at/GGA-60101/2012-11-25T18:58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1">
            <text:p>71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03">
            <text:p>403</text:p>
          </table:table-cell>
          <table:table-cell office:value-type="float" office:value="7">
            <text:p>7</text:p>
          </table:table-cell>
          <table:table-cell office:value-type="float" office:value="396">
            <text:p>396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25.11.2012 06:58:43</text:p>
          </table:table-cell>
          <table:table-cell office:value-type="string">
            <text:p>Rieder Bernhard/p12145@intra.graz.at/p12145@intra.graz.at/GGA-60101/2012-11-25T18:58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1">
            <text:p>71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03">
            <text:p>403</text:p>
          </table:table-cell>
          <table:table-cell office:value-type="float" office:value="7">
            <text:p>7</text:p>
          </table:table-cell>
          <table:table-cell office:value-type="float" office:value="396">
            <text:p>39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25.11.2012 06:58:43</text:p>
          </table:table-cell>
          <table:table-cell office:value-type="string">
            <text:p>Rieder Bernhard/p12145@intra.graz.at/p12145@intra.graz.at/GGA-60101/2012-11-25T18:58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1">
            <text:p>71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7">
            <text:p>7</text:p>
          </table:table-cell>
          <table:table-cell office:value-type="float" office:value="396">
            <text:p>396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5.11.2012 06:58:43</text:p>
          </table:table-cell>
          <table:table-cell office:value-type="string">
            <text:p>Rieder Bernhard/p12145@intra.graz.at/p12145@intra.graz.at/GGA-60101/2012-11-25T18:58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2">
            <text:p>71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25.11.2012 06:37:19</text:p>
          </table:table-cell>
          <table:table-cell office:value-type="string">
            <text:p>Rieder Bernhard/p12145@intra.graz.at/p12145@intra.graz.at/GGA-60101/2012-11-25T18:37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2">
            <text:p>71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string">
            <text:p>25.11.2012 06:37:19</text:p>
          </table:table-cell>
          <table:table-cell office:value-type="string">
            <text:p>Rieder Bernhard/p12145@intra.graz.at/p12145@intra.graz.at/GGA-60101/2012-11-25T18:37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2">
            <text:p>71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85">
            <text:p>385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5.11.2012 06:37:19</text:p>
          </table:table-cell>
          <table:table-cell office:value-type="string">
            <text:p>Rieder Bernhard/p12145@intra.graz.at/p12145@intra.graz.at/GGA-60101/2012-11-25T18:37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2">
            <text:p>71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85">
            <text:p>385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25.11.2012 06:37:19</text:p>
          </table:table-cell>
          <table:table-cell office:value-type="string">
            <text:p>Rieder Bernhard/p12145@intra.graz.at/p12145@intra.graz.at/GGA-60101/2012-11-25T18:37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2">
            <text:p>71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85">
            <text:p>385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5.11.2012 06:37:19</text:p>
          </table:table-cell>
          <table:table-cell office:value-type="string">
            <text:p>Rieder Bernhard/p12145@intra.graz.at/p12145@intra.graz.at/GGA-60101/2012-11-25T18:37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3">
            <text:p>71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office:value-type="float" office:value="14">
            <text:p>14</text:p>
          </table:table-cell>
          <table:table-cell office:value-type="float" office:value="401">
            <text:p>401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25.11.2012 07:30:41</text:p>
          </table:table-cell>
          <table:table-cell office:value-type="string">
            <text:p>Rieder Bernhard/p12145@intra.graz.at/p12145@intra.graz.at/GGA-60101/2012-11-25T19:30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3">
            <text:p>71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15">
            <text:p>415</text:p>
          </table:table-cell>
          <table:table-cell office:value-type="float" office:value="14">
            <text:p>14</text:p>
          </table:table-cell>
          <table:table-cell office:value-type="float" office:value="401">
            <text:p>401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25.11.2012 07:30:41</text:p>
          </table:table-cell>
          <table:table-cell office:value-type="string">
            <text:p>Rieder Bernhard/p12145@intra.graz.at/p12145@intra.graz.at/GGA-60101/2012-11-25T19:30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3">
            <text:p>71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15">
            <text:p>415</text:p>
          </table:table-cell>
          <table:table-cell office:value-type="float" office:value="14">
            <text:p>14</text:p>
          </table:table-cell>
          <table:table-cell office:value-type="float" office:value="401">
            <text:p>40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25.11.2012 07:30:41</text:p>
          </table:table-cell>
          <table:table-cell office:value-type="string">
            <text:p>Rieder Bernhard/p12145@intra.graz.at/p12145@intra.graz.at/GGA-60101/2012-11-25T19:30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3">
            <text:p>71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15">
            <text:p>415</text:p>
          </table:table-cell>
          <table:table-cell office:value-type="float" office:value="14">
            <text:p>14</text:p>
          </table:table-cell>
          <table:table-cell office:value-type="float" office:value="401">
            <text:p>40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25.11.2012 07:30:41</text:p>
          </table:table-cell>
          <table:table-cell office:value-type="string">
            <text:p>Rieder Bernhard/p12145@intra.graz.at/p12145@intra.graz.at/GGA-60101/2012-11-25T19:30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3">
            <text:p>71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15">
            <text:p>415</text:p>
          </table:table-cell>
          <table:table-cell office:value-type="float" office:value="14">
            <text:p>14</text:p>
          </table:table-cell>
          <table:table-cell office:value-type="float" office:value="401">
            <text:p>40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25.11.2012 07:30:41</text:p>
          </table:table-cell>
          <table:table-cell office:value-type="string">
            <text:p>Rieder Bernhard/p12145@intra.graz.at/p12145@intra.graz.at/GGA-60101/2012-11-25T19:30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4">
            <text:p>71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10">
            <text:p>10</text:p>
          </table:table-cell>
          <table:table-cell office:value-type="float" office:value="349">
            <text:p>349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string">
            <text:p>25.11.2012 06:25:55</text:p>
          </table:table-cell>
          <table:table-cell office:value-type="string">
            <text:p>Baumgartner Erwin/e01319@intra.graz.at/e01319@intra.graz.at/GGA-60101/2012-11-25T18:26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4">
            <text:p>71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10">
            <text:p>10</text:p>
          </table:table-cell>
          <table:table-cell office:value-type="float" office:value="349">
            <text:p>349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string">
            <text:p>25.11.2012 06:25:55</text:p>
          </table:table-cell>
          <table:table-cell office:value-type="string">
            <text:p>Baumgartner Erwin/e01319@intra.graz.at/e01319@intra.graz.at/GGA-60101/2012-11-25T18:26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4">
            <text:p>71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59">
            <text:p>359</text:p>
          </table:table-cell>
          <table:table-cell office:value-type="float" office:value="10">
            <text:p>10</text:p>
          </table:table-cell>
          <table:table-cell office:value-type="float" office:value="349">
            <text:p>349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25.11.2012 06:25:55</text:p>
          </table:table-cell>
          <table:table-cell office:value-type="string">
            <text:p>Baumgartner Erwin/e01319@intra.graz.at/e01319@intra.graz.at/GGA-60101/2012-11-25T18:26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4">
            <text:p>71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59">
            <text:p>359</text:p>
          </table:table-cell>
          <table:table-cell office:value-type="float" office:value="10">
            <text:p>10</text:p>
          </table:table-cell>
          <table:table-cell office:value-type="float" office:value="349">
            <text:p>34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25.11.2012 06:25:55</text:p>
          </table:table-cell>
          <table:table-cell office:value-type="string">
            <text:p>Baumgartner Erwin/e01319@intra.graz.at/e01319@intra.graz.at/GGA-60101/2012-11-25T18:26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714">
            <text:p>71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59">
            <text:p>359</text:p>
          </table:table-cell>
          <table:table-cell office:value-type="float" office:value="10">
            <text:p>10</text:p>
          </table:table-cell>
          <table:table-cell office:value-type="float" office:value="349">
            <text:p>349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6:25:55</text:p>
          </table:table-cell>
          <table:table-cell office:value-type="string">
            <text:p>Baumgartner Erwin/e01319@intra.graz.at/e01319@intra.graz.at/GGA-60101/2012-11-25T18:26:02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798">
            <text:p>79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7.11.2012 08:54:30</text:p>
          </table:table-cell>
          <table:table-cell office:value-type="string">
            <text:p>Schwartz Wolfgang/p14139@intra.graz.at/p14139@intra.graz.at/GGA-60101/2012-11-27T08:54:31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798">
            <text:p>79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27.11.2012 08:54:30</text:p>
          </table:table-cell>
          <table:table-cell office:value-type="string">
            <text:p>Schwartz Wolfgang/p14139@intra.graz.at/p14139@intra.graz.at/GGA-60101/2012-11-27T08:54:31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798">
            <text:p>79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27.11.2012 08:54:30</text:p>
          </table:table-cell>
          <table:table-cell office:value-type="string">
            <text:p>Schwartz Wolfgang/p14139@intra.graz.at/p14139@intra.graz.at/GGA-60101/2012-11-27T08:54:31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798">
            <text:p>79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27.11.2012 08:54:30</text:p>
          </table:table-cell>
          <table:table-cell office:value-type="string">
            <text:p>Schwartz Wolfgang/p14139@intra.graz.at/p14139@intra.graz.at/GGA-60101/2012-11-27T08:54:31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798">
            <text:p>79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27.11.2012 08:54:30</text:p>
          </table:table-cell>
          <table:table-cell office:value-type="string">
            <text:p>Schwartz Wolfgang/p14139@intra.graz.at/p14139@intra.graz.at/GGA-60101/2012-11-27T08:54:31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799">
            <text:p>79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6.11.2012 02:21:22</text:p>
          </table:table-cell>
          <table:table-cell office:value-type="string">
            <text:p>Schwartz Wolfgang/p14139@intra.graz.at/p14139@intra.graz.at/GGA-60101/2012-11-26T14:21:2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799">
            <text:p>79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string">
            <text:p>26.11.2012 02:21:22</text:p>
          </table:table-cell>
          <table:table-cell office:value-type="string">
            <text:p>Schwartz Wolfgang/p14139@intra.graz.at/p14139@intra.graz.at/GGA-60101/2012-11-26T14:21:2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799">
            <text:p>79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25">
            <text:p>325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6.11.2012 02:21:22</text:p>
          </table:table-cell>
          <table:table-cell office:value-type="string">
            <text:p>Schwartz Wolfgang/p14139@intra.graz.at/p14139@intra.graz.at/GGA-60101/2012-11-26T14:21:2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799">
            <text:p>79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25">
            <text:p>325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26.11.2012 02:21:22</text:p>
          </table:table-cell>
          <table:table-cell office:value-type="string">
            <text:p>Schwartz Wolfgang/p14139@intra.graz.at/p14139@intra.graz.at/GGA-60101/2012-11-26T14:21:2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799">
            <text:p>79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25">
            <text:p>325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26.11.2012 02:21:22</text:p>
          </table:table-cell>
          <table:table-cell office:value-type="string">
            <text:p>Schwartz Wolfgang/p14139@intra.graz.at/p14139@intra.graz.at/GGA-60101/2012-11-26T14:21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1">
            <text:p>80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42">
            <text:p>442</text:p>
          </table:table-cell>
          <table:table-cell office:value-type="float" office:value="46">
            <text:p>46</text:p>
          </table:table-cell>
          <table:table-cell office:value-type="float" office:value="396">
            <text:p>396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5:49:52</text:p>
          </table:table-cell>
          <table:table-cell office:value-type="string">
            <text:p>Ursula Pratter/AT:L6:65107762/pratter@graz.gv.at/AT:GGA-60101/2012-11-25T17:49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1">
            <text:p>80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42">
            <text:p>442</text:p>
          </table:table-cell>
          <table:table-cell office:value-type="float" office:value="46">
            <text:p>46</text:p>
          </table:table-cell>
          <table:table-cell office:value-type="float" office:value="396">
            <text:p>396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string">
            <text:p>25.11.2012 05:49:52</text:p>
          </table:table-cell>
          <table:table-cell office:value-type="string">
            <text:p>Ursula Pratter/AT:L6:65107762/pratter@graz.gv.at/AT:GGA-60101/2012-11-25T17:49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1">
            <text:p>80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42">
            <text:p>442</text:p>
          </table:table-cell>
          <table:table-cell office:value-type="float" office:value="46">
            <text:p>46</text:p>
          </table:table-cell>
          <table:table-cell office:value-type="float" office:value="396">
            <text:p>396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25.11.2012 05:49:52</text:p>
          </table:table-cell>
          <table:table-cell office:value-type="string">
            <text:p>Ursula Pratter/AT:L6:65107762/pratter@graz.gv.at/AT:GGA-60101/2012-11-25T17:49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1">
            <text:p>80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46">
            <text:p>46</text:p>
          </table:table-cell>
          <table:table-cell office:value-type="float" office:value="396">
            <text:p>396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25.11.2012 05:49:52</text:p>
          </table:table-cell>
          <table:table-cell office:value-type="string">
            <text:p>Ursula Pratter/AT:L6:65107762/pratter@graz.gv.at/AT:GGA-60101/2012-11-25T17:49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1">
            <text:p>80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42">
            <text:p>442</text:p>
          </table:table-cell>
          <table:table-cell office:value-type="float" office:value="46">
            <text:p>46</text:p>
          </table:table-cell>
          <table:table-cell office:value-type="float" office:value="396">
            <text:p>396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25.11.2012 05:49:52</text:p>
          </table:table-cell>
          <table:table-cell office:value-type="string">
            <text:p>Ursula Pratter/AT:L6:65107762/pratter@graz.gv.at/AT:GGA-60101/2012-11-25T17:49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2">
            <text:p>80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float" office:value="330">
            <text:p>33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25.11.2012 05:41:25</text:p>
          </table:table-cell>
          <table:table-cell office:value-type="string">
            <text:p>Robert Mayr/AT:L6:65113214/mayr@graz.gv.at/AT:GGA-60101/2012-11-25T17:41:3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2">
            <text:p>80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float" office:value="330">
            <text:p>330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string">
            <text:p>25.11.2012 05:41:25</text:p>
          </table:table-cell>
          <table:table-cell office:value-type="string">
            <text:p>Robert Mayr/AT:L6:65113214/mayr@graz.gv.at/AT:GGA-60101/2012-11-25T17:41:3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2">
            <text:p>80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float" office:value="330">
            <text:p>33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5.11.2012 05:41:25</text:p>
          </table:table-cell>
          <table:table-cell office:value-type="string">
            <text:p>Robert Mayr/AT:L6:65113214/mayr@graz.gv.at/AT:GGA-60101/2012-11-25T17:41:3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2">
            <text:p>80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float" office:value="330">
            <text:p>33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25.11.2012 05:41:25</text:p>
          </table:table-cell>
          <table:table-cell office:value-type="string">
            <text:p>Robert Mayr/AT:L6:65113214/mayr@graz.gv.at/AT:GGA-60101/2012-11-25T17:41:3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2">
            <text:p>80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float" office:value="330">
            <text:p>33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25.11.2012 05:41:25</text:p>
          </table:table-cell>
          <table:table-cell office:value-type="string">
            <text:p>Robert Mayr/AT:L6:65113214/mayr@graz.gv.at/AT:GGA-60101/2012-11-25T17:41:3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3">
            <text:p>80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19">
            <text:p>419</text:p>
          </table:table-cell>
          <table:table-cell office:value-type="float" office:value="27">
            <text:p>27</text:p>
          </table:table-cell>
          <table:table-cell office:value-type="float" office:value="392">
            <text:p>39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5.11.2012 06:34:45</text:p>
          </table:table-cell>
          <table:table-cell office:value-type="string">
            <text:p>Ursula Pratter/AT:L6:65107762/pratter@graz.gv.at/AT:GGA-60101/2012-11-25T18:34:5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3">
            <text:p>80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7">
            <text:p>27</text:p>
          </table:table-cell>
          <table:table-cell office:value-type="float" office:value="392">
            <text:p>392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string">
            <text:p>25.11.2012 06:34:45</text:p>
          </table:table-cell>
          <table:table-cell office:value-type="string">
            <text:p>Ursula Pratter/AT:L6:65107762/pratter@graz.gv.at/AT:GGA-60101/2012-11-25T18:34:5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3">
            <text:p>80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19">
            <text:p>419</text:p>
          </table:table-cell>
          <table:table-cell office:value-type="float" office:value="27">
            <text:p>27</text:p>
          </table:table-cell>
          <table:table-cell office:value-type="float" office:value="392">
            <text:p>39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5.11.2012 06:34:45</text:p>
          </table:table-cell>
          <table:table-cell office:value-type="string">
            <text:p>Ursula Pratter/AT:L6:65107762/pratter@graz.gv.at/AT:GGA-60101/2012-11-25T18:34:5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3">
            <text:p>80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19">
            <text:p>419</text:p>
          </table:table-cell>
          <table:table-cell office:value-type="float" office:value="27">
            <text:p>27</text:p>
          </table:table-cell>
          <table:table-cell office:value-type="float" office:value="392">
            <text:p>392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25.11.2012 06:34:45</text:p>
          </table:table-cell>
          <table:table-cell office:value-type="string">
            <text:p>Ursula Pratter/AT:L6:65107762/pratter@graz.gv.at/AT:GGA-60101/2012-11-25T18:34:5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3">
            <text:p>80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19">
            <text:p>419</text:p>
          </table:table-cell>
          <table:table-cell office:value-type="float" office:value="27">
            <text:p>27</text:p>
          </table:table-cell>
          <table:table-cell office:value-type="float" office:value="392">
            <text:p>39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25.11.2012 06:34:45</text:p>
          </table:table-cell>
          <table:table-cell office:value-type="string">
            <text:p>Ursula Pratter/AT:L6:65107762/pratter@graz.gv.at/AT:GGA-60101/2012-11-25T18:34:5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4">
            <text:p>80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78">
            <text:p>478</text:p>
          </table:table-cell>
          <table:table-cell office:value-type="float" office:value="38">
            <text:p>38</text:p>
          </table:table-cell>
          <table:table-cell office:value-type="float" office:value="440">
            <text:p>440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25.11.2012 05:59:27</text:p>
          </table:table-cell>
          <table:table-cell office:value-type="string">
            <text:p>Robert Mayr/AT:L6:65113214/mayr@graz.gv.at/AT:GGA-60101/2012-11-25T17:59:3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4">
            <text:p>80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78">
            <text:p>478</text:p>
          </table:table-cell>
          <table:table-cell office:value-type="float" office:value="38">
            <text:p>38</text:p>
          </table:table-cell>
          <table:table-cell office:value-type="float" office:value="440">
            <text:p>440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string">
            <text:p>25.11.2012 05:59:27</text:p>
          </table:table-cell>
          <table:table-cell office:value-type="string">
            <text:p>Robert Mayr/AT:L6:65113214/mayr@graz.gv.at/AT:GGA-60101/2012-11-25T17:59:3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4">
            <text:p>80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78">
            <text:p>478</text:p>
          </table:table-cell>
          <table:table-cell office:value-type="float" office:value="38">
            <text:p>38</text:p>
          </table:table-cell>
          <table:table-cell office:value-type="float" office:value="440">
            <text:p>44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5:59:27</text:p>
          </table:table-cell>
          <table:table-cell office:value-type="string">
            <text:p>Robert Mayr/AT:L6:65113214/mayr@graz.gv.at/AT:GGA-60101/2012-11-25T17:59:3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4">
            <text:p>80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78">
            <text:p>478</text:p>
          </table:table-cell>
          <table:table-cell office:value-type="float" office:value="38">
            <text:p>38</text:p>
          </table:table-cell>
          <table:table-cell office:value-type="float" office:value="440">
            <text:p>440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string">
            <text:p>25.11.2012 05:59:27</text:p>
          </table:table-cell>
          <table:table-cell office:value-type="string">
            <text:p>Robert Mayr/AT:L6:65113214/mayr@graz.gv.at/AT:GGA-60101/2012-11-25T17:59:3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4">
            <text:p>80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78">
            <text:p>478</text:p>
          </table:table-cell>
          <table:table-cell office:value-type="float" office:value="38">
            <text:p>38</text:p>
          </table:table-cell>
          <table:table-cell office:value-type="float" office:value="440">
            <text:p>440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25.11.2012 05:59:27</text:p>
          </table:table-cell>
          <table:table-cell office:value-type="string">
            <text:p>Robert Mayr/AT:L6:65113214/mayr@graz.gv.at/AT:GGA-60101/2012-11-25T17:59:3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5">
            <text:p>80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45">
            <text:p>445</text:p>
          </table:table-cell>
          <table:table-cell office:value-type="float" office:value="35">
            <text:p>35</text:p>
          </table:table-cell>
          <table:table-cell office:value-type="float" office:value="410">
            <text:p>41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5.11.2012 06:28:20</text:p>
          </table:table-cell>
          <table:table-cell office:value-type="string">
            <text:p>Ursula Pratter/AT:L6:65107762/pratter@graz.gv.at/AT:GGA-60101/2012-11-25T18:28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5">
            <text:p>80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45">
            <text:p>445</text:p>
          </table:table-cell>
          <table:table-cell office:value-type="float" office:value="35">
            <text:p>35</text:p>
          </table:table-cell>
          <table:table-cell office:value-type="float" office:value="410">
            <text:p>410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string">
            <text:p>25.11.2012 06:28:20</text:p>
          </table:table-cell>
          <table:table-cell office:value-type="string">
            <text:p>Ursula Pratter/AT:L6:65107762/pratter@graz.gv.at/AT:GGA-60101/2012-11-25T18:28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5">
            <text:p>80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45">
            <text:p>445</text:p>
          </table:table-cell>
          <table:table-cell office:value-type="float" office:value="35">
            <text:p>35</text:p>
          </table:table-cell>
          <table:table-cell office:value-type="float" office:value="410">
            <text:p>41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5.11.2012 06:28:20</text:p>
          </table:table-cell>
          <table:table-cell office:value-type="string">
            <text:p>Ursula Pratter/AT:L6:65107762/pratter@graz.gv.at/AT:GGA-60101/2012-11-25T18:28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5">
            <text:p>80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45">
            <text:p>445</text:p>
          </table:table-cell>
          <table:table-cell office:value-type="float" office:value="35">
            <text:p>35</text:p>
          </table:table-cell>
          <table:table-cell office:value-type="float" office:value="410">
            <text:p>410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string">
            <text:p>25.11.2012 06:28:20</text:p>
          </table:table-cell>
          <table:table-cell office:value-type="string">
            <text:p>Ursula Pratter/AT:L6:65107762/pratter@graz.gv.at/AT:GGA-60101/2012-11-25T18:28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5">
            <text:p>80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45">
            <text:p>445</text:p>
          </table:table-cell>
          <table:table-cell office:value-type="float" office:value="35">
            <text:p>35</text:p>
          </table:table-cell>
          <table:table-cell office:value-type="float" office:value="410">
            <text:p>410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25.11.2012 06:28:20</text:p>
          </table:table-cell>
          <table:table-cell office:value-type="string">
            <text:p>Ursula Pratter/AT:L6:65107762/pratter@graz.gv.at/AT:GGA-60101/2012-11-25T18:28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6">
            <text:p>80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office:value-type="float" office:value="19">
            <text:p>19</text:p>
          </table:table-cell>
          <table:table-cell office:value-type="float" office:value="465">
            <text:p>465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5.11.2012 06:49:55</text:p>
          </table:table-cell>
          <table:table-cell office:value-type="string">
            <text:p>Robert Mayr/AT:L6:65113214/mayr@graz.gv.at/AT:GGA-60101/2012-11-25T18:50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6">
            <text:p>80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84">
            <text:p>484</text:p>
          </table:table-cell>
          <table:table-cell office:value-type="float" office:value="19">
            <text:p>19</text:p>
          </table:table-cell>
          <table:table-cell office:value-type="float" office:value="465">
            <text:p>465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string">
            <text:p>25.11.2012 06:49:55</text:p>
          </table:table-cell>
          <table:table-cell office:value-type="string">
            <text:p>Robert Mayr/AT:L6:65113214/mayr@graz.gv.at/AT:GGA-60101/2012-11-25T18:50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6">
            <text:p>80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84">
            <text:p>484</text:p>
          </table:table-cell>
          <table:table-cell office:value-type="float" office:value="19">
            <text:p>19</text:p>
          </table:table-cell>
          <table:table-cell office:value-type="float" office:value="465">
            <text:p>465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25.11.2012 06:49:55</text:p>
          </table:table-cell>
          <table:table-cell office:value-type="string">
            <text:p>Robert Mayr/AT:L6:65113214/mayr@graz.gv.at/AT:GGA-60101/2012-11-25T18:50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6">
            <text:p>80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84">
            <text:p>484</text:p>
          </table:table-cell>
          <table:table-cell office:value-type="float" office:value="19">
            <text:p>19</text:p>
          </table:table-cell>
          <table:table-cell office:value-type="float" office:value="465">
            <text:p>465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25.11.2012 06:49:55</text:p>
          </table:table-cell>
          <table:table-cell office:value-type="string">
            <text:p>Robert Mayr/AT:L6:65113214/mayr@graz.gv.at/AT:GGA-60101/2012-11-25T18:50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6">
            <text:p>80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84">
            <text:p>484</text:p>
          </table:table-cell>
          <table:table-cell office:value-type="float" office:value="19">
            <text:p>19</text:p>
          </table:table-cell>
          <table:table-cell office:value-type="float" office:value="465">
            <text:p>465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25.11.2012 06:49:55</text:p>
          </table:table-cell>
          <table:table-cell office:value-type="string">
            <text:p>Robert Mayr/AT:L6:65113214/mayr@graz.gv.at/AT:GGA-60101/2012-11-25T18:50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7">
            <text:p>80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62">
            <text:p>462</text:p>
          </table:table-cell>
          <table:table-cell office:value-type="float" office:value="56">
            <text:p>56</text:p>
          </table:table-cell>
          <table:table-cell office:value-type="float" office:value="406">
            <text:p>40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25.11.2012 06:46:54</text:p>
          </table:table-cell>
          <table:table-cell office:value-type="string">
            <text:p>Ursula Pratter/AT:L6:65107762/pratter@graz.gv.at/AT:GGA-60101/2012-11-25T18:47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7">
            <text:p>80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62">
            <text:p>462</text:p>
          </table:table-cell>
          <table:table-cell office:value-type="float" office:value="56">
            <text:p>56</text:p>
          </table:table-cell>
          <table:table-cell office:value-type="float" office:value="406">
            <text:p>406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25.11.2012 06:46:54</text:p>
          </table:table-cell>
          <table:table-cell office:value-type="string">
            <text:p>Ursula Pratter/AT:L6:65107762/pratter@graz.gv.at/AT:GGA-60101/2012-11-25T18:47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7">
            <text:p>80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62">
            <text:p>462</text:p>
          </table:table-cell>
          <table:table-cell office:value-type="float" office:value="56">
            <text:p>56</text:p>
          </table:table-cell>
          <table:table-cell office:value-type="float" office:value="406">
            <text:p>40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5.11.2012 06:46:54</text:p>
          </table:table-cell>
          <table:table-cell office:value-type="string">
            <text:p>Ursula Pratter/AT:L6:65107762/pratter@graz.gv.at/AT:GGA-60101/2012-11-25T18:47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7">
            <text:p>80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62">
            <text:p>462</text:p>
          </table:table-cell>
          <table:table-cell office:value-type="float" office:value="56">
            <text:p>56</text:p>
          </table:table-cell>
          <table:table-cell office:value-type="float" office:value="406">
            <text:p>406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25.11.2012 06:46:54</text:p>
          </table:table-cell>
          <table:table-cell office:value-type="string">
            <text:p>Ursula Pratter/AT:L6:65107762/pratter@graz.gv.at/AT:GGA-60101/2012-11-25T18:47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7">
            <text:p>80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62">
            <text:p>462</text:p>
          </table:table-cell>
          <table:table-cell office:value-type="float" office:value="56">
            <text:p>56</text:p>
          </table:table-cell>
          <table:table-cell office:value-type="float" office:value="406">
            <text:p>406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25.11.2012 06:46:54</text:p>
          </table:table-cell>
          <table:table-cell office:value-type="string">
            <text:p>Ursula Pratter/AT:L6:65107762/pratter@graz.gv.at/AT:GGA-60101/2012-11-25T18:47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8">
            <text:p>80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71">
            <text:p>471</text:p>
          </table:table-cell>
          <table:table-cell office:value-type="float" office:value="33">
            <text:p>33</text:p>
          </table:table-cell>
          <table:table-cell office:value-type="float" office:value="438">
            <text:p>43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6:30:52</text:p>
          </table:table-cell>
          <table:table-cell office:value-type="string">
            <text:p>Ursula Pratter/AT:L6:65107762/pratter@graz.gv.at/AT:GGA-60101/2012-11-25T18:31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8">
            <text:p>80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71">
            <text:p>471</text:p>
          </table:table-cell>
          <table:table-cell office:value-type="float" office:value="33">
            <text:p>33</text:p>
          </table:table-cell>
          <table:table-cell office:value-type="float" office:value="438">
            <text:p>438</text:p>
          </table:table-cell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string">
            <text:p>25.11.2012 06:30:52</text:p>
          </table:table-cell>
          <table:table-cell office:value-type="string">
            <text:p>Ursula Pratter/AT:L6:65107762/pratter@graz.gv.at/AT:GGA-60101/2012-11-25T18:31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8">
            <text:p>80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71">
            <text:p>471</text:p>
          </table:table-cell>
          <table:table-cell office:value-type="float" office:value="33">
            <text:p>33</text:p>
          </table:table-cell>
          <table:table-cell office:value-type="float" office:value="438">
            <text:p>438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6:30:52</text:p>
          </table:table-cell>
          <table:table-cell office:value-type="string">
            <text:p>Ursula Pratter/AT:L6:65107762/pratter@graz.gv.at/AT:GGA-60101/2012-11-25T18:31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8">
            <text:p>80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71">
            <text:p>471</text:p>
          </table:table-cell>
          <table:table-cell office:value-type="float" office:value="33">
            <text:p>33</text:p>
          </table:table-cell>
          <table:table-cell office:value-type="float" office:value="438">
            <text:p>438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25.11.2012 06:30:52</text:p>
          </table:table-cell>
          <table:table-cell office:value-type="string">
            <text:p>Ursula Pratter/AT:L6:65107762/pratter@graz.gv.at/AT:GGA-60101/2012-11-25T18:31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8">
            <text:p>80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71">
            <text:p>471</text:p>
          </table:table-cell>
          <table:table-cell office:value-type="float" office:value="33">
            <text:p>33</text:p>
          </table:table-cell>
          <table:table-cell office:value-type="float" office:value="438">
            <text:p>438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6:30:52</text:p>
          </table:table-cell>
          <table:table-cell office:value-type="string">
            <text:p>Ursula Pratter/AT:L6:65107762/pratter@graz.gv.at/AT:GGA-60101/2012-11-25T18:31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9">
            <text:p>80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81">
            <text:p>381</text:p>
          </table:table-cell>
          <table:table-cell office:value-type="float" office:value="34">
            <text:p>34</text:p>
          </table:table-cell>
          <table:table-cell office:value-type="float" office:value="347">
            <text:p>34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25.11.2012 06:04:43</text:p>
          </table:table-cell>
          <table:table-cell office:value-type="string">
            <text:p>Ursula Pratter/AT:L6:65107762/pratter@graz.gv.at/AT:GGA-60101/2012-11-25T18:04:5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9">
            <text:p>80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office:value-type="float" office:value="34">
            <text:p>34</text:p>
          </table:table-cell>
          <table:table-cell office:value-type="float" office:value="347">
            <text:p>347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string">
            <text:p>25.11.2012 06:04:43</text:p>
          </table:table-cell>
          <table:table-cell office:value-type="string">
            <text:p>Ursula Pratter/AT:L6:65107762/pratter@graz.gv.at/AT:GGA-60101/2012-11-25T18:04:5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9">
            <text:p>80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81">
            <text:p>381</text:p>
          </table:table-cell>
          <table:table-cell office:value-type="float" office:value="34">
            <text:p>34</text:p>
          </table:table-cell>
          <table:table-cell office:value-type="float" office:value="347">
            <text:p>34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25.11.2012 06:04:43</text:p>
          </table:table-cell>
          <table:table-cell office:value-type="string">
            <text:p>Ursula Pratter/AT:L6:65107762/pratter@graz.gv.at/AT:GGA-60101/2012-11-25T18:04:5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9">
            <text:p>80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81">
            <text:p>381</text:p>
          </table:table-cell>
          <table:table-cell office:value-type="float" office:value="34">
            <text:p>34</text:p>
          </table:table-cell>
          <table:table-cell office:value-type="float" office:value="347">
            <text:p>347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6:04:43</text:p>
          </table:table-cell>
          <table:table-cell office:value-type="string">
            <text:p>Ursula Pratter/AT:L6:65107762/pratter@graz.gv.at/AT:GGA-60101/2012-11-25T18:04:5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09">
            <text:p>80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  <table:table-cell office:value-type="float" office:value="34">
            <text:p>34</text:p>
          </table:table-cell>
          <table:table-cell office:value-type="float" office:value="347">
            <text:p>347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25.11.2012 06:04:43</text:p>
          </table:table-cell>
          <table:table-cell office:value-type="string">
            <text:p>Ursula Pratter/AT:L6:65107762/pratter@graz.gv.at/AT:GGA-60101/2012-11-25T18:04:5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0">
            <text:p>810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  <table:table-cell office:value-type="float" office:value="33">
            <text:p>33</text:p>
          </table:table-cell>
          <table:table-cell office:value-type="float" office:value="415">
            <text:p>415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25.11.2012 06:23:51</text:p>
          </table:table-cell>
          <table:table-cell office:value-type="string">
            <text:p>Robert Mayr/AT:L6:65113214/mayr@graz.gv.at/AT:GGA-60101/2012-11-25T18:23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0">
            <text:p>810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48">
            <text:p>448</text:p>
          </table:table-cell>
          <table:table-cell office:value-type="float" office:value="33">
            <text:p>33</text:p>
          </table:table-cell>
          <table:table-cell office:value-type="float" office:value="415">
            <text:p>415</text:p>
          </table:table-cell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string">
            <text:p>25.11.2012 06:23:51</text:p>
          </table:table-cell>
          <table:table-cell office:value-type="string">
            <text:p>Robert Mayr/AT:L6:65113214/mayr@graz.gv.at/AT:GGA-60101/2012-11-25T18:23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0">
            <text:p>810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48">
            <text:p>448</text:p>
          </table:table-cell>
          <table:table-cell office:value-type="float" office:value="33">
            <text:p>33</text:p>
          </table:table-cell>
          <table:table-cell office:value-type="float" office:value="415">
            <text:p>41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5.11.2012 06:23:51</text:p>
          </table:table-cell>
          <table:table-cell office:value-type="string">
            <text:p>Robert Mayr/AT:L6:65113214/mayr@graz.gv.at/AT:GGA-60101/2012-11-25T18:23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0">
            <text:p>810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48">
            <text:p>448</text:p>
          </table:table-cell>
          <table:table-cell office:value-type="float" office:value="33">
            <text:p>33</text:p>
          </table:table-cell>
          <table:table-cell office:value-type="float" office:value="415">
            <text:p>415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25.11.2012 06:23:51</text:p>
          </table:table-cell>
          <table:table-cell office:value-type="string">
            <text:p>Robert Mayr/AT:L6:65113214/mayr@graz.gv.at/AT:GGA-60101/2012-11-25T18:23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0">
            <text:p>810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48">
            <text:p>448</text:p>
          </table:table-cell>
          <table:table-cell office:value-type="float" office:value="33">
            <text:p>33</text:p>
          </table:table-cell>
          <table:table-cell office:value-type="float" office:value="415">
            <text:p>415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25.11.2012 06:23:51</text:p>
          </table:table-cell>
          <table:table-cell office:value-type="string">
            <text:p>Robert Mayr/AT:L6:65113214/mayr@graz.gv.at/AT:GGA-60101/2012-11-25T18:23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1">
            <text:p>81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16">
            <text:p>416</text:p>
          </table:table-cell>
          <table:table-cell office:value-type="float" office:value="28">
            <text:p>28</text:p>
          </table:table-cell>
          <table:table-cell office:value-type="float" office:value="388">
            <text:p>388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25.11.2012 06:10:35</text:p>
          </table:table-cell>
          <table:table-cell office:value-type="string">
            <text:p>Robert Mayr/AT:L6:65113214/mayr@graz.gv.at/AT:GGA-60101/2012-11-25T18:10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1">
            <text:p>81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16">
            <text:p>416</text:p>
          </table:table-cell>
          <table:table-cell office:value-type="float" office:value="28">
            <text:p>28</text:p>
          </table:table-cell>
          <table:table-cell office:value-type="float" office:value="388">
            <text:p>388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25.11.2012 06:10:35</text:p>
          </table:table-cell>
          <table:table-cell office:value-type="string">
            <text:p>Robert Mayr/AT:L6:65113214/mayr@graz.gv.at/AT:GGA-60101/2012-11-25T18:10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1">
            <text:p>81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16">
            <text:p>416</text:p>
          </table:table-cell>
          <table:table-cell office:value-type="float" office:value="28">
            <text:p>28</text:p>
          </table:table-cell>
          <table:table-cell office:value-type="float" office:value="388">
            <text:p>388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5.11.2012 06:10:35</text:p>
          </table:table-cell>
          <table:table-cell office:value-type="string">
            <text:p>Robert Mayr/AT:L6:65113214/mayr@graz.gv.at/AT:GGA-60101/2012-11-25T18:10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1">
            <text:p>81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16">
            <text:p>416</text:p>
          </table:table-cell>
          <table:table-cell office:value-type="float" office:value="28">
            <text:p>28</text:p>
          </table:table-cell>
          <table:table-cell office:value-type="float" office:value="388">
            <text:p>388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25.11.2012 06:10:35</text:p>
          </table:table-cell>
          <table:table-cell office:value-type="string">
            <text:p>Robert Mayr/AT:L6:65113214/mayr@graz.gv.at/AT:GGA-60101/2012-11-25T18:10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1">
            <text:p>81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16">
            <text:p>416</text:p>
          </table:table-cell>
          <table:table-cell office:value-type="float" office:value="28">
            <text:p>28</text:p>
          </table:table-cell>
          <table:table-cell office:value-type="float" office:value="388">
            <text:p>388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25.11.2012 06:10:35</text:p>
          </table:table-cell>
          <table:table-cell office:value-type="string">
            <text:p>Robert Mayr/AT:L6:65113214/mayr@graz.gv.at/AT:GGA-60101/2012-11-25T18:10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2">
            <text:p>81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29">
            <text:p>29</text:p>
          </table:table-cell>
          <table:table-cell office:value-type="float" office:value="400">
            <text:p>40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25.11.2012 05:56:58</text:p>
          </table:table-cell>
          <table:table-cell office:value-type="string">
            <text:p>Ursula Pratter/AT:L6:65107762/pratter@graz.gv.at/AT:GGA-60101/2012-11-25T17:57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2">
            <text:p>81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29">
            <text:p>429</text:p>
          </table:table-cell>
          <table:table-cell office:value-type="float" office:value="29">
            <text:p>29</text:p>
          </table:table-cell>
          <table:table-cell office:value-type="float" office:value="400">
            <text:p>400</text:p>
          </table:table-cell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string">
            <text:p>25.11.2012 05:56:58</text:p>
          </table:table-cell>
          <table:table-cell office:value-type="string">
            <text:p>Ursula Pratter/AT:L6:65107762/pratter@graz.gv.at/AT:GGA-60101/2012-11-25T17:57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2">
            <text:p>81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29">
            <text:p>429</text:p>
          </table:table-cell>
          <table:table-cell office:value-type="float" office:value="29">
            <text:p>29</text:p>
          </table:table-cell>
          <table:table-cell office:value-type="float" office:value="400">
            <text:p>400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25.11.2012 05:56:58</text:p>
          </table:table-cell>
          <table:table-cell office:value-type="string">
            <text:p>Ursula Pratter/AT:L6:65107762/pratter@graz.gv.at/AT:GGA-60101/2012-11-25T17:57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2">
            <text:p>81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29">
            <text:p>429</text:p>
          </table:table-cell>
          <table:table-cell office:value-type="float" office:value="29">
            <text:p>29</text:p>
          </table:table-cell>
          <table:table-cell office:value-type="float" office:value="400">
            <text:p>40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5.11.2012 05:56:58</text:p>
          </table:table-cell>
          <table:table-cell office:value-type="string">
            <text:p>Ursula Pratter/AT:L6:65107762/pratter@graz.gv.at/AT:GGA-60101/2012-11-25T17:57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2">
            <text:p>81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29">
            <text:p>429</text:p>
          </table:table-cell>
          <table:table-cell office:value-type="float" office:value="29">
            <text:p>29</text:p>
          </table:table-cell>
          <table:table-cell office:value-type="float" office:value="400">
            <text:p>40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5.11.2012 05:56:58</text:p>
          </table:table-cell>
          <table:table-cell office:value-type="string">
            <text:p>Ursula Pratter/AT:L6:65107762/pratter@graz.gv.at/AT:GGA-60101/2012-11-25T17:57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3">
            <text:p>81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516">
            <text:p>516</text:p>
          </table:table-cell>
          <table:table-cell office:value-type="float" office:value="66">
            <text:p>66</text:p>
          </table:table-cell>
          <table:table-cell office:value-type="float" office:value="450">
            <text:p>45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25.11.2012 06:14:59</text:p>
          </table:table-cell>
          <table:table-cell office:value-type="string">
            <text:p>Ursula Pratter/AT:L6:65107762/pratter@graz.gv.at/AT:GGA-60101/2012-11-25T18:15:0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3">
            <text:p>81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516">
            <text:p>516</text:p>
          </table:table-cell>
          <table:table-cell office:value-type="float" office:value="66">
            <text:p>66</text:p>
          </table:table-cell>
          <table:table-cell office:value-type="float" office:value="450">
            <text:p>450</text:p>
          </table:table-cell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string">
            <text:p>25.11.2012 06:14:59</text:p>
          </table:table-cell>
          <table:table-cell office:value-type="string">
            <text:p>Ursula Pratter/AT:L6:65107762/pratter@graz.gv.at/AT:GGA-60101/2012-11-25T18:15:0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3">
            <text:p>81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516">
            <text:p>516</text:p>
          </table:table-cell>
          <table:table-cell office:value-type="float" office:value="66">
            <text:p>66</text:p>
          </table:table-cell>
          <table:table-cell office:value-type="float" office:value="450">
            <text:p>450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25.11.2012 06:14:59</text:p>
          </table:table-cell>
          <table:table-cell office:value-type="string">
            <text:p>Ursula Pratter/AT:L6:65107762/pratter@graz.gv.at/AT:GGA-60101/2012-11-25T18:15:0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3">
            <text:p>81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516">
            <text:p>516</text:p>
          </table:table-cell>
          <table:table-cell office:value-type="float" office:value="66">
            <text:p>66</text:p>
          </table:table-cell>
          <table:table-cell office:value-type="float" office:value="450">
            <text:p>45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6:14:59</text:p>
          </table:table-cell>
          <table:table-cell office:value-type="string">
            <text:p>Ursula Pratter/AT:L6:65107762/pratter@graz.gv.at/AT:GGA-60101/2012-11-25T18:15:0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3">
            <text:p>81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516">
            <text:p>516</text:p>
          </table:table-cell>
          <table:table-cell office:value-type="float" office:value="66">
            <text:p>66</text:p>
          </table:table-cell>
          <table:table-cell office:value-type="float" office:value="450">
            <text:p>45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25.11.2012 06:14:59</text:p>
          </table:table-cell>
          <table:table-cell office:value-type="string">
            <text:p>Ursula Pratter/AT:L6:65107762/pratter@graz.gv.at/AT:GGA-60101/2012-11-25T18:15:0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4">
            <text:p>81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49">
            <text:p>449</text:p>
          </table:table-cell>
          <table:table-cell office:value-type="float" office:value="35">
            <text:p>35</text:p>
          </table:table-cell>
          <table:table-cell office:value-type="float" office:value="414">
            <text:p>414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25.11.2012 06:54:48</text:p>
          </table:table-cell>
          <table:table-cell office:value-type="string">
            <text:p>Ursula Pratter/AT:L6:65107762/pratter@graz.gv.at/AT:GGA-60101/2012-11-25T18:54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4">
            <text:p>81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49">
            <text:p>449</text:p>
          </table:table-cell>
          <table:table-cell office:value-type="float" office:value="35">
            <text:p>35</text:p>
          </table:table-cell>
          <table:table-cell office:value-type="float" office:value="414">
            <text:p>414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string">
            <text:p>25.11.2012 06:54:48</text:p>
          </table:table-cell>
          <table:table-cell office:value-type="string">
            <text:p>Ursula Pratter/AT:L6:65107762/pratter@graz.gv.at/AT:GGA-60101/2012-11-25T18:54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4">
            <text:p>81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49">
            <text:p>449</text:p>
          </table:table-cell>
          <table:table-cell office:value-type="float" office:value="35">
            <text:p>35</text:p>
          </table:table-cell>
          <table:table-cell office:value-type="float" office:value="414">
            <text:p>41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25.11.2012 06:54:48</text:p>
          </table:table-cell>
          <table:table-cell office:value-type="string">
            <text:p>Ursula Pratter/AT:L6:65107762/pratter@graz.gv.at/AT:GGA-60101/2012-11-25T18:54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4">
            <text:p>81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49">
            <text:p>449</text:p>
          </table:table-cell>
          <table:table-cell office:value-type="float" office:value="35">
            <text:p>35</text:p>
          </table:table-cell>
          <table:table-cell office:value-type="float" office:value="414">
            <text:p>414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25.11.2012 06:54:48</text:p>
          </table:table-cell>
          <table:table-cell office:value-type="string">
            <text:p>Ursula Pratter/AT:L6:65107762/pratter@graz.gv.at/AT:GGA-60101/2012-11-25T18:54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4">
            <text:p>81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49">
            <text:p>449</text:p>
          </table:table-cell>
          <table:table-cell office:value-type="float" office:value="35">
            <text:p>35</text:p>
          </table:table-cell>
          <table:table-cell office:value-type="float" office:value="414">
            <text:p>41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25.11.2012 06:54:48</text:p>
          </table:table-cell>
          <table:table-cell office:value-type="string">
            <text:p>Ursula Pratter/AT:L6:65107762/pratter@graz.gv.at/AT:GGA-60101/2012-11-25T18:54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5">
            <text:p>81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509">
            <text:p>509</text:p>
          </table:table-cell>
          <table:table-cell office:value-type="float" office:value="47">
            <text:p>47</text:p>
          </table:table-cell>
          <table:table-cell office:value-type="float" office:value="462">
            <text:p>462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25.11.2012 06:20:09</text:p>
          </table:table-cell>
          <table:table-cell office:value-type="string">
            <text:p>Ursula Pratter/AT:L6:65107762/pratter@graz.gv.at/AT:GGA-60101/2012-11-25T18:20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5">
            <text:p>81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509">
            <text:p>509</text:p>
          </table:table-cell>
          <table:table-cell office:value-type="float" office:value="47">
            <text:p>47</text:p>
          </table:table-cell>
          <table:table-cell office:value-type="float" office:value="462">
            <text:p>462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string">
            <text:p>25.11.2012 06:20:09</text:p>
          </table:table-cell>
          <table:table-cell office:value-type="string">
            <text:p>Ursula Pratter/AT:L6:65107762/pratter@graz.gv.at/AT:GGA-60101/2012-11-25T18:20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5">
            <text:p>81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509">
            <text:p>509</text:p>
          </table:table-cell>
          <table:table-cell office:value-type="float" office:value="47">
            <text:p>47</text:p>
          </table:table-cell>
          <table:table-cell office:value-type="float" office:value="462">
            <text:p>462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25.11.2012 06:20:09</text:p>
          </table:table-cell>
          <table:table-cell office:value-type="string">
            <text:p>Ursula Pratter/AT:L6:65107762/pratter@graz.gv.at/AT:GGA-60101/2012-11-25T18:20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5">
            <text:p>81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509">
            <text:p>509</text:p>
          </table:table-cell>
          <table:table-cell office:value-type="float" office:value="47">
            <text:p>47</text:p>
          </table:table-cell>
          <table:table-cell office:value-type="float" office:value="462">
            <text:p>46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5.11.2012 06:20:09</text:p>
          </table:table-cell>
          <table:table-cell office:value-type="string">
            <text:p>Ursula Pratter/AT:L6:65107762/pratter@graz.gv.at/AT:GGA-60101/2012-11-25T18:20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815">
            <text:p>81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509">
            <text:p>509</text:p>
          </table:table-cell>
          <table:table-cell office:value-type="float" office:value="47">
            <text:p>47</text:p>
          </table:table-cell>
          <table:table-cell office:value-type="float" office:value="462">
            <text:p>46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25.11.2012 06:20:09</text:p>
          </table:table-cell>
          <table:table-cell office:value-type="string">
            <text:p>Ursula Pratter/AT:L6:65107762/pratter@graz.gv.at/AT:GGA-60101/2012-11-25T18:20:16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898">
            <text:p>89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office:value-type="float" office:value="10">
            <text:p>10</text:p>
          </table:table-cell>
          <table:table-cell office:value-type="float" office:value="289">
            <text:p>289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7.11.2012 08:55:24</text:p>
          </table:table-cell>
          <table:table-cell office:value-type="string">
            <text:p>Schwartz Wolfgang/p14139@intra.graz.at/p14139@intra.graz.at/GGA-60101/2012-11-27T08:55:25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898">
            <text:p>89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10">
            <text:p>10</text:p>
          </table:table-cell>
          <table:table-cell office:value-type="float" office:value="289">
            <text:p>289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string">
            <text:p>27.11.2012 08:55:24</text:p>
          </table:table-cell>
          <table:table-cell office:value-type="string">
            <text:p>Schwartz Wolfgang/p14139@intra.graz.at/p14139@intra.graz.at/GGA-60101/2012-11-27T08:55:25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898">
            <text:p>89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  <table:table-cell office:value-type="float" office:value="10">
            <text:p>10</text:p>
          </table:table-cell>
          <table:table-cell office:value-type="float" office:value="289">
            <text:p>28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27.11.2012 08:55:24</text:p>
          </table:table-cell>
          <table:table-cell office:value-type="string">
            <text:p>Schwartz Wolfgang/p14139@intra.graz.at/p14139@intra.graz.at/GGA-60101/2012-11-27T08:55:25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898">
            <text:p>89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99">
            <text:p>299</text:p>
          </table:table-cell>
          <table:table-cell office:value-type="float" office:value="10">
            <text:p>10</text:p>
          </table:table-cell>
          <table:table-cell office:value-type="float" office:value="289">
            <text:p>289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7.11.2012 08:55:24</text:p>
          </table:table-cell>
          <table:table-cell office:value-type="string">
            <text:p>Schwartz Wolfgang/p14139@intra.graz.at/p14139@intra.graz.at/GGA-60101/2012-11-27T08:55:25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898">
            <text:p>89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  <table:table-cell office:value-type="float" office:value="10">
            <text:p>10</text:p>
          </table:table-cell>
          <table:table-cell office:value-type="float" office:value="289">
            <text:p>28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27.11.2012 08:55:24</text:p>
          </table:table-cell>
          <table:table-cell office:value-type="string">
            <text:p>Schwartz Wolfgang/p14139@intra.graz.at/p14139@intra.graz.at/GGA-60101/2012-11-27T08:55:25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899">
            <text:p>89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631">
            <text:p>631</text:p>
          </table:table-cell>
          <table:table-cell office:value-type="float" office:value="20">
            <text:p>20</text:p>
          </table:table-cell>
          <table:table-cell office:value-type="float" office:value="611">
            <text:p>611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6.11.2012 02:24:34</text:p>
          </table:table-cell>
          <table:table-cell office:value-type="string">
            <text:p>Schwartz Wolfgang/p14139@intra.graz.at/p14139@intra.graz.at/GGA-60101/2012-11-26T14:24:39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899">
            <text:p>89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631">
            <text:p>631</text:p>
          </table:table-cell>
          <table:table-cell office:value-type="float" office:value="20">
            <text:p>20</text:p>
          </table:table-cell>
          <table:table-cell office:value-type="float" office:value="611">
            <text:p>611</text:p>
          </table:table-cell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string">
            <text:p>26.11.2012 02:24:34</text:p>
          </table:table-cell>
          <table:table-cell office:value-type="string">
            <text:p>Schwartz Wolfgang/p14139@intra.graz.at/p14139@intra.graz.at/GGA-60101/2012-11-26T14:24:39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899">
            <text:p>89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631">
            <text:p>631</text:p>
          </table:table-cell>
          <table:table-cell office:value-type="float" office:value="20">
            <text:p>20</text:p>
          </table:table-cell>
          <table:table-cell office:value-type="float" office:value="611">
            <text:p>61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26.11.2012 02:24:34</text:p>
          </table:table-cell>
          <table:table-cell office:value-type="string">
            <text:p>Schwartz Wolfgang/p14139@intra.graz.at/p14139@intra.graz.at/GGA-60101/2012-11-26T14:24:39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899">
            <text:p>89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631">
            <text:p>631</text:p>
          </table:table-cell>
          <table:table-cell office:value-type="float" office:value="20">
            <text:p>20</text:p>
          </table:table-cell>
          <table:table-cell office:value-type="float" office:value="611">
            <text:p>611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string">
            <text:p>26.11.2012 02:24:34</text:p>
          </table:table-cell>
          <table:table-cell office:value-type="string">
            <text:p>Schwartz Wolfgang/p14139@intra.graz.at/p14139@intra.graz.at/GGA-60101/2012-11-26T14:24:39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899">
            <text:p>89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631">
            <text:p>631</text:p>
          </table:table-cell>
          <table:table-cell office:value-type="float" office:value="20">
            <text:p>20</text:p>
          </table:table-cell>
          <table:table-cell office:value-type="float" office:value="611">
            <text:p>611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string">
            <text:p>26.11.2012 02:24:34</text:p>
          </table:table-cell>
          <table:table-cell office:value-type="string">
            <text:p>Schwartz Wolfgang/p14139@intra.graz.at/p14139@intra.graz.at/GGA-60101/2012-11-26T14:24:3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1">
            <text:p>90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office:value-type="float" office:value="38">
            <text:p>38</text:p>
          </table:table-cell>
          <table:table-cell office:value-type="float" office:value="377">
            <text:p>37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25.11.2012 07:04:08</text:p>
          </table:table-cell>
          <table:table-cell office:value-type="string">
            <text:p>Ursula Pratter/AT:L6:65107762/pratter@graz.gv.at/AT:GGA-60101/2012-11-25T19:04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1">
            <text:p>90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15">
            <text:p>415</text:p>
          </table:table-cell>
          <table:table-cell office:value-type="float" office:value="38">
            <text:p>38</text:p>
          </table:table-cell>
          <table:table-cell office:value-type="float" office:value="377">
            <text:p>377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25.11.2012 07:04:08</text:p>
          </table:table-cell>
          <table:table-cell office:value-type="string">
            <text:p>Ursula Pratter/AT:L6:65107762/pratter@graz.gv.at/AT:GGA-60101/2012-11-25T19:04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1">
            <text:p>90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15">
            <text:p>415</text:p>
          </table:table-cell>
          <table:table-cell office:value-type="float" office:value="38">
            <text:p>38</text:p>
          </table:table-cell>
          <table:table-cell office:value-type="float" office:value="377">
            <text:p>37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25.11.2012 07:04:08</text:p>
          </table:table-cell>
          <table:table-cell office:value-type="string">
            <text:p>Ursula Pratter/AT:L6:65107762/pratter@graz.gv.at/AT:GGA-60101/2012-11-25T19:04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1">
            <text:p>90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15">
            <text:p>415</text:p>
          </table:table-cell>
          <table:table-cell office:value-type="float" office:value="38">
            <text:p>38</text:p>
          </table:table-cell>
          <table:table-cell office:value-type="float" office:value="377">
            <text:p>377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25.11.2012 07:04:08</text:p>
          </table:table-cell>
          <table:table-cell office:value-type="string">
            <text:p>Ursula Pratter/AT:L6:65107762/pratter@graz.gv.at/AT:GGA-60101/2012-11-25T19:04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1">
            <text:p>90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15">
            <text:p>415</text:p>
          </table:table-cell>
          <table:table-cell office:value-type="float" office:value="38">
            <text:p>38</text:p>
          </table:table-cell>
          <table:table-cell office:value-type="float" office:value="377">
            <text:p>37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7:04:08</text:p>
          </table:table-cell>
          <table:table-cell office:value-type="string">
            <text:p>Ursula Pratter/AT:L6:65107762/pratter@graz.gv.at/AT:GGA-60101/2012-11-25T19:04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2">
            <text:p>90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44">
            <text:p>444</text:p>
          </table:table-cell>
          <table:table-cell office:value-type="float" office:value="16">
            <text:p>16</text:p>
          </table:table-cell>
          <table:table-cell office:value-type="float" office:value="428">
            <text:p>428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25.11.2012 08:05:12</text:p>
          </table:table-cell>
          <table:table-cell office:value-type="string">
            <text:p>Robert Mayr/AT:L6:65113214/mayr@graz.gv.at/AT:GGA-60101/2012-11-25T20:05:2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2">
            <text:p>90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16">
            <text:p>16</text:p>
          </table:table-cell>
          <table:table-cell office:value-type="float" office:value="428">
            <text:p>428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string">
            <text:p>25.11.2012 08:05:12</text:p>
          </table:table-cell>
          <table:table-cell office:value-type="string">
            <text:p>Robert Mayr/AT:L6:65113214/mayr@graz.gv.at/AT:GGA-60101/2012-11-25T20:05:2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2">
            <text:p>90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16">
            <text:p>16</text:p>
          </table:table-cell>
          <table:table-cell office:value-type="float" office:value="428">
            <text:p>428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5.11.2012 08:05:12</text:p>
          </table:table-cell>
          <table:table-cell office:value-type="string">
            <text:p>Robert Mayr/AT:L6:65113214/mayr@graz.gv.at/AT:GGA-60101/2012-11-25T20:05:2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2">
            <text:p>90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44">
            <text:p>444</text:p>
          </table:table-cell>
          <table:table-cell office:value-type="float" office:value="16">
            <text:p>16</text:p>
          </table:table-cell>
          <table:table-cell office:value-type="float" office:value="428">
            <text:p>428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25.11.2012 08:05:12</text:p>
          </table:table-cell>
          <table:table-cell office:value-type="string">
            <text:p>Robert Mayr/AT:L6:65113214/mayr@graz.gv.at/AT:GGA-60101/2012-11-25T20:05:2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2">
            <text:p>90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44">
            <text:p>444</text:p>
          </table:table-cell>
          <table:table-cell office:value-type="float" office:value="16">
            <text:p>16</text:p>
          </table:table-cell>
          <table:table-cell office:value-type="float" office:value="428">
            <text:p>428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25.11.2012 08:05:12</text:p>
          </table:table-cell>
          <table:table-cell office:value-type="string">
            <text:p>Robert Mayr/AT:L6:65113214/mayr@graz.gv.at/AT:GGA-60101/2012-11-25T20:05:2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3">
            <text:p>90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28">
            <text:p>428</text:p>
          </table:table-cell>
          <table:table-cell office:value-type="float" office:value="46">
            <text:p>46</text:p>
          </table:table-cell>
          <table:table-cell office:value-type="float" office:value="382">
            <text:p>38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5.11.2012 05:44:37</text:p>
          </table:table-cell>
          <table:table-cell office:value-type="string">
            <text:p>Ursula Pratter/AT:L6:65107762/pratter@graz.gv.at/AT:GGA-60101/2012-11-25T17:44:4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3">
            <text:p>90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46">
            <text:p>46</text:p>
          </table:table-cell>
          <table:table-cell office:value-type="float" office:value="382">
            <text:p>382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string">
            <text:p>25.11.2012 05:44:37</text:p>
          </table:table-cell>
          <table:table-cell office:value-type="string">
            <text:p>Ursula Pratter/AT:L6:65107762/pratter@graz.gv.at/AT:GGA-60101/2012-11-25T17:44:4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3">
            <text:p>90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28">
            <text:p>428</text:p>
          </table:table-cell>
          <table:table-cell office:value-type="float" office:value="46">
            <text:p>46</text:p>
          </table:table-cell>
          <table:table-cell office:value-type="float" office:value="382">
            <text:p>38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25.11.2012 05:44:37</text:p>
          </table:table-cell>
          <table:table-cell office:value-type="string">
            <text:p>Ursula Pratter/AT:L6:65107762/pratter@graz.gv.at/AT:GGA-60101/2012-11-25T17:44:4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3">
            <text:p>90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28">
            <text:p>428</text:p>
          </table:table-cell>
          <table:table-cell office:value-type="float" office:value="46">
            <text:p>46</text:p>
          </table:table-cell>
          <table:table-cell office:value-type="float" office:value="382">
            <text:p>38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25.11.2012 05:44:37</text:p>
          </table:table-cell>
          <table:table-cell office:value-type="string">
            <text:p>Ursula Pratter/AT:L6:65107762/pratter@graz.gv.at/AT:GGA-60101/2012-11-25T17:44:4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3">
            <text:p>90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28">
            <text:p>428</text:p>
          </table:table-cell>
          <table:table-cell office:value-type="float" office:value="46">
            <text:p>46</text:p>
          </table:table-cell>
          <table:table-cell office:value-type="float" office:value="382">
            <text:p>38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25.11.2012 05:44:37</text:p>
          </table:table-cell>
          <table:table-cell office:value-type="string">
            <text:p>Ursula Pratter/AT:L6:65107762/pratter@graz.gv.at/AT:GGA-60101/2012-11-25T17:44:4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4">
            <text:p>90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6">
            <text:p>6</text:p>
          </table:table-cell>
          <table:table-cell office:value-type="float" office:value="315">
            <text:p>31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25.11.2012 06:09:02</text:p>
          </table:table-cell>
          <table:table-cell office:value-type="string">
            <text:p>Ursula Pratter/AT:L6:65107762/pratter@graz.gv.at/AT:GGA-60101/2012-11-25T18:09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4">
            <text:p>90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6">
            <text:p>6</text:p>
          </table:table-cell>
          <table:table-cell office:value-type="float" office:value="315">
            <text:p>315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string">
            <text:p>25.11.2012 06:09:02</text:p>
          </table:table-cell>
          <table:table-cell office:value-type="string">
            <text:p>Ursula Pratter/AT:L6:65107762/pratter@graz.gv.at/AT:GGA-60101/2012-11-25T18:09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4">
            <text:p>90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float" office:value="6">
            <text:p>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25.11.2012 06:09:02</text:p>
          </table:table-cell>
          <table:table-cell office:value-type="string">
            <text:p>Ursula Pratter/AT:L6:65107762/pratter@graz.gv.at/AT:GGA-60101/2012-11-25T18:09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4">
            <text:p>90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21">
            <text:p>321</text:p>
          </table:table-cell>
          <table:table-cell office:value-type="float" office:value="6">
            <text:p>6</text:p>
          </table:table-cell>
          <table:table-cell office:value-type="float" office:value="315">
            <text:p>315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25.11.2012 06:09:02</text:p>
          </table:table-cell>
          <table:table-cell office:value-type="string">
            <text:p>Ursula Pratter/AT:L6:65107762/pratter@graz.gv.at/AT:GGA-60101/2012-11-25T18:09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4">
            <text:p>90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21">
            <text:p>321</text:p>
          </table:table-cell>
          <table:table-cell office:value-type="float" office:value="6">
            <text:p>6</text:p>
          </table:table-cell>
          <table:table-cell office:value-type="float" office:value="315">
            <text:p>315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25.11.2012 06:09:02</text:p>
          </table:table-cell>
          <table:table-cell office:value-type="string">
            <text:p>Ursula Pratter/AT:L6:65107762/pratter@graz.gv.at/AT:GGA-60101/2012-11-25T18:09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5">
            <text:p>90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float" office:value="21">
            <text:p>21</text:p>
          </table:table-cell>
          <table:table-cell office:value-type="float" office:value="346">
            <text:p>34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25.11.2012 06:02:51</text:p>
          </table:table-cell>
          <table:table-cell office:value-type="string">
            <text:p>Robert Mayr/AT:L6:65113214/mayr@graz.gv.at/AT:GGA-60101/2012-11-25T18:02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5">
            <text:p>90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1">
            <text:p>21</text:p>
          </table:table-cell>
          <table:table-cell office:value-type="float" office:value="346">
            <text:p>346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string">
            <text:p>25.11.2012 06:02:51</text:p>
          </table:table-cell>
          <table:table-cell office:value-type="string">
            <text:p>Robert Mayr/AT:L6:65113214/mayr@graz.gv.at/AT:GGA-60101/2012-11-25T18:02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5">
            <text:p>90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67">
            <text:p>367</text:p>
          </table:table-cell>
          <table:table-cell office:value-type="float" office:value="21">
            <text:p>21</text:p>
          </table:table-cell>
          <table:table-cell office:value-type="float" office:value="346">
            <text:p>346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6:02:51</text:p>
          </table:table-cell>
          <table:table-cell office:value-type="string">
            <text:p>Robert Mayr/AT:L6:65113214/mayr@graz.gv.at/AT:GGA-60101/2012-11-25T18:02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5">
            <text:p>90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67">
            <text:p>367</text:p>
          </table:table-cell>
          <table:table-cell office:value-type="float" office:value="21">
            <text:p>21</text:p>
          </table:table-cell>
          <table:table-cell office:value-type="float" office:value="346">
            <text:p>34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25.11.2012 06:02:51</text:p>
          </table:table-cell>
          <table:table-cell office:value-type="string">
            <text:p>Robert Mayr/AT:L6:65113214/mayr@graz.gv.at/AT:GGA-60101/2012-11-25T18:02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5">
            <text:p>90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67">
            <text:p>367</text:p>
          </table:table-cell>
          <table:table-cell office:value-type="float" office:value="21">
            <text:p>21</text:p>
          </table:table-cell>
          <table:table-cell office:value-type="float" office:value="346">
            <text:p>346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25.11.2012 06:02:51</text:p>
          </table:table-cell>
          <table:table-cell office:value-type="string">
            <text:p>Robert Mayr/AT:L6:65113214/mayr@graz.gv.at/AT:GGA-60101/2012-11-25T18:02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6">
            <text:p>90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97">
            <text:p>397</text:p>
          </table:table-cell>
          <table:table-cell office:value-type="float" office:value="41">
            <text:p>41</text:p>
          </table:table-cell>
          <table:table-cell office:value-type="float" office:value="356">
            <text:p>35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25.11.2012 06:44:46</text:p>
          </table:table-cell>
          <table:table-cell office:value-type="string">
            <text:p>Robert Mayr/AT:L6:65113214/mayr@graz.gv.at/AT:GGA-60101/2012-11-25T18:44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6">
            <text:p>90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41">
            <text:p>41</text:p>
          </table:table-cell>
          <table:table-cell office:value-type="float" office:value="356">
            <text:p>356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string">
            <text:p>25.11.2012 06:44:46</text:p>
          </table:table-cell>
          <table:table-cell office:value-type="string">
            <text:p>Robert Mayr/AT:L6:65113214/mayr@graz.gv.at/AT:GGA-60101/2012-11-25T18:44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6">
            <text:p>90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41">
            <text:p>41</text:p>
          </table:table-cell>
          <table:table-cell office:value-type="float" office:value="356">
            <text:p>356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25.11.2012 06:44:46</text:p>
          </table:table-cell>
          <table:table-cell office:value-type="string">
            <text:p>Robert Mayr/AT:L6:65113214/mayr@graz.gv.at/AT:GGA-60101/2012-11-25T18:44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6">
            <text:p>90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97">
            <text:p>397</text:p>
          </table:table-cell>
          <table:table-cell office:value-type="float" office:value="41">
            <text:p>41</text:p>
          </table:table-cell>
          <table:table-cell office:value-type="float" office:value="356">
            <text:p>356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25.11.2012 06:44:46</text:p>
          </table:table-cell>
          <table:table-cell office:value-type="string">
            <text:p>Robert Mayr/AT:L6:65113214/mayr@graz.gv.at/AT:GGA-60101/2012-11-25T18:44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6">
            <text:p>90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97">
            <text:p>397</text:p>
          </table:table-cell>
          <table:table-cell office:value-type="float" office:value="41">
            <text:p>41</text:p>
          </table:table-cell>
          <table:table-cell office:value-type="float" office:value="356">
            <text:p>35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25.11.2012 06:44:46</text:p>
          </table:table-cell>
          <table:table-cell office:value-type="string">
            <text:p>Robert Mayr/AT:L6:65113214/mayr@graz.gv.at/AT:GGA-60101/2012-11-25T18:44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7">
            <text:p>90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float" office:value="18">
            <text:p>18</text:p>
          </table:table-cell>
          <table:table-cell office:value-type="float" office:value="436">
            <text:p>43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25.11.2012 06:59:06</text:p>
          </table:table-cell>
          <table:table-cell office:value-type="string">
            <text:p>Ursula Pratter/AT:L6:65107762/pratter@graz.gv.at/AT:GGA-60101/2012-11-25T18:59:1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7">
            <text:p>90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18">
            <text:p>18</text:p>
          </table:table-cell>
          <table:table-cell office:value-type="float" office:value="436">
            <text:p>436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string">
            <text:p>25.11.2012 06:59:06</text:p>
          </table:table-cell>
          <table:table-cell office:value-type="string">
            <text:p>Ursula Pratter/AT:L6:65107762/pratter@graz.gv.at/AT:GGA-60101/2012-11-25T18:59:1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7">
            <text:p>90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54">
            <text:p>454</text:p>
          </table:table-cell>
          <table:table-cell office:value-type="float" office:value="18">
            <text:p>18</text:p>
          </table:table-cell>
          <table:table-cell office:value-type="float" office:value="436">
            <text:p>43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5.11.2012 06:59:06</text:p>
          </table:table-cell>
          <table:table-cell office:value-type="string">
            <text:p>Ursula Pratter/AT:L6:65107762/pratter@graz.gv.at/AT:GGA-60101/2012-11-25T18:59:1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7">
            <text:p>90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54">
            <text:p>454</text:p>
          </table:table-cell>
          <table:table-cell office:value-type="float" office:value="18">
            <text:p>18</text:p>
          </table:table-cell>
          <table:table-cell office:value-type="float" office:value="436">
            <text:p>436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25.11.2012 06:59:06</text:p>
          </table:table-cell>
          <table:table-cell office:value-type="string">
            <text:p>Ursula Pratter/AT:L6:65107762/pratter@graz.gv.at/AT:GGA-60101/2012-11-25T18:59:1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7">
            <text:p>90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54">
            <text:p>454</text:p>
          </table:table-cell>
          <table:table-cell office:value-type="float" office:value="18">
            <text:p>18</text:p>
          </table:table-cell>
          <table:table-cell office:value-type="float" office:value="436">
            <text:p>436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25.11.2012 06:59:06</text:p>
          </table:table-cell>
          <table:table-cell office:value-type="string">
            <text:p>Ursula Pratter/AT:L6:65107762/pratter@graz.gv.at/AT:GGA-60101/2012-11-25T18:59:1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8">
            <text:p>90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  <table:table-cell office:value-type="float" office:value="39">
            <text:p>39</text:p>
          </table:table-cell>
          <table:table-cell office:value-type="float" office:value="379">
            <text:p>379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25.11.2012 06:45:28</text:p>
          </table:table-cell>
          <table:table-cell office:value-type="string">
            <text:p>Ursula Pratter/AT:L6:65107762/pratter@graz.gv.at/AT:GGA-60101/2012-11-25T18:45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8">
            <text:p>90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18">
            <text:p>418</text:p>
          </table:table-cell>
          <table:table-cell office:value-type="float" office:value="39">
            <text:p>39</text:p>
          </table:table-cell>
          <table:table-cell office:value-type="float" office:value="379">
            <text:p>379</text:p>
          </table:table-cell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string">
            <text:p>25.11.2012 06:45:28</text:p>
          </table:table-cell>
          <table:table-cell office:value-type="string">
            <text:p>Ursula Pratter/AT:L6:65107762/pratter@graz.gv.at/AT:GGA-60101/2012-11-25T18:45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8">
            <text:p>90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18">
            <text:p>418</text:p>
          </table:table-cell>
          <table:table-cell office:value-type="float" office:value="39">
            <text:p>39</text:p>
          </table:table-cell>
          <table:table-cell office:value-type="float" office:value="379">
            <text:p>379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25.11.2012 06:45:28</text:p>
          </table:table-cell>
          <table:table-cell office:value-type="string">
            <text:p>Ursula Pratter/AT:L6:65107762/pratter@graz.gv.at/AT:GGA-60101/2012-11-25T18:45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8">
            <text:p>90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18">
            <text:p>418</text:p>
          </table:table-cell>
          <table:table-cell office:value-type="float" office:value="39">
            <text:p>39</text:p>
          </table:table-cell>
          <table:table-cell office:value-type="float" office:value="379">
            <text:p>379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25.11.2012 06:45:28</text:p>
          </table:table-cell>
          <table:table-cell office:value-type="string">
            <text:p>Ursula Pratter/AT:L6:65107762/pratter@graz.gv.at/AT:GGA-60101/2012-11-25T18:45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8">
            <text:p>90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18">
            <text:p>418</text:p>
          </table:table-cell>
          <table:table-cell office:value-type="float" office:value="39">
            <text:p>39</text:p>
          </table:table-cell>
          <table:table-cell office:value-type="float" office:value="379">
            <text:p>37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25.11.2012 06:45:28</text:p>
          </table:table-cell>
          <table:table-cell office:value-type="string">
            <text:p>Ursula Pratter/AT:L6:65107762/pratter@graz.gv.at/AT:GGA-60101/2012-11-25T18:45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9">
            <text:p>90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  <table:table-cell office:value-type="float" office:value="34">
            <text:p>34</text:p>
          </table:table-cell>
          <table:table-cell office:value-type="float" office:value="390">
            <text:p>39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5.11.2012 06:05:31</text:p>
          </table:table-cell>
          <table:table-cell office:value-type="string">
            <text:p>Robert Mayr/AT:L6:65113214/mayr@graz.gv.at/AT:GGA-60101/2012-11-25T18:05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9">
            <text:p>90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34">
            <text:p>34</text:p>
          </table:table-cell>
          <table:table-cell office:value-type="float" office:value="390">
            <text:p>390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string">
            <text:p>25.11.2012 06:05:31</text:p>
          </table:table-cell>
          <table:table-cell office:value-type="string">
            <text:p>Robert Mayr/AT:L6:65113214/mayr@graz.gv.at/AT:GGA-60101/2012-11-25T18:05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9">
            <text:p>90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24">
            <text:p>424</text:p>
          </table:table-cell>
          <table:table-cell office:value-type="float" office:value="34">
            <text:p>34</text:p>
          </table:table-cell>
          <table:table-cell office:value-type="float" office:value="390">
            <text:p>390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25.11.2012 06:05:31</text:p>
          </table:table-cell>
          <table:table-cell office:value-type="string">
            <text:p>Robert Mayr/AT:L6:65113214/mayr@graz.gv.at/AT:GGA-60101/2012-11-25T18:05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9">
            <text:p>90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24">
            <text:p>424</text:p>
          </table:table-cell>
          <table:table-cell office:value-type="float" office:value="34">
            <text:p>34</text:p>
          </table:table-cell>
          <table:table-cell office:value-type="float" office:value="390">
            <text:p>39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25.11.2012 06:05:31</text:p>
          </table:table-cell>
          <table:table-cell office:value-type="string">
            <text:p>Robert Mayr/AT:L6:65113214/mayr@graz.gv.at/AT:GGA-60101/2012-11-25T18:05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09">
            <text:p>90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24">
            <text:p>424</text:p>
          </table:table-cell>
          <table:table-cell office:value-type="float" office:value="34">
            <text:p>34</text:p>
          </table:table-cell>
          <table:table-cell office:value-type="float" office:value="390">
            <text:p>39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5.11.2012 06:05:31</text:p>
          </table:table-cell>
          <table:table-cell office:value-type="string">
            <text:p>Robert Mayr/AT:L6:65113214/mayr@graz.gv.at/AT:GGA-60101/2012-11-25T18:05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10">
            <text:p>910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office:value-type="float" office:value="33">
            <text:p>33</text:p>
          </table:table-cell>
          <table:table-cell office:value-type="float" office:value="423">
            <text:p>42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25.11.2012 06:21:27</text:p>
          </table:table-cell>
          <table:table-cell office:value-type="string">
            <text:p>Robert Mayr/AT:L6:65113214/mayr@graz.gv.at/AT:GGA-60101/2012-11-25T18:21:3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10">
            <text:p>910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56">
            <text:p>456</text:p>
          </table:table-cell>
          <table:table-cell office:value-type="float" office:value="33">
            <text:p>33</text:p>
          </table:table-cell>
          <table:table-cell office:value-type="float" office:value="423">
            <text:p>423</text:p>
          </table:table-cell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string">
            <text:p>25.11.2012 06:21:27</text:p>
          </table:table-cell>
          <table:table-cell office:value-type="string">
            <text:p>Robert Mayr/AT:L6:65113214/mayr@graz.gv.at/AT:GGA-60101/2012-11-25T18:21:3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10">
            <text:p>910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56">
            <text:p>456</text:p>
          </table:table-cell>
          <table:table-cell office:value-type="float" office:value="33">
            <text:p>33</text:p>
          </table:table-cell>
          <table:table-cell office:value-type="float" office:value="423">
            <text:p>42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5.11.2012 06:21:27</text:p>
          </table:table-cell>
          <table:table-cell office:value-type="string">
            <text:p>Robert Mayr/AT:L6:65113214/mayr@graz.gv.at/AT:GGA-60101/2012-11-25T18:21:3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10">
            <text:p>910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56">
            <text:p>456</text:p>
          </table:table-cell>
          <table:table-cell office:value-type="float" office:value="33">
            <text:p>33</text:p>
          </table:table-cell>
          <table:table-cell office:value-type="float" office:value="423">
            <text:p>423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25.11.2012 06:21:27</text:p>
          </table:table-cell>
          <table:table-cell office:value-type="string">
            <text:p>Robert Mayr/AT:L6:65113214/mayr@graz.gv.at/AT:GGA-60101/2012-11-25T18:21:3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10">
            <text:p>910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56">
            <text:p>456</text:p>
          </table:table-cell>
          <table:table-cell office:value-type="float" office:value="33">
            <text:p>33</text:p>
          </table:table-cell>
          <table:table-cell office:value-type="float" office:value="423">
            <text:p>42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6:21:27</text:p>
          </table:table-cell>
          <table:table-cell office:value-type="string">
            <text:p>Robert Mayr/AT:L6:65113214/mayr@graz.gv.at/AT:GGA-60101/2012-11-25T18:21:3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11">
            <text:p>91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office:value-type="float" office:value="46">
            <text:p>46</text:p>
          </table:table-cell>
          <table:table-cell office:value-type="float" office:value="465">
            <text:p>465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25.11.2012 06:54:37</text:p>
          </table:table-cell>
          <table:table-cell office:value-type="string">
            <text:p>Robert Mayr/AT:L6:65113214/mayr@graz.gv.at/AT:GGA-60101/2012-11-25T18:54:4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11">
            <text:p>91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511">
            <text:p>511</text:p>
          </table:table-cell>
          <table:table-cell office:value-type="float" office:value="46">
            <text:p>46</text:p>
          </table:table-cell>
          <table:table-cell office:value-type="float" office:value="465">
            <text:p>465</text:p>
          </table:table-cell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string">
            <text:p>25.11.2012 06:54:37</text:p>
          </table:table-cell>
          <table:table-cell office:value-type="string">
            <text:p>Robert Mayr/AT:L6:65113214/mayr@graz.gv.at/AT:GGA-60101/2012-11-25T18:54:4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11">
            <text:p>91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511">
            <text:p>511</text:p>
          </table:table-cell>
          <table:table-cell office:value-type="float" office:value="46">
            <text:p>46</text:p>
          </table:table-cell>
          <table:table-cell office:value-type="float" office:value="465">
            <text:p>465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25.11.2012 06:54:37</text:p>
          </table:table-cell>
          <table:table-cell office:value-type="string">
            <text:p>Robert Mayr/AT:L6:65113214/mayr@graz.gv.at/AT:GGA-60101/2012-11-25T18:54:4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11">
            <text:p>91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511">
            <text:p>511</text:p>
          </table:table-cell>
          <table:table-cell office:value-type="float" office:value="46">
            <text:p>46</text:p>
          </table:table-cell>
          <table:table-cell office:value-type="float" office:value="465">
            <text:p>465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25.11.2012 06:54:37</text:p>
          </table:table-cell>
          <table:table-cell office:value-type="string">
            <text:p>Robert Mayr/AT:L6:65113214/mayr@graz.gv.at/AT:GGA-60101/2012-11-25T18:54:4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11">
            <text:p>91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511">
            <text:p>511</text:p>
          </table:table-cell>
          <table:table-cell office:value-type="float" office:value="46">
            <text:p>46</text:p>
          </table:table-cell>
          <table:table-cell office:value-type="float" office:value="465">
            <text:p>465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25.11.2012 06:54:37</text:p>
          </table:table-cell>
          <table:table-cell office:value-type="string">
            <text:p>Robert Mayr/AT:L6:65113214/mayr@graz.gv.at/AT:GGA-60101/2012-11-25T18:54:4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12">
            <text:p>91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61">
            <text:p>461</text:p>
          </table:table-cell>
          <table:table-cell office:value-type="float" office:value="7">
            <text:p>7</text:p>
          </table:table-cell>
          <table:table-cell office:value-type="float" office:value="454">
            <text:p>45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25.11.2012 06:36:53</text:p>
          </table:table-cell>
          <table:table-cell office:value-type="string">
            <text:p>Ursula Pratter/AT:L6:65107762/pratter@graz.gv.at/AT:GGA-60101/2012-11-25T18:37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12">
            <text:p>91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7">
            <text:p>7</text:p>
          </table:table-cell>
          <table:table-cell office:value-type="float" office:value="454">
            <text:p>454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string">
            <text:p>25.11.2012 06:36:53</text:p>
          </table:table-cell>
          <table:table-cell office:value-type="string">
            <text:p>Ursula Pratter/AT:L6:65107762/pratter@graz.gv.at/AT:GGA-60101/2012-11-25T18:37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12">
            <text:p>91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7">
            <text:p>7</text:p>
          </table:table-cell>
          <table:table-cell office:value-type="float" office:value="454">
            <text:p>454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25.11.2012 06:36:53</text:p>
          </table:table-cell>
          <table:table-cell office:value-type="string">
            <text:p>Ursula Pratter/AT:L6:65107762/pratter@graz.gv.at/AT:GGA-60101/2012-11-25T18:37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12">
            <text:p>91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61">
            <text:p>461</text:p>
          </table:table-cell>
          <table:table-cell office:value-type="float" office:value="7">
            <text:p>7</text:p>
          </table:table-cell>
          <table:table-cell office:value-type="float" office:value="454">
            <text:p>454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25.11.2012 06:36:53</text:p>
          </table:table-cell>
          <table:table-cell office:value-type="string">
            <text:p>Ursula Pratter/AT:L6:65107762/pratter@graz.gv.at/AT:GGA-60101/2012-11-25T18:37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12">
            <text:p>91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61">
            <text:p>461</text:p>
          </table:table-cell>
          <table:table-cell office:value-type="float" office:value="7">
            <text:p>7</text:p>
          </table:table-cell>
          <table:table-cell office:value-type="float" office:value="454">
            <text:p>454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25.11.2012 06:36:53</text:p>
          </table:table-cell>
          <table:table-cell office:value-type="string">
            <text:p>Ursula Pratter/AT:L6:65107762/pratter@graz.gv.at/AT:GGA-60101/2012-11-25T18:37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13">
            <text:p>91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30">
            <text:p>30</text:p>
          </table:table-cell>
          <table:table-cell office:value-type="float" office:value="345">
            <text:p>345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25.11.2012 06:14:07</text:p>
          </table:table-cell>
          <table:table-cell office:value-type="string">
            <text:p>Robert Mayr/AT:L6:65113214/mayr@graz.gv.at/AT:GGA-60101/2012-11-25T18:14:1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13">
            <text:p>91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office:value-type="float" office:value="30">
            <text:p>30</text:p>
          </table:table-cell>
          <table:table-cell office:value-type="float" office:value="345">
            <text:p>345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string">
            <text:p>25.11.2012 06:14:07</text:p>
          </table:table-cell>
          <table:table-cell office:value-type="string">
            <text:p>Robert Mayr/AT:L6:65113214/mayr@graz.gv.at/AT:GGA-60101/2012-11-25T18:14:1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13">
            <text:p>91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75">
            <text:p>375</text:p>
          </table:table-cell>
          <table:table-cell office:value-type="float" office:value="30">
            <text:p>30</text:p>
          </table:table-cell>
          <table:table-cell office:value-type="float" office:value="345">
            <text:p>34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5.11.2012 06:14:07</text:p>
          </table:table-cell>
          <table:table-cell office:value-type="string">
            <text:p>Robert Mayr/AT:L6:65113214/mayr@graz.gv.at/AT:GGA-60101/2012-11-25T18:14:1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13">
            <text:p>91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75">
            <text:p>375</text:p>
          </table:table-cell>
          <table:table-cell office:value-type="float" office:value="30">
            <text:p>30</text:p>
          </table:table-cell>
          <table:table-cell office:value-type="float" office:value="345">
            <text:p>3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25.11.2012 06:14:07</text:p>
          </table:table-cell>
          <table:table-cell office:value-type="string">
            <text:p>Robert Mayr/AT:L6:65113214/mayr@graz.gv.at/AT:GGA-60101/2012-11-25T18:14:1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913">
            <text:p>91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75">
            <text:p>375</text:p>
          </table:table-cell>
          <table:table-cell office:value-type="float" office:value="30">
            <text:p>30</text:p>
          </table:table-cell>
          <table:table-cell office:value-type="float" office:value="345">
            <text:p>345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25.11.2012 06:14:07</text:p>
          </table:table-cell>
          <table:table-cell office:value-type="string">
            <text:p>Robert Mayr/AT:L6:65113214/mayr@graz.gv.at/AT:GGA-60101/2012-11-25T18:14:1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998">
            <text:p>99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58">
            <text:p>258</text:p>
          </table:table-cell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7.11.2012 08:56:12</text:p>
          </table:table-cell>
          <table:table-cell office:value-type="string">
            <text:p>Schwartz Wolfgang/p14139@intra.graz.at/p14139@intra.graz.at/GGA-60101/2012-11-27T08:56:1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998">
            <text:p>99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string">
            <text:p>27.11.2012 08:56:12</text:p>
          </table:table-cell>
          <table:table-cell office:value-type="string">
            <text:p>Schwartz Wolfgang/p14139@intra.graz.at/p14139@intra.graz.at/GGA-60101/2012-11-27T08:56:1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998">
            <text:p>99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58">
            <text:p>258</text:p>
          </table:table-cell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27.11.2012 08:56:12</text:p>
          </table:table-cell>
          <table:table-cell office:value-type="string">
            <text:p>Schwartz Wolfgang/p14139@intra.graz.at/p14139@intra.graz.at/GGA-60101/2012-11-27T08:56:1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998">
            <text:p>99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58">
            <text:p>258</text:p>
          </table:table-cell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27.11.2012 08:56:12</text:p>
          </table:table-cell>
          <table:table-cell office:value-type="string">
            <text:p>Schwartz Wolfgang/p14139@intra.graz.at/p14139@intra.graz.at/GGA-60101/2012-11-27T08:56:1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998">
            <text:p>99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58">
            <text:p>258</text:p>
          </table:table-cell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27.11.2012 08:56:12</text:p>
          </table:table-cell>
          <table:table-cell office:value-type="string">
            <text:p>Schwartz Wolfgang/p14139@intra.graz.at/p14139@intra.graz.at/GGA-60101/2012-11-27T08:56:1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999">
            <text:p>99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30">
            <text:p>30</text:p>
          </table:table-cell>
          <table:table-cell office:value-type="float" office:value="615">
            <text:p>61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6.11.2012 02:25:23</text:p>
          </table:table-cell>
          <table:table-cell office:value-type="string">
            <text:p>Schwartz Wolfgang/p14139@intra.graz.at/p14139@intra.graz.at/GGA-60101/2012-11-26T14:25:2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999">
            <text:p>99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645">
            <text:p>645</text:p>
          </table:table-cell>
          <table:table-cell office:value-type="float" office:value="30">
            <text:p>30</text:p>
          </table:table-cell>
          <table:table-cell office:value-type="float" office:value="615">
            <text:p>615</text:p>
          </table:table-cell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 office:value-type="string">
            <text:p>26.11.2012 02:25:23</text:p>
          </table:table-cell>
          <table:table-cell office:value-type="string">
            <text:p>Schwartz Wolfgang/p14139@intra.graz.at/p14139@intra.graz.at/GGA-60101/2012-11-26T14:25:2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999">
            <text:p>99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645">
            <text:p>645</text:p>
          </table:table-cell>
          <table:table-cell office:value-type="float" office:value="30">
            <text:p>30</text:p>
          </table:table-cell>
          <table:table-cell office:value-type="float" office:value="615">
            <text:p>615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26.11.2012 02:25:23</text:p>
          </table:table-cell>
          <table:table-cell office:value-type="string">
            <text:p>Schwartz Wolfgang/p14139@intra.graz.at/p14139@intra.graz.at/GGA-60101/2012-11-26T14:25:2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999">
            <text:p>99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645">
            <text:p>645</text:p>
          </table:table-cell>
          <table:table-cell office:value-type="float" office:value="30">
            <text:p>30</text:p>
          </table:table-cell>
          <table:table-cell office:value-type="float" office:value="615">
            <text:p>615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string">
            <text:p>26.11.2012 02:25:23</text:p>
          </table:table-cell>
          <table:table-cell office:value-type="string">
            <text:p>Schwartz Wolfgang/p14139@intra.graz.at/p14139@intra.graz.at/GGA-60101/2012-11-26T14:25:2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999">
            <text:p>99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645">
            <text:p>645</text:p>
          </table:table-cell>
          <table:table-cell office:value-type="float" office:value="30">
            <text:p>30</text:p>
          </table:table-cell>
          <table:table-cell office:value-type="float" office:value="615">
            <text:p>615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string">
            <text:p>26.11.2012 02:25:23</text:p>
          </table:table-cell>
          <table:table-cell office:value-type="string">
            <text:p>Schwartz Wolfgang/p14139@intra.graz.at/p14139@intra.graz.at/GGA-60101/2012-11-26T14:25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1">
            <text:p>100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office:value-type="float" office:value="22">
            <text:p>22</text:p>
          </table:table-cell>
          <table:table-cell office:value-type="float" office:value="277">
            <text:p>277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5.11.2012 08:45:37</text:p>
          </table:table-cell>
          <table:table-cell office:value-type="string">
            <text:p>Tsaklidis Aris/p15056@intra.graz.at/p15056@intra.graz.at/GGA-60101/2012-11-25T20:45:4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1">
            <text:p>100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22">
            <text:p>22</text:p>
          </table:table-cell>
          <table:table-cell office:value-type="float" office:value="277">
            <text:p>277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string">
            <text:p>25.11.2012 08:45:37</text:p>
          </table:table-cell>
          <table:table-cell office:value-type="string">
            <text:p>Tsaklidis Aris/p15056@intra.graz.at/p15056@intra.graz.at/GGA-60101/2012-11-25T20:45:4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1">
            <text:p>100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  <table:table-cell office:value-type="float" office:value="22">
            <text:p>22</text:p>
          </table:table-cell>
          <table:table-cell office:value-type="float" office:value="277">
            <text:p>27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25.11.2012 08:45:37</text:p>
          </table:table-cell>
          <table:table-cell office:value-type="string">
            <text:p>Tsaklidis Aris/p15056@intra.graz.at/p15056@intra.graz.at/GGA-60101/2012-11-25T20:45:4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1">
            <text:p>100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99">
            <text:p>299</text:p>
          </table:table-cell>
          <table:table-cell office:value-type="float" office:value="22">
            <text:p>22</text:p>
          </table:table-cell>
          <table:table-cell office:value-type="float" office:value="277">
            <text:p>277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5.11.2012 08:45:37</text:p>
          </table:table-cell>
          <table:table-cell office:value-type="string">
            <text:p>Tsaklidis Aris/p15056@intra.graz.at/p15056@intra.graz.at/GGA-60101/2012-11-25T20:45:4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1">
            <text:p>100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  <table:table-cell office:value-type="float" office:value="22">
            <text:p>22</text:p>
          </table:table-cell>
          <table:table-cell office:value-type="float" office:value="277">
            <text:p>27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25.11.2012 08:45:37</text:p>
          </table:table-cell>
          <table:table-cell office:value-type="string">
            <text:p>Tsaklidis Aris/p15056@intra.graz.at/p15056@intra.graz.at/GGA-60101/2012-11-25T20:45:4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2">
            <text:p>100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office:value-type="float" office:value="41">
            <text:p>41</text:p>
          </table:table-cell>
          <table:table-cell office:value-type="float" office:value="262">
            <text:p>26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5.11.2012 07:34:28</text:p>
          </table:table-cell>
          <table:table-cell office:value-type="string">
            <text:p>Alois Krenn/AT:L6:65108597/krenn@graz.gv.at/AT:GGA-60101/2012-11-25T19:34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2">
            <text:p>100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41">
            <text:p>41</text:p>
          </table:table-cell>
          <table:table-cell office:value-type="float" office:value="262">
            <text:p>262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string">
            <text:p>25.11.2012 07:34:28</text:p>
          </table:table-cell>
          <table:table-cell office:value-type="string">
            <text:p>Alois Krenn/AT:L6:65108597/krenn@graz.gv.at/AT:GGA-60101/2012-11-25T19:34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2">
            <text:p>100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03">
            <text:p>303</text:p>
          </table:table-cell>
          <table:table-cell office:value-type="float" office:value="41">
            <text:p>41</text:p>
          </table:table-cell>
          <table:table-cell office:value-type="float" office:value="262">
            <text:p>26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25.11.2012 07:34:28</text:p>
          </table:table-cell>
          <table:table-cell office:value-type="string">
            <text:p>Alois Krenn/AT:L6:65108597/krenn@graz.gv.at/AT:GGA-60101/2012-11-25T19:34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2">
            <text:p>100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03">
            <text:p>303</text:p>
          </table:table-cell>
          <table:table-cell office:value-type="float" office:value="41">
            <text:p>41</text:p>
          </table:table-cell>
          <table:table-cell office:value-type="float" office:value="262">
            <text:p>26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5.11.2012 07:34:28</text:p>
          </table:table-cell>
          <table:table-cell office:value-type="string">
            <text:p>Alois Krenn/AT:L6:65108597/krenn@graz.gv.at/AT:GGA-60101/2012-11-25T19:34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2">
            <text:p>100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03">
            <text:p>303</text:p>
          </table:table-cell>
          <table:table-cell office:value-type="float" office:value="41">
            <text:p>41</text:p>
          </table:table-cell>
          <table:table-cell office:value-type="float" office:value="262">
            <text:p>26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25.11.2012 07:34:28</text:p>
          </table:table-cell>
          <table:table-cell office:value-type="string">
            <text:p>Alois Krenn/AT:L6:65108597/krenn@graz.gv.at/AT:GGA-60101/2012-11-25T19:34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3">
            <text:p>100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19">
            <text:p>19</text:p>
          </table:table-cell>
          <table:table-cell office:value-type="float" office:value="377">
            <text:p>377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25.11.2012 06:16:48</text:p>
          </table:table-cell>
          <table:table-cell office:value-type="string">
            <text:p>Alois Krenn/AT:L6:65108597/krenn@graz.gv.at/AT:GGA-60101/2012-11-25T18:16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3">
            <text:p>100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19">
            <text:p>19</text:p>
          </table:table-cell>
          <table:table-cell office:value-type="float" office:value="377">
            <text:p>377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string">
            <text:p>25.11.2012 06:16:48</text:p>
          </table:table-cell>
          <table:table-cell office:value-type="string">
            <text:p>Alois Krenn/AT:L6:65108597/krenn@graz.gv.at/AT:GGA-60101/2012-11-25T18:16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3">
            <text:p>100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96">
            <text:p>396</text:p>
          </table:table-cell>
          <table:table-cell office:value-type="float" office:value="19">
            <text:p>19</text:p>
          </table:table-cell>
          <table:table-cell office:value-type="float" office:value="377">
            <text:p>37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25.11.2012 06:16:48</text:p>
          </table:table-cell>
          <table:table-cell office:value-type="string">
            <text:p>Alois Krenn/AT:L6:65108597/krenn@graz.gv.at/AT:GGA-60101/2012-11-25T18:16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3">
            <text:p>100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96">
            <text:p>396</text:p>
          </table:table-cell>
          <table:table-cell office:value-type="float" office:value="19">
            <text:p>19</text:p>
          </table:table-cell>
          <table:table-cell office:value-type="float" office:value="377">
            <text:p>377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25.11.2012 06:16:48</text:p>
          </table:table-cell>
          <table:table-cell office:value-type="string">
            <text:p>Alois Krenn/AT:L6:65108597/krenn@graz.gv.at/AT:GGA-60101/2012-11-25T18:16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3">
            <text:p>100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96">
            <text:p>396</text:p>
          </table:table-cell>
          <table:table-cell office:value-type="float" office:value="19">
            <text:p>19</text:p>
          </table:table-cell>
          <table:table-cell office:value-type="float" office:value="377">
            <text:p>377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6:16:48</text:p>
          </table:table-cell>
          <table:table-cell office:value-type="string">
            <text:p>Alois Krenn/AT:L6:65108597/krenn@graz.gv.at/AT:GGA-60101/2012-11-25T18:16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4">
            <text:p>100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36">
            <text:p>36</text:p>
          </table:table-cell>
          <table:table-cell office:value-type="float" office:value="374">
            <text:p>37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25.11.2012 06:30:31</text:p>
          </table:table-cell>
          <table:table-cell office:value-type="string">
            <text:p>Aris Tsaklidis/AT:L6:65113338/tsaklidis@graz.gv.at/AT:GGA-60101/2012-11-25T18:30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4">
            <text:p>100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36">
            <text:p>36</text:p>
          </table:table-cell>
          <table:table-cell office:value-type="float" office:value="374">
            <text:p>374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string">
            <text:p>25.11.2012 06:30:31</text:p>
          </table:table-cell>
          <table:table-cell office:value-type="string">
            <text:p>Aris Tsaklidis/AT:L6:65113338/tsaklidis@graz.gv.at/AT:GGA-60101/2012-11-25T18:30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4">
            <text:p>100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10">
            <text:p>410</text:p>
          </table:table-cell>
          <table:table-cell office:value-type="float" office:value="36">
            <text:p>36</text:p>
          </table:table-cell>
          <table:table-cell office:value-type="float" office:value="374">
            <text:p>37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5.11.2012 06:30:31</text:p>
          </table:table-cell>
          <table:table-cell office:value-type="string">
            <text:p>Aris Tsaklidis/AT:L6:65113338/tsaklidis@graz.gv.at/AT:GGA-60101/2012-11-25T18:30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4">
            <text:p>100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10">
            <text:p>410</text:p>
          </table:table-cell>
          <table:table-cell office:value-type="float" office:value="36">
            <text:p>36</text:p>
          </table:table-cell>
          <table:table-cell office:value-type="float" office:value="374">
            <text:p>374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25.11.2012 06:30:31</text:p>
          </table:table-cell>
          <table:table-cell office:value-type="string">
            <text:p>Aris Tsaklidis/AT:L6:65113338/tsaklidis@graz.gv.at/AT:GGA-60101/2012-11-25T18:30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4">
            <text:p>100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10">
            <text:p>410</text:p>
          </table:table-cell>
          <table:table-cell office:value-type="float" office:value="36">
            <text:p>36</text:p>
          </table:table-cell>
          <table:table-cell office:value-type="float" office:value="374">
            <text:p>37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25.11.2012 06:30:31</text:p>
          </table:table-cell>
          <table:table-cell office:value-type="string">
            <text:p>Aris Tsaklidis/AT:L6:65113338/tsaklidis@graz.gv.at/AT:GGA-60101/2012-11-25T18:30:3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5">
            <text:p>100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office:value-type="float" office:value="42">
            <text:p>42</text:p>
          </table:table-cell>
          <table:table-cell office:value-type="float" office:value="359">
            <text:p>35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25.11.2012 06:53:41</text:p>
          </table:table-cell>
          <table:table-cell office:value-type="string">
            <text:p>Alois Krenn/AT:L6:65108597/krenn@graz.gv.at/AT:GGA-60101/2012-11-25T18:53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5">
            <text:p>100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01">
            <text:p>401</text:p>
          </table:table-cell>
          <table:table-cell office:value-type="float" office:value="42">
            <text:p>42</text:p>
          </table:table-cell>
          <table:table-cell office:value-type="float" office:value="359">
            <text:p>359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string">
            <text:p>25.11.2012 06:53:41</text:p>
          </table:table-cell>
          <table:table-cell office:value-type="string">
            <text:p>Alois Krenn/AT:L6:65108597/krenn@graz.gv.at/AT:GGA-60101/2012-11-25T18:53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5">
            <text:p>100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01">
            <text:p>401</text:p>
          </table:table-cell>
          <table:table-cell office:value-type="float" office:value="42">
            <text:p>42</text:p>
          </table:table-cell>
          <table:table-cell office:value-type="float" office:value="359">
            <text:p>35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6:53:41</text:p>
          </table:table-cell>
          <table:table-cell office:value-type="string">
            <text:p>Alois Krenn/AT:L6:65108597/krenn@graz.gv.at/AT:GGA-60101/2012-11-25T18:53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5">
            <text:p>100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01">
            <text:p>401</text:p>
          </table:table-cell>
          <table:table-cell office:value-type="float" office:value="42">
            <text:p>42</text:p>
          </table:table-cell>
          <table:table-cell office:value-type="float" office:value="359">
            <text:p>359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5.11.2012 06:53:41</text:p>
          </table:table-cell>
          <table:table-cell office:value-type="string">
            <text:p>Alois Krenn/AT:L6:65108597/krenn@graz.gv.at/AT:GGA-60101/2012-11-25T18:53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5">
            <text:p>100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01">
            <text:p>401</text:p>
          </table:table-cell>
          <table:table-cell office:value-type="float" office:value="42">
            <text:p>42</text:p>
          </table:table-cell>
          <table:table-cell office:value-type="float" office:value="359">
            <text:p>359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25.11.2012 06:53:41</text:p>
          </table:table-cell>
          <table:table-cell office:value-type="string">
            <text:p>Alois Krenn/AT:L6:65108597/krenn@graz.gv.at/AT:GGA-60101/2012-11-25T18:53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6">
            <text:p>100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69">
            <text:p>369</text:p>
          </table:table-cell>
          <table:table-cell office:value-type="float" office:value="20">
            <text:p>20</text:p>
          </table:table-cell>
          <table:table-cell office:value-type="float" office:value="349">
            <text:p>349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25.11.2012 06:21:33</text:p>
          </table:table-cell>
          <table:table-cell office:value-type="string">
            <text:p>Aris Tsaklidis/AT:L6:65113338/tsaklidis@graz.gv.at/AT:GGA-60101/2012-11-25T18:21:4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6">
            <text:p>100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0">
            <text:p>20</text:p>
          </table:table-cell>
          <table:table-cell office:value-type="float" office:value="349">
            <text:p>349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string">
            <text:p>25.11.2012 06:21:33</text:p>
          </table:table-cell>
          <table:table-cell office:value-type="string">
            <text:p>Aris Tsaklidis/AT:L6:65113338/tsaklidis@graz.gv.at/AT:GGA-60101/2012-11-25T18:21:4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6">
            <text:p>100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69">
            <text:p>369</text:p>
          </table:table-cell>
          <table:table-cell office:value-type="float" office:value="20">
            <text:p>20</text:p>
          </table:table-cell>
          <table:table-cell office:value-type="float" office:value="349">
            <text:p>34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5.11.2012 06:21:33</text:p>
          </table:table-cell>
          <table:table-cell office:value-type="string">
            <text:p>Aris Tsaklidis/AT:L6:65113338/tsaklidis@graz.gv.at/AT:GGA-60101/2012-11-25T18:21:4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6">
            <text:p>100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69">
            <text:p>369</text:p>
          </table:table-cell>
          <table:table-cell office:value-type="float" office:value="20">
            <text:p>20</text:p>
          </table:table-cell>
          <table:table-cell office:value-type="float" office:value="349">
            <text:p>349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25.11.2012 06:21:33</text:p>
          </table:table-cell>
          <table:table-cell office:value-type="string">
            <text:p>Aris Tsaklidis/AT:L6:65113338/tsaklidis@graz.gv.at/AT:GGA-60101/2012-11-25T18:21:4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6">
            <text:p>100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69">
            <text:p>369</text:p>
          </table:table-cell>
          <table:table-cell office:value-type="float" office:value="20">
            <text:p>20</text:p>
          </table:table-cell>
          <table:table-cell office:value-type="float" office:value="349">
            <text:p>349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6:21:33</text:p>
          </table:table-cell>
          <table:table-cell office:value-type="string">
            <text:p>Aris Tsaklidis/AT:L6:65113338/tsaklidis@graz.gv.at/AT:GGA-60101/2012-11-25T18:21:4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7">
            <text:p>100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40">
            <text:p>40</text:p>
          </table:table-cell>
          <table:table-cell office:value-type="float" office:value="358">
            <text:p>358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25.11.2012 06:57:03</text:p>
          </table:table-cell>
          <table:table-cell office:value-type="string">
            <text:p>Tsaklidis Aris/p15056@intra.graz.at/p15056@intra.graz.at/GGA-60101/2012-11-25T18:57:1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7">
            <text:p>100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office:value-type="float" office:value="40">
            <text:p>40</text:p>
          </table:table-cell>
          <table:table-cell office:value-type="float" office:value="358">
            <text:p>35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string">
            <text:p>25.11.2012 06:57:03</text:p>
          </table:table-cell>
          <table:table-cell office:value-type="string">
            <text:p>Tsaklidis Aris/p15056@intra.graz.at/p15056@intra.graz.at/GGA-60101/2012-11-25T18:57:1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7">
            <text:p>100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98">
            <text:p>398</text:p>
          </table:table-cell>
          <table:table-cell office:value-type="float" office:value="40">
            <text:p>40</text:p>
          </table:table-cell>
          <table:table-cell office:value-type="float" office:value="358">
            <text:p>358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25.11.2012 06:57:03</text:p>
          </table:table-cell>
          <table:table-cell office:value-type="string">
            <text:p>Tsaklidis Aris/p15056@intra.graz.at/p15056@intra.graz.at/GGA-60101/2012-11-25T18:57:1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7">
            <text:p>100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98">
            <text:p>398</text:p>
          </table:table-cell>
          <table:table-cell office:value-type="float" office:value="40">
            <text:p>40</text:p>
          </table:table-cell>
          <table:table-cell office:value-type="float" office:value="358">
            <text:p>358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25.11.2012 06:57:03</text:p>
          </table:table-cell>
          <table:table-cell office:value-type="string">
            <text:p>Tsaklidis Aris/p15056@intra.graz.at/p15056@intra.graz.at/GGA-60101/2012-11-25T18:57:1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007">
            <text:p>100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office:value-type="float" office:value="40">
            <text:p>40</text:p>
          </table:table-cell>
          <table:table-cell office:value-type="float" office:value="358">
            <text:p>358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25.11.2012 06:57:03</text:p>
          </table:table-cell>
          <table:table-cell office:value-type="string">
            <text:p>Tsaklidis Aris/p15056@intra.graz.at/p15056@intra.graz.at/GGA-60101/2012-11-25T18:57:11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098">
            <text:p>109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27.11.2012 08:56:58</text:p>
          </table:table-cell>
          <table:table-cell office:value-type="string">
            <text:p>Schwartz Wolfgang/p14139@intra.graz.at/p14139@intra.graz.at/GGA-60101/2012-11-27T08:57:0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098">
            <text:p>109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27.11.2012 08:56:58</text:p>
          </table:table-cell>
          <table:table-cell office:value-type="string">
            <text:p>Schwartz Wolfgang/p14139@intra.graz.at/p14139@intra.graz.at/GGA-60101/2012-11-27T08:57:0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098">
            <text:p>109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27.11.2012 08:56:58</text:p>
          </table:table-cell>
          <table:table-cell office:value-type="string">
            <text:p>Schwartz Wolfgang/p14139@intra.graz.at/p14139@intra.graz.at/GGA-60101/2012-11-27T08:57:0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098">
            <text:p>109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27.11.2012 08:56:58</text:p>
          </table:table-cell>
          <table:table-cell office:value-type="string">
            <text:p>Schwartz Wolfgang/p14139@intra.graz.at/p14139@intra.graz.at/GGA-60101/2012-11-27T08:57:0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098">
            <text:p>109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27.11.2012 08:56:58</text:p>
          </table:table-cell>
          <table:table-cell office:value-type="string">
            <text:p>Schwartz Wolfgang/p14139@intra.graz.at/p14139@intra.graz.at/GGA-60101/2012-11-27T08:57:0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099">
            <text:p>109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26.11.2012 02:26:02</text:p>
          </table:table-cell>
          <table:table-cell office:value-type="string">
            <text:p>Schwartz Wolfgang/p14139@intra.graz.at/p14139@intra.graz.at/GGA-60101/2012-11-26T14:26:0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099">
            <text:p>109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string">
            <text:p>26.11.2012 02:26:02</text:p>
          </table:table-cell>
          <table:table-cell office:value-type="string">
            <text:p>Schwartz Wolfgang/p14139@intra.graz.at/p14139@intra.graz.at/GGA-60101/2012-11-26T14:26:0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099">
            <text:p>109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29">
            <text:p>229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26.11.2012 02:26:02</text:p>
          </table:table-cell>
          <table:table-cell office:value-type="string">
            <text:p>Schwartz Wolfgang/p14139@intra.graz.at/p14139@intra.graz.at/GGA-60101/2012-11-26T14:26:0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099">
            <text:p>109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29">
            <text:p>229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26.11.2012 02:26:02</text:p>
          </table:table-cell>
          <table:table-cell office:value-type="string">
            <text:p>Schwartz Wolfgang/p14139@intra.graz.at/p14139@intra.graz.at/GGA-60101/2012-11-26T14:26:0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099">
            <text:p>109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26.11.2012 02:26:02</text:p>
          </table:table-cell>
          <table:table-cell office:value-type="string">
            <text:p>Schwartz Wolfgang/p14139@intra.graz.at/p14139@intra.graz.at/GGA-60101/2012-11-26T14:26:0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1">
            <text:p>110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office:value-type="float" office:value="17">
            <text:p>17</text:p>
          </table:table-cell>
          <table:table-cell office:value-type="float" office:value="357">
            <text:p>35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25.11.2012 07:04:19</text:p>
          </table:table-cell>
          <table:table-cell office:value-type="string">
            <text:p>Tsaklidis Aris/p15056@intra.graz.at/p15056@intra.graz.at/GGA-60101/2012-11-25T19:04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1">
            <text:p>110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17">
            <text:p>17</text:p>
          </table:table-cell>
          <table:table-cell office:value-type="float" office:value="357">
            <text:p>357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string">
            <text:p>25.11.2012 07:04:19</text:p>
          </table:table-cell>
          <table:table-cell office:value-type="string">
            <text:p>Tsaklidis Aris/p15056@intra.graz.at/p15056@intra.graz.at/GGA-60101/2012-11-25T19:04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1">
            <text:p>110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74">
            <text:p>374</text:p>
          </table:table-cell>
          <table:table-cell office:value-type="float" office:value="17">
            <text:p>17</text:p>
          </table:table-cell>
          <table:table-cell office:value-type="float" office:value="357">
            <text:p>35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25.11.2012 07:04:19</text:p>
          </table:table-cell>
          <table:table-cell office:value-type="string">
            <text:p>Tsaklidis Aris/p15056@intra.graz.at/p15056@intra.graz.at/GGA-60101/2012-11-25T19:04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1">
            <text:p>110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74">
            <text:p>374</text:p>
          </table:table-cell>
          <table:table-cell office:value-type="float" office:value="17">
            <text:p>17</text:p>
          </table:table-cell>
          <table:table-cell office:value-type="float" office:value="357">
            <text:p>357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25.11.2012 07:04:19</text:p>
          </table:table-cell>
          <table:table-cell office:value-type="string">
            <text:p>Tsaklidis Aris/p15056@intra.graz.at/p15056@intra.graz.at/GGA-60101/2012-11-25T19:04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1">
            <text:p>110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74">
            <text:p>374</text:p>
          </table:table-cell>
          <table:table-cell office:value-type="float" office:value="17">
            <text:p>17</text:p>
          </table:table-cell>
          <table:table-cell office:value-type="float" office:value="357">
            <text:p>357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25.11.2012 07:04:19</text:p>
          </table:table-cell>
          <table:table-cell office:value-type="string">
            <text:p>Tsaklidis Aris/p15056@intra.graz.at/p15056@intra.graz.at/GGA-60101/2012-11-25T19:04:2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2">
            <text:p>110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  <table:table-cell office:value-type="float" office:value="19">
            <text:p>19</text:p>
          </table:table-cell>
          <table:table-cell office:value-type="float" office:value="438">
            <text:p>43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25.11.2012 07:28:53</text:p>
          </table:table-cell>
          <table:table-cell office:value-type="string">
            <text:p>Alois Krenn/AT:L6:65108597/krenn@graz.gv.at/AT:GGA-60101/2012-11-25T19:29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2">
            <text:p>110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57">
            <text:p>457</text:p>
          </table:table-cell>
          <table:table-cell office:value-type="float" office:value="19">
            <text:p>19</text:p>
          </table:table-cell>
          <table:table-cell office:value-type="float" office:value="438">
            <text:p>438</text:p>
          </table:table-cell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string">
            <text:p>25.11.2012 07:28:53</text:p>
          </table:table-cell>
          <table:table-cell office:value-type="string">
            <text:p>Alois Krenn/AT:L6:65108597/krenn@graz.gv.at/AT:GGA-60101/2012-11-25T19:29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2">
            <text:p>110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57">
            <text:p>457</text:p>
          </table:table-cell>
          <table:table-cell office:value-type="float" office:value="19">
            <text:p>19</text:p>
          </table:table-cell>
          <table:table-cell office:value-type="float" office:value="438">
            <text:p>43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25.11.2012 07:28:53</text:p>
          </table:table-cell>
          <table:table-cell office:value-type="string">
            <text:p>Alois Krenn/AT:L6:65108597/krenn@graz.gv.at/AT:GGA-60101/2012-11-25T19:29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2">
            <text:p>110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57">
            <text:p>457</text:p>
          </table:table-cell>
          <table:table-cell office:value-type="float" office:value="19">
            <text:p>19</text:p>
          </table:table-cell>
          <table:table-cell office:value-type="float" office:value="438">
            <text:p>438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25.11.2012 07:28:53</text:p>
          </table:table-cell>
          <table:table-cell office:value-type="string">
            <text:p>Alois Krenn/AT:L6:65108597/krenn@graz.gv.at/AT:GGA-60101/2012-11-25T19:29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2">
            <text:p>110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57">
            <text:p>457</text:p>
          </table:table-cell>
          <table:table-cell office:value-type="float" office:value="19">
            <text:p>19</text:p>
          </table:table-cell>
          <table:table-cell office:value-type="float" office:value="438">
            <text:p>438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25.11.2012 07:28:53</text:p>
          </table:table-cell>
          <table:table-cell office:value-type="string">
            <text:p>Alois Krenn/AT:L6:65108597/krenn@graz.gv.at/AT:GGA-60101/2012-11-25T19:29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3">
            <text:p>110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47">
            <text:p>447</text:p>
          </table:table-cell>
          <table:table-cell office:value-type="float" office:value="9">
            <text:p>9</text:p>
          </table:table-cell>
          <table:table-cell office:value-type="float" office:value="438">
            <text:p>43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6:01:49</text:p>
          </table:table-cell>
          <table:table-cell office:value-type="string">
            <text:p>Alois Krenn/AT:L6:65108597/krenn@graz.gv.at/AT:GGA-60101/2012-11-25T18:01:5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3">
            <text:p>110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47">
            <text:p>447</text:p>
          </table:table-cell>
          <table:table-cell office:value-type="float" office:value="9">
            <text:p>9</text:p>
          </table:table-cell>
          <table:table-cell office:value-type="float" office:value="438">
            <text:p>438</text:p>
          </table:table-cell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string">
            <text:p>25.11.2012 06:01:49</text:p>
          </table:table-cell>
          <table:table-cell office:value-type="string">
            <text:p>Alois Krenn/AT:L6:65108597/krenn@graz.gv.at/AT:GGA-60101/2012-11-25T18:01:5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3">
            <text:p>110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47">
            <text:p>447</text:p>
          </table:table-cell>
          <table:table-cell office:value-type="float" office:value="9">
            <text:p>9</text:p>
          </table:table-cell>
          <table:table-cell office:value-type="float" office:value="438">
            <text:p>43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25.11.2012 06:01:49</text:p>
          </table:table-cell>
          <table:table-cell office:value-type="string">
            <text:p>Alois Krenn/AT:L6:65108597/krenn@graz.gv.at/AT:GGA-60101/2012-11-25T18:01:5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3">
            <text:p>110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47">
            <text:p>447</text:p>
          </table:table-cell>
          <table:table-cell office:value-type="float" office:value="9">
            <text:p>9</text:p>
          </table:table-cell>
          <table:table-cell office:value-type="float" office:value="438">
            <text:p>438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25.11.2012 06:01:49</text:p>
          </table:table-cell>
          <table:table-cell office:value-type="string">
            <text:p>Alois Krenn/AT:L6:65108597/krenn@graz.gv.at/AT:GGA-60101/2012-11-25T18:01:5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3">
            <text:p>110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47">
            <text:p>447</text:p>
          </table:table-cell>
          <table:table-cell office:value-type="float" office:value="9">
            <text:p>9</text:p>
          </table:table-cell>
          <table:table-cell office:value-type="float" office:value="438">
            <text:p>438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25.11.2012 06:01:49</text:p>
          </table:table-cell>
          <table:table-cell office:value-type="string">
            <text:p>Alois Krenn/AT:L6:65108597/krenn@graz.gv.at/AT:GGA-60101/2012-11-25T18:01:5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4">
            <text:p>110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office:value-type="float" office:value="22">
            <text:p>22</text:p>
          </table:table-cell>
          <table:table-cell office:value-type="float" office:value="382">
            <text:p>38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25.11.2012 06:55:44</text:p>
          </table:table-cell>
          <table:table-cell office:value-type="string">
            <text:p>Alois Krenn/AT:L6:65108597/krenn@graz.gv.at/AT:GGA-60101/2012-11-25T18:55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4">
            <text:p>110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04">
            <text:p>404</text:p>
          </table:table-cell>
          <table:table-cell office:value-type="float" office:value="22">
            <text:p>22</text:p>
          </table:table-cell>
          <table:table-cell office:value-type="float" office:value="382">
            <text:p>382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string">
            <text:p>25.11.2012 06:55:44</text:p>
          </table:table-cell>
          <table:table-cell office:value-type="string">
            <text:p>Alois Krenn/AT:L6:65108597/krenn@graz.gv.at/AT:GGA-60101/2012-11-25T18:55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4">
            <text:p>110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04">
            <text:p>404</text:p>
          </table:table-cell>
          <table:table-cell office:value-type="float" office:value="22">
            <text:p>22</text:p>
          </table:table-cell>
          <table:table-cell office:value-type="float" office:value="382">
            <text:p>38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25.11.2012 06:55:44</text:p>
          </table:table-cell>
          <table:table-cell office:value-type="string">
            <text:p>Alois Krenn/AT:L6:65108597/krenn@graz.gv.at/AT:GGA-60101/2012-11-25T18:55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4">
            <text:p>110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22">
            <text:p>22</text:p>
          </table:table-cell>
          <table:table-cell office:value-type="float" office:value="382">
            <text:p>382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25.11.2012 06:55:44</text:p>
          </table:table-cell>
          <table:table-cell office:value-type="string">
            <text:p>Alois Krenn/AT:L6:65108597/krenn@graz.gv.at/AT:GGA-60101/2012-11-25T18:55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4">
            <text:p>110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04">
            <text:p>404</text:p>
          </table:table-cell>
          <table:table-cell office:value-type="float" office:value="22">
            <text:p>22</text:p>
          </table:table-cell>
          <table:table-cell office:value-type="float" office:value="382">
            <text:p>38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6:55:44</text:p>
          </table:table-cell>
          <table:table-cell office:value-type="string">
            <text:p>Alois Krenn/AT:L6:65108597/krenn@graz.gv.at/AT:GGA-60101/2012-11-25T18:55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5">
            <text:p>110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74">
            <text:p>474</text:p>
          </table:table-cell>
          <table:table-cell office:value-type="float" office:value="23">
            <text:p>23</text:p>
          </table:table-cell>
          <table:table-cell office:value-type="float" office:value="451">
            <text:p>45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25.11.2012 07:32:15</text:p>
          </table:table-cell>
          <table:table-cell office:value-type="string">
            <text:p>Alois Krenn/AT:L6:65108597/krenn@graz.gv.at/AT:GGA-60101/2012-11-25T19:32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5">
            <text:p>110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74">
            <text:p>474</text:p>
          </table:table-cell>
          <table:table-cell office:value-type="float" office:value="23">
            <text:p>23</text:p>
          </table:table-cell>
          <table:table-cell office:value-type="float" office:value="451">
            <text:p>451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string">
            <text:p>25.11.2012 07:32:15</text:p>
          </table:table-cell>
          <table:table-cell office:value-type="string">
            <text:p>Alois Krenn/AT:L6:65108597/krenn@graz.gv.at/AT:GGA-60101/2012-11-25T19:32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5">
            <text:p>110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74">
            <text:p>474</text:p>
          </table:table-cell>
          <table:table-cell office:value-type="float" office:value="23">
            <text:p>23</text:p>
          </table:table-cell>
          <table:table-cell office:value-type="float" office:value="451">
            <text:p>45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7:32:15</text:p>
          </table:table-cell>
          <table:table-cell office:value-type="string">
            <text:p>Alois Krenn/AT:L6:65108597/krenn@graz.gv.at/AT:GGA-60101/2012-11-25T19:32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5">
            <text:p>110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74">
            <text:p>474</text:p>
          </table:table-cell>
          <table:table-cell office:value-type="float" office:value="23">
            <text:p>23</text:p>
          </table:table-cell>
          <table:table-cell office:value-type="float" office:value="451">
            <text:p>451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25.11.2012 07:32:15</text:p>
          </table:table-cell>
          <table:table-cell office:value-type="string">
            <text:p>Alois Krenn/AT:L6:65108597/krenn@graz.gv.at/AT:GGA-60101/2012-11-25T19:32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5">
            <text:p>110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74">
            <text:p>474</text:p>
          </table:table-cell>
          <table:table-cell office:value-type="float" office:value="23">
            <text:p>23</text:p>
          </table:table-cell>
          <table:table-cell office:value-type="float" office:value="451">
            <text:p>45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25.11.2012 07:32:15</text:p>
          </table:table-cell>
          <table:table-cell office:value-type="string">
            <text:p>Alois Krenn/AT:L6:65108597/krenn@graz.gv.at/AT:GGA-60101/2012-11-25T19:32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6">
            <text:p>110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  <table:table-cell office:value-type="float" office:value="25">
            <text:p>25</text:p>
          </table:table-cell>
          <table:table-cell office:value-type="float" office:value="432">
            <text:p>43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25.11.2012 06:24:14</text:p>
          </table:table-cell>
          <table:table-cell office:value-type="string">
            <text:p>Aris Tsaklidis/AT:L6:65113338/tsaklidis@graz.gv.at/AT:GGA-60101/2012-11-25T18:24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6">
            <text:p>110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57">
            <text:p>457</text:p>
          </table:table-cell>
          <table:table-cell office:value-type="float" office:value="25">
            <text:p>25</text:p>
          </table:table-cell>
          <table:table-cell office:value-type="float" office:value="432">
            <text:p>432</text:p>
          </table:table-cell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string">
            <text:p>25.11.2012 06:24:14</text:p>
          </table:table-cell>
          <table:table-cell office:value-type="string">
            <text:p>Aris Tsaklidis/AT:L6:65113338/tsaklidis@graz.gv.at/AT:GGA-60101/2012-11-25T18:24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6">
            <text:p>110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57">
            <text:p>457</text:p>
          </table:table-cell>
          <table:table-cell office:value-type="float" office:value="25">
            <text:p>25</text:p>
          </table:table-cell>
          <table:table-cell office:value-type="float" office:value="432">
            <text:p>43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5.11.2012 06:24:14</text:p>
          </table:table-cell>
          <table:table-cell office:value-type="string">
            <text:p>Aris Tsaklidis/AT:L6:65113338/tsaklidis@graz.gv.at/AT:GGA-60101/2012-11-25T18:24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6">
            <text:p>110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57">
            <text:p>457</text:p>
          </table:table-cell>
          <table:table-cell office:value-type="float" office:value="25">
            <text:p>25</text:p>
          </table:table-cell>
          <table:table-cell office:value-type="float" office:value="432">
            <text:p>43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25.11.2012 06:24:14</text:p>
          </table:table-cell>
          <table:table-cell office:value-type="string">
            <text:p>Aris Tsaklidis/AT:L6:65113338/tsaklidis@graz.gv.at/AT:GGA-60101/2012-11-25T18:24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6">
            <text:p>110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57">
            <text:p>457</text:p>
          </table:table-cell>
          <table:table-cell office:value-type="float" office:value="25">
            <text:p>25</text:p>
          </table:table-cell>
          <table:table-cell office:value-type="float" office:value="432">
            <text:p>43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25.11.2012 06:24:14</text:p>
          </table:table-cell>
          <table:table-cell office:value-type="string">
            <text:p>Aris Tsaklidis/AT:L6:65113338/tsaklidis@graz.gv.at/AT:GGA-60101/2012-11-25T18:24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7">
            <text:p>110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49">
            <text:p>449</text:p>
          </table:table-cell>
          <table:table-cell office:value-type="float" office:value="23">
            <text:p>23</text:p>
          </table:table-cell>
          <table:table-cell office:value-type="float" office:value="426">
            <text:p>42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25.11.2012 06:38:25</text:p>
          </table:table-cell>
          <table:table-cell office:value-type="string">
            <text:p>Aris Tsaklidis/AT:L6:65113338/tsaklidis@graz.gv.at/AT:GGA-60101/2012-11-25T18:38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7">
            <text:p>110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49">
            <text:p>449</text:p>
          </table:table-cell>
          <table:table-cell office:value-type="float" office:value="23">
            <text:p>23</text:p>
          </table:table-cell>
          <table:table-cell office:value-type="float" office:value="426">
            <text:p>426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string">
            <text:p>25.11.2012 06:38:25</text:p>
          </table:table-cell>
          <table:table-cell office:value-type="string">
            <text:p>Aris Tsaklidis/AT:L6:65113338/tsaklidis@graz.gv.at/AT:GGA-60101/2012-11-25T18:38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7">
            <text:p>110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49">
            <text:p>449</text:p>
          </table:table-cell>
          <table:table-cell office:value-type="float" office:value="23">
            <text:p>23</text:p>
          </table:table-cell>
          <table:table-cell office:value-type="float" office:value="426">
            <text:p>42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5.11.2012 06:38:25</text:p>
          </table:table-cell>
          <table:table-cell office:value-type="string">
            <text:p>Aris Tsaklidis/AT:L6:65113338/tsaklidis@graz.gv.at/AT:GGA-60101/2012-11-25T18:38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7">
            <text:p>110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49">
            <text:p>449</text:p>
          </table:table-cell>
          <table:table-cell office:value-type="float" office:value="23">
            <text:p>23</text:p>
          </table:table-cell>
          <table:table-cell office:value-type="float" office:value="426">
            <text:p>426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string">
            <text:p>25.11.2012 06:38:25</text:p>
          </table:table-cell>
          <table:table-cell office:value-type="string">
            <text:p>Aris Tsaklidis/AT:L6:65113338/tsaklidis@graz.gv.at/AT:GGA-60101/2012-11-25T18:38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7">
            <text:p>110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49">
            <text:p>449</text:p>
          </table:table-cell>
          <table:table-cell office:value-type="float" office:value="23">
            <text:p>23</text:p>
          </table:table-cell>
          <table:table-cell office:value-type="float" office:value="426">
            <text:p>4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5.11.2012 06:38:25</text:p>
          </table:table-cell>
          <table:table-cell office:value-type="string">
            <text:p>Aris Tsaklidis/AT:L6:65113338/tsaklidis@graz.gv.at/AT:GGA-60101/2012-11-25T18:38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8">
            <text:p>110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office:value-type="float" office:value="32">
            <text:p>32</text:p>
          </table:table-cell>
          <table:table-cell office:value-type="float" office:value="463">
            <text:p>46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25.11.2012 06:40:46</text:p>
          </table:table-cell>
          <table:table-cell office:value-type="string">
            <text:p>Alois Krenn/AT:L6:65108597/krenn@graz.gv.at/AT:GGA-60101/2012-11-25T18:40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8">
            <text:p>110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95">
            <text:p>495</text:p>
          </table:table-cell>
          <table:table-cell office:value-type="float" office:value="32">
            <text:p>32</text:p>
          </table:table-cell>
          <table:table-cell office:value-type="float" office:value="463">
            <text:p>463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string">
            <text:p>25.11.2012 06:40:46</text:p>
          </table:table-cell>
          <table:table-cell office:value-type="string">
            <text:p>Alois Krenn/AT:L6:65108597/krenn@graz.gv.at/AT:GGA-60101/2012-11-25T18:40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8">
            <text:p>110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95">
            <text:p>495</text:p>
          </table:table-cell>
          <table:table-cell office:value-type="float" office:value="32">
            <text:p>32</text:p>
          </table:table-cell>
          <table:table-cell office:value-type="float" office:value="463">
            <text:p>463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25.11.2012 06:40:46</text:p>
          </table:table-cell>
          <table:table-cell office:value-type="string">
            <text:p>Alois Krenn/AT:L6:65108597/krenn@graz.gv.at/AT:GGA-60101/2012-11-25T18:40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8">
            <text:p>110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95">
            <text:p>495</text:p>
          </table:table-cell>
          <table:table-cell office:value-type="float" office:value="32">
            <text:p>32</text:p>
          </table:table-cell>
          <table:table-cell office:value-type="float" office:value="463">
            <text:p>463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25.11.2012 06:40:46</text:p>
          </table:table-cell>
          <table:table-cell office:value-type="string">
            <text:p>Alois Krenn/AT:L6:65108597/krenn@graz.gv.at/AT:GGA-60101/2012-11-25T18:40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8">
            <text:p>110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95">
            <text:p>495</text:p>
          </table:table-cell>
          <table:table-cell office:value-type="float" office:value="32">
            <text:p>32</text:p>
          </table:table-cell>
          <table:table-cell office:value-type="float" office:value="463">
            <text:p>46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5.11.2012 06:40:46</text:p>
          </table:table-cell>
          <table:table-cell office:value-type="string">
            <text:p>Alois Krenn/AT:L6:65108597/krenn@graz.gv.at/AT:GGA-60101/2012-11-25T18:40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9">
            <text:p>110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643">
            <text:p>643</text:p>
          </table:table-cell>
          <table:table-cell office:value-type="float" office:value="68">
            <text:p>68</text:p>
          </table:table-cell>
          <table:table-cell office:value-type="float" office:value="575">
            <text:p>575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7:00:56</text:p>
          </table:table-cell>
          <table:table-cell office:value-type="string">
            <text:p>Tsaklidis Aris/p15056@intra.graz.at/p15056@intra.graz.at/GGA-60101/2012-11-25T19:01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9">
            <text:p>110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643">
            <text:p>643</text:p>
          </table:table-cell>
          <table:table-cell office:value-type="float" office:value="68">
            <text:p>68</text:p>
          </table:table-cell>
          <table:table-cell office:value-type="float" office:value="575">
            <text:p>575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string">
            <text:p>25.11.2012 07:00:56</text:p>
          </table:table-cell>
          <table:table-cell office:value-type="string">
            <text:p>Tsaklidis Aris/p15056@intra.graz.at/p15056@intra.graz.at/GGA-60101/2012-11-25T19:01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9">
            <text:p>110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643">
            <text:p>643</text:p>
          </table:table-cell>
          <table:table-cell office:value-type="float" office:value="68">
            <text:p>68</text:p>
          </table:table-cell>
          <table:table-cell office:value-type="float" office:value="575">
            <text:p>575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25.11.2012 07:00:56</text:p>
          </table:table-cell>
          <table:table-cell office:value-type="string">
            <text:p>Tsaklidis Aris/p15056@intra.graz.at/p15056@intra.graz.at/GGA-60101/2012-11-25T19:01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9">
            <text:p>110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643">
            <text:p>643</text:p>
          </table:table-cell>
          <table:table-cell office:value-type="float" office:value="68">
            <text:p>68</text:p>
          </table:table-cell>
          <table:table-cell office:value-type="float" office:value="575">
            <text:p>575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25.11.2012 07:00:56</text:p>
          </table:table-cell>
          <table:table-cell office:value-type="string">
            <text:p>Tsaklidis Aris/p15056@intra.graz.at/p15056@intra.graz.at/GGA-60101/2012-11-25T19:01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109">
            <text:p>110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643">
            <text:p>643</text:p>
          </table:table-cell>
          <table:table-cell office:value-type="float" office:value="68">
            <text:p>68</text:p>
          </table:table-cell>
          <table:table-cell office:value-type="float" office:value="575">
            <text:p>575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25.11.2012 07:00:56</text:p>
          </table:table-cell>
          <table:table-cell office:value-type="string">
            <text:p>Tsaklidis Aris/p15056@intra.graz.at/p15056@intra.graz.at/GGA-60101/2012-11-25T19:01:0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198">
            <text:p>119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6">
            <text:p>6</text:p>
          </table:table-cell>
          <table:table-cell office:value-type="float" office:value="243">
            <text:p>24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27.11.2012 09:00:28</text:p>
          </table:table-cell>
          <table:table-cell office:value-type="string">
            <text:p>Schwartz Wolfgang/p14139@intra.graz.at/p14139@intra.graz.at/GGA-60101/2012-11-27T09:00:3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198">
            <text:p>119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6">
            <text:p>6</text:p>
          </table:table-cell>
          <table:table-cell office:value-type="float" office:value="243">
            <text:p>243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27.11.2012 09:00:28</text:p>
          </table:table-cell>
          <table:table-cell office:value-type="string">
            <text:p>Schwartz Wolfgang/p14139@intra.graz.at/p14139@intra.graz.at/GGA-60101/2012-11-27T09:00:3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198">
            <text:p>119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49">
            <text:p>249</text:p>
          </table:table-cell>
          <table:table-cell office:value-type="float" office:value="6">
            <text:p>6</text:p>
          </table:table-cell>
          <table:table-cell office:value-type="float" office:value="243">
            <text:p>24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27.11.2012 09:00:28</text:p>
          </table:table-cell>
          <table:table-cell office:value-type="string">
            <text:p>Schwartz Wolfgang/p14139@intra.graz.at/p14139@intra.graz.at/GGA-60101/2012-11-27T09:00:3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198">
            <text:p>119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49">
            <text:p>249</text:p>
          </table:table-cell>
          <table:table-cell office:value-type="float" office:value="6">
            <text:p>6</text:p>
          </table:table-cell>
          <table:table-cell office:value-type="float" office:value="243">
            <text:p>24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7.11.2012 09:00:28</text:p>
          </table:table-cell>
          <table:table-cell office:value-type="string">
            <text:p>Schwartz Wolfgang/p14139@intra.graz.at/p14139@intra.graz.at/GGA-60101/2012-11-27T09:00:3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198">
            <text:p>119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49">
            <text:p>249</text:p>
          </table:table-cell>
          <table:table-cell office:value-type="float" office:value="6">
            <text:p>6</text:p>
          </table:table-cell>
          <table:table-cell office:value-type="float" office:value="243">
            <text:p>24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27.11.2012 09:00:28</text:p>
          </table:table-cell>
          <table:table-cell office:value-type="string">
            <text:p>Schwartz Wolfgang/p14139@intra.graz.at/p14139@intra.graz.at/GGA-60101/2012-11-27T09:00:3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199">
            <text:p>119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14">
            <text:p>414</text:p>
          </table:table-cell>
          <table:table-cell office:value-type="float" office:value="8">
            <text:p>8</text:p>
          </table:table-cell>
          <table:table-cell office:value-type="float" office:value="406">
            <text:p>40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6.11.2012 02:26:31</text:p>
          </table:table-cell>
          <table:table-cell office:value-type="string">
            <text:p>Schwartz Wolfgang/p14139@intra.graz.at/p14139@intra.graz.at/GGA-60101/2012-11-26T14:26:36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199">
            <text:p>119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8">
            <text:p>8</text:p>
          </table:table-cell>
          <table:table-cell office:value-type="float" office:value="406">
            <text:p>406</text:p>
          </table:table-cell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string">
            <text:p>26.11.2012 02:26:31</text:p>
          </table:table-cell>
          <table:table-cell office:value-type="string">
            <text:p>Schwartz Wolfgang/p14139@intra.graz.at/p14139@intra.graz.at/GGA-60101/2012-11-26T14:26:36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199">
            <text:p>119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14">
            <text:p>414</text:p>
          </table:table-cell>
          <table:table-cell office:value-type="float" office:value="8">
            <text:p>8</text:p>
          </table:table-cell>
          <table:table-cell office:value-type="float" office:value="406">
            <text:p>40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6.11.2012 02:26:31</text:p>
          </table:table-cell>
          <table:table-cell office:value-type="string">
            <text:p>Schwartz Wolfgang/p14139@intra.graz.at/p14139@intra.graz.at/GGA-60101/2012-11-26T14:26:36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199">
            <text:p>119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14">
            <text:p>414</text:p>
          </table:table-cell>
          <table:table-cell office:value-type="float" office:value="8">
            <text:p>8</text:p>
          </table:table-cell>
          <table:table-cell office:value-type="float" office:value="406">
            <text:p>406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26.11.2012 02:26:31</text:p>
          </table:table-cell>
          <table:table-cell office:value-type="string">
            <text:p>Schwartz Wolfgang/p14139@intra.graz.at/p14139@intra.graz.at/GGA-60101/2012-11-26T14:26:36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199">
            <text:p>119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14">
            <text:p>414</text:p>
          </table:table-cell>
          <table:table-cell office:value-type="float" office:value="8">
            <text:p>8</text:p>
          </table:table-cell>
          <table:table-cell office:value-type="float" office:value="406">
            <text:p>406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26.11.2012 02:26:31</text:p>
          </table:table-cell>
          <table:table-cell office:value-type="string">
            <text:p>Schwartz Wolfgang/p14139@intra.graz.at/p14139@intra.graz.at/GGA-60101/2012-11-26T14:26:3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1">
            <text:p>120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28">
            <text:p>428</text:p>
          </table:table-cell>
          <table:table-cell office:value-type="float" office:value="23">
            <text:p>23</text:p>
          </table:table-cell>
          <table:table-cell office:value-type="float" office:value="405">
            <text:p>405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25.11.2012 06:06:28</text:p>
          </table:table-cell>
          <table:table-cell office:value-type="string">
            <text:p>Wresounig Michael/p12151@intra.graz.at/p12151@intra.graz.at/GGA-60101/2012-11-25T18:06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1">
            <text:p>120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23">
            <text:p>23</text:p>
          </table:table-cell>
          <table:table-cell office:value-type="float" office:value="405">
            <text:p>405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string">
            <text:p>25.11.2012 06:06:28</text:p>
          </table:table-cell>
          <table:table-cell office:value-type="string">
            <text:p>Wresounig Michael/p12151@intra.graz.at/p12151@intra.graz.at/GGA-60101/2012-11-25T18:06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1">
            <text:p>120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28">
            <text:p>428</text:p>
          </table:table-cell>
          <table:table-cell office:value-type="float" office:value="23">
            <text:p>23</text:p>
          </table:table-cell>
          <table:table-cell office:value-type="float" office:value="405">
            <text:p>405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25.11.2012 06:06:28</text:p>
          </table:table-cell>
          <table:table-cell office:value-type="string">
            <text:p>Wresounig Michael/p12151@intra.graz.at/p12151@intra.graz.at/GGA-60101/2012-11-25T18:06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1">
            <text:p>120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28">
            <text:p>428</text:p>
          </table:table-cell>
          <table:table-cell office:value-type="float" office:value="23">
            <text:p>23</text:p>
          </table:table-cell>
          <table:table-cell office:value-type="float" office:value="405">
            <text:p>40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5.11.2012 06:06:28</text:p>
          </table:table-cell>
          <table:table-cell office:value-type="string">
            <text:p>Wresounig Michael/p12151@intra.graz.at/p12151@intra.graz.at/GGA-60101/2012-11-25T18:06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1">
            <text:p>120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28">
            <text:p>428</text:p>
          </table:table-cell>
          <table:table-cell office:value-type="float" office:value="23">
            <text:p>23</text:p>
          </table:table-cell>
          <table:table-cell office:value-type="float" office:value="405">
            <text:p>405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25.11.2012 06:06:28</text:p>
          </table:table-cell>
          <table:table-cell office:value-type="string">
            <text:p>Wresounig Michael/p12151@intra.graz.at/p12151@intra.graz.at/GGA-60101/2012-11-25T18:06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2">
            <text:p>120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float" office:value="16">
            <text:p>16</text:p>
          </table:table-cell>
          <table:table-cell office:value-type="float" office:value="351">
            <text:p>35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25.11.2012 05:13:47</text:p>
          </table:table-cell>
          <table:table-cell office:value-type="string">
            <text:p>Schwandner Gerald/p10308@intra.graz.at/p10308@intra.graz.at/GGA-60101/2012-11-25T17:13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2">
            <text:p>120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16">
            <text:p>16</text:p>
          </table:table-cell>
          <table:table-cell office:value-type="float" office:value="351">
            <text:p>351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string">
            <text:p>25.11.2012 05:13:47</text:p>
          </table:table-cell>
          <table:table-cell office:value-type="string">
            <text:p>Schwandner Gerald/p10308@intra.graz.at/p10308@intra.graz.at/GGA-60101/2012-11-25T17:13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2">
            <text:p>120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67">
            <text:p>367</text:p>
          </table:table-cell>
          <table:table-cell office:value-type="float" office:value="16">
            <text:p>16</text:p>
          </table:table-cell>
          <table:table-cell office:value-type="float" office:value="351">
            <text:p>35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25.11.2012 05:13:47</text:p>
          </table:table-cell>
          <table:table-cell office:value-type="string">
            <text:p>Schwandner Gerald/p10308@intra.graz.at/p10308@intra.graz.at/GGA-60101/2012-11-25T17:13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2">
            <text:p>120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67">
            <text:p>367</text:p>
          </table:table-cell>
          <table:table-cell office:value-type="float" office:value="16">
            <text:p>16</text:p>
          </table:table-cell>
          <table:table-cell office:value-type="float" office:value="351">
            <text:p>35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25.11.2012 05:13:47</text:p>
          </table:table-cell>
          <table:table-cell office:value-type="string">
            <text:p>Schwandner Gerald/p10308@intra.graz.at/p10308@intra.graz.at/GGA-60101/2012-11-25T17:13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2">
            <text:p>120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67">
            <text:p>367</text:p>
          </table:table-cell>
          <table:table-cell office:value-type="float" office:value="16">
            <text:p>16</text:p>
          </table:table-cell>
          <table:table-cell office:value-type="float" office:value="351">
            <text:p>35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25.11.2012 05:13:47</text:p>
          </table:table-cell>
          <table:table-cell office:value-type="string">
            <text:p>Schwandner Gerald/p10308@intra.graz.at/p10308@intra.graz.at/GGA-60101/2012-11-25T17:13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3">
            <text:p>120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  <table:table-cell office:value-type="float" office:value="9">
            <text:p>9</text:p>
          </table:table-cell>
          <table:table-cell office:value-type="float" office:value="411">
            <text:p>41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25.11.2012 07:10:16</text:p>
          </table:table-cell>
          <table:table-cell office:value-type="string">
            <text:p>Pailova Lenka/e00959@intra.graz.at/e00959@intra.graz.at/GGA-60101/2012-11-25T19:10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3">
            <text:p>120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20">
            <text:p>420</text:p>
          </table:table-cell>
          <table:table-cell office:value-type="float" office:value="9">
            <text:p>9</text:p>
          </table:table-cell>
          <table:table-cell office:value-type="float" office:value="411">
            <text:p>411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string">
            <text:p>25.11.2012 07:10:16</text:p>
          </table:table-cell>
          <table:table-cell office:value-type="string">
            <text:p>Pailova Lenka/e00959@intra.graz.at/e00959@intra.graz.at/GGA-60101/2012-11-25T19:10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3">
            <text:p>120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20">
            <text:p>420</text:p>
          </table:table-cell>
          <table:table-cell office:value-type="float" office:value="9">
            <text:p>9</text:p>
          </table:table-cell>
          <table:table-cell office:value-type="float" office:value="411">
            <text:p>41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5.11.2012 07:10:16</text:p>
          </table:table-cell>
          <table:table-cell office:value-type="string">
            <text:p>Pailova Lenka/e00959@intra.graz.at/e00959@intra.graz.at/GGA-60101/2012-11-25T19:10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3">
            <text:p>120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20">
            <text:p>420</text:p>
          </table:table-cell>
          <table:table-cell office:value-type="float" office:value="9">
            <text:p>9</text:p>
          </table:table-cell>
          <table:table-cell office:value-type="float" office:value="411">
            <text:p>411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5.11.2012 07:10:16</text:p>
          </table:table-cell>
          <table:table-cell office:value-type="string">
            <text:p>Pailova Lenka/e00959@intra.graz.at/e00959@intra.graz.at/GGA-60101/2012-11-25T19:10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3">
            <text:p>120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20">
            <text:p>420</text:p>
          </table:table-cell>
          <table:table-cell office:value-type="float" office:value="9">
            <text:p>9</text:p>
          </table:table-cell>
          <table:table-cell office:value-type="float" office:value="411">
            <text:p>411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25.11.2012 07:10:16</text:p>
          </table:table-cell>
          <table:table-cell office:value-type="string">
            <text:p>Pailova Lenka/e00959@intra.graz.at/e00959@intra.graz.at/GGA-60101/2012-11-25T19:10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4">
            <text:p>120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699">
            <text:p>699</text:p>
          </table:table-cell>
          <table:table-cell office:value-type="float" office:value="65">
            <text:p>65</text:p>
          </table:table-cell>
          <table:table-cell office:value-type="float" office:value="634">
            <text:p>634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25.11.2012 06:25:49</text:p>
          </table:table-cell>
          <table:table-cell office:value-type="string">
            <text:p>Wresounig Michael/p12151@intra.graz.at/p12151@intra.graz.at/GGA-60101/2012-11-25T18:25:5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4">
            <text:p>120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699">
            <text:p>699</text:p>
          </table:table-cell>
          <table:table-cell office:value-type="float" office:value="65">
            <text:p>65</text:p>
          </table:table-cell>
          <table:table-cell office:value-type="float" office:value="634">
            <text:p>634</text:p>
          </table:table-cell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office:value-type="string">
            <text:p>25.11.2012 06:25:49</text:p>
          </table:table-cell>
          <table:table-cell office:value-type="string">
            <text:p>Wresounig Michael/p12151@intra.graz.at/p12151@intra.graz.at/GGA-60101/2012-11-25T18:25:5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4">
            <text:p>120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699">
            <text:p>699</text:p>
          </table:table-cell>
          <table:table-cell office:value-type="float" office:value="65">
            <text:p>65</text:p>
          </table:table-cell>
          <table:table-cell office:value-type="float" office:value="634">
            <text:p>63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6:25:49</text:p>
          </table:table-cell>
          <table:table-cell office:value-type="string">
            <text:p>Wresounig Michael/p12151@intra.graz.at/p12151@intra.graz.at/GGA-60101/2012-11-25T18:25:5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4">
            <text:p>120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699">
            <text:p>699</text:p>
          </table:table-cell>
          <table:table-cell office:value-type="float" office:value="65">
            <text:p>65</text:p>
          </table:table-cell>
          <table:table-cell office:value-type="float" office:value="634">
            <text:p>634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string">
            <text:p>25.11.2012 06:25:49</text:p>
          </table:table-cell>
          <table:table-cell office:value-type="string">
            <text:p>Wresounig Michael/p12151@intra.graz.at/p12151@intra.graz.at/GGA-60101/2012-11-25T18:25:5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4">
            <text:p>120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699">
            <text:p>699</text:p>
          </table:table-cell>
          <table:table-cell office:value-type="float" office:value="65">
            <text:p>65</text:p>
          </table:table-cell>
          <table:table-cell office:value-type="float" office:value="634">
            <text:p>634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25.11.2012 06:25:49</text:p>
          </table:table-cell>
          <table:table-cell office:value-type="string">
            <text:p>Wresounig Michael/p12151@intra.graz.at/p12151@intra.graz.at/GGA-60101/2012-11-25T18:25:5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5">
            <text:p>120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98">
            <text:p>498</text:p>
          </table:table-cell>
          <table:table-cell office:value-type="float" office:value="11">
            <text:p>11</text:p>
          </table:table-cell>
          <table:table-cell office:value-type="float" office:value="487">
            <text:p>487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25.11.2012 08:34:12</text:p>
          </table:table-cell>
          <table:table-cell office:value-type="string">
            <text:p>Schwandner Gerald/p10308@intra.graz.at/p10308@intra.graz.at/GGA-60101/2012-11-25T20:34:2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5">
            <text:p>120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98">
            <text:p>498</text:p>
          </table:table-cell>
          <table:table-cell office:value-type="float" office:value="11">
            <text:p>11</text:p>
          </table:table-cell>
          <table:table-cell office:value-type="float" office:value="487">
            <text:p>487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string">
            <text:p>25.11.2012 08:34:12</text:p>
          </table:table-cell>
          <table:table-cell office:value-type="string">
            <text:p>Schwandner Gerald/p10308@intra.graz.at/p10308@intra.graz.at/GGA-60101/2012-11-25T20:34:2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5">
            <text:p>120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98">
            <text:p>498</text:p>
          </table:table-cell>
          <table:table-cell office:value-type="float" office:value="11">
            <text:p>11</text:p>
          </table:table-cell>
          <table:table-cell office:value-type="float" office:value="487">
            <text:p>487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5.11.2012 08:34:12</text:p>
          </table:table-cell>
          <table:table-cell office:value-type="string">
            <text:p>Schwandner Gerald/p10308@intra.graz.at/p10308@intra.graz.at/GGA-60101/2012-11-25T20:34:2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5">
            <text:p>120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98">
            <text:p>498</text:p>
          </table:table-cell>
          <table:table-cell office:value-type="float" office:value="11">
            <text:p>11</text:p>
          </table:table-cell>
          <table:table-cell office:value-type="float" office:value="487">
            <text:p>487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25.11.2012 08:34:12</text:p>
          </table:table-cell>
          <table:table-cell office:value-type="string">
            <text:p>Schwandner Gerald/p10308@intra.graz.at/p10308@intra.graz.at/GGA-60101/2012-11-25T20:34:2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5">
            <text:p>120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98">
            <text:p>498</text:p>
          </table:table-cell>
          <table:table-cell office:value-type="float" office:value="11">
            <text:p>11</text:p>
          </table:table-cell>
          <table:table-cell office:value-type="float" office:value="487">
            <text:p>487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25.11.2012 08:34:12</text:p>
          </table:table-cell>
          <table:table-cell office:value-type="string">
            <text:p>Schwandner Gerald/p10308@intra.graz.at/p10308@intra.graz.at/GGA-60101/2012-11-25T20:34:2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6">
            <text:p>120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 office:value-type="float" office:value="26">
            <text:p>26</text:p>
          </table:table-cell>
          <table:table-cell office:value-type="float" office:value="377">
            <text:p>377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25.11.2012 06:08:44</text:p>
          </table:table-cell>
          <table:table-cell office:value-type="string">
            <text:p>Wresounig Michael/p12151@intra.graz.at/p12151@intra.graz.at/GGA-60101/2012-11-25T18:08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6">
            <text:p>120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03">
            <text:p>403</text:p>
          </table:table-cell>
          <table:table-cell office:value-type="float" office:value="26">
            <text:p>26</text:p>
          </table:table-cell>
          <table:table-cell office:value-type="float" office:value="377">
            <text:p>377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string">
            <text:p>25.11.2012 06:08:45</text:p>
          </table:table-cell>
          <table:table-cell office:value-type="string">
            <text:p>Wresounig Michael/p12151@intra.graz.at/p12151@intra.graz.at/GGA-60101/2012-11-25T18:08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6">
            <text:p>120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03">
            <text:p>403</text:p>
          </table:table-cell>
          <table:table-cell office:value-type="float" office:value="26">
            <text:p>26</text:p>
          </table:table-cell>
          <table:table-cell office:value-type="float" office:value="377">
            <text:p>37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25.11.2012 06:08:45</text:p>
          </table:table-cell>
          <table:table-cell office:value-type="string">
            <text:p>Wresounig Michael/p12151@intra.graz.at/p12151@intra.graz.at/GGA-60101/2012-11-25T18:08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6">
            <text:p>120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03">
            <text:p>403</text:p>
          </table:table-cell>
          <table:table-cell office:value-type="float" office:value="26">
            <text:p>26</text:p>
          </table:table-cell>
          <table:table-cell office:value-type="float" office:value="377">
            <text:p>377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25.11.2012 06:08:45</text:p>
          </table:table-cell>
          <table:table-cell office:value-type="string">
            <text:p>Wresounig Michael/p12151@intra.graz.at/p12151@intra.graz.at/GGA-60101/2012-11-25T18:08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6">
            <text:p>120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26">
            <text:p>26</text:p>
          </table:table-cell>
          <table:table-cell office:value-type="float" office:value="377">
            <text:p>377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5.11.2012 06:08:45</text:p>
          </table:table-cell>
          <table:table-cell office:value-type="string">
            <text:p>Wresounig Michael/p12151@intra.graz.at/p12151@intra.graz.at/GGA-60101/2012-11-25T18:08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7">
            <text:p>120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  <table:table-cell office:value-type="float" office:value="7">
            <text:p>7</text:p>
          </table:table-cell>
          <table:table-cell office:value-type="float" office:value="426">
            <text:p>426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string">
            <text:p>25.11.2012 06:50:25</text:p>
          </table:table-cell>
          <table:table-cell office:value-type="string">
            <text:p>Pailova Lenka/e00959@intra.graz.at/e00959@intra.graz.at/GGA-60101/2012-11-25T18:50:3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7">
            <text:p>120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33">
            <text:p>433</text:p>
          </table:table-cell>
          <table:table-cell office:value-type="float" office:value="7">
            <text:p>7</text:p>
          </table:table-cell>
          <table:table-cell office:value-type="float" office:value="426">
            <text:p>42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string">
            <text:p>25.11.2012 06:50:25</text:p>
          </table:table-cell>
          <table:table-cell office:value-type="string">
            <text:p>Pailova Lenka/e00959@intra.graz.at/e00959@intra.graz.at/GGA-60101/2012-11-25T18:50:3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7">
            <text:p>120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33">
            <text:p>433</text:p>
          </table:table-cell>
          <table:table-cell office:value-type="float" office:value="7">
            <text:p>7</text:p>
          </table:table-cell>
          <table:table-cell office:value-type="float" office:value="426">
            <text:p>42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5.11.2012 06:50:25</text:p>
          </table:table-cell>
          <table:table-cell office:value-type="string">
            <text:p>Pailova Lenka/e00959@intra.graz.at/e00959@intra.graz.at/GGA-60101/2012-11-25T18:50:3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7">
            <text:p>120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33">
            <text:p>433</text:p>
          </table:table-cell>
          <table:table-cell office:value-type="float" office:value="7">
            <text:p>7</text:p>
          </table:table-cell>
          <table:table-cell office:value-type="float" office:value="426">
            <text:p>426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5.11.2012 06:50:25</text:p>
          </table:table-cell>
          <table:table-cell office:value-type="string">
            <text:p>Pailova Lenka/e00959@intra.graz.at/e00959@intra.graz.at/GGA-60101/2012-11-25T18:50:3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7">
            <text:p>120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33">
            <text:p>433</text:p>
          </table:table-cell>
          <table:table-cell office:value-type="float" office:value="7">
            <text:p>7</text:p>
          </table:table-cell>
          <table:table-cell office:value-type="float" office:value="426">
            <text:p>426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5.11.2012 06:50:25</text:p>
          </table:table-cell>
          <table:table-cell office:value-type="string">
            <text:p>Pailova Lenka/e00959@intra.graz.at/e00959@intra.graz.at/GGA-60101/2012-11-25T18:50:3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8">
            <text:p>120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18">
            <text:p>18</text:p>
          </table:table-cell>
          <table:table-cell office:value-type="float" office:value="366">
            <text:p>366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25.11.2012 07:02:13</text:p>
          </table:table-cell>
          <table:table-cell office:value-type="string">
            <text:p>Pailova Lenka/e00959@intra.graz.at/e00959@intra.graz.at/GGA-60101/2012-11-25T19:02:2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8">
            <text:p>120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8">
            <text:p>18</text:p>
          </table:table-cell>
          <table:table-cell office:value-type="float" office:value="366">
            <text:p>366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25.11.2012 07:02:13</text:p>
          </table:table-cell>
          <table:table-cell office:value-type="string">
            <text:p>Pailova Lenka/e00959@intra.graz.at/e00959@intra.graz.at/GGA-60101/2012-11-25T19:02:2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8">
            <text:p>120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84">
            <text:p>384</text:p>
          </table:table-cell>
          <table:table-cell office:value-type="float" office:value="18">
            <text:p>18</text:p>
          </table:table-cell>
          <table:table-cell office:value-type="float" office:value="366">
            <text:p>36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5.11.2012 07:02:13</text:p>
          </table:table-cell>
          <table:table-cell office:value-type="string">
            <text:p>Pailova Lenka/e00959@intra.graz.at/e00959@intra.graz.at/GGA-60101/2012-11-25T19:02:2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8">
            <text:p>120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84">
            <text:p>384</text:p>
          </table:table-cell>
          <table:table-cell office:value-type="float" office:value="18">
            <text:p>18</text:p>
          </table:table-cell>
          <table:table-cell office:value-type="float" office:value="366">
            <text:p>366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25.11.2012 07:02:13</text:p>
          </table:table-cell>
          <table:table-cell office:value-type="string">
            <text:p>Pailova Lenka/e00959@intra.graz.at/e00959@intra.graz.at/GGA-60101/2012-11-25T19:02:2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8">
            <text:p>120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office:value-type="float" office:value="18">
            <text:p>18</text:p>
          </table:table-cell>
          <table:table-cell office:value-type="float" office:value="366">
            <text:p>366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25.11.2012 07:02:13</text:p>
          </table:table-cell>
          <table:table-cell office:value-type="string">
            <text:p>Pailova Lenka/e00959@intra.graz.at/e00959@intra.graz.at/GGA-60101/2012-11-25T19:02:2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9">
            <text:p>120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office:value-type="float" office:value="37">
            <text:p>37</text:p>
          </table:table-cell>
          <table:table-cell office:value-type="float" office:value="423">
            <text:p>423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25.11.2012 05:42:27</text:p>
          </table:table-cell>
          <table:table-cell office:value-type="string">
            <text:p>Wresounig Michael/p12151@intra.graz.at/p12151@intra.graz.at/GGA-60101/2012-11-25T17:42:3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9">
            <text:p>120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60">
            <text:p>460</text:p>
          </table:table-cell>
          <table:table-cell office:value-type="float" office:value="37">
            <text:p>37</text:p>
          </table:table-cell>
          <table:table-cell office:value-type="float" office:value="423">
            <text:p>423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string">
            <text:p>25.11.2012 05:42:27</text:p>
          </table:table-cell>
          <table:table-cell office:value-type="string">
            <text:p>Wresounig Michael/p12151@intra.graz.at/p12151@intra.graz.at/GGA-60101/2012-11-25T17:42:3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9">
            <text:p>120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60">
            <text:p>460</text:p>
          </table:table-cell>
          <table:table-cell office:value-type="float" office:value="37">
            <text:p>37</text:p>
          </table:table-cell>
          <table:table-cell office:value-type="float" office:value="423">
            <text:p>42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25.11.2012 05:42:27</text:p>
          </table:table-cell>
          <table:table-cell office:value-type="string">
            <text:p>Wresounig Michael/p12151@intra.graz.at/p12151@intra.graz.at/GGA-60101/2012-11-25T17:42:3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9">
            <text:p>120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60">
            <text:p>460</text:p>
          </table:table-cell>
          <table:table-cell office:value-type="float" office:value="37">
            <text:p>37</text:p>
          </table:table-cell>
          <table:table-cell office:value-type="float" office:value="423">
            <text:p>423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5:42:27</text:p>
          </table:table-cell>
          <table:table-cell office:value-type="string">
            <text:p>Wresounig Michael/p12151@intra.graz.at/p12151@intra.graz.at/GGA-60101/2012-11-25T17:42:3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09">
            <text:p>120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60">
            <text:p>460</text:p>
          </table:table-cell>
          <table:table-cell office:value-type="float" office:value="37">
            <text:p>37</text:p>
          </table:table-cell>
          <table:table-cell office:value-type="float" office:value="423">
            <text:p>423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25.11.2012 05:42:27</text:p>
          </table:table-cell>
          <table:table-cell office:value-type="string">
            <text:p>Wresounig Michael/p12151@intra.graz.at/p12151@intra.graz.at/GGA-60101/2012-11-25T17:42:3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0">
            <text:p>1210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44">
            <text:p>444</text:p>
          </table:table-cell>
          <table:table-cell office:value-type="float" office:value="36">
            <text:p>36</text:p>
          </table:table-cell>
          <table:table-cell office:value-type="float" office:value="408">
            <text:p>408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25.11.2012 05:36:16</text:p>
          </table:table-cell>
          <table:table-cell office:value-type="string">
            <text:p>Wresounig Michael/p12151@intra.graz.at/p12151@intra.graz.at/GGA-60101/2012-11-25T17:36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0">
            <text:p>1210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36">
            <text:p>36</text:p>
          </table:table-cell>
          <table:table-cell office:value-type="float" office:value="408">
            <text:p>40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string">
            <text:p>25.11.2012 05:36:16</text:p>
          </table:table-cell>
          <table:table-cell office:value-type="string">
            <text:p>Wresounig Michael/p12151@intra.graz.at/p12151@intra.graz.at/GGA-60101/2012-11-25T17:36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0">
            <text:p>1210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36">
            <text:p>36</text:p>
          </table:table-cell>
          <table:table-cell office:value-type="float" office:value="408">
            <text:p>40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25.11.2012 05:36:16</text:p>
          </table:table-cell>
          <table:table-cell office:value-type="string">
            <text:p>Wresounig Michael/p12151@intra.graz.at/p12151@intra.graz.at/GGA-60101/2012-11-25T17:36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0">
            <text:p>1210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44">
            <text:p>444</text:p>
          </table:table-cell>
          <table:table-cell office:value-type="float" office:value="36">
            <text:p>36</text:p>
          </table:table-cell>
          <table:table-cell office:value-type="float" office:value="408">
            <text:p>408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25.11.2012 05:36:16</text:p>
          </table:table-cell>
          <table:table-cell office:value-type="string">
            <text:p>Wresounig Michael/p12151@intra.graz.at/p12151@intra.graz.at/GGA-60101/2012-11-25T17:36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0">
            <text:p>1210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44">
            <text:p>444</text:p>
          </table:table-cell>
          <table:table-cell office:value-type="float" office:value="36">
            <text:p>36</text:p>
          </table:table-cell>
          <table:table-cell office:value-type="float" office:value="408">
            <text:p>408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25.11.2012 05:36:16</text:p>
          </table:table-cell>
          <table:table-cell office:value-type="string">
            <text:p>Wresounig Michael/p12151@intra.graz.at/p12151@intra.graz.at/GGA-60101/2012-11-25T17:36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1">
            <text:p>121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11">
            <text:p>411</text:p>
          </table:table-cell>
          <table:table-cell office:value-type="float" office:value="53">
            <text:p>53</text:p>
          </table:table-cell>
          <table:table-cell office:value-type="float" office:value="358">
            <text:p>358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25.11.2012 07:29:29</text:p>
          </table:table-cell>
          <table:table-cell office:value-type="string">
            <text:p>Pailova Lenka/e00959@intra.graz.at/e00959@intra.graz.at/GGA-60101/2012-11-25T19:29:3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1">
            <text:p>121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11">
            <text:p>411</text:p>
          </table:table-cell>
          <table:table-cell office:value-type="float" office:value="53">
            <text:p>53</text:p>
          </table:table-cell>
          <table:table-cell office:value-type="float" office:value="358">
            <text:p>358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string">
            <text:p>25.11.2012 07:29:29</text:p>
          </table:table-cell>
          <table:table-cell office:value-type="string">
            <text:p>Pailova Lenka/e00959@intra.graz.at/e00959@intra.graz.at/GGA-60101/2012-11-25T19:29:3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1">
            <text:p>121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11">
            <text:p>411</text:p>
          </table:table-cell>
          <table:table-cell office:value-type="float" office:value="53">
            <text:p>53</text:p>
          </table:table-cell>
          <table:table-cell office:value-type="float" office:value="358">
            <text:p>358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5.11.2012 07:29:29</text:p>
          </table:table-cell>
          <table:table-cell office:value-type="string">
            <text:p>Pailova Lenka/e00959@intra.graz.at/e00959@intra.graz.at/GGA-60101/2012-11-25T19:29:3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1">
            <text:p>121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11">
            <text:p>411</text:p>
          </table:table-cell>
          <table:table-cell office:value-type="float" office:value="53">
            <text:p>53</text:p>
          </table:table-cell>
          <table:table-cell office:value-type="float" office:value="358">
            <text:p>35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25.11.2012 07:29:29</text:p>
          </table:table-cell>
          <table:table-cell office:value-type="string">
            <text:p>Pailova Lenka/e00959@intra.graz.at/e00959@intra.graz.at/GGA-60101/2012-11-25T19:29:3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1">
            <text:p>121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11">
            <text:p>411</text:p>
          </table:table-cell>
          <table:table-cell office:value-type="float" office:value="53">
            <text:p>53</text:p>
          </table:table-cell>
          <table:table-cell office:value-type="float" office:value="358">
            <text:p>358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25.11.2012 07:29:29</text:p>
          </table:table-cell>
          <table:table-cell office:value-type="string">
            <text:p>Pailova Lenka/e00959@intra.graz.at/e00959@intra.graz.at/GGA-60101/2012-11-25T19:29:3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2">
            <text:p>121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35">
            <text:p>35</text:p>
          </table:table-cell>
          <table:table-cell office:value-type="float" office:value="440">
            <text:p>44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25.11.2012 06:16:55</text:p>
          </table:table-cell>
          <table:table-cell office:value-type="string">
            <text:p>Wresounig Michael/p12151@intra.graz.at/p12151@intra.graz.at/GGA-60101/2012-11-25T18:17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2">
            <text:p>121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35">
            <text:p>35</text:p>
          </table:table-cell>
          <table:table-cell office:value-type="float" office:value="440">
            <text:p>44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string">
            <text:p>25.11.2012 06:16:55</text:p>
          </table:table-cell>
          <table:table-cell office:value-type="string">
            <text:p>Wresounig Michael/p12151@intra.graz.at/p12151@intra.graz.at/GGA-60101/2012-11-25T18:17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2">
            <text:p>121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75">
            <text:p>475</text:p>
          </table:table-cell>
          <table:table-cell office:value-type="float" office:value="35">
            <text:p>35</text:p>
          </table:table-cell>
          <table:table-cell office:value-type="float" office:value="440">
            <text:p>44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6:16:55</text:p>
          </table:table-cell>
          <table:table-cell office:value-type="string">
            <text:p>Wresounig Michael/p12151@intra.graz.at/p12151@intra.graz.at/GGA-60101/2012-11-25T18:17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2">
            <text:p>121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75">
            <text:p>475</text:p>
          </table:table-cell>
          <table:table-cell office:value-type="float" office:value="35">
            <text:p>35</text:p>
          </table:table-cell>
          <table:table-cell office:value-type="float" office:value="440">
            <text:p>440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25.11.2012 06:16:55</text:p>
          </table:table-cell>
          <table:table-cell office:value-type="string">
            <text:p>Wresounig Michael/p12151@intra.graz.at/p12151@intra.graz.at/GGA-60101/2012-11-25T18:17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2">
            <text:p>121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75">
            <text:p>475</text:p>
          </table:table-cell>
          <table:table-cell office:value-type="float" office:value="35">
            <text:p>35</text:p>
          </table:table-cell>
          <table:table-cell office:value-type="float" office:value="440">
            <text:p>44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25.11.2012 06:16:55</text:p>
          </table:table-cell>
          <table:table-cell office:value-type="string">
            <text:p>Wresounig Michael/p12151@intra.graz.at/p12151@intra.graz.at/GGA-60101/2012-11-25T18:17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3">
            <text:p>121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87">
            <text:p>487</text:p>
          </table:table-cell>
          <table:table-cell office:value-type="float" office:value="25">
            <text:p>25</text:p>
          </table:table-cell>
          <table:table-cell office:value-type="float" office:value="462">
            <text:p>462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string">
            <text:p>25.11.2012 06:41:56</text:p>
          </table:table-cell>
          <table:table-cell office:value-type="string">
            <text:p>Pailova Lenka/e00959@intra.graz.at/e00959@intra.graz.at/GGA-60101/2012-11-25T18:42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3">
            <text:p>121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87">
            <text:p>487</text:p>
          </table:table-cell>
          <table:table-cell office:value-type="float" office:value="25">
            <text:p>25</text:p>
          </table:table-cell>
          <table:table-cell office:value-type="float" office:value="462">
            <text:p>462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string">
            <text:p>25.11.2012 06:41:56</text:p>
          </table:table-cell>
          <table:table-cell office:value-type="string">
            <text:p>Pailova Lenka/e00959@intra.graz.at/e00959@intra.graz.at/GGA-60101/2012-11-25T18:42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3">
            <text:p>121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87">
            <text:p>487</text:p>
          </table:table-cell>
          <table:table-cell office:value-type="float" office:value="25">
            <text:p>25</text:p>
          </table:table-cell>
          <table:table-cell office:value-type="float" office:value="462">
            <text:p>46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25.11.2012 06:41:56</text:p>
          </table:table-cell>
          <table:table-cell office:value-type="string">
            <text:p>Pailova Lenka/e00959@intra.graz.at/e00959@intra.graz.at/GGA-60101/2012-11-25T18:42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3">
            <text:p>121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87">
            <text:p>487</text:p>
          </table:table-cell>
          <table:table-cell office:value-type="float" office:value="25">
            <text:p>25</text:p>
          </table:table-cell>
          <table:table-cell office:value-type="float" office:value="462">
            <text:p>46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6:41:56</text:p>
          </table:table-cell>
          <table:table-cell office:value-type="string">
            <text:p>Pailova Lenka/e00959@intra.graz.at/e00959@intra.graz.at/GGA-60101/2012-11-25T18:42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3">
            <text:p>121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87">
            <text:p>487</text:p>
          </table:table-cell>
          <table:table-cell office:value-type="float" office:value="25">
            <text:p>25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25.11.2012 06:41:56</text:p>
          </table:table-cell>
          <table:table-cell office:value-type="string">
            <text:p>Pailova Lenka/e00959@intra.graz.at/e00959@intra.graz.at/GGA-60101/2012-11-25T18:42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4">
            <text:p>121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62">
            <text:p>462</text:p>
          </table:table-cell>
          <table:table-cell office:value-type="float" office:value="15">
            <text:p>15</text:p>
          </table:table-cell>
          <table:table-cell office:value-type="float" office:value="447">
            <text:p>447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25.11.2012 06:46:12</text:p>
          </table:table-cell>
          <table:table-cell office:value-type="string">
            <text:p>Pailova Lenka/e00959@intra.graz.at/e00959@intra.graz.at/GGA-60101/2012-11-25T18:46:1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4">
            <text:p>121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62">
            <text:p>462</text:p>
          </table:table-cell>
          <table:table-cell office:value-type="float" office:value="15">
            <text:p>15</text:p>
          </table:table-cell>
          <table:table-cell office:value-type="float" office:value="447">
            <text:p>447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string">
            <text:p>25.11.2012 06:46:12</text:p>
          </table:table-cell>
          <table:table-cell office:value-type="string">
            <text:p>Pailova Lenka/e00959@intra.graz.at/e00959@intra.graz.at/GGA-60101/2012-11-25T18:46:1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4">
            <text:p>121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62">
            <text:p>462</text:p>
          </table:table-cell>
          <table:table-cell office:value-type="float" office:value="15">
            <text:p>15</text:p>
          </table:table-cell>
          <table:table-cell office:value-type="float" office:value="447">
            <text:p>44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25.11.2012 06:46:12</text:p>
          </table:table-cell>
          <table:table-cell office:value-type="string">
            <text:p>Pailova Lenka/e00959@intra.graz.at/e00959@intra.graz.at/GGA-60101/2012-11-25T18:46:1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4">
            <text:p>121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62">
            <text:p>462</text:p>
          </table:table-cell>
          <table:table-cell office:value-type="float" office:value="15">
            <text:p>15</text:p>
          </table:table-cell>
          <table:table-cell office:value-type="float" office:value="447">
            <text:p>447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5.11.2012 06:46:12</text:p>
          </table:table-cell>
          <table:table-cell office:value-type="string">
            <text:p>Pailova Lenka/e00959@intra.graz.at/e00959@intra.graz.at/GGA-60101/2012-11-25T18:46:1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4">
            <text:p>121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62">
            <text:p>462</text:p>
          </table:table-cell>
          <table:table-cell office:value-type="float" office:value="15">
            <text:p>15</text:p>
          </table:table-cell>
          <table:table-cell office:value-type="float" office:value="447">
            <text:p>44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25.11.2012 06:46:12</text:p>
          </table:table-cell>
          <table:table-cell office:value-type="string">
            <text:p>Pailova Lenka/e00959@intra.graz.at/e00959@intra.graz.at/GGA-60101/2012-11-25T18:46:1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5">
            <text:p>121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  <table:table-cell office:value-type="float" office:value="17">
            <text:p>17</text:p>
          </table:table-cell>
          <table:table-cell office:value-type="float" office:value="456">
            <text:p>456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string">
            <text:p>25.11.2012 05:49:10</text:p>
          </table:table-cell>
          <table:table-cell office:value-type="string">
            <text:p>Wresounig Michael/p12151@intra.graz.at/p12151@intra.graz.at/GGA-60101/2012-11-25T17:49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5">
            <text:p>121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73">
            <text:p>473</text:p>
          </table:table-cell>
          <table:table-cell office:value-type="float" office:value="17">
            <text:p>17</text:p>
          </table:table-cell>
          <table:table-cell office:value-type="float" office:value="456">
            <text:p>456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string">
            <text:p>25.11.2012 05:49:10</text:p>
          </table:table-cell>
          <table:table-cell office:value-type="string">
            <text:p>Wresounig Michael/p12151@intra.graz.at/p12151@intra.graz.at/GGA-60101/2012-11-25T17:49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5">
            <text:p>121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73">
            <text:p>473</text:p>
          </table:table-cell>
          <table:table-cell office:value-type="float" office:value="17">
            <text:p>17</text:p>
          </table:table-cell>
          <table:table-cell office:value-type="float" office:value="456">
            <text:p>45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25.11.2012 05:49:10</text:p>
          </table:table-cell>
          <table:table-cell office:value-type="string">
            <text:p>Wresounig Michael/p12151@intra.graz.at/p12151@intra.graz.at/GGA-60101/2012-11-25T17:49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5">
            <text:p>121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73">
            <text:p>473</text:p>
          </table:table-cell>
          <table:table-cell office:value-type="float" office:value="17">
            <text:p>17</text:p>
          </table:table-cell>
          <table:table-cell office:value-type="float" office:value="456">
            <text:p>4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25.11.2012 05:49:10</text:p>
          </table:table-cell>
          <table:table-cell office:value-type="string">
            <text:p>Wresounig Michael/p12151@intra.graz.at/p12151@intra.graz.at/GGA-60101/2012-11-25T17:49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5">
            <text:p>121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73">
            <text:p>473</text:p>
          </table:table-cell>
          <table:table-cell office:value-type="float" office:value="17">
            <text:p>17</text:p>
          </table:table-cell>
          <table:table-cell office:value-type="float" office:value="456">
            <text:p>456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25.11.2012 05:49:10</text:p>
          </table:table-cell>
          <table:table-cell office:value-type="string">
            <text:p>Wresounig Michael/p12151@intra.graz.at/p12151@intra.graz.at/GGA-60101/2012-11-25T17:49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6">
            <text:p>121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509">
            <text:p>509</text:p>
          </table:table-cell>
          <table:table-cell office:value-type="float" office:value="65">
            <text:p>65</text:p>
          </table:table-cell>
          <table:table-cell office:value-type="float" office:value="444">
            <text:p>444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25.11.2012 06:55:13</text:p>
          </table:table-cell>
          <table:table-cell office:value-type="string">
            <text:p>Pailova Lenka/e00959@intra.graz.at/e00959@intra.graz.at/GGA-60101/2012-11-25T18:55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6">
            <text:p>121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509">
            <text:p>509</text:p>
          </table:table-cell>
          <table:table-cell office:value-type="float" office:value="65">
            <text:p>65</text:p>
          </table:table-cell>
          <table:table-cell office:value-type="float" office:value="444">
            <text:p>444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string">
            <text:p>25.11.2012 06:55:13</text:p>
          </table:table-cell>
          <table:table-cell office:value-type="string">
            <text:p>Pailova Lenka/e00959@intra.graz.at/e00959@intra.graz.at/GGA-60101/2012-11-25T18:55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6">
            <text:p>121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509">
            <text:p>509</text:p>
          </table:table-cell>
          <table:table-cell office:value-type="float" office:value="65">
            <text:p>65</text:p>
          </table:table-cell>
          <table:table-cell office:value-type="float" office:value="444">
            <text:p>444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25.11.2012 06:55:13</text:p>
          </table:table-cell>
          <table:table-cell office:value-type="string">
            <text:p>Pailova Lenka/e00959@intra.graz.at/e00959@intra.graz.at/GGA-60101/2012-11-25T18:55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6">
            <text:p>121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509">
            <text:p>509</text:p>
          </table:table-cell>
          <table:table-cell office:value-type="float" office:value="65">
            <text:p>65</text:p>
          </table:table-cell>
          <table:table-cell office:value-type="float" office:value="444">
            <text:p>444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5.11.2012 06:55:13</text:p>
          </table:table-cell>
          <table:table-cell office:value-type="string">
            <text:p>Pailova Lenka/e00959@intra.graz.at/e00959@intra.graz.at/GGA-60101/2012-11-25T18:55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6">
            <text:p>121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509">
            <text:p>509</text:p>
          </table:table-cell>
          <table:table-cell office:value-type="float" office:value="65">
            <text:p>65</text:p>
          </table:table-cell>
          <table:table-cell office:value-type="float" office:value="444">
            <text:p>444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25.11.2012 06:55:13</text:p>
          </table:table-cell>
          <table:table-cell office:value-type="string">
            <text:p>Pailova Lenka/e00959@intra.graz.at/e00959@intra.graz.at/GGA-60101/2012-11-25T18:55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7">
            <text:p>121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office:value-type="float" office:value="14">
            <text:p>14</text:p>
          </table:table-cell>
          <table:table-cell office:value-type="float" office:value="477">
            <text:p>477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string">
            <text:p>25.11.2012 07:27:40</text:p>
          </table:table-cell>
          <table:table-cell office:value-type="string">
            <text:p>Pailova Lenka/e00959@intra.graz.at/e00959@intra.graz.at/GGA-60101/2012-11-25T19:27:4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7">
            <text:p>121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14">
            <text:p>14</text:p>
          </table:table-cell>
          <table:table-cell office:value-type="float" office:value="477">
            <text:p>477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string">
            <text:p>25.11.2012 07:27:40</text:p>
          </table:table-cell>
          <table:table-cell office:value-type="string">
            <text:p>Pailova Lenka/e00959@intra.graz.at/e00959@intra.graz.at/GGA-60101/2012-11-25T19:27:4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7">
            <text:p>121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91">
            <text:p>491</text:p>
          </table:table-cell>
          <table:table-cell office:value-type="float" office:value="14">
            <text:p>14</text:p>
          </table:table-cell>
          <table:table-cell office:value-type="float" office:value="477">
            <text:p>477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25.11.2012 07:27:40</text:p>
          </table:table-cell>
          <table:table-cell office:value-type="string">
            <text:p>Pailova Lenka/e00959@intra.graz.at/e00959@intra.graz.at/GGA-60101/2012-11-25T19:27:4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7">
            <text:p>121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91">
            <text:p>491</text:p>
          </table:table-cell>
          <table:table-cell office:value-type="float" office:value="14">
            <text:p>14</text:p>
          </table:table-cell>
          <table:table-cell office:value-type="float" office:value="477">
            <text:p>477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25.11.2012 07:27:40</text:p>
          </table:table-cell>
          <table:table-cell office:value-type="string">
            <text:p>Pailova Lenka/e00959@intra.graz.at/e00959@intra.graz.at/GGA-60101/2012-11-25T19:27:4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7">
            <text:p>121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91">
            <text:p>491</text:p>
          </table:table-cell>
          <table:table-cell office:value-type="float" office:value="14">
            <text:p>14</text:p>
          </table:table-cell>
          <table:table-cell office:value-type="float" office:value="477">
            <text:p>477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25.11.2012 07:27:40</text:p>
          </table:table-cell>
          <table:table-cell office:value-type="string">
            <text:p>Pailova Lenka/e00959@intra.graz.at/e00959@intra.graz.at/GGA-60101/2012-11-25T19:27:4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8">
            <text:p>121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81">
            <text:p>481</text:p>
          </table:table-cell>
          <table:table-cell office:value-type="float" office:value="15">
            <text:p>15</text:p>
          </table:table-cell>
          <table:table-cell office:value-type="float" office:value="466">
            <text:p>466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25.11.2012 07:20:18</text:p>
          </table:table-cell>
          <table:table-cell office:value-type="string">
            <text:p>Pailova Lenka/e00959@intra.graz.at/e00959@intra.graz.at/GGA-60101/2012-11-25T19:20:2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8">
            <text:p>121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81">
            <text:p>481</text:p>
          </table:table-cell>
          <table:table-cell office:value-type="float" office:value="15">
            <text:p>15</text:p>
          </table:table-cell>
          <table:table-cell office:value-type="float" office:value="466">
            <text:p>466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string">
            <text:p>25.11.2012 07:20:18</text:p>
          </table:table-cell>
          <table:table-cell office:value-type="string">
            <text:p>Pailova Lenka/e00959@intra.graz.at/e00959@intra.graz.at/GGA-60101/2012-11-25T19:20:2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8">
            <text:p>121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81">
            <text:p>481</text:p>
          </table:table-cell>
          <table:table-cell office:value-type="float" office:value="15">
            <text:p>15</text:p>
          </table:table-cell>
          <table:table-cell office:value-type="float" office:value="466">
            <text:p>466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25.11.2012 07:20:18</text:p>
          </table:table-cell>
          <table:table-cell office:value-type="string">
            <text:p>Pailova Lenka/e00959@intra.graz.at/e00959@intra.graz.at/GGA-60101/2012-11-25T19:20:2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8">
            <text:p>121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81">
            <text:p>481</text:p>
          </table:table-cell>
          <table:table-cell office:value-type="float" office:value="15">
            <text:p>15</text:p>
          </table:table-cell>
          <table:table-cell office:value-type="float" office:value="466">
            <text:p>466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25.11.2012 07:20:18</text:p>
          </table:table-cell>
          <table:table-cell office:value-type="string">
            <text:p>Pailova Lenka/e00959@intra.graz.at/e00959@intra.graz.at/GGA-60101/2012-11-25T19:20:2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8">
            <text:p>121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81">
            <text:p>481</text:p>
          </table:table-cell>
          <table:table-cell office:value-type="float" office:value="15">
            <text:p>15</text:p>
          </table:table-cell>
          <table:table-cell office:value-type="float" office:value="466">
            <text:p>466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25.11.2012 07:20:18</text:p>
          </table:table-cell>
          <table:table-cell office:value-type="string">
            <text:p>Pailova Lenka/e00959@intra.graz.at/e00959@intra.graz.at/GGA-60101/2012-11-25T19:20:2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9">
            <text:p>121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81">
            <text:p>481</text:p>
          </table:table-cell>
          <table:table-cell office:value-type="float" office:value="31">
            <text:p>31</text:p>
          </table:table-cell>
          <table:table-cell office:value-type="float" office:value="450">
            <text:p>450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25.11.2012 08:43:14</text:p>
          </table:table-cell>
          <table:table-cell office:value-type="string">
            <text:p>Schwandner Gerald/p10308@intra.graz.at/p10308@intra.graz.at/GGA-60101/2012-11-25T20:43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9">
            <text:p>121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81">
            <text:p>481</text:p>
          </table:table-cell>
          <table:table-cell office:value-type="float" office:value="31">
            <text:p>31</text:p>
          </table:table-cell>
          <table:table-cell office:value-type="float" office:value="450">
            <text:p>450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string">
            <text:p>25.11.2012 08:43:14</text:p>
          </table:table-cell>
          <table:table-cell office:value-type="string">
            <text:p>Schwandner Gerald/p10308@intra.graz.at/p10308@intra.graz.at/GGA-60101/2012-11-25T20:43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9">
            <text:p>121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81">
            <text:p>481</text:p>
          </table:table-cell>
          <table:table-cell office:value-type="float" office:value="31">
            <text:p>31</text:p>
          </table:table-cell>
          <table:table-cell office:value-type="float" office:value="450">
            <text:p>45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25.11.2012 08:43:14</text:p>
          </table:table-cell>
          <table:table-cell office:value-type="string">
            <text:p>Schwandner Gerald/p10308@intra.graz.at/p10308@intra.graz.at/GGA-60101/2012-11-25T20:43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9">
            <text:p>121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81">
            <text:p>481</text:p>
          </table:table-cell>
          <table:table-cell office:value-type="float" office:value="31">
            <text:p>31</text:p>
          </table:table-cell>
          <table:table-cell office:value-type="float" office:value="450">
            <text:p>450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25.11.2012 08:43:14</text:p>
          </table:table-cell>
          <table:table-cell office:value-type="string">
            <text:p>Schwandner Gerald/p10308@intra.graz.at/p10308@intra.graz.at/GGA-60101/2012-11-25T20:43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219">
            <text:p>121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81">
            <text:p>481</text:p>
          </table:table-cell>
          <table:table-cell office:value-type="float" office:value="31">
            <text:p>31</text:p>
          </table:table-cell>
          <table:table-cell office:value-type="float" office:value="450">
            <text:p>45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5.11.2012 08:43:14</text:p>
          </table:table-cell>
          <table:table-cell office:value-type="string">
            <text:p>Schwandner Gerald/p10308@intra.graz.at/p10308@intra.graz.at/GGA-60101/2012-11-25T20:43:2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298">
            <text:p>129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7.11.2012 09:00:45</text:p>
          </table:table-cell>
          <table:table-cell office:value-type="string">
            <text:p>Schwartz Wolfgang/p14139@intra.graz.at/p14139@intra.graz.at/GGA-60101/2012-11-27T09:00:4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298">
            <text:p>129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string">
            <text:p>27.11.2012 09:00:45</text:p>
          </table:table-cell>
          <table:table-cell office:value-type="string">
            <text:p>Schwartz Wolfgang/p14139@intra.graz.at/p14139@intra.graz.at/GGA-60101/2012-11-27T09:00:4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298">
            <text:p>129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27.11.2012 09:00:45</text:p>
          </table:table-cell>
          <table:table-cell office:value-type="string">
            <text:p>Schwartz Wolfgang/p14139@intra.graz.at/p14139@intra.graz.at/GGA-60101/2012-11-27T09:00:4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298">
            <text:p>129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27.11.2012 09:00:45</text:p>
          </table:table-cell>
          <table:table-cell office:value-type="string">
            <text:p>Schwartz Wolfgang/p14139@intra.graz.at/p14139@intra.graz.at/GGA-60101/2012-11-27T09:00:4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298">
            <text:p>129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7.11.2012 09:00:45</text:p>
          </table:table-cell>
          <table:table-cell office:value-type="string">
            <text:p>Schwartz Wolfgang/p14139@intra.graz.at/p14139@intra.graz.at/GGA-60101/2012-11-27T09:00:4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299">
            <text:p>129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816">
            <text:p>816</text:p>
          </table:table-cell>
          <table:table-cell office:value-type="float" office:value="23">
            <text:p>23</text:p>
          </table:table-cell>
          <table:table-cell office:value-type="float" office:value="793">
            <text:p>793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string">
            <text:p>26.11.2012 02:27:55</text:p>
          </table:table-cell>
          <table:table-cell office:value-type="string">
            <text:p>Schwartz Wolfgang/p14139@intra.graz.at/p14139@intra.graz.at/GGA-60101/2012-11-26T14:28:0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299">
            <text:p>129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816">
            <text:p>816</text:p>
          </table:table-cell>
          <table:table-cell office:value-type="float" office:value="23">
            <text:p>23</text:p>
          </table:table-cell>
          <table:table-cell office:value-type="float" office:value="793">
            <text:p>793</text:p>
          </table:table-cell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string">
            <text:p>26.11.2012 02:27:55</text:p>
          </table:table-cell>
          <table:table-cell office:value-type="string">
            <text:p>Schwartz Wolfgang/p14139@intra.graz.at/p14139@intra.graz.at/GGA-60101/2012-11-26T14:28:0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299">
            <text:p>129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816">
            <text:p>816</text:p>
          </table:table-cell>
          <table:table-cell office:value-type="float" office:value="23">
            <text:p>23</text:p>
          </table:table-cell>
          <table:table-cell office:value-type="float" office:value="793">
            <text:p>793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26.11.2012 02:27:55</text:p>
          </table:table-cell>
          <table:table-cell office:value-type="string">
            <text:p>Schwartz Wolfgang/p14139@intra.graz.at/p14139@intra.graz.at/GGA-60101/2012-11-26T14:28:0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299">
            <text:p>129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816">
            <text:p>816</text:p>
          </table:table-cell>
          <table:table-cell office:value-type="float" office:value="23">
            <text:p>23</text:p>
          </table:table-cell>
          <table:table-cell office:value-type="float" office:value="793">
            <text:p>793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string">
            <text:p>26.11.2012 02:27:55</text:p>
          </table:table-cell>
          <table:table-cell office:value-type="string">
            <text:p>Schwartz Wolfgang/p14139@intra.graz.at/p14139@intra.graz.at/GGA-60101/2012-11-26T14:28:0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299">
            <text:p>129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816">
            <text:p>816</text:p>
          </table:table-cell>
          <table:table-cell office:value-type="float" office:value="23">
            <text:p>23</text:p>
          </table:table-cell>
          <table:table-cell office:value-type="float" office:value="793">
            <text:p>793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string">
            <text:p>26.11.2012 02:27:55</text:p>
          </table:table-cell>
          <table:table-cell office:value-type="string">
            <text:p>Schwartz Wolfgang/p14139@intra.graz.at/p14139@intra.graz.at/GGA-60101/2012-11-26T14:28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1">
            <text:p>130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office:value-type="float" office:value="43">
            <text:p>43</text:p>
          </table:table-cell>
          <table:table-cell office:value-type="float" office:value="298">
            <text:p>298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25.11.2012 06:56:58</text:p>
          </table:table-cell>
          <table:table-cell office:value-type="string">
            <text:p>Pailova Lenka/e00959@intra.graz.at/e00959@intra.graz.at/GGA-60101/2012-11-25T18:57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1">
            <text:p>130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43">
            <text:p>43</text:p>
          </table:table-cell>
          <table:table-cell office:value-type="float" office:value="298">
            <text:p>298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25.11.2012 06:56:58</text:p>
          </table:table-cell>
          <table:table-cell office:value-type="string">
            <text:p>Pailova Lenka/e00959@intra.graz.at/e00959@intra.graz.at/GGA-60101/2012-11-25T18:57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1">
            <text:p>130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41">
            <text:p>341</text:p>
          </table:table-cell>
          <table:table-cell office:value-type="float" office:value="43">
            <text:p>43</text:p>
          </table:table-cell>
          <table:table-cell office:value-type="float" office:value="298">
            <text:p>298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25.11.2012 06:56:58</text:p>
          </table:table-cell>
          <table:table-cell office:value-type="string">
            <text:p>Pailova Lenka/e00959@intra.graz.at/e00959@intra.graz.at/GGA-60101/2012-11-25T18:57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1">
            <text:p>130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41">
            <text:p>341</text:p>
          </table:table-cell>
          <table:table-cell office:value-type="float" office:value="43">
            <text:p>43</text:p>
          </table:table-cell>
          <table:table-cell office:value-type="float" office:value="298">
            <text:p>29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25.11.2012 06:56:58</text:p>
          </table:table-cell>
          <table:table-cell office:value-type="string">
            <text:p>Pailova Lenka/e00959@intra.graz.at/e00959@intra.graz.at/GGA-60101/2012-11-25T18:57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1">
            <text:p>130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41">
            <text:p>341</text:p>
          </table:table-cell>
          <table:table-cell office:value-type="float" office:value="43">
            <text:p>43</text:p>
          </table:table-cell>
          <table:table-cell office:value-type="float" office:value="298">
            <text:p>298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6:56:58</text:p>
          </table:table-cell>
          <table:table-cell office:value-type="string">
            <text:p>Pailova Lenka/e00959@intra.graz.at/e00959@intra.graz.at/GGA-60101/2012-11-25T18:57:0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2">
            <text:p>130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  <table:table-cell office:value-type="float" office:value="11">
            <text:p>11</text:p>
          </table:table-cell>
          <table:table-cell office:value-type="float" office:value="394">
            <text:p>394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25.11.2012 08:44:08</text:p>
          </table:table-cell>
          <table:table-cell office:value-type="string">
            <text:p>Pailova Lenka/e00959@intra.graz.at/e00959@intra.graz.at/GGA-60101/2012-11-25T20:44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2">
            <text:p>130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05">
            <text:p>405</text:p>
          </table:table-cell>
          <table:table-cell office:value-type="float" office:value="11">
            <text:p>11</text:p>
          </table:table-cell>
          <table:table-cell office:value-type="float" office:value="394">
            <text:p>394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string">
            <text:p>25.11.2012 08:44:08</text:p>
          </table:table-cell>
          <table:table-cell office:value-type="string">
            <text:p>Pailova Lenka/e00959@intra.graz.at/e00959@intra.graz.at/GGA-60101/2012-11-25T20:44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2">
            <text:p>130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05">
            <text:p>405</text:p>
          </table:table-cell>
          <table:table-cell office:value-type="float" office:value="11">
            <text:p>11</text:p>
          </table:table-cell>
          <table:table-cell office:value-type="float" office:value="394">
            <text:p>394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25.11.2012 08:44:08</text:p>
          </table:table-cell>
          <table:table-cell office:value-type="string">
            <text:p>Pailova Lenka/e00959@intra.graz.at/e00959@intra.graz.at/GGA-60101/2012-11-25T20:44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2">
            <text:p>130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05">
            <text:p>405</text:p>
          </table:table-cell>
          <table:table-cell office:value-type="float" office:value="11">
            <text:p>11</text:p>
          </table:table-cell>
          <table:table-cell office:value-type="float" office:value="394">
            <text:p>39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25.11.2012 08:44:08</text:p>
          </table:table-cell>
          <table:table-cell office:value-type="string">
            <text:p>Pailova Lenka/e00959@intra.graz.at/e00959@intra.graz.at/GGA-60101/2012-11-25T20:44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2">
            <text:p>130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05">
            <text:p>405</text:p>
          </table:table-cell>
          <table:table-cell office:value-type="float" office:value="11">
            <text:p>11</text:p>
          </table:table-cell>
          <table:table-cell office:value-type="float" office:value="394">
            <text:p>39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8:44:08</text:p>
          </table:table-cell>
          <table:table-cell office:value-type="string">
            <text:p>Pailova Lenka/e00959@intra.graz.at/e00959@intra.graz.at/GGA-60101/2012-11-25T20:44:1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3">
            <text:p>130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float" office:value="12">
            <text:p>12</text:p>
          </table:table-cell>
          <table:table-cell office:value-type="float" office:value="211">
            <text:p>21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25.11.2012 06:44:21</text:p>
          </table:table-cell>
          <table:table-cell office:value-type="string">
            <text:p>Schwandner Gerald/p10308@intra.graz.at/p10308@intra.graz.at/GGA-60101/2012-11-25T18:44:2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3">
            <text:p>130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12">
            <text:p>12</text:p>
          </table:table-cell>
          <table:table-cell office:value-type="float" office:value="211">
            <text:p>21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25.11.2012 06:44:21</text:p>
          </table:table-cell>
          <table:table-cell office:value-type="string">
            <text:p>Schwandner Gerald/p10308@intra.graz.at/p10308@intra.graz.at/GGA-60101/2012-11-25T18:44:2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3">
            <text:p>130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23">
            <text:p>223</text:p>
          </table:table-cell>
          <table:table-cell office:value-type="float" office:value="12">
            <text:p>12</text:p>
          </table:table-cell>
          <table:table-cell office:value-type="float" office:value="211">
            <text:p>21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25.11.2012 06:44:21</text:p>
          </table:table-cell>
          <table:table-cell office:value-type="string">
            <text:p>Schwandner Gerald/p10308@intra.graz.at/p10308@intra.graz.at/GGA-60101/2012-11-25T18:44:2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3">
            <text:p>130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23">
            <text:p>223</text:p>
          </table:table-cell>
          <table:table-cell office:value-type="float" office:value="12">
            <text:p>12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25.11.2012 06:44:21</text:p>
          </table:table-cell>
          <table:table-cell office:value-type="string">
            <text:p>Schwandner Gerald/p10308@intra.graz.at/p10308@intra.graz.at/GGA-60101/2012-11-25T18:44:2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3">
            <text:p>130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12">
            <text:p>12</text:p>
          </table:table-cell>
          <table:table-cell office:value-type="float" office:value="211">
            <text:p>21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6:44:21</text:p>
          </table:table-cell>
          <table:table-cell office:value-type="string">
            <text:p>Schwandner Gerald/p10308@intra.graz.at/p10308@intra.graz.at/GGA-60101/2012-11-25T18:44:2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4">
            <text:p>130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14">
            <text:p>314</text:p>
          </table:table-cell>
          <table:table-cell office:value-type="float" office:value="31">
            <text:p>31</text:p>
          </table:table-cell>
          <table:table-cell office:value-type="float" office:value="283">
            <text:p>283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25.11.2012 05:54:35</text:p>
          </table:table-cell>
          <table:table-cell office:value-type="string">
            <text:p>Wresounig Michael/p12151@intra.graz.at/p12151@intra.graz.at/GGA-60101/2012-11-25T17:54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4">
            <text:p>130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31">
            <text:p>31</text:p>
          </table:table-cell>
          <table:table-cell office:value-type="float" office:value="283">
            <text:p>283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25.11.2012 05:54:35</text:p>
          </table:table-cell>
          <table:table-cell office:value-type="string">
            <text:p>Wresounig Michael/p12151@intra.graz.at/p12151@intra.graz.at/GGA-60101/2012-11-25T17:54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4">
            <text:p>130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14">
            <text:p>314</text:p>
          </table:table-cell>
          <table:table-cell office:value-type="float" office:value="31">
            <text:p>31</text:p>
          </table:table-cell>
          <table:table-cell office:value-type="float" office:value="283">
            <text:p>28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5.11.2012 05:54:35</text:p>
          </table:table-cell>
          <table:table-cell office:value-type="string">
            <text:p>Wresounig Michael/p12151@intra.graz.at/p12151@intra.graz.at/GGA-60101/2012-11-25T17:54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4">
            <text:p>130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14">
            <text:p>314</text:p>
          </table:table-cell>
          <table:table-cell office:value-type="float" office:value="31">
            <text:p>31</text:p>
          </table:table-cell>
          <table:table-cell office:value-type="float" office:value="283">
            <text:p>28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25.11.2012 05:54:35</text:p>
          </table:table-cell>
          <table:table-cell office:value-type="string">
            <text:p>Wresounig Michael/p12151@intra.graz.at/p12151@intra.graz.at/GGA-60101/2012-11-25T17:54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4">
            <text:p>130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14">
            <text:p>314</text:p>
          </table:table-cell>
          <table:table-cell office:value-type="float" office:value="31">
            <text:p>31</text:p>
          </table:table-cell>
          <table:table-cell office:value-type="float" office:value="283">
            <text:p>283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25.11.2012 05:54:35</text:p>
          </table:table-cell>
          <table:table-cell office:value-type="string">
            <text:p>Wresounig Michael/p12151@intra.graz.at/p12151@intra.graz.at/GGA-60101/2012-11-25T17:54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5">
            <text:p>130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27">
            <text:p>327</text:p>
          </table:table-cell>
          <table:table-cell office:value-type="float" office:value="34">
            <text:p>34</text:p>
          </table:table-cell>
          <table:table-cell office:value-type="float" office:value="293">
            <text:p>293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25.11.2012 05:57:21</text:p>
          </table:table-cell>
          <table:table-cell office:value-type="string">
            <text:p>Wresounig Michael/p12151@intra.graz.at/p12151@intra.graz.at/GGA-60101/2012-11-25T17:57:2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5">
            <text:p>130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34">
            <text:p>34</text:p>
          </table:table-cell>
          <table:table-cell office:value-type="float" office:value="293">
            <text:p>293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string">
            <text:p>25.11.2012 05:57:21</text:p>
          </table:table-cell>
          <table:table-cell office:value-type="string">
            <text:p>Wresounig Michael/p12151@intra.graz.at/p12151@intra.graz.at/GGA-60101/2012-11-25T17:57:2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5">
            <text:p>130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27">
            <text:p>327</text:p>
          </table:table-cell>
          <table:table-cell office:value-type="float" office:value="34">
            <text:p>34</text:p>
          </table:table-cell>
          <table:table-cell office:value-type="float" office:value="293">
            <text:p>29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5.11.2012 05:57:21</text:p>
          </table:table-cell>
          <table:table-cell office:value-type="string">
            <text:p>Wresounig Michael/p12151@intra.graz.at/p12151@intra.graz.at/GGA-60101/2012-11-25T17:57:2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5">
            <text:p>130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27">
            <text:p>327</text:p>
          </table:table-cell>
          <table:table-cell office:value-type="float" office:value="34">
            <text:p>34</text:p>
          </table:table-cell>
          <table:table-cell office:value-type="float" office:value="293">
            <text:p>29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5.11.2012 05:57:21</text:p>
          </table:table-cell>
          <table:table-cell office:value-type="string">
            <text:p>Wresounig Michael/p12151@intra.graz.at/p12151@intra.graz.at/GGA-60101/2012-11-25T17:57:2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5">
            <text:p>130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27">
            <text:p>327</text:p>
          </table:table-cell>
          <table:table-cell office:value-type="float" office:value="34">
            <text:p>34</text:p>
          </table:table-cell>
          <table:table-cell office:value-type="float" office:value="293">
            <text:p>29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25.11.2012 05:57:21</text:p>
          </table:table-cell>
          <table:table-cell office:value-type="string">
            <text:p>Wresounig Michael/p12151@intra.graz.at/p12151@intra.graz.at/GGA-60101/2012-11-25T17:57:2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6">
            <text:p>130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office:value-type="float" office:value="42">
            <text:p>42</text:p>
          </table:table-cell>
          <table:table-cell office:value-type="float" office:value="290">
            <text:p>290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25.11.2012 06:01:54</text:p>
          </table:table-cell>
          <table:table-cell office:value-type="string">
            <text:p>Wresounig Michael/p12151@intra.graz.at/p12151@intra.graz.at/GGA-60101/2012-11-25T18:02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6">
            <text:p>130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42">
            <text:p>42</text:p>
          </table:table-cell>
          <table:table-cell office:value-type="float" office:value="290">
            <text:p>29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string">
            <text:p>25.11.2012 06:01:54</text:p>
          </table:table-cell>
          <table:table-cell office:value-type="string">
            <text:p>Wresounig Michael/p12151@intra.graz.at/p12151@intra.graz.at/GGA-60101/2012-11-25T18:02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6">
            <text:p>130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32">
            <text:p>332</text:p>
          </table:table-cell>
          <table:table-cell office:value-type="float" office:value="42">
            <text:p>42</text:p>
          </table:table-cell>
          <table:table-cell office:value-type="float" office:value="290">
            <text:p>29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25.11.2012 06:01:54</text:p>
          </table:table-cell>
          <table:table-cell office:value-type="string">
            <text:p>Wresounig Michael/p12151@intra.graz.at/p12151@intra.graz.at/GGA-60101/2012-11-25T18:02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6">
            <text:p>130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32">
            <text:p>332</text:p>
          </table:table-cell>
          <table:table-cell office:value-type="float" office:value="42">
            <text:p>42</text:p>
          </table:table-cell>
          <table:table-cell office:value-type="float" office:value="290">
            <text:p>29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25.11.2012 06:01:54</text:p>
          </table:table-cell>
          <table:table-cell office:value-type="string">
            <text:p>Wresounig Michael/p12151@intra.graz.at/p12151@intra.graz.at/GGA-60101/2012-11-25T18:02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6">
            <text:p>130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32">
            <text:p>332</text:p>
          </table:table-cell>
          <table:table-cell office:value-type="float" office:value="42">
            <text:p>42</text:p>
          </table:table-cell>
          <table:table-cell office:value-type="float" office:value="290">
            <text:p>290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25.11.2012 06:01:54</text:p>
          </table:table-cell>
          <table:table-cell office:value-type="string">
            <text:p>Wresounig Michael/p12151@intra.graz.at/p12151@intra.graz.at/GGA-60101/2012-11-25T18:02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7">
            <text:p>130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51">
            <text:p>251</text:p>
          </table:table-cell>
          <table:table-cell office:value-type="float" office:value="34">
            <text:p>34</text:p>
          </table:table-cell>
          <table:table-cell office:value-type="float" office:value="217">
            <text:p>21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25.11.2012 05:41:43</text:p>
          </table:table-cell>
          <table:table-cell office:value-type="string">
            <text:p>Wresounig Michael/p12151@intra.graz.at/p12151@intra.graz.at/GGA-60101/2012-11-25T17:41:4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7">
            <text:p>130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34">
            <text:p>34</text:p>
          </table:table-cell>
          <table:table-cell office:value-type="float" office:value="217">
            <text:p>217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5.11.2012 05:41:43</text:p>
          </table:table-cell>
          <table:table-cell office:value-type="string">
            <text:p>Wresounig Michael/p12151@intra.graz.at/p12151@intra.graz.at/GGA-60101/2012-11-25T17:41:4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7">
            <text:p>130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51">
            <text:p>251</text:p>
          </table:table-cell>
          <table:table-cell office:value-type="float" office:value="34">
            <text:p>34</text:p>
          </table:table-cell>
          <table:table-cell office:value-type="float" office:value="217">
            <text:p>217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25.11.2012 05:41:43</text:p>
          </table:table-cell>
          <table:table-cell office:value-type="string">
            <text:p>Wresounig Michael/p12151@intra.graz.at/p12151@intra.graz.at/GGA-60101/2012-11-25T17:41:4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7">
            <text:p>130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51">
            <text:p>251</text:p>
          </table:table-cell>
          <table:table-cell office:value-type="float" office:value="34">
            <text:p>34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5.11.2012 05:41:43</text:p>
          </table:table-cell>
          <table:table-cell office:value-type="string">
            <text:p>Wresounig Michael/p12151@intra.graz.at/p12151@intra.graz.at/GGA-60101/2012-11-25T17:41:4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7">
            <text:p>130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34">
            <text:p>34</text:p>
          </table:table-cell>
          <table:table-cell office:value-type="float" office:value="217">
            <text:p>21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25.11.2012 05:41:43</text:p>
          </table:table-cell>
          <table:table-cell office:value-type="string">
            <text:p>Wresounig Michael/p12151@intra.graz.at/p12151@intra.graz.at/GGA-60101/2012-11-25T17:41:4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8">
            <text:p>130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  <table:table-cell office:value-type="float" office:value="22">
            <text:p>22</text:p>
          </table:table-cell>
          <table:table-cell office:value-type="float" office:value="398">
            <text:p>398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25.11.2012 06:23:16</text:p>
          </table:table-cell>
          <table:table-cell office:value-type="string">
            <text:p>Wresounig Michael/p12151@intra.graz.at/p12151@intra.graz.at/GGA-60101/2012-11-25T18:23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8">
            <text:p>130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20">
            <text:p>420</text:p>
          </table:table-cell>
          <table:table-cell office:value-type="float" office:value="22">
            <text:p>22</text:p>
          </table:table-cell>
          <table:table-cell office:value-type="float" office:value="398">
            <text:p>398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string">
            <text:p>25.11.2012 06:23:16</text:p>
          </table:table-cell>
          <table:table-cell office:value-type="string">
            <text:p>Wresounig Michael/p12151@intra.graz.at/p12151@intra.graz.at/GGA-60101/2012-11-25T18:23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8">
            <text:p>130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20">
            <text:p>420</text:p>
          </table:table-cell>
          <table:table-cell office:value-type="float" office:value="22">
            <text:p>22</text:p>
          </table:table-cell>
          <table:table-cell office:value-type="float" office:value="398">
            <text:p>398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25.11.2012 06:23:16</text:p>
          </table:table-cell>
          <table:table-cell office:value-type="string">
            <text:p>Wresounig Michael/p12151@intra.graz.at/p12151@intra.graz.at/GGA-60101/2012-11-25T18:23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8">
            <text:p>130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20">
            <text:p>420</text:p>
          </table:table-cell>
          <table:table-cell office:value-type="float" office:value="22">
            <text:p>22</text:p>
          </table:table-cell>
          <table:table-cell office:value-type="float" office:value="398">
            <text:p>39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25.11.2012 06:23:16</text:p>
          </table:table-cell>
          <table:table-cell office:value-type="string">
            <text:p>Wresounig Michael/p12151@intra.graz.at/p12151@intra.graz.at/GGA-60101/2012-11-25T18:23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8">
            <text:p>130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20">
            <text:p>420</text:p>
          </table:table-cell>
          <table:table-cell office:value-type="float" office:value="22">
            <text:p>22</text:p>
          </table:table-cell>
          <table:table-cell office:value-type="float" office:value="398">
            <text:p>39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25.11.2012 06:23:16</text:p>
          </table:table-cell>
          <table:table-cell office:value-type="string">
            <text:p>Wresounig Michael/p12151@intra.graz.at/p12151@intra.graz.at/GGA-60101/2012-11-25T18:23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9">
            <text:p>130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34">
            <text:p>34</text:p>
          </table:table-cell>
          <table:table-cell office:value-type="float" office:value="314">
            <text:p>314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25.11.2012 05:48:22</text:p>
          </table:table-cell>
          <table:table-cell office:value-type="string">
            <text:p>Wresounig Michael/p12151@intra.graz.at/p12151@intra.graz.at/GGA-60101/2012-11-25T17:48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9">
            <text:p>130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34">
            <text:p>34</text:p>
          </table:table-cell>
          <table:table-cell office:value-type="float" office:value="314">
            <text:p>31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string">
            <text:p>25.11.2012 05:48:22</text:p>
          </table:table-cell>
          <table:table-cell office:value-type="string">
            <text:p>Wresounig Michael/p12151@intra.graz.at/p12151@intra.graz.at/GGA-60101/2012-11-25T17:48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9">
            <text:p>130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48">
            <text:p>348</text:p>
          </table:table-cell>
          <table:table-cell office:value-type="float" office:value="34">
            <text:p>34</text:p>
          </table:table-cell>
          <table:table-cell office:value-type="float" office:value="314">
            <text:p>31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25.11.2012 05:48:22</text:p>
          </table:table-cell>
          <table:table-cell office:value-type="string">
            <text:p>Wresounig Michael/p12151@intra.graz.at/p12151@intra.graz.at/GGA-60101/2012-11-25T17:48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9">
            <text:p>130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48">
            <text:p>348</text:p>
          </table:table-cell>
          <table:table-cell office:value-type="float" office:value="34">
            <text:p>34</text:p>
          </table:table-cell>
          <table:table-cell office:value-type="float" office:value="314">
            <text:p>31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25.11.2012 05:48:22</text:p>
          </table:table-cell>
          <table:table-cell office:value-type="string">
            <text:p>Wresounig Michael/p12151@intra.graz.at/p12151@intra.graz.at/GGA-60101/2012-11-25T17:48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09">
            <text:p>130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48">
            <text:p>348</text:p>
          </table:table-cell>
          <table:table-cell office:value-type="float" office:value="34">
            <text:p>34</text:p>
          </table:table-cell>
          <table:table-cell office:value-type="float" office:value="314">
            <text:p>31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25.11.2012 05:48:22</text:p>
          </table:table-cell>
          <table:table-cell office:value-type="string">
            <text:p>Wresounig Michael/p12151@intra.graz.at/p12151@intra.graz.at/GGA-60101/2012-11-25T17:48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10">
            <text:p>1310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office:value-type="float" office:value="27">
            <text:p>27</text:p>
          </table:table-cell>
          <table:table-cell office:value-type="float" office:value="349">
            <text:p>349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25.11.2012 07:06:57</text:p>
          </table:table-cell>
          <table:table-cell office:value-type="string">
            <text:p>Pailova Lenka/e00959@intra.graz.at/e00959@intra.graz.at/GGA-60101/2012-11-25T19:07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10">
            <text:p>1310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27">
            <text:p>27</text:p>
          </table:table-cell>
          <table:table-cell office:value-type="float" office:value="349">
            <text:p>349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25.11.2012 07:06:57</text:p>
          </table:table-cell>
          <table:table-cell office:value-type="string">
            <text:p>Pailova Lenka/e00959@intra.graz.at/e00959@intra.graz.at/GGA-60101/2012-11-25T19:07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10">
            <text:p>1310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76">
            <text:p>376</text:p>
          </table:table-cell>
          <table:table-cell office:value-type="float" office:value="27">
            <text:p>27</text:p>
          </table:table-cell>
          <table:table-cell office:value-type="float" office:value="349">
            <text:p>349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25.11.2012 07:06:57</text:p>
          </table:table-cell>
          <table:table-cell office:value-type="string">
            <text:p>Pailova Lenka/e00959@intra.graz.at/e00959@intra.graz.at/GGA-60101/2012-11-25T19:07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10">
            <text:p>1310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76">
            <text:p>376</text:p>
          </table:table-cell>
          <table:table-cell office:value-type="float" office:value="27">
            <text:p>27</text:p>
          </table:table-cell>
          <table:table-cell office:value-type="float" office:value="349">
            <text:p>349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25.11.2012 07:06:57</text:p>
          </table:table-cell>
          <table:table-cell office:value-type="string">
            <text:p>Pailova Lenka/e00959@intra.graz.at/e00959@intra.graz.at/GGA-60101/2012-11-25T19:07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10">
            <text:p>1310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76">
            <text:p>376</text:p>
          </table:table-cell>
          <table:table-cell office:value-type="float" office:value="27">
            <text:p>27</text:p>
          </table:table-cell>
          <table:table-cell office:value-type="float" office:value="349">
            <text:p>349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25.11.2012 07:06:57</text:p>
          </table:table-cell>
          <table:table-cell office:value-type="string">
            <text:p>Pailova Lenka/e00959@intra.graz.at/e00959@intra.graz.at/GGA-60101/2012-11-25T19:07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11">
            <text:p>131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5">
            <text:p>5</text:p>
          </table:table-cell>
          <table:table-cell office:value-type="float" office:value="307">
            <text:p>30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25.11.2012 05:38:00</text:p>
          </table:table-cell>
          <table:table-cell office:value-type="string">
            <text:p>Wresounig Michael/p12151@intra.graz.at/p12151@intra.graz.at/GGA-60101/2012-11-25T17:38:0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11">
            <text:p>131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5">
            <text:p>5</text:p>
          </table:table-cell>
          <table:table-cell office:value-type="float" office:value="307">
            <text:p>307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25.11.2012 05:38:00</text:p>
          </table:table-cell>
          <table:table-cell office:value-type="string">
            <text:p>Wresounig Michael/p12151@intra.graz.at/p12151@intra.graz.at/GGA-60101/2012-11-25T17:38:0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11">
            <text:p>131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12">
            <text:p>312</text:p>
          </table:table-cell>
          <table:table-cell office:value-type="float" office:value="5">
            <text:p>5</text:p>
          </table:table-cell>
          <table:table-cell office:value-type="float" office:value="307">
            <text:p>307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25.11.2012 05:38:00</text:p>
          </table:table-cell>
          <table:table-cell office:value-type="string">
            <text:p>Wresounig Michael/p12151@intra.graz.at/p12151@intra.graz.at/GGA-60101/2012-11-25T17:38:0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11">
            <text:p>131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  <table:table-cell office:value-type="float" office:value="5">
            <text:p>5</text:p>
          </table:table-cell>
          <table:table-cell office:value-type="float" office:value="307">
            <text:p>30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25.11.2012 05:38:00</text:p>
          </table:table-cell>
          <table:table-cell office:value-type="string">
            <text:p>Wresounig Michael/p12151@intra.graz.at/p12151@intra.graz.at/GGA-60101/2012-11-25T17:38:0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11">
            <text:p>131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12">
            <text:p>312</text:p>
          </table:table-cell>
          <table:table-cell office:value-type="float" office:value="5">
            <text:p>5</text:p>
          </table:table-cell>
          <table:table-cell office:value-type="float" office:value="307">
            <text:p>30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5.11.2012 05:38:00</text:p>
          </table:table-cell>
          <table:table-cell office:value-type="string">
            <text:p>Wresounig Michael/p12151@intra.graz.at/p12151@intra.graz.at/GGA-60101/2012-11-25T17:38:0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12">
            <text:p>131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5.11.2012 05:11:36</text:p>
          </table:table-cell>
          <table:table-cell office:value-type="string">
            <text:p>Schwandner Gerald/p10308@intra.graz.at/p10308@intra.graz.at/GGA-60101/2012-11-25T17:11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12">
            <text:p>131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5:11:36</text:p>
          </table:table-cell>
          <table:table-cell office:value-type="string">
            <text:p>Schwandner Gerald/p10308@intra.graz.at/p10308@intra.graz.at/GGA-60101/2012-11-25T17:11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12">
            <text:p>131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25.11.2012 05:11:36</text:p>
          </table:table-cell>
          <table:table-cell office:value-type="string">
            <text:p>Schwandner Gerald/p10308@intra.graz.at/p10308@intra.graz.at/GGA-60101/2012-11-25T17:11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12">
            <text:p>131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25.11.2012 05:11:36</text:p>
          </table:table-cell>
          <table:table-cell office:value-type="string">
            <text:p>Schwandner Gerald/p10308@intra.graz.at/p10308@intra.graz.at/GGA-60101/2012-11-25T17:11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312">
            <text:p>131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25.11.2012 05:11:36</text:p>
          </table:table-cell>
          <table:table-cell office:value-type="string">
            <text:p>Schwandner Gerald/p10308@intra.graz.at/p10308@intra.graz.at/GGA-60101/2012-11-25T17:11:42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398">
            <text:p>139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27.11.2012 09:01:12</text:p>
          </table:table-cell>
          <table:table-cell office:value-type="string">
            <text:p>Schwartz Wolfgang/p14139@intra.graz.at/p14139@intra.graz.at/GGA-60101/2012-11-27T09:01:1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398">
            <text:p>139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27.11.2012 09:01:12</text:p>
          </table:table-cell>
          <table:table-cell office:value-type="string">
            <text:p>Schwartz Wolfgang/p14139@intra.graz.at/p14139@intra.graz.at/GGA-60101/2012-11-27T09:01:1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398">
            <text:p>139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27.11.2012 09:01:12</text:p>
          </table:table-cell>
          <table:table-cell office:value-type="string">
            <text:p>Schwartz Wolfgang/p14139@intra.graz.at/p14139@intra.graz.at/GGA-60101/2012-11-27T09:01:1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398">
            <text:p>139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27.11.2012 09:01:12</text:p>
          </table:table-cell>
          <table:table-cell office:value-type="string">
            <text:p>Schwartz Wolfgang/p14139@intra.graz.at/p14139@intra.graz.at/GGA-60101/2012-11-27T09:01:1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398">
            <text:p>139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27.11.2012 09:01:12</text:p>
          </table:table-cell>
          <table:table-cell office:value-type="string">
            <text:p>Schwartz Wolfgang/p14139@intra.graz.at/p14139@intra.graz.at/GGA-60101/2012-11-27T09:01:1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399">
            <text:p>139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9">
            <text:p>9</text:p>
          </table:table-cell>
          <table:table-cell office:value-type="float" office:value="267">
            <text:p>267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26.11.2012 02:30:41</text:p>
          </table:table-cell>
          <table:table-cell office:value-type="string">
            <text:p>Schwartz Wolfgang/p14139@intra.graz.at/p14139@intra.graz.at/GGA-60101/2012-11-26T14:30:46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399">
            <text:p>139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9">
            <text:p>9</text:p>
          </table:table-cell>
          <table:table-cell office:value-type="float" office:value="267">
            <text:p>267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string">
            <text:p>26.11.2012 02:30:41</text:p>
          </table:table-cell>
          <table:table-cell office:value-type="string">
            <text:p>Schwartz Wolfgang/p14139@intra.graz.at/p14139@intra.graz.at/GGA-60101/2012-11-26T14:30:46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399">
            <text:p>139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office:value-type="float" office:value="9">
            <text:p>9</text:p>
          </table:table-cell>
          <table:table-cell office:value-type="float" office:value="267">
            <text:p>26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6.11.2012 02:30:41</text:p>
          </table:table-cell>
          <table:table-cell office:value-type="string">
            <text:p>Schwartz Wolfgang/p14139@intra.graz.at/p14139@intra.graz.at/GGA-60101/2012-11-26T14:30:46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399">
            <text:p>139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76">
            <text:p>276</text:p>
          </table:table-cell>
          <table:table-cell office:value-type="float" office:value="9">
            <text:p>9</text:p>
          </table:table-cell>
          <table:table-cell office:value-type="float" office:value="267">
            <text:p>26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26.11.2012 02:30:41</text:p>
          </table:table-cell>
          <table:table-cell office:value-type="string">
            <text:p>Schwartz Wolfgang/p14139@intra.graz.at/p14139@intra.graz.at/GGA-60101/2012-11-26T14:30:46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399">
            <text:p>139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  <table:table-cell office:value-type="float" office:value="9">
            <text:p>9</text:p>
          </table:table-cell>
          <table:table-cell office:value-type="float" office:value="267">
            <text:p>267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6.11.2012 02:30:41</text:p>
          </table:table-cell>
          <table:table-cell office:value-type="string">
            <text:p>Schwartz Wolfgang/p14139@intra.graz.at/p14139@intra.graz.at/GGA-60101/2012-11-26T14:30:4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1">
            <text:p>140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office:value-type="float" office:value="14">
            <text:p>14</text:p>
          </table:table-cell>
          <table:table-cell office:value-type="float" office:value="399">
            <text:p>399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25.11.2012 06:45:44</text:p>
          </table:table-cell>
          <table:table-cell office:value-type="string">
            <text:p>Ukowitz Eva/p14989@intra.graz.at/p14989@intra.graz.at/GGA-60101/2012-11-25T18:45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1">
            <text:p>140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13">
            <text:p>413</text:p>
          </table:table-cell>
          <table:table-cell office:value-type="float" office:value="14">
            <text:p>14</text:p>
          </table:table-cell>
          <table:table-cell office:value-type="float" office:value="399">
            <text:p>399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25.11.2012 06:45:44</text:p>
          </table:table-cell>
          <table:table-cell office:value-type="string">
            <text:p>Ukowitz Eva/p14989@intra.graz.at/p14989@intra.graz.at/GGA-60101/2012-11-25T18:45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1">
            <text:p>140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13">
            <text:p>413</text:p>
          </table:table-cell>
          <table:table-cell office:value-type="float" office:value="14">
            <text:p>14</text:p>
          </table:table-cell>
          <table:table-cell office:value-type="float" office:value="399">
            <text:p>399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25.11.2012 06:45:44</text:p>
          </table:table-cell>
          <table:table-cell office:value-type="string">
            <text:p>Ukowitz Eva/p14989@intra.graz.at/p14989@intra.graz.at/GGA-60101/2012-11-25T18:45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1">
            <text:p>140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13">
            <text:p>413</text:p>
          </table:table-cell>
          <table:table-cell office:value-type="float" office:value="14">
            <text:p>14</text:p>
          </table:table-cell>
          <table:table-cell office:value-type="float" office:value="399">
            <text:p>399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25.11.2012 06:45:44</text:p>
          </table:table-cell>
          <table:table-cell office:value-type="string">
            <text:p>Ukowitz Eva/p14989@intra.graz.at/p14989@intra.graz.at/GGA-60101/2012-11-25T18:45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1">
            <text:p>140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13">
            <text:p>413</text:p>
          </table:table-cell>
          <table:table-cell office:value-type="float" office:value="14">
            <text:p>14</text:p>
          </table:table-cell>
          <table:table-cell office:value-type="float" office:value="399">
            <text:p>399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25.11.2012 06:45:44</text:p>
          </table:table-cell>
          <table:table-cell office:value-type="string">
            <text:p>Ukowitz Eva/p14989@intra.graz.at/p14989@intra.graz.at/GGA-60101/2012-11-25T18:45:5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2">
            <text:p>140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40">
            <text:p>40</text:p>
          </table:table-cell>
          <table:table-cell office:value-type="float" office:value="316">
            <text:p>316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7:02:03</text:p>
          </table:table-cell>
          <table:table-cell office:value-type="string">
            <text:p>Ukowitz Eva/p14989@intra.graz.at/p14989@intra.graz.at/GGA-60101/2012-11-25T19:02:1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2">
            <text:p>140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40">
            <text:p>40</text:p>
          </table:table-cell>
          <table:table-cell office:value-type="float" office:value="316">
            <text:p>31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25.11.2012 07:02:03</text:p>
          </table:table-cell>
          <table:table-cell office:value-type="string">
            <text:p>Ukowitz Eva/p14989@intra.graz.at/p14989@intra.graz.at/GGA-60101/2012-11-25T19:02:1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2">
            <text:p>140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56">
            <text:p>356</text:p>
          </table:table-cell>
          <table:table-cell office:value-type="float" office:value="40">
            <text:p>40</text:p>
          </table:table-cell>
          <table:table-cell office:value-type="float" office:value="316">
            <text:p>316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25.11.2012 07:02:03</text:p>
          </table:table-cell>
          <table:table-cell office:value-type="string">
            <text:p>Ukowitz Eva/p14989@intra.graz.at/p14989@intra.graz.at/GGA-60101/2012-11-25T19:02:1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2">
            <text:p>140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56">
            <text:p>356</text:p>
          </table:table-cell>
          <table:table-cell office:value-type="float" office:value="40">
            <text:p>40</text:p>
          </table:table-cell>
          <table:table-cell office:value-type="float" office:value="316">
            <text:p>31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25.11.2012 07:02:03</text:p>
          </table:table-cell>
          <table:table-cell office:value-type="string">
            <text:p>Ukowitz Eva/p14989@intra.graz.at/p14989@intra.graz.at/GGA-60101/2012-11-25T19:02:1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2">
            <text:p>140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56">
            <text:p>356</text:p>
          </table:table-cell>
          <table:table-cell office:value-type="float" office:value="40">
            <text:p>40</text:p>
          </table:table-cell>
          <table:table-cell office:value-type="float" office:value="316">
            <text:p>316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25.11.2012 07:02:03</text:p>
          </table:table-cell>
          <table:table-cell office:value-type="string">
            <text:p>Ukowitz Eva/p14989@intra.graz.at/p14989@intra.graz.at/GGA-60101/2012-11-25T19:02:1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3">
            <text:p>140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40">
            <text:p>40</text:p>
          </table:table-cell>
          <table:table-cell office:value-type="float" office:value="248">
            <text:p>248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25.11.2012 06:39:35</text:p>
          </table:table-cell>
          <table:table-cell office:value-type="string">
            <text:p>Ukowitz Eva/p14989@intra.graz.at/p14989@intra.graz.at/GGA-60101/2012-11-25T18:39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3">
            <text:p>140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40">
            <text:p>40</text:p>
          </table:table-cell>
          <table:table-cell office:value-type="float" office:value="248">
            <text:p>248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25.11.2012 06:39:35</text:p>
          </table:table-cell>
          <table:table-cell office:value-type="string">
            <text:p>Ukowitz Eva/p14989@intra.graz.at/p14989@intra.graz.at/GGA-60101/2012-11-25T18:39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3">
            <text:p>140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float" office:value="40">
            <text:p>40</text:p>
          </table:table-cell>
          <table:table-cell office:value-type="float" office:value="248">
            <text:p>248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25.11.2012 06:39:35</text:p>
          </table:table-cell>
          <table:table-cell office:value-type="string">
            <text:p>Ukowitz Eva/p14989@intra.graz.at/p14989@intra.graz.at/GGA-60101/2012-11-25T18:39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3">
            <text:p>140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88">
            <text:p>288</text:p>
          </table:table-cell>
          <table:table-cell office:value-type="float" office:value="40">
            <text:p>40</text:p>
          </table:table-cell>
          <table:table-cell office:value-type="float" office:value="248">
            <text:p>24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25.11.2012 06:39:35</text:p>
          </table:table-cell>
          <table:table-cell office:value-type="string">
            <text:p>Ukowitz Eva/p14989@intra.graz.at/p14989@intra.graz.at/GGA-60101/2012-11-25T18:39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3">
            <text:p>140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88">
            <text:p>288</text:p>
          </table:table-cell>
          <table:table-cell office:value-type="float" office:value="40">
            <text:p>40</text:p>
          </table:table-cell>
          <table:table-cell office:value-type="float" office:value="248">
            <text:p>24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6:39:35</text:p>
          </table:table-cell>
          <table:table-cell office:value-type="string">
            <text:p>Ukowitz Eva/p14989@intra.graz.at/p14989@intra.graz.at/GGA-60101/2012-11-25T18:39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4">
            <text:p>140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6">
            <text:p>6</text:p>
          </table:table-cell>
          <table:table-cell office:value-type="float" office:value="263">
            <text:p>26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25.11.2012 06:11:18</text:p>
          </table:table-cell>
          <table:table-cell office:value-type="string">
            <text:p>Ukowitz Eva/p14989@intra.graz.at/p14989@intra.graz.at/GGA-60101/2012-11-25T18:11:2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4">
            <text:p>140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6">
            <text:p>6</text:p>
          </table:table-cell>
          <table:table-cell office:value-type="float" office:value="263">
            <text:p>263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25.11.2012 06:11:18</text:p>
          </table:table-cell>
          <table:table-cell office:value-type="string">
            <text:p>Ukowitz Eva/p14989@intra.graz.at/p14989@intra.graz.at/GGA-60101/2012-11-25T18:11:2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4">
            <text:p>140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69">
            <text:p>269</text:p>
          </table:table-cell>
          <table:table-cell office:value-type="float" office:value="6">
            <text:p>6</text:p>
          </table:table-cell>
          <table:table-cell office:value-type="float" office:value="263">
            <text:p>263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5.11.2012 06:11:18</text:p>
          </table:table-cell>
          <table:table-cell office:value-type="string">
            <text:p>Ukowitz Eva/p14989@intra.graz.at/p14989@intra.graz.at/GGA-60101/2012-11-25T18:11:2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4">
            <text:p>140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69">
            <text:p>269</text:p>
          </table:table-cell>
          <table:table-cell office:value-type="float" office:value="6">
            <text:p>6</text:p>
          </table:table-cell>
          <table:table-cell office:value-type="float" office:value="263">
            <text:p>26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25.11.2012 06:11:18</text:p>
          </table:table-cell>
          <table:table-cell office:value-type="string">
            <text:p>Ukowitz Eva/p14989@intra.graz.at/p14989@intra.graz.at/GGA-60101/2012-11-25T18:11:2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4">
            <text:p>140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6">
            <text:p>6</text:p>
          </table:table-cell>
          <table:table-cell office:value-type="float" office:value="263">
            <text:p>263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25.11.2012 06:11:18</text:p>
          </table:table-cell>
          <table:table-cell office:value-type="string">
            <text:p>Ukowitz Eva/p14989@intra.graz.at/p14989@intra.graz.at/GGA-60101/2012-11-25T18:11:2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5">
            <text:p>140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19">
            <text:p>19</text:p>
          </table:table-cell>
          <table:table-cell office:value-type="float" office:value="326">
            <text:p>326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25.11.2012 06:26:52</text:p>
          </table:table-cell>
          <table:table-cell office:value-type="string">
            <text:p>Ukowitz Eva/p14989@intra.graz.at/p14989@intra.graz.at/GGA-60101/2012-11-25T18:26:5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5">
            <text:p>140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19">
            <text:p>19</text:p>
          </table:table-cell>
          <table:table-cell office:value-type="float" office:value="326">
            <text:p>326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string">
            <text:p>25.11.2012 06:26:52</text:p>
          </table:table-cell>
          <table:table-cell office:value-type="string">
            <text:p>Ukowitz Eva/p14989@intra.graz.at/p14989@intra.graz.at/GGA-60101/2012-11-25T18:26:5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5">
            <text:p>140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45">
            <text:p>345</text:p>
          </table:table-cell>
          <table:table-cell office:value-type="float" office:value="19">
            <text:p>19</text:p>
          </table:table-cell>
          <table:table-cell office:value-type="float" office:value="326">
            <text:p>326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25.11.2012 06:26:52</text:p>
          </table:table-cell>
          <table:table-cell office:value-type="string">
            <text:p>Ukowitz Eva/p14989@intra.graz.at/p14989@intra.graz.at/GGA-60101/2012-11-25T18:26:5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5">
            <text:p>140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45">
            <text:p>345</text:p>
          </table:table-cell>
          <table:table-cell office:value-type="float" office:value="19">
            <text:p>19</text:p>
          </table:table-cell>
          <table:table-cell office:value-type="float" office:value="326">
            <text:p>32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5.11.2012 06:26:52</text:p>
          </table:table-cell>
          <table:table-cell office:value-type="string">
            <text:p>Ukowitz Eva/p14989@intra.graz.at/p14989@intra.graz.at/GGA-60101/2012-11-25T18:26:5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5">
            <text:p>140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45">
            <text:p>345</text:p>
          </table:table-cell>
          <table:table-cell office:value-type="float" office:value="19">
            <text:p>19</text:p>
          </table:table-cell>
          <table:table-cell office:value-type="float" office:value="326">
            <text:p>326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25.11.2012 06:26:52</text:p>
          </table:table-cell>
          <table:table-cell office:value-type="string">
            <text:p>Ukowitz Eva/p14989@intra.graz.at/p14989@intra.graz.at/GGA-60101/2012-11-25T18:26:5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6">
            <text:p>140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office:value-type="float" office:value="27">
            <text:p>27</text:p>
          </table:table-cell>
          <table:table-cell office:value-type="float" office:value="263">
            <text:p>26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6:14:07</text:p>
          </table:table-cell>
          <table:table-cell office:value-type="string">
            <text:p>Ukowitz Eva/p14989@intra.graz.at/p14989@intra.graz.at/GGA-60101/2012-11-25T18:14:1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6">
            <text:p>140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7">
            <text:p>27</text:p>
          </table:table-cell>
          <table:table-cell office:value-type="float" office:value="263">
            <text:p>263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25.11.2012 06:14:07</text:p>
          </table:table-cell>
          <table:table-cell office:value-type="string">
            <text:p>Ukowitz Eva/p14989@intra.graz.at/p14989@intra.graz.at/GGA-60101/2012-11-25T18:14:1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6">
            <text:p>140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27">
            <text:p>27</text:p>
          </table:table-cell>
          <table:table-cell office:value-type="float" office:value="263">
            <text:p>263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25.11.2012 06:14:07</text:p>
          </table:table-cell>
          <table:table-cell office:value-type="string">
            <text:p>Ukowitz Eva/p14989@intra.graz.at/p14989@intra.graz.at/GGA-60101/2012-11-25T18:14:1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6">
            <text:p>140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90">
            <text:p>290</text:p>
          </table:table-cell>
          <table:table-cell office:value-type="float" office:value="27">
            <text:p>27</text:p>
          </table:table-cell>
          <table:table-cell office:value-type="float" office:value="263">
            <text:p>26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25.11.2012 06:14:07</text:p>
          </table:table-cell>
          <table:table-cell office:value-type="string">
            <text:p>Ukowitz Eva/p14989@intra.graz.at/p14989@intra.graz.at/GGA-60101/2012-11-25T18:14:1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6">
            <text:p>140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float" office:value="27">
            <text:p>27</text:p>
          </table:table-cell>
          <table:table-cell office:value-type="float" office:value="263">
            <text:p>263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5.11.2012 06:14:07</text:p>
          </table:table-cell>
          <table:table-cell office:value-type="string">
            <text:p>Ukowitz Eva/p14989@intra.graz.at/p14989@intra.graz.at/GGA-60101/2012-11-25T18:14:1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7">
            <text:p>140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office:value-type="float" office:value="35">
            <text:p>35</text:p>
          </table:table-cell>
          <table:table-cell office:value-type="float" office:value="264">
            <text:p>26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5.11.2012 05:55:15</text:p>
          </table:table-cell>
          <table:table-cell office:value-type="string">
            <text:p>Ukowitz Eva/p14989@intra.graz.at/p14989@intra.graz.at/GGA-60101/2012-11-25T17:55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7">
            <text:p>140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35">
            <text:p>35</text:p>
          </table:table-cell>
          <table:table-cell office:value-type="float" office:value="264">
            <text:p>264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25.11.2012 05:55:15</text:p>
          </table:table-cell>
          <table:table-cell office:value-type="string">
            <text:p>Ukowitz Eva/p14989@intra.graz.at/p14989@intra.graz.at/GGA-60101/2012-11-25T17:55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7">
            <text:p>140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  <table:table-cell office:value-type="float" office:value="35">
            <text:p>35</text:p>
          </table:table-cell>
          <table:table-cell office:value-type="float" office:value="264">
            <text:p>264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25.11.2012 05:55:15</text:p>
          </table:table-cell>
          <table:table-cell office:value-type="string">
            <text:p>Ukowitz Eva/p14989@intra.graz.at/p14989@intra.graz.at/GGA-60101/2012-11-25T17:55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7">
            <text:p>140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99">
            <text:p>299</text:p>
          </table:table-cell>
          <table:table-cell office:value-type="float" office:value="35">
            <text:p>35</text:p>
          </table:table-cell>
          <table:table-cell office:value-type="float" office:value="264">
            <text:p>26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25.11.2012 05:55:15</text:p>
          </table:table-cell>
          <table:table-cell office:value-type="string">
            <text:p>Ukowitz Eva/p14989@intra.graz.at/p14989@intra.graz.at/GGA-60101/2012-11-25T17:55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7">
            <text:p>140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  <table:table-cell office:value-type="float" office:value="35">
            <text:p>35</text:p>
          </table:table-cell>
          <table:table-cell office:value-type="float" office:value="264">
            <text:p>264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5.11.2012 05:55:15</text:p>
          </table:table-cell>
          <table:table-cell office:value-type="string">
            <text:p>Ukowitz Eva/p14989@intra.graz.at/p14989@intra.graz.at/GGA-60101/2012-11-25T17:55:2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8">
            <text:p>140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42">
            <text:p>42</text:p>
          </table:table-cell>
          <table:table-cell office:value-type="float" office:value="417">
            <text:p>417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25.11.2012 06:58:49</text:p>
          </table:table-cell>
          <table:table-cell office:value-type="string">
            <text:p>Ukowitz Eva/p14989@intra.graz.at/p14989@intra.graz.at/GGA-60101/2012-11-25T18:58:5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8">
            <text:p>140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59">
            <text:p>459</text:p>
          </table:table-cell>
          <table:table-cell office:value-type="float" office:value="42">
            <text:p>42</text:p>
          </table:table-cell>
          <table:table-cell office:value-type="float" office:value="417">
            <text:p>417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string">
            <text:p>25.11.2012 06:58:49</text:p>
          </table:table-cell>
          <table:table-cell office:value-type="string">
            <text:p>Ukowitz Eva/p14989@intra.graz.at/p14989@intra.graz.at/GGA-60101/2012-11-25T18:58:5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8">
            <text:p>140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59">
            <text:p>459</text:p>
          </table:table-cell>
          <table:table-cell office:value-type="float" office:value="42">
            <text:p>42</text:p>
          </table:table-cell>
          <table:table-cell office:value-type="float" office:value="417">
            <text:p>41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25.11.2012 06:58:49</text:p>
          </table:table-cell>
          <table:table-cell office:value-type="string">
            <text:p>Ukowitz Eva/p14989@intra.graz.at/p14989@intra.graz.at/GGA-60101/2012-11-25T18:58:5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8">
            <text:p>140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59">
            <text:p>459</text:p>
          </table:table-cell>
          <table:table-cell office:value-type="float" office:value="42">
            <text:p>42</text:p>
          </table:table-cell>
          <table:table-cell office:value-type="float" office:value="417">
            <text:p>417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6:58:49</text:p>
          </table:table-cell>
          <table:table-cell office:value-type="string">
            <text:p>Ukowitz Eva/p14989@intra.graz.at/p14989@intra.graz.at/GGA-60101/2012-11-25T18:58:5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8">
            <text:p>140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59">
            <text:p>459</text:p>
          </table:table-cell>
          <table:table-cell office:value-type="float" office:value="42">
            <text:p>42</text:p>
          </table:table-cell>
          <table:table-cell office:value-type="float" office:value="417">
            <text:p>417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5.11.2012 06:58:49</text:p>
          </table:table-cell>
          <table:table-cell office:value-type="string">
            <text:p>Ukowitz Eva/p14989@intra.graz.at/p14989@intra.graz.at/GGA-60101/2012-11-25T18:58:5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9">
            <text:p>140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22">
            <text:p>22</text:p>
          </table:table-cell>
          <table:table-cell office:value-type="float" office:value="428">
            <text:p>428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25.11.2012 06:51:50</text:p>
          </table:table-cell>
          <table:table-cell office:value-type="string">
            <text:p>Ukowitz Eva/p14989@intra.graz.at/p14989@intra.graz.at/GGA-60101/2012-11-25T18:51:5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9">
            <text:p>140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  <table:table-cell office:value-type="float" office:value="22">
            <text:p>22</text:p>
          </table:table-cell>
          <table:table-cell office:value-type="float" office:value="428">
            <text:p>42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string">
            <text:p>25.11.2012 06:51:50</text:p>
          </table:table-cell>
          <table:table-cell office:value-type="string">
            <text:p>Ukowitz Eva/p14989@intra.graz.at/p14989@intra.graz.at/GGA-60101/2012-11-25T18:51:5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9">
            <text:p>140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50">
            <text:p>450</text:p>
          </table:table-cell>
          <table:table-cell office:value-type="float" office:value="22">
            <text:p>22</text:p>
          </table:table-cell>
          <table:table-cell office:value-type="float" office:value="428">
            <text:p>42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25.11.2012 06:51:50</text:p>
          </table:table-cell>
          <table:table-cell office:value-type="string">
            <text:p>Ukowitz Eva/p14989@intra.graz.at/p14989@intra.graz.at/GGA-60101/2012-11-25T18:51:5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9">
            <text:p>140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50">
            <text:p>450</text:p>
          </table:table-cell>
          <table:table-cell office:value-type="float" office:value="22">
            <text:p>22</text:p>
          </table:table-cell>
          <table:table-cell office:value-type="float" office:value="428">
            <text:p>42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25.11.2012 06:51:50</text:p>
          </table:table-cell>
          <table:table-cell office:value-type="string">
            <text:p>Ukowitz Eva/p14989@intra.graz.at/p14989@intra.graz.at/GGA-60101/2012-11-25T18:51:5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09">
            <text:p>140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50">
            <text:p>450</text:p>
          </table:table-cell>
          <table:table-cell office:value-type="float" office:value="22">
            <text:p>22</text:p>
          </table:table-cell>
          <table:table-cell office:value-type="float" office:value="428">
            <text:p>428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string">
            <text:p>25.11.2012 06:51:50</text:p>
          </table:table-cell>
          <table:table-cell office:value-type="string">
            <text:p>Ukowitz Eva/p14989@intra.graz.at/p14989@intra.graz.at/GGA-60101/2012-11-25T18:51:5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0">
            <text:p>1410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528">
            <text:p>528</text:p>
          </table:table-cell>
          <table:table-cell office:value-type="float" office:value="33">
            <text:p>33</text:p>
          </table:table-cell>
          <table:table-cell office:value-type="float" office:value="495">
            <text:p>495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5.11.2012 05:42:15</text:p>
          </table:table-cell>
          <table:table-cell office:value-type="string">
            <text:p>Ursula Pratter/AT:L6:65107762/pratter@graz.gv.at/AT:GGA-60101/2012-11-25T17:42:2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0">
            <text:p>1410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528">
            <text:p>528</text:p>
          </table:table-cell>
          <table:table-cell office:value-type="float" office:value="33">
            <text:p>33</text:p>
          </table:table-cell>
          <table:table-cell office:value-type="float" office:value="495">
            <text:p>495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string">
            <text:p>25.11.2012 05:42:15</text:p>
          </table:table-cell>
          <table:table-cell office:value-type="string">
            <text:p>Ursula Pratter/AT:L6:65107762/pratter@graz.gv.at/AT:GGA-60101/2012-11-25T17:42:2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0">
            <text:p>1410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528">
            <text:p>528</text:p>
          </table:table-cell>
          <table:table-cell office:value-type="float" office:value="33">
            <text:p>33</text:p>
          </table:table-cell>
          <table:table-cell office:value-type="float" office:value="495">
            <text:p>495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25.11.2012 05:42:15</text:p>
          </table:table-cell>
          <table:table-cell office:value-type="string">
            <text:p>Ursula Pratter/AT:L6:65107762/pratter@graz.gv.at/AT:GGA-60101/2012-11-25T17:42:2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0">
            <text:p>1410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528">
            <text:p>528</text:p>
          </table:table-cell>
          <table:table-cell office:value-type="float" office:value="33">
            <text:p>33</text:p>
          </table:table-cell>
          <table:table-cell office:value-type="float" office:value="495">
            <text:p>495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25.11.2012 05:42:15</text:p>
          </table:table-cell>
          <table:table-cell office:value-type="string">
            <text:p>Ursula Pratter/AT:L6:65107762/pratter@graz.gv.at/AT:GGA-60101/2012-11-25T17:42:2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0">
            <text:p>1410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528">
            <text:p>528</text:p>
          </table:table-cell>
          <table:table-cell office:value-type="float" office:value="33">
            <text:p>33</text:p>
          </table:table-cell>
          <table:table-cell office:value-type="float" office:value="495">
            <text:p>495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string">
            <text:p>25.11.2012 05:42:15</text:p>
          </table:table-cell>
          <table:table-cell office:value-type="string">
            <text:p>Ursula Pratter/AT:L6:65107762/pratter@graz.gv.at/AT:GGA-60101/2012-11-25T17:42:2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1">
            <text:p>141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61">
            <text:p>361</text:p>
          </table:table-cell>
          <table:table-cell office:value-type="float" office:value="13">
            <text:p>13</text:p>
          </table:table-cell>
          <table:table-cell office:value-type="float" office:value="348">
            <text:p>348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25.11.2012 05:21:54</text:p>
          </table:table-cell>
          <table:table-cell office:value-type="string">
            <text:p>Ukowitz Eva/p14989@intra.graz.at/p14989@intra.graz.at/GGA-60101/2012-11-25T17:22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1">
            <text:p>141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13">
            <text:p>13</text:p>
          </table:table-cell>
          <table:table-cell office:value-type="float" office:value="348">
            <text:p>348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string">
            <text:p>25.11.2012 05:21:54</text:p>
          </table:table-cell>
          <table:table-cell office:value-type="string">
            <text:p>Ukowitz Eva/p14989@intra.graz.at/p14989@intra.graz.at/GGA-60101/2012-11-25T17:22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1">
            <text:p>141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13">
            <text:p>13</text:p>
          </table:table-cell>
          <table:table-cell office:value-type="float" office:value="348">
            <text:p>348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5:21:54</text:p>
          </table:table-cell>
          <table:table-cell office:value-type="string">
            <text:p>Ukowitz Eva/p14989@intra.graz.at/p14989@intra.graz.at/GGA-60101/2012-11-25T17:22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1">
            <text:p>141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61">
            <text:p>361</text:p>
          </table:table-cell>
          <table:table-cell office:value-type="float" office:value="13">
            <text:p>13</text:p>
          </table:table-cell>
          <table:table-cell office:value-type="float" office:value="348">
            <text:p>348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5.11.2012 05:21:54</text:p>
          </table:table-cell>
          <table:table-cell office:value-type="string">
            <text:p>Ukowitz Eva/p14989@intra.graz.at/p14989@intra.graz.at/GGA-60101/2012-11-25T17:22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1">
            <text:p>141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61">
            <text:p>361</text:p>
          </table:table-cell>
          <table:table-cell office:value-type="float" office:value="13">
            <text:p>13</text:p>
          </table:table-cell>
          <table:table-cell office:value-type="float" office:value="348">
            <text:p>348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25.11.2012 05:21:54</text:p>
          </table:table-cell>
          <table:table-cell office:value-type="string">
            <text:p>Ukowitz Eva/p14989@intra.graz.at/p14989@intra.graz.at/GGA-60101/2012-11-25T17:22:0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2">
            <text:p>141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05">
            <text:p>305</text:p>
          </table:table-cell>
          <table:table-cell office:value-type="float" office:value="28">
            <text:p>28</text:p>
          </table:table-cell>
          <table:table-cell office:value-type="float" office:value="277">
            <text:p>277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25.11.2012 05:47:49</text:p>
          </table:table-cell>
          <table:table-cell office:value-type="string">
            <text:p>Ukowitz Eva/p14989@intra.graz.at/p14989@intra.graz.at/GGA-60101/2012-11-25T17:47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2">
            <text:p>141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28">
            <text:p>28</text:p>
          </table:table-cell>
          <table:table-cell office:value-type="float" office:value="277">
            <text:p>277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25.11.2012 05:47:49</text:p>
          </table:table-cell>
          <table:table-cell office:value-type="string">
            <text:p>Ukowitz Eva/p14989@intra.graz.at/p14989@intra.graz.at/GGA-60101/2012-11-25T17:47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2">
            <text:p>141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05">
            <text:p>305</text:p>
          </table:table-cell>
          <table:table-cell office:value-type="float" office:value="28">
            <text:p>28</text:p>
          </table:table-cell>
          <table:table-cell office:value-type="float" office:value="277">
            <text:p>277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25.11.2012 05:47:49</text:p>
          </table:table-cell>
          <table:table-cell office:value-type="string">
            <text:p>Ukowitz Eva/p14989@intra.graz.at/p14989@intra.graz.at/GGA-60101/2012-11-25T17:47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2">
            <text:p>141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05">
            <text:p>305</text:p>
          </table:table-cell>
          <table:table-cell office:value-type="float" office:value="28">
            <text:p>28</text:p>
          </table:table-cell>
          <table:table-cell office:value-type="float" office:value="277">
            <text:p>27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25.11.2012 05:47:49</text:p>
          </table:table-cell>
          <table:table-cell office:value-type="string">
            <text:p>Ukowitz Eva/p14989@intra.graz.at/p14989@intra.graz.at/GGA-60101/2012-11-25T17:47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2">
            <text:p>141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05">
            <text:p>305</text:p>
          </table:table-cell>
          <table:table-cell office:value-type="float" office:value="28">
            <text:p>28</text:p>
          </table:table-cell>
          <table:table-cell office:value-type="float" office:value="277">
            <text:p>277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5:47:49</text:p>
          </table:table-cell>
          <table:table-cell office:value-type="string">
            <text:p>Ukowitz Eva/p14989@intra.graz.at/p14989@intra.graz.at/GGA-60101/2012-11-25T17:47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3">
            <text:p>141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 office:value-type="float" office:value="32">
            <text:p>32</text:p>
          </table:table-cell>
          <table:table-cell office:value-type="float" office:value="272">
            <text:p>272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25.11.2012 06:20:46</text:p>
          </table:table-cell>
          <table:table-cell office:value-type="string">
            <text:p>Ukowitz Eva/p14989@intra.graz.at/p14989@intra.graz.at/GGA-60101/2012-11-25T18:20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3">
            <text:p>141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32">
            <text:p>32</text:p>
          </table:table-cell>
          <table:table-cell office:value-type="float" office:value="272">
            <text:p>27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25.11.2012 06:20:46</text:p>
          </table:table-cell>
          <table:table-cell office:value-type="string">
            <text:p>Ukowitz Eva/p14989@intra.graz.at/p14989@intra.graz.at/GGA-60101/2012-11-25T18:20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3">
            <text:p>141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32">
            <text:p>32</text:p>
          </table:table-cell>
          <table:table-cell office:value-type="float" office:value="272">
            <text:p>27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5.11.2012 06:20:46</text:p>
          </table:table-cell>
          <table:table-cell office:value-type="string">
            <text:p>Ukowitz Eva/p14989@intra.graz.at/p14989@intra.graz.at/GGA-60101/2012-11-25T18:20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3">
            <text:p>141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32">
            <text:p>32</text:p>
          </table:table-cell>
          <table:table-cell office:value-type="float" office:value="272">
            <text:p>27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25.11.2012 06:20:46</text:p>
          </table:table-cell>
          <table:table-cell office:value-type="string">
            <text:p>Ukowitz Eva/p14989@intra.graz.at/p14989@intra.graz.at/GGA-60101/2012-11-25T18:20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3">
            <text:p>141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04">
            <text:p>304</text:p>
          </table:table-cell>
          <table:table-cell office:value-type="float" office:value="32">
            <text:p>32</text:p>
          </table:table-cell>
          <table:table-cell office:value-type="float" office:value="272">
            <text:p>27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25.11.2012 06:20:46</text:p>
          </table:table-cell>
          <table:table-cell office:value-type="string">
            <text:p>Ukowitz Eva/p14989@intra.graz.at/p14989@intra.graz.at/GGA-60101/2012-11-25T18:20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4">
            <text:p>141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float" office:value="20">
            <text:p>20</text:p>
          </table:table-cell>
          <table:table-cell office:value-type="float" office:value="275">
            <text:p>275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25.11.2012 06:56:25</text:p>
          </table:table-cell>
          <table:table-cell office:value-type="string">
            <text:p>Ukowitz Eva/p14989@intra.graz.at/p14989@intra.graz.at/GGA-60101/2012-11-25T18:56:3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4">
            <text:p>141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20">
            <text:p>20</text:p>
          </table:table-cell>
          <table:table-cell office:value-type="float" office:value="275">
            <text:p>275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25.11.2012 06:56:25</text:p>
          </table:table-cell>
          <table:table-cell office:value-type="string">
            <text:p>Ukowitz Eva/p14989@intra.graz.at/p14989@intra.graz.at/GGA-60101/2012-11-25T18:56:3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4">
            <text:p>141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95">
            <text:p>295</text:p>
          </table:table-cell>
          <table:table-cell office:value-type="float" office:value="20">
            <text:p>20</text:p>
          </table:table-cell>
          <table:table-cell office:value-type="float" office:value="275">
            <text:p>275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6:56:25</text:p>
          </table:table-cell>
          <table:table-cell office:value-type="string">
            <text:p>Ukowitz Eva/p14989@intra.graz.at/p14989@intra.graz.at/GGA-60101/2012-11-25T18:56:3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4">
            <text:p>141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95">
            <text:p>295</text:p>
          </table:table-cell>
          <table:table-cell office:value-type="float" office:value="20">
            <text:p>20</text:p>
          </table:table-cell>
          <table:table-cell office:value-type="float" office:value="275">
            <text:p>27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25.11.2012 06:56:25</text:p>
          </table:table-cell>
          <table:table-cell office:value-type="string">
            <text:p>Ukowitz Eva/p14989@intra.graz.at/p14989@intra.graz.at/GGA-60101/2012-11-25T18:56:3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4">
            <text:p>141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20">
            <text:p>20</text:p>
          </table:table-cell>
          <table:table-cell office:value-type="float" office:value="275">
            <text:p>275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25.11.2012 06:56:25</text:p>
          </table:table-cell>
          <table:table-cell office:value-type="string">
            <text:p>Ukowitz Eva/p14989@intra.graz.at/p14989@intra.graz.at/GGA-60101/2012-11-25T18:56:3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5">
            <text:p>141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  <table:table-cell office:value-type="float" office:value="45">
            <text:p>45</text:p>
          </table:table-cell>
          <table:table-cell office:value-type="float" office:value="373">
            <text:p>373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25.11.2012 05:57:43</text:p>
          </table:table-cell>
          <table:table-cell office:value-type="string">
            <text:p>Klampfer Eva/e01252@intra.graz.at/e01252@intra.graz.at/GGA-60101/2012-11-25T17:57:5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5">
            <text:p>141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18">
            <text:p>418</text:p>
          </table:table-cell>
          <table:table-cell office:value-type="float" office:value="45">
            <text:p>45</text:p>
          </table:table-cell>
          <table:table-cell office:value-type="float" office:value="373">
            <text:p>373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string">
            <text:p>25.11.2012 05:57:43</text:p>
          </table:table-cell>
          <table:table-cell office:value-type="string">
            <text:p>Klampfer Eva/e01252@intra.graz.at/e01252@intra.graz.at/GGA-60101/2012-11-25T17:57:5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5">
            <text:p>141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18">
            <text:p>418</text:p>
          </table:table-cell>
          <table:table-cell office:value-type="float" office:value="45">
            <text:p>45</text:p>
          </table:table-cell>
          <table:table-cell office:value-type="float" office:value="373">
            <text:p>373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25.11.2012 05:57:43</text:p>
          </table:table-cell>
          <table:table-cell office:value-type="string">
            <text:p>Klampfer Eva/e01252@intra.graz.at/e01252@intra.graz.at/GGA-60101/2012-11-25T17:57:5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5">
            <text:p>141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18">
            <text:p>418</text:p>
          </table:table-cell>
          <table:table-cell office:value-type="float" office:value="45">
            <text:p>45</text:p>
          </table:table-cell>
          <table:table-cell office:value-type="float" office:value="373">
            <text:p>37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25.11.2012 05:57:43</text:p>
          </table:table-cell>
          <table:table-cell office:value-type="string">
            <text:p>Klampfer Eva/e01252@intra.graz.at/e01252@intra.graz.at/GGA-60101/2012-11-25T17:57:5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5">
            <text:p>141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18">
            <text:p>418</text:p>
          </table:table-cell>
          <table:table-cell office:value-type="float" office:value="45">
            <text:p>45</text:p>
          </table:table-cell>
          <table:table-cell office:value-type="float" office:value="373">
            <text:p>37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5.11.2012 05:57:43</text:p>
          </table:table-cell>
          <table:table-cell office:value-type="string">
            <text:p>Klampfer Eva/e01252@intra.graz.at/e01252@intra.graz.at/GGA-60101/2012-11-25T17:57:5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6">
            <text:p>141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69">
            <text:p>369</text:p>
          </table:table-cell>
          <table:table-cell office:value-type="float" office:value="26">
            <text:p>26</text:p>
          </table:table-cell>
          <table:table-cell office:value-type="float" office:value="343">
            <text:p>343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5.11.2012 07:10:57</text:p>
          </table:table-cell>
          <table:table-cell office:value-type="string">
            <text:p>Ukowitz Eva/p14989@intra.graz.at/p14989@intra.graz.at/GGA-60101/2012-11-25T19:11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6">
            <text:p>141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">
            <text:p>26</text:p>
          </table:table-cell>
          <table:table-cell office:value-type="float" office:value="343">
            <text:p>343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string">
            <text:p>25.11.2012 07:10:57</text:p>
          </table:table-cell>
          <table:table-cell office:value-type="string">
            <text:p>Ukowitz Eva/p14989@intra.graz.at/p14989@intra.graz.at/GGA-60101/2012-11-25T19:11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6">
            <text:p>141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69">
            <text:p>369</text:p>
          </table:table-cell>
          <table:table-cell office:value-type="float" office:value="26">
            <text:p>26</text:p>
          </table:table-cell>
          <table:table-cell office:value-type="float" office:value="343">
            <text:p>343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25.11.2012 07:10:57</text:p>
          </table:table-cell>
          <table:table-cell office:value-type="string">
            <text:p>Ukowitz Eva/p14989@intra.graz.at/p14989@intra.graz.at/GGA-60101/2012-11-25T19:11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6">
            <text:p>141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69">
            <text:p>369</text:p>
          </table:table-cell>
          <table:table-cell office:value-type="float" office:value="26">
            <text:p>26</text:p>
          </table:table-cell>
          <table:table-cell office:value-type="float" office:value="343">
            <text:p>34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25.11.2012 07:10:57</text:p>
          </table:table-cell>
          <table:table-cell office:value-type="string">
            <text:p>Ukowitz Eva/p14989@intra.graz.at/p14989@intra.graz.at/GGA-60101/2012-11-25T19:11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6">
            <text:p>141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69">
            <text:p>369</text:p>
          </table:table-cell>
          <table:table-cell office:value-type="float" office:value="26">
            <text:p>26</text:p>
          </table:table-cell>
          <table:table-cell office:value-type="float" office:value="343">
            <text:p>343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25.11.2012 07:10:57</text:p>
          </table:table-cell>
          <table:table-cell office:value-type="string">
            <text:p>Ukowitz Eva/p14989@intra.graz.at/p14989@intra.graz.at/GGA-60101/2012-11-25T19:11:0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7">
            <text:p>141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office:value-type="float" office:value="7">
            <text:p>7</text:p>
          </table:table-cell>
          <table:table-cell office:value-type="float" office:value="335">
            <text:p>335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5.11.2012 07:06:18</text:p>
          </table:table-cell>
          <table:table-cell office:value-type="string">
            <text:p>Ukowitz Eva/p14989@intra.graz.at/p14989@intra.graz.at/GGA-60101/2012-11-25T19:06:2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7">
            <text:p>141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7">
            <text:p>7</text:p>
          </table:table-cell>
          <table:table-cell office:value-type="float" office:value="335">
            <text:p>335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string">
            <text:p>25.11.2012 07:06:18</text:p>
          </table:table-cell>
          <table:table-cell office:value-type="string">
            <text:p>Ukowitz Eva/p14989@intra.graz.at/p14989@intra.graz.at/GGA-60101/2012-11-25T19:06:2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7">
            <text:p>141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42">
            <text:p>342</text:p>
          </table:table-cell>
          <table:table-cell office:value-type="float" office:value="7">
            <text:p>7</text:p>
          </table:table-cell>
          <table:table-cell office:value-type="float" office:value="335">
            <text:p>33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25.11.2012 07:06:18</text:p>
          </table:table-cell>
          <table:table-cell office:value-type="string">
            <text:p>Ukowitz Eva/p14989@intra.graz.at/p14989@intra.graz.at/GGA-60101/2012-11-25T19:06:2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7">
            <text:p>141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42">
            <text:p>342</text:p>
          </table:table-cell>
          <table:table-cell office:value-type="float" office:value="7">
            <text:p>7</text:p>
          </table:table-cell>
          <table:table-cell office:value-type="float" office:value="335">
            <text:p>335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7:06:18</text:p>
          </table:table-cell>
          <table:table-cell office:value-type="string">
            <text:p>Ukowitz Eva/p14989@intra.graz.at/p14989@intra.graz.at/GGA-60101/2012-11-25T19:06:2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7">
            <text:p>141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42">
            <text:p>342</text:p>
          </table:table-cell>
          <table:table-cell office:value-type="float" office:value="7">
            <text:p>7</text:p>
          </table:table-cell>
          <table:table-cell office:value-type="float" office:value="335">
            <text:p>335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25.11.2012 07:06:18</text:p>
          </table:table-cell>
          <table:table-cell office:value-type="string">
            <text:p>Ukowitz Eva/p14989@intra.graz.at/p14989@intra.graz.at/GGA-60101/2012-11-25T19:06:2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8">
            <text:p>141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office:value-type="float" office:value="30">
            <text:p>30</text:p>
          </table:table-cell>
          <table:table-cell office:value-type="float" office:value="346">
            <text:p>346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6:45:06</text:p>
          </table:table-cell>
          <table:table-cell office:value-type="string">
            <text:p>Ukowitz Eva/p14989@intra.graz.at/p14989@intra.graz.at/GGA-60101/2012-11-25T18:45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8">
            <text:p>141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30">
            <text:p>30</text:p>
          </table:table-cell>
          <table:table-cell office:value-type="float" office:value="346">
            <text:p>346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25.11.2012 06:45:06</text:p>
          </table:table-cell>
          <table:table-cell office:value-type="string">
            <text:p>Ukowitz Eva/p14989@intra.graz.at/p14989@intra.graz.at/GGA-60101/2012-11-25T18:45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8">
            <text:p>141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76">
            <text:p>376</text:p>
          </table:table-cell>
          <table:table-cell office:value-type="float" office:value="30">
            <text:p>30</text:p>
          </table:table-cell>
          <table:table-cell office:value-type="float" office:value="346">
            <text:p>34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25.11.2012 06:45:06</text:p>
          </table:table-cell>
          <table:table-cell office:value-type="string">
            <text:p>Ukowitz Eva/p14989@intra.graz.at/p14989@intra.graz.at/GGA-60101/2012-11-25T18:45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8">
            <text:p>141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76">
            <text:p>376</text:p>
          </table:table-cell>
          <table:table-cell office:value-type="float" office:value="30">
            <text:p>30</text:p>
          </table:table-cell>
          <table:table-cell office:value-type="float" office:value="346">
            <text:p>346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6:45:06</text:p>
          </table:table-cell>
          <table:table-cell office:value-type="string">
            <text:p>Ukowitz Eva/p14989@intra.graz.at/p14989@intra.graz.at/GGA-60101/2012-11-25T18:45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8">
            <text:p>141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76">
            <text:p>376</text:p>
          </table:table-cell>
          <table:table-cell office:value-type="float" office:value="30">
            <text:p>30</text:p>
          </table:table-cell>
          <table:table-cell office:value-type="float" office:value="346">
            <text:p>346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5.11.2012 06:45:06</text:p>
          </table:table-cell>
          <table:table-cell office:value-type="string">
            <text:p>Ukowitz Eva/p14989@intra.graz.at/p14989@intra.graz.at/GGA-60101/2012-11-25T18:45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9">
            <text:p>141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office:value-type="float" office:value="7">
            <text:p>7</text:p>
          </table:table-cell>
          <table:table-cell office:value-type="float" office:value="453">
            <text:p>453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25.11.2012 06:01:49</text:p>
          </table:table-cell>
          <table:table-cell office:value-type="string">
            <text:p>Ukowitz Eva/p14989@intra.graz.at/p14989@intra.graz.at/GGA-60101/2012-11-25T18:01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9">
            <text:p>141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60">
            <text:p>460</text:p>
          </table:table-cell>
          <table:table-cell office:value-type="float" office:value="7">
            <text:p>7</text:p>
          </table:table-cell>
          <table:table-cell office:value-type="float" office:value="453">
            <text:p>453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string">
            <text:p>25.11.2012 06:01:49</text:p>
          </table:table-cell>
          <table:table-cell office:value-type="string">
            <text:p>Ukowitz Eva/p14989@intra.graz.at/p14989@intra.graz.at/GGA-60101/2012-11-25T18:01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9">
            <text:p>141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60">
            <text:p>460</text:p>
          </table:table-cell>
          <table:table-cell office:value-type="float" office:value="7">
            <text:p>7</text:p>
          </table:table-cell>
          <table:table-cell office:value-type="float" office:value="453">
            <text:p>453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25.11.2012 06:01:49</text:p>
          </table:table-cell>
          <table:table-cell office:value-type="string">
            <text:p>Ukowitz Eva/p14989@intra.graz.at/p14989@intra.graz.at/GGA-60101/2012-11-25T18:01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9">
            <text:p>141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60">
            <text:p>460</text:p>
          </table:table-cell>
          <table:table-cell office:value-type="float" office:value="7">
            <text:p>7</text:p>
          </table:table-cell>
          <table:table-cell office:value-type="float" office:value="453">
            <text:p>453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25.11.2012 06:01:49</text:p>
          </table:table-cell>
          <table:table-cell office:value-type="string">
            <text:p>Ukowitz Eva/p14989@intra.graz.at/p14989@intra.graz.at/GGA-60101/2012-11-25T18:01:5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419">
            <text:p>141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60">
            <text:p>460</text:p>
          </table:table-cell>
          <table:table-cell office:value-type="float" office:value="7">
            <text:p>7</text:p>
          </table:table-cell>
          <table:table-cell office:value-type="float" office:value="453">
            <text:p>453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25.11.2012 06:01:49</text:p>
          </table:table-cell>
          <table:table-cell office:value-type="string">
            <text:p>Ukowitz Eva/p14989@intra.graz.at/p14989@intra.graz.at/GGA-60101/2012-11-25T18:01:55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498">
            <text:p>149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10">
            <text:p>10</text:p>
          </table:table-cell>
          <table:table-cell office:value-type="float" office:value="291">
            <text:p>291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7.11.2012 09:01:40</text:p>
          </table:table-cell>
          <table:table-cell office:value-type="string">
            <text:p>Schwartz Wolfgang/p14139@intra.graz.at/p14139@intra.graz.at/GGA-60101/2012-11-27T09:01:42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498">
            <text:p>149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10">
            <text:p>10</text:p>
          </table:table-cell>
          <table:table-cell office:value-type="float" office:value="291">
            <text:p>291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27.11.2012 09:01:40</text:p>
          </table:table-cell>
          <table:table-cell office:value-type="string">
            <text:p>Schwartz Wolfgang/p14139@intra.graz.at/p14139@intra.graz.at/GGA-60101/2012-11-27T09:01:42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498">
            <text:p>149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01">
            <text:p>301</text:p>
          </table:table-cell>
          <table:table-cell office:value-type="float" office:value="10">
            <text:p>10</text:p>
          </table:table-cell>
          <table:table-cell office:value-type="float" office:value="291">
            <text:p>29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27.11.2012 09:01:40</text:p>
          </table:table-cell>
          <table:table-cell office:value-type="string">
            <text:p>Schwartz Wolfgang/p14139@intra.graz.at/p14139@intra.graz.at/GGA-60101/2012-11-27T09:01:42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498">
            <text:p>149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01">
            <text:p>301</text:p>
          </table:table-cell>
          <table:table-cell office:value-type="float" office:value="10">
            <text:p>10</text:p>
          </table:table-cell>
          <table:table-cell office:value-type="float" office:value="291">
            <text:p>29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27.11.2012 09:01:40</text:p>
          </table:table-cell>
          <table:table-cell office:value-type="string">
            <text:p>Schwartz Wolfgang/p14139@intra.graz.at/p14139@intra.graz.at/GGA-60101/2012-11-27T09:01:42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498">
            <text:p>149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01">
            <text:p>301</text:p>
          </table:table-cell>
          <table:table-cell office:value-type="float" office:value="10">
            <text:p>10</text:p>
          </table:table-cell>
          <table:table-cell office:value-type="float" office:value="291">
            <text:p>29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7.11.2012 09:01:40</text:p>
          </table:table-cell>
          <table:table-cell office:value-type="string">
            <text:p>Schwartz Wolfgang/p14139@intra.graz.at/p14139@intra.graz.at/GGA-60101/2012-11-27T09:01:42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499">
            <text:p>149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581">
            <text:p>581</text:p>
          </table:table-cell>
          <table:table-cell office:value-type="float" office:value="30">
            <text:p>30</text:p>
          </table:table-cell>
          <table:table-cell office:value-type="float" office:value="551">
            <text:p>551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string">
            <text:p>26.11.2012 02:34:49</text:p>
          </table:table-cell>
          <table:table-cell office:value-type="string">
            <text:p>Schwartz Wolfgang/p14139@intra.graz.at/p14139@intra.graz.at/GGA-60101/2012-11-26T14:34:5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499">
            <text:p>149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581">
            <text:p>581</text:p>
          </table:table-cell>
          <table:table-cell office:value-type="float" office:value="30">
            <text:p>30</text:p>
          </table:table-cell>
          <table:table-cell office:value-type="float" office:value="551">
            <text:p>551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string">
            <text:p>26.11.2012 02:34:49</text:p>
          </table:table-cell>
          <table:table-cell office:value-type="string">
            <text:p>Schwartz Wolfgang/p14139@intra.graz.at/p14139@intra.graz.at/GGA-60101/2012-11-26T14:34:5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499">
            <text:p>149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581">
            <text:p>581</text:p>
          </table:table-cell>
          <table:table-cell office:value-type="float" office:value="30">
            <text:p>30</text:p>
          </table:table-cell>
          <table:table-cell office:value-type="float" office:value="551">
            <text:p>551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26.11.2012 02:34:49</text:p>
          </table:table-cell>
          <table:table-cell office:value-type="string">
            <text:p>Schwartz Wolfgang/p14139@intra.graz.at/p14139@intra.graz.at/GGA-60101/2012-11-26T14:34:5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499">
            <text:p>149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581">
            <text:p>581</text:p>
          </table:table-cell>
          <table:table-cell office:value-type="float" office:value="30">
            <text:p>30</text:p>
          </table:table-cell>
          <table:table-cell office:value-type="float" office:value="551">
            <text:p>551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26.11.2012 02:34:49</text:p>
          </table:table-cell>
          <table:table-cell office:value-type="string">
            <text:p>Schwartz Wolfgang/p14139@intra.graz.at/p14139@intra.graz.at/GGA-60101/2012-11-26T14:34:5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499">
            <text:p>149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581">
            <text:p>581</text:p>
          </table:table-cell>
          <table:table-cell office:value-type="float" office:value="30">
            <text:p>30</text:p>
          </table:table-cell>
          <table:table-cell office:value-type="float" office:value="551">
            <text:p>55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26.11.2012 02:34:49</text:p>
          </table:table-cell>
          <table:table-cell office:value-type="string">
            <text:p>Schwartz Wolfgang/p14139@intra.graz.at/p14139@intra.graz.at/GGA-60101/2012-11-26T14:34:5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1">
            <text:p>150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26">
            <text:p>326</text:p>
          </table:table-cell>
          <table:table-cell office:value-type="float" office:value="9">
            <text:p>9</text:p>
          </table:table-cell>
          <table:table-cell office:value-type="float" office:value="317">
            <text:p>317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5.11.2012 05:42:46</text:p>
          </table:table-cell>
          <table:table-cell office:value-type="string">
            <text:p>Baumgartner Hildegard/p04775@intra.graz.at/p04775@intra.graz.at/GGA-60101/2012-11-25T17:42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1">
            <text:p>150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9">
            <text:p>9</text:p>
          </table:table-cell>
          <table:table-cell office:value-type="float" office:value="317">
            <text:p>317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25.11.2012 05:42:46</text:p>
          </table:table-cell>
          <table:table-cell office:value-type="string">
            <text:p>Baumgartner Hildegard/p04775@intra.graz.at/p04775@intra.graz.at/GGA-60101/2012-11-25T17:42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1">
            <text:p>150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26">
            <text:p>326</text:p>
          </table:table-cell>
          <table:table-cell office:value-type="float" office:value="9">
            <text:p>9</text:p>
          </table:table-cell>
          <table:table-cell office:value-type="float" office:value="317">
            <text:p>317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25.11.2012 05:42:46</text:p>
          </table:table-cell>
          <table:table-cell office:value-type="string">
            <text:p>Baumgartner Hildegard/p04775@intra.graz.at/p04775@intra.graz.at/GGA-60101/2012-11-25T17:42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1">
            <text:p>150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26">
            <text:p>326</text:p>
          </table:table-cell>
          <table:table-cell office:value-type="float" office:value="9">
            <text:p>9</text:p>
          </table:table-cell>
          <table:table-cell office:value-type="float" office:value="317">
            <text:p>31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25.11.2012 05:42:46</text:p>
          </table:table-cell>
          <table:table-cell office:value-type="string">
            <text:p>Baumgartner Hildegard/p04775@intra.graz.at/p04775@intra.graz.at/GGA-60101/2012-11-25T17:42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1">
            <text:p>150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26">
            <text:p>326</text:p>
          </table:table-cell>
          <table:table-cell office:value-type="float" office:value="9">
            <text:p>9</text:p>
          </table:table-cell>
          <table:table-cell office:value-type="float" office:value="317">
            <text:p>317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25.11.2012 05:42:46</text:p>
          </table:table-cell>
          <table:table-cell office:value-type="string">
            <text:p>Baumgartner Hildegard/p04775@intra.graz.at/p04775@intra.graz.at/GGA-60101/2012-11-25T17:42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2">
            <text:p>150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19">
            <text:p>419</text:p>
          </table:table-cell>
          <table:table-cell office:value-type="float" office:value="48">
            <text:p>48</text:p>
          </table:table-cell>
          <table:table-cell office:value-type="float" office:value="371">
            <text:p>37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25.11.2012 06:22:13</text:p>
          </table:table-cell>
          <table:table-cell office:value-type="string">
            <text:p>Baumgartner Hildegard/p04775@intra.graz.at/p04775@intra.graz.at/GGA-60101/2012-11-25T18:22:2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2">
            <text:p>150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48">
            <text:p>48</text:p>
          </table:table-cell>
          <table:table-cell office:value-type="float" office:value="371">
            <text:p>371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string">
            <text:p>25.11.2012 06:22:13</text:p>
          </table:table-cell>
          <table:table-cell office:value-type="string">
            <text:p>Baumgartner Hildegard/p04775@intra.graz.at/p04775@intra.graz.at/GGA-60101/2012-11-25T18:22:2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2">
            <text:p>150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19">
            <text:p>419</text:p>
          </table:table-cell>
          <table:table-cell office:value-type="float" office:value="48">
            <text:p>48</text:p>
          </table:table-cell>
          <table:table-cell office:value-type="float" office:value="371">
            <text:p>37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25.11.2012 06:22:13</text:p>
          </table:table-cell>
          <table:table-cell office:value-type="string">
            <text:p>Baumgartner Hildegard/p04775@intra.graz.at/p04775@intra.graz.at/GGA-60101/2012-11-25T18:22:2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2">
            <text:p>150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19">
            <text:p>419</text:p>
          </table:table-cell>
          <table:table-cell office:value-type="float" office:value="48">
            <text:p>48</text:p>
          </table:table-cell>
          <table:table-cell office:value-type="float" office:value="371">
            <text:p>37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25.11.2012 06:22:13</text:p>
          </table:table-cell>
          <table:table-cell office:value-type="string">
            <text:p>Baumgartner Hildegard/p04775@intra.graz.at/p04775@intra.graz.at/GGA-60101/2012-11-25T18:22:2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2">
            <text:p>150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19">
            <text:p>419</text:p>
          </table:table-cell>
          <table:table-cell office:value-type="float" office:value="48">
            <text:p>48</text:p>
          </table:table-cell>
          <table:table-cell office:value-type="float" office:value="371">
            <text:p>37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6:22:13</text:p>
          </table:table-cell>
          <table:table-cell office:value-type="string">
            <text:p>Baumgartner Hildegard/p04775@intra.graz.at/p04775@intra.graz.at/GGA-60101/2012-11-25T18:22:2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3">
            <text:p>150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41">
            <text:p>41</text:p>
          </table:table-cell>
          <table:table-cell office:value-type="float" office:value="329">
            <text:p>329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string">
            <text:p>25.11.2012 06:24:56</text:p>
          </table:table-cell>
          <table:table-cell office:value-type="string">
            <text:p>Baumgartner Hildegard/p04775@intra.graz.at/p04775@intra.graz.at/GGA-60101/2012-11-25T18:25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3">
            <text:p>150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41">
            <text:p>41</text:p>
          </table:table-cell>
          <table:table-cell office:value-type="float" office:value="329">
            <text:p>329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25.11.2012 06:24:56</text:p>
          </table:table-cell>
          <table:table-cell office:value-type="string">
            <text:p>Baumgartner Hildegard/p04775@intra.graz.at/p04775@intra.graz.at/GGA-60101/2012-11-25T18:25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3">
            <text:p>150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70">
            <text:p>370</text:p>
          </table:table-cell>
          <table:table-cell office:value-type="float" office:value="41">
            <text:p>41</text:p>
          </table:table-cell>
          <table:table-cell office:value-type="float" office:value="329">
            <text:p>329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6:24:56</text:p>
          </table:table-cell>
          <table:table-cell office:value-type="string">
            <text:p>Baumgartner Hildegard/p04775@intra.graz.at/p04775@intra.graz.at/GGA-60101/2012-11-25T18:25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3">
            <text:p>150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70">
            <text:p>370</text:p>
          </table:table-cell>
          <table:table-cell office:value-type="float" office:value="41">
            <text:p>41</text:p>
          </table:table-cell>
          <table:table-cell office:value-type="float" office:value="329">
            <text:p>32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25.11.2012 06:24:56</text:p>
          </table:table-cell>
          <table:table-cell office:value-type="string">
            <text:p>Baumgartner Hildegard/p04775@intra.graz.at/p04775@intra.graz.at/GGA-60101/2012-11-25T18:25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3">
            <text:p>150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70">
            <text:p>370</text:p>
          </table:table-cell>
          <table:table-cell office:value-type="float" office:value="41">
            <text:p>41</text:p>
          </table:table-cell>
          <table:table-cell office:value-type="float" office:value="329">
            <text:p>329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5.11.2012 06:24:56</text:p>
          </table:table-cell>
          <table:table-cell office:value-type="string">
            <text:p>Baumgartner Hildegard/p04775@intra.graz.at/p04775@intra.graz.at/GGA-60101/2012-11-25T18:25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4">
            <text:p>150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35">
            <text:p>35</text:p>
          </table:table-cell>
          <table:table-cell office:value-type="float" office:value="277">
            <text:p>277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5.11.2012 05:51:49</text:p>
          </table:table-cell>
          <table:table-cell office:value-type="string">
            <text:p>Baumgartner Hildegard/p04775@intra.graz.at/p04775@intra.graz.at/GGA-60101/2012-11-25T17:51:5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4">
            <text:p>150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35">
            <text:p>35</text:p>
          </table:table-cell>
          <table:table-cell office:value-type="float" office:value="277">
            <text:p>2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25.11.2012 05:51:49</text:p>
          </table:table-cell>
          <table:table-cell office:value-type="string">
            <text:p>Baumgartner Hildegard/p04775@intra.graz.at/p04775@intra.graz.at/GGA-60101/2012-11-25T17:51:5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4">
            <text:p>150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12">
            <text:p>312</text:p>
          </table:table-cell>
          <table:table-cell office:value-type="float" office:value="35">
            <text:p>35</text:p>
          </table:table-cell>
          <table:table-cell office:value-type="float" office:value="277">
            <text:p>27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25.11.2012 05:51:49</text:p>
          </table:table-cell>
          <table:table-cell office:value-type="string">
            <text:p>Baumgartner Hildegard/p04775@intra.graz.at/p04775@intra.graz.at/GGA-60101/2012-11-25T17:51:5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4">
            <text:p>150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  <table:table-cell office:value-type="float" office:value="35">
            <text:p>35</text:p>
          </table:table-cell>
          <table:table-cell office:value-type="float" office:value="277">
            <text:p>27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25.11.2012 05:51:49</text:p>
          </table:table-cell>
          <table:table-cell office:value-type="string">
            <text:p>Baumgartner Hildegard/p04775@intra.graz.at/p04775@intra.graz.at/GGA-60101/2012-11-25T17:51:5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4">
            <text:p>150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12">
            <text:p>312</text:p>
          </table:table-cell>
          <table:table-cell office:value-type="float" office:value="35">
            <text:p>35</text:p>
          </table:table-cell>
          <table:table-cell office:value-type="float" office:value="277">
            <text:p>27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25.11.2012 05:51:49</text:p>
          </table:table-cell>
          <table:table-cell office:value-type="string">
            <text:p>Baumgartner Hildegard/p04775@intra.graz.at/p04775@intra.graz.at/GGA-60101/2012-11-25T17:51:5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5">
            <text:p>150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  <table:table-cell office:value-type="float" office:value="51">
            <text:p>51</text:p>
          </table:table-cell>
          <table:table-cell office:value-type="float" office:value="448">
            <text:p>448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string">
            <text:p>25.11.2012 06:31:01</text:p>
          </table:table-cell>
          <table:table-cell office:value-type="string">
            <text:p>Baumgartner Hildegard/p04775@intra.graz.at/p04775@intra.graz.at/GGA-60101/2012-11-25T18:31:0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5">
            <text:p>150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99">
            <text:p>499</text:p>
          </table:table-cell>
          <table:table-cell office:value-type="float" office:value="51">
            <text:p>51</text:p>
          </table:table-cell>
          <table:table-cell office:value-type="float" office:value="448">
            <text:p>44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string">
            <text:p>25.11.2012 06:31:01</text:p>
          </table:table-cell>
          <table:table-cell office:value-type="string">
            <text:p>Baumgartner Hildegard/p04775@intra.graz.at/p04775@intra.graz.at/GGA-60101/2012-11-25T18:31:0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5">
            <text:p>150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99">
            <text:p>499</text:p>
          </table:table-cell>
          <table:table-cell office:value-type="float" office:value="51">
            <text:p>51</text:p>
          </table:table-cell>
          <table:table-cell office:value-type="float" office:value="448">
            <text:p>448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25.11.2012 06:31:01</text:p>
          </table:table-cell>
          <table:table-cell office:value-type="string">
            <text:p>Baumgartner Hildegard/p04775@intra.graz.at/p04775@intra.graz.at/GGA-60101/2012-11-25T18:31:0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5">
            <text:p>150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99">
            <text:p>499</text:p>
          </table:table-cell>
          <table:table-cell office:value-type="float" office:value="51">
            <text:p>51</text:p>
          </table:table-cell>
          <table:table-cell office:value-type="float" office:value="448">
            <text:p>4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5.11.2012 06:31:01</text:p>
          </table:table-cell>
          <table:table-cell office:value-type="string">
            <text:p>Baumgartner Hildegard/p04775@intra.graz.at/p04775@intra.graz.at/GGA-60101/2012-11-25T18:31:0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5">
            <text:p>150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99">
            <text:p>499</text:p>
          </table:table-cell>
          <table:table-cell office:value-type="float" office:value="51">
            <text:p>51</text:p>
          </table:table-cell>
          <table:table-cell office:value-type="float" office:value="448">
            <text:p>448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25.11.2012 06:31:01</text:p>
          </table:table-cell>
          <table:table-cell office:value-type="string">
            <text:p>Baumgartner Hildegard/p04775@intra.graz.at/p04775@intra.graz.at/GGA-60101/2012-11-25T18:31:0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6">
            <text:p>150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39">
            <text:p>339</text:p>
          </table:table-cell>
          <table:table-cell office:value-type="float" office:value="35">
            <text:p>35</text:p>
          </table:table-cell>
          <table:table-cell office:value-type="float" office:value="304">
            <text:p>304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5.11.2012 06:10:05</text:p>
          </table:table-cell>
          <table:table-cell office:value-type="string">
            <text:p>Baumgartner Hildegard/p04775@intra.graz.at/p04775@intra.graz.at/GGA-60101/2012-11-25T18:10:1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6">
            <text:p>150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35">
            <text:p>35</text:p>
          </table:table-cell>
          <table:table-cell office:value-type="float" office:value="304">
            <text:p>304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25.11.2012 06:10:05</text:p>
          </table:table-cell>
          <table:table-cell office:value-type="string">
            <text:p>Baumgartner Hildegard/p04775@intra.graz.at/p04775@intra.graz.at/GGA-60101/2012-11-25T18:10:1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6">
            <text:p>150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39">
            <text:p>339</text:p>
          </table:table-cell>
          <table:table-cell office:value-type="float" office:value="35">
            <text:p>35</text:p>
          </table:table-cell>
          <table:table-cell office:value-type="float" office:value="304">
            <text:p>304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25.11.2012 06:10:05</text:p>
          </table:table-cell>
          <table:table-cell office:value-type="string">
            <text:p>Baumgartner Hildegard/p04775@intra.graz.at/p04775@intra.graz.at/GGA-60101/2012-11-25T18:10:1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6">
            <text:p>150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39">
            <text:p>339</text:p>
          </table:table-cell>
          <table:table-cell office:value-type="float" office:value="35">
            <text:p>35</text:p>
          </table:table-cell>
          <table:table-cell office:value-type="float" office:value="304">
            <text:p>30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25.11.2012 06:10:05</text:p>
          </table:table-cell>
          <table:table-cell office:value-type="string">
            <text:p>Baumgartner Hildegard/p04775@intra.graz.at/p04775@intra.graz.at/GGA-60101/2012-11-25T18:10:1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6">
            <text:p>150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39">
            <text:p>339</text:p>
          </table:table-cell>
          <table:table-cell office:value-type="float" office:value="35">
            <text:p>35</text:p>
          </table:table-cell>
          <table:table-cell office:value-type="float" office:value="304">
            <text:p>304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25.11.2012 06:10:05</text:p>
          </table:table-cell>
          <table:table-cell office:value-type="string">
            <text:p>Baumgartner Hildegard/p04775@intra.graz.at/p04775@intra.graz.at/GGA-60101/2012-11-25T18:10:1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7">
            <text:p>150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  <table:table-cell office:value-type="float" office:value="26">
            <text:p>26</text:p>
          </table:table-cell>
          <table:table-cell office:value-type="float" office:value="376">
            <text:p>37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25.11.2012 06:08:35</text:p>
          </table:table-cell>
          <table:table-cell office:value-type="string">
            <text:p>Baumgartner Hildegard/p04775@intra.graz.at/p04775@intra.graz.at/GGA-60101/2012-11-25T18:08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7">
            <text:p>150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02">
            <text:p>402</text:p>
          </table:table-cell>
          <table:table-cell office:value-type="float" office:value="26">
            <text:p>26</text:p>
          </table:table-cell>
          <table:table-cell office:value-type="float" office:value="376">
            <text:p>376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string">
            <text:p>25.11.2012 06:08:35</text:p>
          </table:table-cell>
          <table:table-cell office:value-type="string">
            <text:p>Baumgartner Hildegard/p04775@intra.graz.at/p04775@intra.graz.at/GGA-60101/2012-11-25T18:08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7">
            <text:p>150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02">
            <text:p>402</text:p>
          </table:table-cell>
          <table:table-cell office:value-type="float" office:value="26">
            <text:p>26</text:p>
          </table:table-cell>
          <table:table-cell office:value-type="float" office:value="376">
            <text:p>376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25.11.2012 06:08:35</text:p>
          </table:table-cell>
          <table:table-cell office:value-type="string">
            <text:p>Baumgartner Hildegard/p04775@intra.graz.at/p04775@intra.graz.at/GGA-60101/2012-11-25T18:08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7">
            <text:p>150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02">
            <text:p>402</text:p>
          </table:table-cell>
          <table:table-cell office:value-type="float" office:value="26">
            <text:p>26</text:p>
          </table:table-cell>
          <table:table-cell office:value-type="float" office:value="376">
            <text:p>37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25.11.2012 06:08:35</text:p>
          </table:table-cell>
          <table:table-cell office:value-type="string">
            <text:p>Baumgartner Hildegard/p04775@intra.graz.at/p04775@intra.graz.at/GGA-60101/2012-11-25T18:08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7">
            <text:p>150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02">
            <text:p>402</text:p>
          </table:table-cell>
          <table:table-cell office:value-type="float" office:value="26">
            <text:p>26</text:p>
          </table:table-cell>
          <table:table-cell office:value-type="float" office:value="376">
            <text:p>376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25.11.2012 06:08:35</text:p>
          </table:table-cell>
          <table:table-cell office:value-type="string">
            <text:p>Baumgartner Hildegard/p04775@intra.graz.at/p04775@intra.graz.at/GGA-60101/2012-11-25T18:08:4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8">
            <text:p>150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44">
            <text:p>44</text:p>
          </table:table-cell>
          <table:table-cell office:value-type="float" office:value="271">
            <text:p>27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25.11.2012 06:06:54</text:p>
          </table:table-cell>
          <table:table-cell office:value-type="string">
            <text:p>Baumgartner Hildegard/p04775@intra.graz.at/p04775@intra.graz.at/GGA-60101/2012-11-25T18:07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8">
            <text:p>150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44">
            <text:p>44</text:p>
          </table:table-cell>
          <table:table-cell office:value-type="float" office:value="271">
            <text:p>27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6:06:54</text:p>
          </table:table-cell>
          <table:table-cell office:value-type="string">
            <text:p>Baumgartner Hildegard/p04775@intra.graz.at/p04775@intra.graz.at/GGA-60101/2012-11-25T18:07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8">
            <text:p>150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office:value-type="float" office:value="44">
            <text:p>44</text:p>
          </table:table-cell>
          <table:table-cell office:value-type="float" office:value="271">
            <text:p>27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25.11.2012 06:06:54</text:p>
          </table:table-cell>
          <table:table-cell office:value-type="string">
            <text:p>Baumgartner Hildegard/p04775@intra.graz.at/p04775@intra.graz.at/GGA-60101/2012-11-25T18:07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8">
            <text:p>150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15">
            <text:p>315</text:p>
          </table:table-cell>
          <table:table-cell office:value-type="float" office:value="44">
            <text:p>44</text:p>
          </table:table-cell>
          <table:table-cell office:value-type="float" office:value="271">
            <text:p>27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25.11.2012 06:06:54</text:p>
          </table:table-cell>
          <table:table-cell office:value-type="string">
            <text:p>Baumgartner Hildegard/p04775@intra.graz.at/p04775@intra.graz.at/GGA-60101/2012-11-25T18:07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8">
            <text:p>150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15">
            <text:p>315</text:p>
          </table:table-cell>
          <table:table-cell office:value-type="float" office:value="44">
            <text:p>44</text:p>
          </table:table-cell>
          <table:table-cell office:value-type="float" office:value="271">
            <text:p>27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25.11.2012 06:06:54</text:p>
          </table:table-cell>
          <table:table-cell office:value-type="string">
            <text:p>Baumgartner Hildegard/p04775@intra.graz.at/p04775@intra.graz.at/GGA-60101/2012-11-25T18:07:0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9">
            <text:p>150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25.11.2012 05:44:34</text:p>
          </table:table-cell>
          <table:table-cell office:value-type="string">
            <text:p>Baumgartner Hildegard/p04775@intra.graz.at/p04775@intra.graz.at/GGA-60101/2012-11-25T17:44:4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9">
            <text:p>150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25.11.2012 05:44:34</text:p>
          </table:table-cell>
          <table:table-cell office:value-type="string">
            <text:p>Baumgartner Hildegard/p04775@intra.graz.at/p04775@intra.graz.at/GGA-60101/2012-11-25T17:44:4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9">
            <text:p>150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87">
            <text:p>287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25.11.2012 05:44:34</text:p>
          </table:table-cell>
          <table:table-cell office:value-type="string">
            <text:p>Baumgartner Hildegard/p04775@intra.graz.at/p04775@intra.graz.at/GGA-60101/2012-11-25T17:44:4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9">
            <text:p>150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87">
            <text:p>287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25.11.2012 05:44:34</text:p>
          </table:table-cell>
          <table:table-cell office:value-type="string">
            <text:p>Baumgartner Hildegard/p04775@intra.graz.at/p04775@intra.graz.at/GGA-60101/2012-11-25T17:44:4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09">
            <text:p>150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25.11.2012 05:44:34</text:p>
          </table:table-cell>
          <table:table-cell office:value-type="string">
            <text:p>Baumgartner Hildegard/p04775@intra.graz.at/p04775@intra.graz.at/GGA-60101/2012-11-25T17:44:41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0">
            <text:p>1510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float" office:value="27">
            <text:p>27</text:p>
          </table:table-cell>
          <table:table-cell office:value-type="float" office:value="297">
            <text:p>297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string">
            <text:p>25.11.2012 06:15:55</text:p>
          </table:table-cell>
          <table:table-cell office:value-type="string">
            <text:p>Baumgartner Hildegard/p04775@intra.graz.at/p04775@intra.graz.at/GGA-60101/2012-11-25T18:16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0">
            <text:p>1510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27">
            <text:p>27</text:p>
          </table:table-cell>
          <table:table-cell office:value-type="float" office:value="297">
            <text:p>297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25.11.2012 06:15:55</text:p>
          </table:table-cell>
          <table:table-cell office:value-type="string">
            <text:p>Baumgartner Hildegard/p04775@intra.graz.at/p04775@intra.graz.at/GGA-60101/2012-11-25T18:16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0">
            <text:p>1510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24">
            <text:p>324</text:p>
          </table:table-cell>
          <table:table-cell office:value-type="float" office:value="27">
            <text:p>27</text:p>
          </table:table-cell>
          <table:table-cell office:value-type="float" office:value="297">
            <text:p>297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6:15:55</text:p>
          </table:table-cell>
          <table:table-cell office:value-type="string">
            <text:p>Baumgartner Hildegard/p04775@intra.graz.at/p04775@intra.graz.at/GGA-60101/2012-11-25T18:16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0">
            <text:p>1510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27">
            <text:p>27</text:p>
          </table:table-cell>
          <table:table-cell office:value-type="float" office:value="297">
            <text:p>29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25.11.2012 06:15:55</text:p>
          </table:table-cell>
          <table:table-cell office:value-type="string">
            <text:p>Baumgartner Hildegard/p04775@intra.graz.at/p04775@intra.graz.at/GGA-60101/2012-11-25T18:16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0">
            <text:p>1510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24">
            <text:p>324</text:p>
          </table:table-cell>
          <table:table-cell office:value-type="float" office:value="27">
            <text:p>27</text:p>
          </table:table-cell>
          <table:table-cell office:value-type="float" office:value="297">
            <text:p>297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5.11.2012 06:15:55</text:p>
          </table:table-cell>
          <table:table-cell office:value-type="string">
            <text:p>Baumgartner Hildegard/p04775@intra.graz.at/p04775@intra.graz.at/GGA-60101/2012-11-25T18:16:02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1">
            <text:p>151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14">
            <text:p>14</text:p>
          </table:table-cell>
          <table:table-cell office:value-type="float" office:value="336">
            <text:p>336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25.11.2012 05:47:34</text:p>
          </table:table-cell>
          <table:table-cell office:value-type="string">
            <text:p>Baumgartner Hildegard/p04775@intra.graz.at/p04775@intra.graz.at/GGA-60101/2012-11-25T17:47:4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1">
            <text:p>151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float" office:value="14">
            <text:p>14</text:p>
          </table:table-cell>
          <table:table-cell office:value-type="float" office:value="336">
            <text:p>336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string">
            <text:p>25.11.2012 05:47:34</text:p>
          </table:table-cell>
          <table:table-cell office:value-type="string">
            <text:p>Baumgartner Hildegard/p04775@intra.graz.at/p04775@intra.graz.at/GGA-60101/2012-11-25T17:47:4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1">
            <text:p>151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50">
            <text:p>350</text:p>
          </table:table-cell>
          <table:table-cell office:value-type="float" office:value="14">
            <text:p>14</text:p>
          </table:table-cell>
          <table:table-cell office:value-type="float" office:value="336">
            <text:p>33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25.11.2012 05:47:34</text:p>
          </table:table-cell>
          <table:table-cell office:value-type="string">
            <text:p>Baumgartner Hildegard/p04775@intra.graz.at/p04775@intra.graz.at/GGA-60101/2012-11-25T17:47:4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1">
            <text:p>151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50">
            <text:p>350</text:p>
          </table:table-cell>
          <table:table-cell office:value-type="float" office:value="14">
            <text:p>14</text:p>
          </table:table-cell>
          <table:table-cell office:value-type="float" office:value="336">
            <text:p>33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25.11.2012 05:47:34</text:p>
          </table:table-cell>
          <table:table-cell office:value-type="string">
            <text:p>Baumgartner Hildegard/p04775@intra.graz.at/p04775@intra.graz.at/GGA-60101/2012-11-25T17:47:4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1">
            <text:p>151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50">
            <text:p>350</text:p>
          </table:table-cell>
          <table:table-cell office:value-type="float" office:value="14">
            <text:p>14</text:p>
          </table:table-cell>
          <table:table-cell office:value-type="float" office:value="336">
            <text:p>336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25.11.2012 05:47:34</text:p>
          </table:table-cell>
          <table:table-cell office:value-type="string">
            <text:p>Baumgartner Hildegard/p04775@intra.graz.at/p04775@intra.graz.at/GGA-60101/2012-11-25T17:47:4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2">
            <text:p>151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566">
            <text:p>566</text:p>
          </table:table-cell>
          <table:table-cell office:value-type="float" office:value="19">
            <text:p>19</text:p>
          </table:table-cell>
          <table:table-cell office:value-type="float" office:value="547">
            <text:p>547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string">
            <text:p>25.11.2012 07:30:55</text:p>
          </table:table-cell>
          <table:table-cell office:value-type="string">
            <text:p>Bettina Wilfinger/AT:L6:65107773/wilfinger@graz.gv.at/AT:GGA-60101/2012-11-25T19:31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2">
            <text:p>151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566">
            <text:p>566</text:p>
          </table:table-cell>
          <table:table-cell office:value-type="float" office:value="19">
            <text:p>19</text:p>
          </table:table-cell>
          <table:table-cell office:value-type="float" office:value="547">
            <text:p>547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string">
            <text:p>25.11.2012 07:30:55</text:p>
          </table:table-cell>
          <table:table-cell office:value-type="string">
            <text:p>Bettina Wilfinger/AT:L6:65107773/wilfinger@graz.gv.at/AT:GGA-60101/2012-11-25T19:31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2">
            <text:p>151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566">
            <text:p>566</text:p>
          </table:table-cell>
          <table:table-cell office:value-type="float" office:value="19">
            <text:p>19</text:p>
          </table:table-cell>
          <table:table-cell office:value-type="float" office:value="547">
            <text:p>547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string">
            <text:p>25.11.2012 07:30:55</text:p>
          </table:table-cell>
          <table:table-cell office:value-type="string">
            <text:p>Bettina Wilfinger/AT:L6:65107773/wilfinger@graz.gv.at/AT:GGA-60101/2012-11-25T19:31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2">
            <text:p>151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566">
            <text:p>566</text:p>
          </table:table-cell>
          <table:table-cell office:value-type="float" office:value="19">
            <text:p>19</text:p>
          </table:table-cell>
          <table:table-cell office:value-type="float" office:value="547">
            <text:p>547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5.11.2012 07:30:55</text:p>
          </table:table-cell>
          <table:table-cell office:value-type="string">
            <text:p>Bettina Wilfinger/AT:L6:65107773/wilfinger@graz.gv.at/AT:GGA-60101/2012-11-25T19:31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2">
            <text:p>151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566">
            <text:p>566</text:p>
          </table:table-cell>
          <table:table-cell office:value-type="float" office:value="19">
            <text:p>19</text:p>
          </table:table-cell>
          <table:table-cell office:value-type="float" office:value="547">
            <text:p>547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25.11.2012 07:30:55</text:p>
          </table:table-cell>
          <table:table-cell office:value-type="string">
            <text:p>Bettina Wilfinger/AT:L6:65107773/wilfinger@graz.gv.at/AT:GGA-60101/2012-11-25T19:31:0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3">
            <text:p>151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office:value-type="float" office:value="6">
            <text:p>6</text:p>
          </table:table-cell>
          <table:table-cell office:value-type="float" office:value="395">
            <text:p>395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string">
            <text:p>25.11.2012 05:57:10</text:p>
          </table:table-cell>
          <table:table-cell office:value-type="string">
            <text:p>Baumgartner Hildegard/p04775@intra.graz.at/p04775@intra.graz.at/GGA-60101/2012-11-25T17:57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3">
            <text:p>151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01">
            <text:p>401</text:p>
          </table:table-cell>
          <table:table-cell office:value-type="float" office:value="6">
            <text:p>6</text:p>
          </table:table-cell>
          <table:table-cell office:value-type="float" office:value="395">
            <text:p>39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25.11.2012 05:57:10</text:p>
          </table:table-cell>
          <table:table-cell office:value-type="string">
            <text:p>Baumgartner Hildegard/p04775@intra.graz.at/p04775@intra.graz.at/GGA-60101/2012-11-25T17:57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3">
            <text:p>151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01">
            <text:p>401</text:p>
          </table:table-cell>
          <table:table-cell office:value-type="float" office:value="6">
            <text:p>6</text:p>
          </table:table-cell>
          <table:table-cell office:value-type="float" office:value="395">
            <text:p>395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25.11.2012 05:57:10</text:p>
          </table:table-cell>
          <table:table-cell office:value-type="string">
            <text:p>Baumgartner Hildegard/p04775@intra.graz.at/p04775@intra.graz.at/GGA-60101/2012-11-25T17:57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3">
            <text:p>151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01">
            <text:p>401</text:p>
          </table:table-cell>
          <table:table-cell office:value-type="float" office:value="6">
            <text:p>6</text:p>
          </table:table-cell>
          <table:table-cell office:value-type="float" office:value="395">
            <text:p>39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25.11.2012 05:57:10</text:p>
          </table:table-cell>
          <table:table-cell office:value-type="string">
            <text:p>Baumgartner Hildegard/p04775@intra.graz.at/p04775@intra.graz.at/GGA-60101/2012-11-25T17:57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3">
            <text:p>151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01">
            <text:p>401</text:p>
          </table:table-cell>
          <table:table-cell office:value-type="float" office:value="6">
            <text:p>6</text:p>
          </table:table-cell>
          <table:table-cell office:value-type="float" office:value="395">
            <text:p>395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25.11.2012 05:57:10</text:p>
          </table:table-cell>
          <table:table-cell office:value-type="string">
            <text:p>Baumgartner Hildegard/p04775@intra.graz.at/p04775@intra.graz.at/GGA-60101/2012-11-25T17:57:1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4">
            <text:p>151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office:value-type="float" office:value="33">
            <text:p>33</text:p>
          </table:table-cell>
          <table:table-cell office:value-type="float" office:value="338">
            <text:p>338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25.11.2012 06:38:22</text:p>
          </table:table-cell>
          <table:table-cell office:value-type="string">
            <text:p>Baumgartner Hildegard/p04775@intra.graz.at/p04775@intra.graz.at/GGA-60101/2012-11-25T18:38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4">
            <text:p>151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33">
            <text:p>33</text:p>
          </table:table-cell>
          <table:table-cell office:value-type="float" office:value="338">
            <text:p>338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string">
            <text:p>25.11.2012 06:38:22</text:p>
          </table:table-cell>
          <table:table-cell office:value-type="string">
            <text:p>Baumgartner Hildegard/p04775@intra.graz.at/p04775@intra.graz.at/GGA-60101/2012-11-25T18:38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4">
            <text:p>151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71">
            <text:p>371</text:p>
          </table:table-cell>
          <table:table-cell office:value-type="float" office:value="33">
            <text:p>33</text:p>
          </table:table-cell>
          <table:table-cell office:value-type="float" office:value="338">
            <text:p>338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25.11.2012 06:38:22</text:p>
          </table:table-cell>
          <table:table-cell office:value-type="string">
            <text:p>Baumgartner Hildegard/p04775@intra.graz.at/p04775@intra.graz.at/GGA-60101/2012-11-25T18:38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4">
            <text:p>151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71">
            <text:p>371</text:p>
          </table:table-cell>
          <table:table-cell office:value-type="float" office:value="33">
            <text:p>33</text:p>
          </table:table-cell>
          <table:table-cell office:value-type="float" office:value="338">
            <text:p>33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25.11.2012 06:38:22</text:p>
          </table:table-cell>
          <table:table-cell office:value-type="string">
            <text:p>Baumgartner Hildegard/p04775@intra.graz.at/p04775@intra.graz.at/GGA-60101/2012-11-25T18:38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4">
            <text:p>151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71">
            <text:p>371</text:p>
          </table:table-cell>
          <table:table-cell office:value-type="float" office:value="33">
            <text:p>33</text:p>
          </table:table-cell>
          <table:table-cell office:value-type="float" office:value="338">
            <text:p>338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25.11.2012 06:38:22</text:p>
          </table:table-cell>
          <table:table-cell office:value-type="string">
            <text:p>Baumgartner Hildegard/p04775@intra.graz.at/p04775@intra.graz.at/GGA-60101/2012-11-25T18:38:2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5">
            <text:p>151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07">
            <text:p>407</text:p>
          </table:table-cell>
          <table:table-cell office:value-type="float" office:value="33">
            <text:p>33</text:p>
          </table:table-cell>
          <table:table-cell office:value-type="float" office:value="374">
            <text:p>37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25.11.2012 06:48:12</text:p>
          </table:table-cell>
          <table:table-cell office:value-type="string">
            <text:p>Baumgartner Hildegard/p04775@intra.graz.at/p04775@intra.graz.at/GGA-60101/2012-11-25T18:48:1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5">
            <text:p>151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07">
            <text:p>407</text:p>
          </table:table-cell>
          <table:table-cell office:value-type="float" office:value="33">
            <text:p>33</text:p>
          </table:table-cell>
          <table:table-cell office:value-type="float" office:value="374">
            <text:p>374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string">
            <text:p>25.11.2012 06:48:12</text:p>
          </table:table-cell>
          <table:table-cell office:value-type="string">
            <text:p>Baumgartner Hildegard/p04775@intra.graz.at/p04775@intra.graz.at/GGA-60101/2012-11-25T18:48:1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5">
            <text:p>151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07">
            <text:p>407</text:p>
          </table:table-cell>
          <table:table-cell office:value-type="float" office:value="33">
            <text:p>33</text:p>
          </table:table-cell>
          <table:table-cell office:value-type="float" office:value="374">
            <text:p>374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25.11.2012 06:48:12</text:p>
          </table:table-cell>
          <table:table-cell office:value-type="string">
            <text:p>Baumgartner Hildegard/p04775@intra.graz.at/p04775@intra.graz.at/GGA-60101/2012-11-25T18:48:1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5">
            <text:p>151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07">
            <text:p>407</text:p>
          </table:table-cell>
          <table:table-cell office:value-type="float" office:value="33">
            <text:p>33</text:p>
          </table:table-cell>
          <table:table-cell office:value-type="float" office:value="374">
            <text:p>37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25.11.2012 06:48:12</text:p>
          </table:table-cell>
          <table:table-cell office:value-type="string">
            <text:p>Baumgartner Hildegard/p04775@intra.graz.at/p04775@intra.graz.at/GGA-60101/2012-11-25T18:48:1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515">
            <text:p>151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07">
            <text:p>407</text:p>
          </table:table-cell>
          <table:table-cell office:value-type="float" office:value="33">
            <text:p>33</text:p>
          </table:table-cell>
          <table:table-cell office:value-type="float" office:value="374">
            <text:p>374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5.11.2012 06:48:12</text:p>
          </table:table-cell>
          <table:table-cell office:value-type="string">
            <text:p>Baumgartner Hildegard/p04775@intra.graz.at/p04775@intra.graz.at/GGA-60101/2012-11-25T18:48:19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516">
            <text:p>151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25.11.2012 08:26:19</text:p>
          </table:table-cell>
          <table:table-cell office:value-type="string">
            <text:p>Schwartz Wolfgang/p14139@intra.graz.at/p14139@intra.graz.at/GGA-60101/2012-11-25T20:26:28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516">
            <text:p>151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25.11.2012 08:26:19</text:p>
          </table:table-cell>
          <table:table-cell office:value-type="string">
            <text:p>Schwartz Wolfgang/p14139@intra.graz.at/p14139@intra.graz.at/GGA-60101/2012-11-25T20:26:28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516">
            <text:p>151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25.11.2012 08:26:19</text:p>
          </table:table-cell>
          <table:table-cell office:value-type="string">
            <text:p>Schwartz Wolfgang/p14139@intra.graz.at/p14139@intra.graz.at/GGA-60101/2012-11-25T20:26:28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516">
            <text:p>151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25.11.2012 08:26:19</text:p>
          </table:table-cell>
          <table:table-cell office:value-type="string">
            <text:p>Schwartz Wolfgang/p14139@intra.graz.at/p14139@intra.graz.at/GGA-60101/2012-11-25T20:26:28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516">
            <text:p>151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25.11.2012 08:26:19</text:p>
          </table:table-cell>
          <table:table-cell office:value-type="string">
            <text:p>Schwartz Wolfgang/p14139@intra.graz.at/p14139@intra.graz.at/GGA-60101/2012-11-25T20:26:28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598">
            <text:p>159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3">
            <text:p>3</text:p>
          </table:table-cell>
          <table:table-cell office:value-type="float" office:value="204">
            <text:p>204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7.11.2012 09:01:59</text:p>
          </table:table-cell>
          <table:table-cell office:value-type="string">
            <text:p>Schwartz Wolfgang/p14139@intra.graz.at/p14139@intra.graz.at/GGA-60101/2012-11-27T09:02:01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598">
            <text:p>159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3">
            <text:p>3</text:p>
          </table:table-cell>
          <table:table-cell office:value-type="float" office:value="204">
            <text:p>204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27.11.2012 09:01:59</text:p>
          </table:table-cell>
          <table:table-cell office:value-type="string">
            <text:p>Schwartz Wolfgang/p14139@intra.graz.at/p14139@intra.graz.at/GGA-60101/2012-11-27T09:02:01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598">
            <text:p>159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3">
            <text:p>3</text:p>
          </table:table-cell>
          <table:table-cell office:value-type="float" office:value="204">
            <text:p>20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27.11.2012 09:01:59</text:p>
          </table:table-cell>
          <table:table-cell office:value-type="string">
            <text:p>Schwartz Wolfgang/p14139@intra.graz.at/p14139@intra.graz.at/GGA-60101/2012-11-27T09:02:01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598">
            <text:p>159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207">
            <text:p>207</text:p>
          </table:table-cell>
          <table:table-cell office:value-type="float" office:value="3">
            <text:p>3</text:p>
          </table:table-cell>
          <table:table-cell office:value-type="float" office:value="204">
            <text:p>20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27.11.2012 09:01:59</text:p>
          </table:table-cell>
          <table:table-cell office:value-type="string">
            <text:p>Schwartz Wolfgang/p14139@intra.graz.at/p14139@intra.graz.at/GGA-60101/2012-11-27T09:02:01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598">
            <text:p>159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207">
            <text:p>207</text:p>
          </table:table-cell>
          <table:table-cell office:value-type="float" office:value="3">
            <text:p>3</text:p>
          </table:table-cell>
          <table:table-cell office:value-type="float" office:value="204">
            <text:p>20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7.11.2012 09:01:59</text:p>
          </table:table-cell>
          <table:table-cell office:value-type="string">
            <text:p>Schwartz Wolfgang/p14139@intra.graz.at/p14139@intra.graz.at/GGA-60101/2012-11-27T09:02:01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599">
            <text:p>159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36">
            <text:p>436</text:p>
          </table:table-cell>
          <table:table-cell office:value-type="float" office:value="10">
            <text:p>10</text:p>
          </table:table-cell>
          <table:table-cell office:value-type="float" office:value="426">
            <text:p>426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string">
            <text:p>26.11.2012 02:37:04</text:p>
          </table:table-cell>
          <table:table-cell office:value-type="string">
            <text:p>Schwartz Wolfgang/p14139@intra.graz.at/p14139@intra.graz.at/GGA-60101/2012-11-26T14:37:09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599">
            <text:p>159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36">
            <text:p>436</text:p>
          </table:table-cell>
          <table:table-cell office:value-type="float" office:value="10">
            <text:p>10</text:p>
          </table:table-cell>
          <table:table-cell office:value-type="float" office:value="426">
            <text:p>42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26.11.2012 02:37:04</text:p>
          </table:table-cell>
          <table:table-cell office:value-type="string">
            <text:p>Schwartz Wolfgang/p14139@intra.graz.at/p14139@intra.graz.at/GGA-60101/2012-11-26T14:37:09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599">
            <text:p>159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36">
            <text:p>436</text:p>
          </table:table-cell>
          <table:table-cell office:value-type="float" office:value="10">
            <text:p>10</text:p>
          </table:table-cell>
          <table:table-cell office:value-type="float" office:value="426">
            <text:p>426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26.11.2012 02:37:04</text:p>
          </table:table-cell>
          <table:table-cell office:value-type="string">
            <text:p>Schwartz Wolfgang/p14139@intra.graz.at/p14139@intra.graz.at/GGA-60101/2012-11-26T14:37:09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599">
            <text:p>159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36">
            <text:p>436</text:p>
          </table:table-cell>
          <table:table-cell office:value-type="float" office:value="10">
            <text:p>10</text:p>
          </table:table-cell>
          <table:table-cell office:value-type="float" office:value="426">
            <text:p>42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26.11.2012 02:37:04</text:p>
          </table:table-cell>
          <table:table-cell office:value-type="string">
            <text:p>Schwartz Wolfgang/p14139@intra.graz.at/p14139@intra.graz.at/GGA-60101/2012-11-26T14:37:09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599">
            <text:p>159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36">
            <text:p>436</text:p>
          </table:table-cell>
          <table:table-cell office:value-type="float" office:value="10">
            <text:p>10</text:p>
          </table:table-cell>
          <table:table-cell office:value-type="float" office:value="426">
            <text:p>426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6.11.2012 02:37:05</text:p>
          </table:table-cell>
          <table:table-cell office:value-type="string">
            <text:p>Schwartz Wolfgang/p14139@intra.graz.at/p14139@intra.graz.at/GGA-60101/2012-11-26T14:37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1">
            <text:p>160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25.11.2012 06:45:29</text:p>
          </table:table-cell>
          <table:table-cell office:value-type="string">
            <text:p>Baumgartner Hildegard/p04775@intra.graz.at/p04775@intra.graz.at/GGA-60101/2012-11-25T18:45:3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1">
            <text:p>160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string">
            <text:p>25.11.2012 06:45:29</text:p>
          </table:table-cell>
          <table:table-cell office:value-type="string">
            <text:p>Baumgartner Hildegard/p04775@intra.graz.at/p04775@intra.graz.at/GGA-60101/2012-11-25T18:45:3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1">
            <text:p>160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85">
            <text:p>385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25.11.2012 06:45:29</text:p>
          </table:table-cell>
          <table:table-cell office:value-type="string">
            <text:p>Baumgartner Hildegard/p04775@intra.graz.at/p04775@intra.graz.at/GGA-60101/2012-11-25T18:45:3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1">
            <text:p>160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85">
            <text:p>385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25.11.2012 06:45:29</text:p>
          </table:table-cell>
          <table:table-cell office:value-type="string">
            <text:p>Baumgartner Hildegard/p04775@intra.graz.at/p04775@intra.graz.at/GGA-60101/2012-11-25T18:45:3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1">
            <text:p>160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85">
            <text:p>385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6:45:29</text:p>
          </table:table-cell>
          <table:table-cell office:value-type="string">
            <text:p>Baumgartner Hildegard/p04775@intra.graz.at/p04775@intra.graz.at/GGA-60101/2012-11-25T18:45:3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2">
            <text:p>160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61">
            <text:p>361</text:p>
          </table:table-cell>
          <table:table-cell office:value-type="float" office:value="45">
            <text:p>45</text:p>
          </table:table-cell>
          <table:table-cell office:value-type="float" office:value="316">
            <text:p>316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25.11.2012 06:29:06</text:p>
          </table:table-cell>
          <table:table-cell office:value-type="string">
            <text:p>Baumgartner Hildegard/p04775@intra.graz.at/p04775@intra.graz.at/GGA-60101/2012-11-25T18:29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2">
            <text:p>160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45">
            <text:p>45</text:p>
          </table:table-cell>
          <table:table-cell office:value-type="float" office:value="316">
            <text:p>316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string">
            <text:p>25.11.2012 06:29:06</text:p>
          </table:table-cell>
          <table:table-cell office:value-type="string">
            <text:p>Baumgartner Hildegard/p04775@intra.graz.at/p04775@intra.graz.at/GGA-60101/2012-11-25T18:29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2">
            <text:p>160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45">
            <text:p>45</text:p>
          </table:table-cell>
          <table:table-cell office:value-type="float" office:value="316">
            <text:p>316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6:29:06</text:p>
          </table:table-cell>
          <table:table-cell office:value-type="string">
            <text:p>Baumgartner Hildegard/p04775@intra.graz.at/p04775@intra.graz.at/GGA-60101/2012-11-25T18:29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2">
            <text:p>160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61">
            <text:p>361</text:p>
          </table:table-cell>
          <table:table-cell office:value-type="float" office:value="45">
            <text:p>45</text:p>
          </table:table-cell>
          <table:table-cell office:value-type="float" office:value="316">
            <text:p>31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5.11.2012 06:29:06</text:p>
          </table:table-cell>
          <table:table-cell office:value-type="string">
            <text:p>Baumgartner Hildegard/p04775@intra.graz.at/p04775@intra.graz.at/GGA-60101/2012-11-25T18:29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2">
            <text:p>160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61">
            <text:p>361</text:p>
          </table:table-cell>
          <table:table-cell office:value-type="float" office:value="45">
            <text:p>45</text:p>
          </table:table-cell>
          <table:table-cell office:value-type="float" office:value="316">
            <text:p>316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6:29:06</text:p>
          </table:table-cell>
          <table:table-cell office:value-type="string">
            <text:p>Baumgartner Hildegard/p04775@intra.graz.at/p04775@intra.graz.at/GGA-60101/2012-11-25T18:29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3">
            <text:p>160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37">
            <text:p>37</text:p>
          </table:table-cell>
          <table:table-cell office:value-type="float" office:value="338">
            <text:p>338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25.11.2012 05:31:16</text:p>
          </table:table-cell>
          <table:table-cell office:value-type="string">
            <text:p>Baumgartner Hildegard/p04775@intra.graz.at/p04775@intra.graz.at/GGA-60101/2012-11-25T17:31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3">
            <text:p>160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office:value-type="float" office:value="37">
            <text:p>37</text:p>
          </table:table-cell>
          <table:table-cell office:value-type="float" office:value="338">
            <text:p>338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string">
            <text:p>25.11.2012 05:31:16</text:p>
          </table:table-cell>
          <table:table-cell office:value-type="string">
            <text:p>Baumgartner Hildegard/p04775@intra.graz.at/p04775@intra.graz.at/GGA-60101/2012-11-25T17:31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3">
            <text:p>160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75">
            <text:p>375</text:p>
          </table:table-cell>
          <table:table-cell office:value-type="float" office:value="37">
            <text:p>37</text:p>
          </table:table-cell>
          <table:table-cell office:value-type="float" office:value="338">
            <text:p>338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25.11.2012 05:31:16</text:p>
          </table:table-cell>
          <table:table-cell office:value-type="string">
            <text:p>Baumgartner Hildegard/p04775@intra.graz.at/p04775@intra.graz.at/GGA-60101/2012-11-25T17:31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3">
            <text:p>160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75">
            <text:p>375</text:p>
          </table:table-cell>
          <table:table-cell office:value-type="float" office:value="37">
            <text:p>37</text:p>
          </table:table-cell>
          <table:table-cell office:value-type="float" office:value="338">
            <text:p>33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25.11.2012 05:31:16</text:p>
          </table:table-cell>
          <table:table-cell office:value-type="string">
            <text:p>Baumgartner Hildegard/p04775@intra.graz.at/p04775@intra.graz.at/GGA-60101/2012-11-25T17:31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3">
            <text:p>160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75">
            <text:p>375</text:p>
          </table:table-cell>
          <table:table-cell office:value-type="float" office:value="37">
            <text:p>37</text:p>
          </table:table-cell>
          <table:table-cell office:value-type="float" office:value="338">
            <text:p>338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25.11.2012 05:31:16</text:p>
          </table:table-cell>
          <table:table-cell office:value-type="string">
            <text:p>Baumgartner Hildegard/p04775@intra.graz.at/p04775@intra.graz.at/GGA-60101/2012-11-25T17:31:2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4">
            <text:p>160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52">
            <text:p>52</text:p>
          </table:table-cell>
          <table:table-cell office:value-type="float" office:value="296">
            <text:p>29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25.11.2012 06:14:11</text:p>
          </table:table-cell>
          <table:table-cell office:value-type="string">
            <text:p>Baumgartner Hildegard/p04775@intra.graz.at/p04775@intra.graz.at/GGA-60101/2012-11-25T18:14:1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4">
            <text:p>160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52">
            <text:p>52</text:p>
          </table:table-cell>
          <table:table-cell office:value-type="float" office:value="296">
            <text:p>29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25.11.2012 06:14:11</text:p>
          </table:table-cell>
          <table:table-cell office:value-type="string">
            <text:p>Baumgartner Hildegard/p04775@intra.graz.at/p04775@intra.graz.at/GGA-60101/2012-11-25T18:14:1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4">
            <text:p>160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48">
            <text:p>348</text:p>
          </table:table-cell>
          <table:table-cell office:value-type="float" office:value="52">
            <text:p>52</text:p>
          </table:table-cell>
          <table:table-cell office:value-type="float" office:value="296">
            <text:p>29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25.11.2012 06:14:11</text:p>
          </table:table-cell>
          <table:table-cell office:value-type="string">
            <text:p>Baumgartner Hildegard/p04775@intra.graz.at/p04775@intra.graz.at/GGA-60101/2012-11-25T18:14:1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4">
            <text:p>160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48">
            <text:p>348</text:p>
          </table:table-cell>
          <table:table-cell office:value-type="float" office:value="52">
            <text:p>52</text:p>
          </table:table-cell>
          <table:table-cell office:value-type="float" office:value="296">
            <text:p>29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25.11.2012 06:14:11</text:p>
          </table:table-cell>
          <table:table-cell office:value-type="string">
            <text:p>Baumgartner Hildegard/p04775@intra.graz.at/p04775@intra.graz.at/GGA-60101/2012-11-25T18:14:1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4">
            <text:p>160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48">
            <text:p>348</text:p>
          </table:table-cell>
          <table:table-cell office:value-type="float" office:value="52">
            <text:p>52</text:p>
          </table:table-cell>
          <table:table-cell office:value-type="float" office:value="296">
            <text:p>296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25.11.2012 06:14:11</text:p>
          </table:table-cell>
          <table:table-cell office:value-type="string">
            <text:p>Baumgartner Hildegard/p04775@intra.graz.at/p04775@intra.graz.at/GGA-60101/2012-11-25T18:14:1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5">
            <text:p>160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office:value-type="float" office:value="81">
            <text:p>81</text:p>
          </table:table-cell>
          <table:table-cell office:value-type="float" office:value="323">
            <text:p>32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25.11.2012 06:12:26</text:p>
          </table:table-cell>
          <table:table-cell office:value-type="string">
            <text:p>Baumgartner Hildegard/p04775@intra.graz.at/p04775@intra.graz.at/GGA-60101/2012-11-25T18:12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5">
            <text:p>160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04">
            <text:p>404</text:p>
          </table:table-cell>
          <table:table-cell office:value-type="float" office:value="81">
            <text:p>81</text:p>
          </table:table-cell>
          <table:table-cell office:value-type="float" office:value="323">
            <text:p>323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string">
            <text:p>25.11.2012 06:12:26</text:p>
          </table:table-cell>
          <table:table-cell office:value-type="string">
            <text:p>Baumgartner Hildegard/p04775@intra.graz.at/p04775@intra.graz.at/GGA-60101/2012-11-25T18:12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5">
            <text:p>160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04">
            <text:p>404</text:p>
          </table:table-cell>
          <table:table-cell office:value-type="float" office:value="81">
            <text:p>81</text:p>
          </table:table-cell>
          <table:table-cell office:value-type="float" office:value="323">
            <text:p>323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25.11.2012 06:12:26</text:p>
          </table:table-cell>
          <table:table-cell office:value-type="string">
            <text:p>Baumgartner Hildegard/p04775@intra.graz.at/p04775@intra.graz.at/GGA-60101/2012-11-25T18:12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5">
            <text:p>160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81">
            <text:p>81</text:p>
          </table:table-cell>
          <table:table-cell office:value-type="float" office:value="323">
            <text:p>32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5.11.2012 06:12:26</text:p>
          </table:table-cell>
          <table:table-cell office:value-type="string">
            <text:p>Baumgartner Hildegard/p04775@intra.graz.at/p04775@intra.graz.at/GGA-60101/2012-11-25T18:12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5">
            <text:p>160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04">
            <text:p>404</text:p>
          </table:table-cell>
          <table:table-cell office:value-type="float" office:value="81">
            <text:p>81</text:p>
          </table:table-cell>
          <table:table-cell office:value-type="float" office:value="323">
            <text:p>323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25.11.2012 06:12:26</text:p>
          </table:table-cell>
          <table:table-cell office:value-type="string">
            <text:p>Baumgartner Hildegard/p04775@intra.graz.at/p04775@intra.graz.at/GGA-60101/2012-11-25T18:12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6">
            <text:p>160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office:value-type="float" office:value="42">
            <text:p>42</text:p>
          </table:table-cell>
          <table:table-cell office:value-type="float" office:value="347">
            <text:p>34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25.11.2012 05:49:41</text:p>
          </table:table-cell>
          <table:table-cell office:value-type="string">
            <text:p>Baumgartner Hildegard/p04775@intra.graz.at/p04775@intra.graz.at/GGA-60101/2012-11-25T17:49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6">
            <text:p>160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89">
            <text:p>389</text:p>
          </table:table-cell>
          <table:table-cell office:value-type="float" office:value="42">
            <text:p>42</text:p>
          </table:table-cell>
          <table:table-cell office:value-type="float" office:value="347">
            <text:p>347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25.11.2012 05:49:41</text:p>
          </table:table-cell>
          <table:table-cell office:value-type="string">
            <text:p>Baumgartner Hildegard/p04775@intra.graz.at/p04775@intra.graz.at/GGA-60101/2012-11-25T17:49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6">
            <text:p>160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89">
            <text:p>389</text:p>
          </table:table-cell>
          <table:table-cell office:value-type="float" office:value="42">
            <text:p>42</text:p>
          </table:table-cell>
          <table:table-cell office:value-type="float" office:value="347">
            <text:p>34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25.11.2012 05:49:41</text:p>
          </table:table-cell>
          <table:table-cell office:value-type="string">
            <text:p>Baumgartner Hildegard/p04775@intra.graz.at/p04775@intra.graz.at/GGA-60101/2012-11-25T17:49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6">
            <text:p>160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89">
            <text:p>389</text:p>
          </table:table-cell>
          <table:table-cell office:value-type="float" office:value="42">
            <text:p>42</text:p>
          </table:table-cell>
          <table:table-cell office:value-type="float" office:value="347">
            <text:p>34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25.11.2012 05:49:41</text:p>
          </table:table-cell>
          <table:table-cell office:value-type="string">
            <text:p>Baumgartner Hildegard/p04775@intra.graz.at/p04775@intra.graz.at/GGA-60101/2012-11-25T17:49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6">
            <text:p>160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89">
            <text:p>389</text:p>
          </table:table-cell>
          <table:table-cell office:value-type="float" office:value="42">
            <text:p>42</text:p>
          </table:table-cell>
          <table:table-cell office:value-type="float" office:value="347">
            <text:p>347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5:49:41</text:p>
          </table:table-cell>
          <table:table-cell office:value-type="string">
            <text:p>Baumgartner Hildegard/p04775@intra.graz.at/p04775@intra.graz.at/GGA-60101/2012-11-25T17:49:4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7">
            <text:p>160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49">
            <text:p>49</text:p>
          </table:table-cell>
          <table:table-cell office:value-type="float" office:value="307">
            <text:p>307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string">
            <text:p>25.11.2012 05:25:03</text:p>
          </table:table-cell>
          <table:table-cell office:value-type="string">
            <text:p>Baumgartner Hildegard/p04775@intra.graz.at/p04775@intra.graz.at/GGA-60101/2012-11-25T17:25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7">
            <text:p>160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49">
            <text:p>49</text:p>
          </table:table-cell>
          <table:table-cell office:value-type="float" office:value="307">
            <text:p>30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25.11.2012 05:25:03</text:p>
          </table:table-cell>
          <table:table-cell office:value-type="string">
            <text:p>Baumgartner Hildegard/p04775@intra.graz.at/p04775@intra.graz.at/GGA-60101/2012-11-25T17:25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7">
            <text:p>160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56">
            <text:p>356</text:p>
          </table:table-cell>
          <table:table-cell office:value-type="float" office:value="49">
            <text:p>49</text:p>
          </table:table-cell>
          <table:table-cell office:value-type="float" office:value="307">
            <text:p>30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25.11.2012 05:25:03</text:p>
          </table:table-cell>
          <table:table-cell office:value-type="string">
            <text:p>Baumgartner Hildegard/p04775@intra.graz.at/p04775@intra.graz.at/GGA-60101/2012-11-25T17:25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7">
            <text:p>160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56">
            <text:p>356</text:p>
          </table:table-cell>
          <table:table-cell office:value-type="float" office:value="49">
            <text:p>49</text:p>
          </table:table-cell>
          <table:table-cell office:value-type="float" office:value="307">
            <text:p>30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25.11.2012 05:25:03</text:p>
          </table:table-cell>
          <table:table-cell office:value-type="string">
            <text:p>Baumgartner Hildegard/p04775@intra.graz.at/p04775@intra.graz.at/GGA-60101/2012-11-25T17:25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7">
            <text:p>160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56">
            <text:p>356</text:p>
          </table:table-cell>
          <table:table-cell office:value-type="float" office:value="49">
            <text:p>49</text:p>
          </table:table-cell>
          <table:table-cell office:value-type="float" office:value="307">
            <text:p>307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25.11.2012 05:25:03</text:p>
          </table:table-cell>
          <table:table-cell office:value-type="string">
            <text:p>Baumgartner Hildegard/p04775@intra.graz.at/p04775@intra.graz.at/GGA-60101/2012-11-25T17:25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8">
            <text:p>160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office:value-type="float" office:value="36">
            <text:p>36</text:p>
          </table:table-cell>
          <table:table-cell office:value-type="float" office:value="295">
            <text:p>295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5.11.2012 05:38:03</text:p>
          </table:table-cell>
          <table:table-cell office:value-type="string">
            <text:p>Baumgartner Hildegard/p04775@intra.graz.at/p04775@intra.graz.at/GGA-60101/2012-11-25T17:38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8">
            <text:p>160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36">
            <text:p>36</text:p>
          </table:table-cell>
          <table:table-cell office:value-type="float" office:value="295">
            <text:p>295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25.11.2012 05:38:03</text:p>
          </table:table-cell>
          <table:table-cell office:value-type="string">
            <text:p>Baumgartner Hildegard/p04775@intra.graz.at/p04775@intra.graz.at/GGA-60101/2012-11-25T17:38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8">
            <text:p>160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31">
            <text:p>331</text:p>
          </table:table-cell>
          <table:table-cell office:value-type="float" office:value="36">
            <text:p>36</text:p>
          </table:table-cell>
          <table:table-cell office:value-type="float" office:value="295">
            <text:p>295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5.11.2012 05:38:03</text:p>
          </table:table-cell>
          <table:table-cell office:value-type="string">
            <text:p>Baumgartner Hildegard/p04775@intra.graz.at/p04775@intra.graz.at/GGA-60101/2012-11-25T17:38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8">
            <text:p>160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31">
            <text:p>331</text:p>
          </table:table-cell>
          <table:table-cell office:value-type="float" office:value="36">
            <text:p>36</text:p>
          </table:table-cell>
          <table:table-cell office:value-type="float" office:value="295">
            <text:p>29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25.11.2012 05:38:03</text:p>
          </table:table-cell>
          <table:table-cell office:value-type="string">
            <text:p>Baumgartner Hildegard/p04775@intra.graz.at/p04775@intra.graz.at/GGA-60101/2012-11-25T17:38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8">
            <text:p>160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31">
            <text:p>331</text:p>
          </table:table-cell>
          <table:table-cell office:value-type="float" office:value="36">
            <text:p>36</text:p>
          </table:table-cell>
          <table:table-cell office:value-type="float" office:value="295">
            <text:p>295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25.11.2012 05:38:03</text:p>
          </table:table-cell>
          <table:table-cell office:value-type="string">
            <text:p>Baumgartner Hildegard/p04775@intra.graz.at/p04775@intra.graz.at/GGA-60101/2012-11-25T17:38:09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9">
            <text:p>160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526">
            <text:p>526</text:p>
          </table:table-cell>
          <table:table-cell office:value-type="float" office:value="52">
            <text:p>52</text:p>
          </table:table-cell>
          <table:table-cell office:value-type="float" office:value="474">
            <text:p>474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string">
            <text:p>25.11.2012 06:02:28</text:p>
          </table:table-cell>
          <table:table-cell office:value-type="string">
            <text:p>Baumgartner Hildegard/p04775@intra.graz.at/p04775@intra.graz.at/GGA-60101/2012-11-25T18:02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9">
            <text:p>160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526">
            <text:p>526</text:p>
          </table:table-cell>
          <table:table-cell office:value-type="float" office:value="52">
            <text:p>52</text:p>
          </table:table-cell>
          <table:table-cell office:value-type="float" office:value="474">
            <text:p>474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string">
            <text:p>25.11.2012 06:02:28</text:p>
          </table:table-cell>
          <table:table-cell office:value-type="string">
            <text:p>Baumgartner Hildegard/p04775@intra.graz.at/p04775@intra.graz.at/GGA-60101/2012-11-25T18:02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9">
            <text:p>160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526">
            <text:p>526</text:p>
          </table:table-cell>
          <table:table-cell office:value-type="float" office:value="52">
            <text:p>52</text:p>
          </table:table-cell>
          <table:table-cell office:value-type="float" office:value="474">
            <text:p>474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25.11.2012 06:02:28</text:p>
          </table:table-cell>
          <table:table-cell office:value-type="string">
            <text:p>Baumgartner Hildegard/p04775@intra.graz.at/p04775@intra.graz.at/GGA-60101/2012-11-25T18:02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9">
            <text:p>160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526">
            <text:p>526</text:p>
          </table:table-cell>
          <table:table-cell office:value-type="float" office:value="52">
            <text:p>52</text:p>
          </table:table-cell>
          <table:table-cell office:value-type="float" office:value="474">
            <text:p>47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6:02:28</text:p>
          </table:table-cell>
          <table:table-cell office:value-type="string">
            <text:p>Baumgartner Hildegard/p04775@intra.graz.at/p04775@intra.graz.at/GGA-60101/2012-11-25T18:02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09">
            <text:p>160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526">
            <text:p>526</text:p>
          </table:table-cell>
          <table:table-cell office:value-type="float" office:value="52">
            <text:p>52</text:p>
          </table:table-cell>
          <table:table-cell office:value-type="float" office:value="474">
            <text:p>474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25.11.2012 06:02:28</text:p>
          </table:table-cell>
          <table:table-cell office:value-type="string">
            <text:p>Baumgartner Hildegard/p04775@intra.graz.at/p04775@intra.graz.at/GGA-60101/2012-11-25T18:02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0">
            <text:p>1610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76">
            <text:p>476</text:p>
          </table:table-cell>
          <table:table-cell office:value-type="float" office:value="24">
            <text:p>24</text:p>
          </table:table-cell>
          <table:table-cell office:value-type="float" office:value="452">
            <text:p>452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string">
            <text:p>25.11.2012 05:54:47</text:p>
          </table:table-cell>
          <table:table-cell office:value-type="string">
            <text:p>Baumgartner Hildegard/p04775@intra.graz.at/p04775@intra.graz.at/GGA-60101/2012-11-25T17:54:5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0">
            <text:p>1610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24">
            <text:p>24</text:p>
          </table:table-cell>
          <table:table-cell office:value-type="float" office:value="452">
            <text:p>452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string">
            <text:p>25.11.2012 05:54:47</text:p>
          </table:table-cell>
          <table:table-cell office:value-type="string">
            <text:p>Baumgartner Hildegard/p04775@intra.graz.at/p04775@intra.graz.at/GGA-60101/2012-11-25T17:54:5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0">
            <text:p>1610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76">
            <text:p>476</text:p>
          </table:table-cell>
          <table:table-cell office:value-type="float" office:value="24">
            <text:p>24</text:p>
          </table:table-cell>
          <table:table-cell office:value-type="float" office:value="452">
            <text:p>452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25.11.2012 05:54:47</text:p>
          </table:table-cell>
          <table:table-cell office:value-type="string">
            <text:p>Baumgartner Hildegard/p04775@intra.graz.at/p04775@intra.graz.at/GGA-60101/2012-11-25T17:54:5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0">
            <text:p>1610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76">
            <text:p>476</text:p>
          </table:table-cell>
          <table:table-cell office:value-type="float" office:value="24">
            <text:p>24</text:p>
          </table:table-cell>
          <table:table-cell office:value-type="float" office:value="452">
            <text:p>45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25.11.2012 05:54:47</text:p>
          </table:table-cell>
          <table:table-cell office:value-type="string">
            <text:p>Baumgartner Hildegard/p04775@intra.graz.at/p04775@intra.graz.at/GGA-60101/2012-11-25T17:54:5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0">
            <text:p>1610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76">
            <text:p>476</text:p>
          </table:table-cell>
          <table:table-cell office:value-type="float" office:value="24">
            <text:p>24</text:p>
          </table:table-cell>
          <table:table-cell office:value-type="float" office:value="452">
            <text:p>45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5:54:47</text:p>
          </table:table-cell>
          <table:table-cell office:value-type="string">
            <text:p>Baumgartner Hildegard/p04775@intra.graz.at/p04775@intra.graz.at/GGA-60101/2012-11-25T17:54:5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1">
            <text:p>161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92">
            <text:p>492</text:p>
          </table:table-cell>
          <table:table-cell office:value-type="float" office:value="26">
            <text:p>26</text:p>
          </table:table-cell>
          <table:table-cell office:value-type="float" office:value="466">
            <text:p>466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string">
            <text:p>25.11.2012 06:00:51</text:p>
          </table:table-cell>
          <table:table-cell office:value-type="string">
            <text:p>Baumgartner Hildegard/p04775@intra.graz.at/p04775@intra.graz.at/GGA-60101/2012-11-25T18:00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1">
            <text:p>161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92">
            <text:p>492</text:p>
          </table:table-cell>
          <table:table-cell office:value-type="float" office:value="26">
            <text:p>26</text:p>
          </table:table-cell>
          <table:table-cell office:value-type="float" office:value="466">
            <text:p>466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string">
            <text:p>25.11.2012 06:00:51</text:p>
          </table:table-cell>
          <table:table-cell office:value-type="string">
            <text:p>Baumgartner Hildegard/p04775@intra.graz.at/p04775@intra.graz.at/GGA-60101/2012-11-25T18:00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1">
            <text:p>161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92">
            <text:p>492</text:p>
          </table:table-cell>
          <table:table-cell office:value-type="float" office:value="26">
            <text:p>26</text:p>
          </table:table-cell>
          <table:table-cell office:value-type="float" office:value="466">
            <text:p>466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25.11.2012 06:00:51</text:p>
          </table:table-cell>
          <table:table-cell office:value-type="string">
            <text:p>Baumgartner Hildegard/p04775@intra.graz.at/p04775@intra.graz.at/GGA-60101/2012-11-25T18:00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1">
            <text:p>161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92">
            <text:p>492</text:p>
          </table:table-cell>
          <table:table-cell office:value-type="float" office:value="26">
            <text:p>26</text:p>
          </table:table-cell>
          <table:table-cell office:value-type="float" office:value="466">
            <text:p>46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25.11.2012 06:00:51</text:p>
          </table:table-cell>
          <table:table-cell office:value-type="string">
            <text:p>Baumgartner Hildegard/p04775@intra.graz.at/p04775@intra.graz.at/GGA-60101/2012-11-25T18:00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1">
            <text:p>161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92">
            <text:p>492</text:p>
          </table:table-cell>
          <table:table-cell office:value-type="float" office:value="26">
            <text:p>26</text:p>
          </table:table-cell>
          <table:table-cell office:value-type="float" office:value="466">
            <text:p>466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25.11.2012 06:00:51</text:p>
          </table:table-cell>
          <table:table-cell office:value-type="string">
            <text:p>Baumgartner Hildegard/p04775@intra.graz.at/p04775@intra.graz.at/GGA-60101/2012-11-25T18:00:58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2">
            <text:p>161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37">
            <text:p>37</text:p>
          </table:table-cell>
          <table:table-cell office:value-type="float" office:value="347">
            <text:p>347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25.11.2012 06:33:43</text:p>
          </table:table-cell>
          <table:table-cell office:value-type="string">
            <text:p>Baumgartner Hildegard/p04775@intra.graz.at/p04775@intra.graz.at/GGA-60101/2012-11-25T18:33:5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2">
            <text:p>161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37">
            <text:p>37</text:p>
          </table:table-cell>
          <table:table-cell office:value-type="float" office:value="347">
            <text:p>347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string">
            <text:p>25.11.2012 06:33:43</text:p>
          </table:table-cell>
          <table:table-cell office:value-type="string">
            <text:p>Baumgartner Hildegard/p04775@intra.graz.at/p04775@intra.graz.at/GGA-60101/2012-11-25T18:33:5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2">
            <text:p>161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84">
            <text:p>384</text:p>
          </table:table-cell>
          <table:table-cell office:value-type="float" office:value="37">
            <text:p>37</text:p>
          </table:table-cell>
          <table:table-cell office:value-type="float" office:value="347">
            <text:p>347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25.11.2012 06:33:43</text:p>
          </table:table-cell>
          <table:table-cell office:value-type="string">
            <text:p>Baumgartner Hildegard/p04775@intra.graz.at/p04775@intra.graz.at/GGA-60101/2012-11-25T18:33:5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2">
            <text:p>161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84">
            <text:p>384</text:p>
          </table:table-cell>
          <table:table-cell office:value-type="float" office:value="37">
            <text:p>37</text:p>
          </table:table-cell>
          <table:table-cell office:value-type="float" office:value="347">
            <text:p>34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25.11.2012 06:33:43</text:p>
          </table:table-cell>
          <table:table-cell office:value-type="string">
            <text:p>Baumgartner Hildegard/p04775@intra.graz.at/p04775@intra.graz.at/GGA-60101/2012-11-25T18:33:5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2">
            <text:p>161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office:value-type="float" office:value="37">
            <text:p>37</text:p>
          </table:table-cell>
          <table:table-cell office:value-type="float" office:value="347">
            <text:p>347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25.11.2012 06:33:43</text:p>
          </table:table-cell>
          <table:table-cell office:value-type="string">
            <text:p>Baumgartner Hildegard/p04775@intra.graz.at/p04775@intra.graz.at/GGA-60101/2012-11-25T18:33:5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3">
            <text:p>161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office:value-type="float" office:value="37">
            <text:p>37</text:p>
          </table:table-cell>
          <table:table-cell office:value-type="float" office:value="331">
            <text:p>331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string">
            <text:p>25.11.2012 05:17:26</text:p>
          </table:table-cell>
          <table:table-cell office:value-type="string">
            <text:p>Baumgartner Hildegard/p04775@intra.graz.at/p04775@intra.graz.at/GGA-60101/2012-11-25T17:17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3">
            <text:p>161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37">
            <text:p>37</text:p>
          </table:table-cell>
          <table:table-cell office:value-type="float" office:value="331">
            <text:p>331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25.11.2012 05:17:26</text:p>
          </table:table-cell>
          <table:table-cell office:value-type="string">
            <text:p>Baumgartner Hildegard/p04775@intra.graz.at/p04775@intra.graz.at/GGA-60101/2012-11-25T17:17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3">
            <text:p>161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37">
            <text:p>37</text:p>
          </table:table-cell>
          <table:table-cell office:value-type="float" office:value="331">
            <text:p>33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5.11.2012 05:17:26</text:p>
          </table:table-cell>
          <table:table-cell office:value-type="string">
            <text:p>Baumgartner Hildegard/p04775@intra.graz.at/p04775@intra.graz.at/GGA-60101/2012-11-25T17:17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3">
            <text:p>161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68">
            <text:p>368</text:p>
          </table:table-cell>
          <table:table-cell office:value-type="float" office:value="37">
            <text:p>37</text:p>
          </table:table-cell>
          <table:table-cell office:value-type="float" office:value="331">
            <text:p>33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25.11.2012 05:17:26</text:p>
          </table:table-cell>
          <table:table-cell office:value-type="string">
            <text:p>Baumgartner Hildegard/p04775@intra.graz.at/p04775@intra.graz.at/GGA-60101/2012-11-25T17:17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3">
            <text:p>161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68">
            <text:p>368</text:p>
          </table:table-cell>
          <table:table-cell office:value-type="float" office:value="37">
            <text:p>37</text:p>
          </table:table-cell>
          <table:table-cell office:value-type="float" office:value="331">
            <text:p>33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25.11.2012 05:17:26</text:p>
          </table:table-cell>
          <table:table-cell office:value-type="string">
            <text:p>Baumgartner Hildegard/p04775@intra.graz.at/p04775@intra.graz.at/GGA-60101/2012-11-25T17:17:3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4">
            <text:p>161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579">
            <text:p>579</text:p>
          </table:table-cell>
          <table:table-cell office:value-type="float" office:value="26">
            <text:p>26</text:p>
          </table:table-cell>
          <table:table-cell office:value-type="float" office:value="553">
            <text:p>553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25.11.2012 06:26:46</text:p>
          </table:table-cell>
          <table:table-cell office:value-type="string">
            <text:p>Baumgartner Hildegard/p04775@intra.graz.at/p04775@intra.graz.at/GGA-60101/2012-11-25T18:26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4">
            <text:p>161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579">
            <text:p>579</text:p>
          </table:table-cell>
          <table:table-cell office:value-type="float" office:value="26">
            <text:p>26</text:p>
          </table:table-cell>
          <table:table-cell office:value-type="float" office:value="553">
            <text:p>553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string">
            <text:p>25.11.2012 06:26:46</text:p>
          </table:table-cell>
          <table:table-cell office:value-type="string">
            <text:p>Baumgartner Hildegard/p04775@intra.graz.at/p04775@intra.graz.at/GGA-60101/2012-11-25T18:26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4">
            <text:p>161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579">
            <text:p>579</text:p>
          </table:table-cell>
          <table:table-cell office:value-type="float" office:value="26">
            <text:p>26</text:p>
          </table:table-cell>
          <table:table-cell office:value-type="float" office:value="553">
            <text:p>553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25.11.2012 06:26:46</text:p>
          </table:table-cell>
          <table:table-cell office:value-type="string">
            <text:p>Baumgartner Hildegard/p04775@intra.graz.at/p04775@intra.graz.at/GGA-60101/2012-11-25T18:26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4">
            <text:p>161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579">
            <text:p>579</text:p>
          </table:table-cell>
          <table:table-cell office:value-type="float" office:value="26">
            <text:p>26</text:p>
          </table:table-cell>
          <table:table-cell office:value-type="float" office:value="553">
            <text:p>55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5.11.2012 06:26:46</text:p>
          </table:table-cell>
          <table:table-cell office:value-type="string">
            <text:p>Baumgartner Hildegard/p04775@intra.graz.at/p04775@intra.graz.at/GGA-60101/2012-11-25T18:26:5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614">
            <text:p>161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579">
            <text:p>579</text:p>
          </table:table-cell>
          <table:table-cell office:value-type="float" office:value="26">
            <text:p>26</text:p>
          </table:table-cell>
          <table:table-cell office:value-type="float" office:value="553">
            <text:p>55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.11.2012 06:26:46</text:p>
          </table:table-cell>
          <table:table-cell office:value-type="string">
            <text:p>Baumgartner Hildegard/p04775@intra.graz.at/p04775@intra.graz.at/GGA-60101/2012-11-25T18:26:5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698">
            <text:p>169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27.11.2012 09:03:02</text:p>
          </table:table-cell>
          <table:table-cell office:value-type="string">
            <text:p>Schwartz Wolfgang/p14139@intra.graz.at/p14139@intra.graz.at/GGA-60101/2012-11-27T09:03:0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698">
            <text:p>169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7.11.2012 09:03:02</text:p>
          </table:table-cell>
          <table:table-cell office:value-type="string">
            <text:p>Schwartz Wolfgang/p14139@intra.graz.at/p14139@intra.graz.at/GGA-60101/2012-11-27T09:03:0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698">
            <text:p>169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27.11.2012 09:03:02</text:p>
          </table:table-cell>
          <table:table-cell office:value-type="string">
            <text:p>Schwartz Wolfgang/p14139@intra.graz.at/p14139@intra.graz.at/GGA-60101/2012-11-27T09:03:0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698">
            <text:p>169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27.11.2012 09:03:02</text:p>
          </table:table-cell>
          <table:table-cell office:value-type="string">
            <text:p>Schwartz Wolfgang/p14139@intra.graz.at/p14139@intra.graz.at/GGA-60101/2012-11-27T09:03:0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698">
            <text:p>169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27.11.2012 09:03:02</text:p>
          </table:table-cell>
          <table:table-cell office:value-type="string">
            <text:p>Schwartz Wolfgang/p14139@intra.graz.at/p14139@intra.graz.at/GGA-60101/2012-11-27T09:03:04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699">
            <text:p>169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office:value-type="float" office:value="13">
            <text:p>13</text:p>
          </table:table-cell>
          <table:table-cell office:value-type="float" office:value="443">
            <text:p>44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string">
            <text:p>26.11.2012 02:38:08</text:p>
          </table:table-cell>
          <table:table-cell office:value-type="string">
            <text:p>Schwartz Wolfgang/p14139@intra.graz.at/p14139@intra.graz.at/GGA-60101/2012-11-26T14:38:1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699">
            <text:p>169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56">
            <text:p>456</text:p>
          </table:table-cell>
          <table:table-cell office:value-type="float" office:value="13">
            <text:p>13</text:p>
          </table:table-cell>
          <table:table-cell office:value-type="float" office:value="443">
            <text:p>443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string">
            <text:p>26.11.2012 02:38:08</text:p>
          </table:table-cell>
          <table:table-cell office:value-type="string">
            <text:p>Schwartz Wolfgang/p14139@intra.graz.at/p14139@intra.graz.at/GGA-60101/2012-11-26T14:38:1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699">
            <text:p>169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56">
            <text:p>456</text:p>
          </table:table-cell>
          <table:table-cell office:value-type="float" office:value="13">
            <text:p>13</text:p>
          </table:table-cell>
          <table:table-cell office:value-type="float" office:value="443">
            <text:p>44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6.11.2012 02:38:08</text:p>
          </table:table-cell>
          <table:table-cell office:value-type="string">
            <text:p>Schwartz Wolfgang/p14139@intra.graz.at/p14139@intra.graz.at/GGA-60101/2012-11-26T14:38:1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699">
            <text:p>169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56">
            <text:p>456</text:p>
          </table:table-cell>
          <table:table-cell office:value-type="float" office:value="13">
            <text:p>13</text:p>
          </table:table-cell>
          <table:table-cell office:value-type="float" office:value="443">
            <text:p>44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26.11.2012 02:38:08</text:p>
          </table:table-cell>
          <table:table-cell office:value-type="string">
            <text:p>Schwartz Wolfgang/p14139@intra.graz.at/p14139@intra.graz.at/GGA-60101/2012-11-26T14:38:13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699">
            <text:p>169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56">
            <text:p>456</text:p>
          </table:table-cell>
          <table:table-cell office:value-type="float" office:value="13">
            <text:p>13</text:p>
          </table:table-cell>
          <table:table-cell office:value-type="float" office:value="443">
            <text:p>443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26.11.2012 02:38:08</text:p>
          </table:table-cell>
          <table:table-cell office:value-type="string">
            <text:p>Schwartz Wolfgang/p14139@intra.graz.at/p14139@intra.graz.at/GGA-60101/2012-11-26T14:38:13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1">
            <text:p>1701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23">
            <text:p>23</text:p>
          </table:table-cell>
          <table:table-cell office:value-type="float" office:value="373">
            <text:p>373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5.11.2012 06:40:17</text:p>
          </table:table-cell>
          <table:table-cell office:value-type="string">
            <text:p>Baumgartner Hildegard/p04775@intra.graz.at/p04775@intra.graz.at/GGA-60101/2012-11-25T18:40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1">
            <text:p>1701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23">
            <text:p>23</text:p>
          </table:table-cell>
          <table:table-cell office:value-type="float" office:value="373">
            <text:p>373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string">
            <text:p>25.11.2012 06:40:17</text:p>
          </table:table-cell>
          <table:table-cell office:value-type="string">
            <text:p>Baumgartner Hildegard/p04775@intra.graz.at/p04775@intra.graz.at/GGA-60101/2012-11-25T18:40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1">
            <text:p>1701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96">
            <text:p>396</text:p>
          </table:table-cell>
          <table:table-cell office:value-type="float" office:value="23">
            <text:p>23</text:p>
          </table:table-cell>
          <table:table-cell office:value-type="float" office:value="373">
            <text:p>373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25.11.2012 06:40:17</text:p>
          </table:table-cell>
          <table:table-cell office:value-type="string">
            <text:p>Baumgartner Hildegard/p04775@intra.graz.at/p04775@intra.graz.at/GGA-60101/2012-11-25T18:40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1">
            <text:p>1701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96">
            <text:p>396</text:p>
          </table:table-cell>
          <table:table-cell office:value-type="float" office:value="23">
            <text:p>23</text:p>
          </table:table-cell>
          <table:table-cell office:value-type="float" office:value="373">
            <text:p>37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25.11.2012 06:40:17</text:p>
          </table:table-cell>
          <table:table-cell office:value-type="string">
            <text:p>Baumgartner Hildegard/p04775@intra.graz.at/p04775@intra.graz.at/GGA-60101/2012-11-25T18:40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1">
            <text:p>1701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96">
            <text:p>396</text:p>
          </table:table-cell>
          <table:table-cell office:value-type="float" office:value="23">
            <text:p>23</text:p>
          </table:table-cell>
          <table:table-cell office:value-type="float" office:value="373">
            <text:p>373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25.11.2012 06:40:17</text:p>
          </table:table-cell>
          <table:table-cell office:value-type="string">
            <text:p>Baumgartner Hildegard/p04775@intra.graz.at/p04775@intra.graz.at/GGA-60101/2012-11-25T18:40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1">
            <text:p>1701</text:p>
          </table:table-cell>
          <table:table-cell office:value-type="string">
            <text:p>BZÖ</text:p>
          </table:table-cell>
          <table:table-cell office:value-type="string">
            <text:p>BZÖ Wir säubern Graz</text:p>
          </table:table-cell>
          <table:table-cell office:value-type="float" office:value="6">
            <text:p>6</text:p>
          </table:table-cell>
          <table:table-cell office:value-type="float" office:value="396">
            <text:p>396</text:p>
          </table:table-cell>
          <table:table-cell office:value-type="float" office:value="23">
            <text:p>23</text:p>
          </table:table-cell>
          <table:table-cell office:value-type="float" office:value="373">
            <text:p>3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25.11.2012 06:40:17</text:p>
          </table:table-cell>
          <table:table-cell office:value-type="string">
            <text:p>Baumgartner Hildegard/p04775@intra.graz.at/p04775@intra.graz.at/GGA-60101/2012-11-25T18:40:24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2">
            <text:p>1702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37">
            <text:p>37</text:p>
          </table:table-cell>
          <table:table-cell office:value-type="float" office:value="319">
            <text:p>319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string">
            <text:p>25.11.2012 06:20:43</text:p>
          </table:table-cell>
          <table:table-cell office:value-type="string">
            <text:p>Baumgartner Hildegard/p04775@intra.graz.at/p04775@intra.graz.at/GGA-60101/2012-11-25T18:20:5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2">
            <text:p>1702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37">
            <text:p>37</text:p>
          </table:table-cell>
          <table:table-cell office:value-type="float" office:value="319">
            <text:p>319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string">
            <text:p>25.11.2012 06:20:43</text:p>
          </table:table-cell>
          <table:table-cell office:value-type="string">
            <text:p>Baumgartner Hildegard/p04775@intra.graz.at/p04775@intra.graz.at/GGA-60101/2012-11-25T18:20:5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2">
            <text:p>1702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56">
            <text:p>356</text:p>
          </table:table-cell>
          <table:table-cell office:value-type="float" office:value="37">
            <text:p>37</text:p>
          </table:table-cell>
          <table:table-cell office:value-type="float" office:value="319">
            <text:p>319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25.11.2012 06:20:43</text:p>
          </table:table-cell>
          <table:table-cell office:value-type="string">
            <text:p>Baumgartner Hildegard/p04775@intra.graz.at/p04775@intra.graz.at/GGA-60101/2012-11-25T18:20:5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2">
            <text:p>1702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56">
            <text:p>356</text:p>
          </table:table-cell>
          <table:table-cell office:value-type="float" office:value="37">
            <text:p>37</text:p>
          </table:table-cell>
          <table:table-cell office:value-type="float" office:value="319">
            <text:p>319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25.11.2012 06:20:43</text:p>
          </table:table-cell>
          <table:table-cell office:value-type="string">
            <text:p>Baumgartner Hildegard/p04775@intra.graz.at/p04775@intra.graz.at/GGA-60101/2012-11-25T18:20:5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2">
            <text:p>1702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56">
            <text:p>356</text:p>
          </table:table-cell>
          <table:table-cell office:value-type="float" office:value="37">
            <text:p>37</text:p>
          </table:table-cell>
          <table:table-cell office:value-type="float" office:value="319">
            <text:p>31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25.11.2012 06:20:43</text:p>
          </table:table-cell>
          <table:table-cell office:value-type="string">
            <text:p>Baumgartner Hildegard/p04775@intra.graz.at/p04775@intra.graz.at/GGA-60101/2012-11-25T18:20:5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2">
            <text:p>1702</text:p>
          </table:table-cell>
          <table:table-cell office:value-type="string">
            <text:p>BZÖ</text:p>
          </table:table-cell>
          <table:table-cell office:value-type="string">
            <text:p>BZÖ Wir säubern Graz</text:p>
          </table:table-cell>
          <table:table-cell office:value-type="float" office:value="6">
            <text:p>6</text:p>
          </table:table-cell>
          <table:table-cell office:value-type="float" office:value="356">
            <text:p>356</text:p>
          </table:table-cell>
          <table:table-cell office:value-type="float" office:value="37">
            <text:p>37</text:p>
          </table:table-cell>
          <table:table-cell office:value-type="float" office:value="319">
            <text:p>3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25.11.2012 06:20:43</text:p>
          </table:table-cell>
          <table:table-cell office:value-type="string">
            <text:p>Baumgartner Hildegard/p04775@intra.graz.at/p04775@intra.graz.at/GGA-60101/2012-11-25T18:20:5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3">
            <text:p>1703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18">
            <text:p>18</text:p>
          </table:table-cell>
          <table:table-cell office:value-type="float" office:value="294">
            <text:p>294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25.11.2012 05:40:00</text:p>
          </table:table-cell>
          <table:table-cell office:value-type="string">
            <text:p>Baumgartner Hildegard/p04775@intra.graz.at/p04775@intra.graz.at/GGA-60101/2012-11-25T17:40:0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3">
            <text:p>1703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18">
            <text:p>18</text:p>
          </table:table-cell>
          <table:table-cell office:value-type="float" office:value="294">
            <text:p>294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25.11.2012 05:40:00</text:p>
          </table:table-cell>
          <table:table-cell office:value-type="string">
            <text:p>Baumgartner Hildegard/p04775@intra.graz.at/p04775@intra.graz.at/GGA-60101/2012-11-25T17:40:0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3">
            <text:p>1703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12">
            <text:p>312</text:p>
          </table:table-cell>
          <table:table-cell office:value-type="float" office:value="18">
            <text:p>18</text:p>
          </table:table-cell>
          <table:table-cell office:value-type="float" office:value="294">
            <text:p>29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25.11.2012 05:40:00</text:p>
          </table:table-cell>
          <table:table-cell office:value-type="string">
            <text:p>Baumgartner Hildegard/p04775@intra.graz.at/p04775@intra.graz.at/GGA-60101/2012-11-25T17:40:0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3">
            <text:p>1703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  <table:table-cell office:value-type="float" office:value="18">
            <text:p>18</text:p>
          </table:table-cell>
          <table:table-cell office:value-type="float" office:value="294">
            <text:p>29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25.11.2012 05:40:00</text:p>
          </table:table-cell>
          <table:table-cell office:value-type="string">
            <text:p>Baumgartner Hildegard/p04775@intra.graz.at/p04775@intra.graz.at/GGA-60101/2012-11-25T17:40:0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3">
            <text:p>1703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12">
            <text:p>312</text:p>
          </table:table-cell>
          <table:table-cell office:value-type="float" office:value="18">
            <text:p>18</text:p>
          </table:table-cell>
          <table:table-cell office:value-type="float" office:value="294">
            <text:p>294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25.11.2012 05:40:00</text:p>
          </table:table-cell>
          <table:table-cell office:value-type="string">
            <text:p>Baumgartner Hildegard/p04775@intra.graz.at/p04775@intra.graz.at/GGA-60101/2012-11-25T17:40:0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3">
            <text:p>1703</text:p>
          </table:table-cell>
          <table:table-cell office:value-type="string">
            <text:p>BZÖ</text:p>
          </table:table-cell>
          <table:table-cell office:value-type="string">
            <text:p>BZÖ Wir säubern Graz</text:p>
          </table:table-cell>
          <table:table-cell office:value-type="float" office:value="6">
            <text:p>6</text:p>
          </table:table-cell>
          <table:table-cell office:value-type="float" office:value="312">
            <text:p>312</text:p>
          </table:table-cell>
          <table:table-cell office:value-type="float" office:value="18">
            <text:p>18</text:p>
          </table:table-cell>
          <table:table-cell office:value-type="float" office:value="294">
            <text:p>29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25.11.2012 05:40:00</text:p>
          </table:table-cell>
          <table:table-cell office:value-type="string">
            <text:p>Baumgartner Hildegard/p04775@intra.graz.at/p04775@intra.graz.at/GGA-60101/2012-11-25T17:40:07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4">
            <text:p>1704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office:value-type="float" office:value="61">
            <text:p>61</text:p>
          </table:table-cell>
          <table:table-cell office:value-type="float" office:value="397">
            <text:p>397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string">
            <text:p>25.11.2012 06:05:23</text:p>
          </table:table-cell>
          <table:table-cell office:value-type="string">
            <text:p>Baumgartner Hildegard/p04775@intra.graz.at/p04775@intra.graz.at/GGA-60101/2012-11-25T18:05:3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4">
            <text:p>1704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58">
            <text:p>458</text:p>
          </table:table-cell>
          <table:table-cell office:value-type="float" office:value="61">
            <text:p>61</text:p>
          </table:table-cell>
          <table:table-cell office:value-type="float" office:value="397">
            <text:p>397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25.11.2012 06:05:23</text:p>
          </table:table-cell>
          <table:table-cell office:value-type="string">
            <text:p>Baumgartner Hildegard/p04775@intra.graz.at/p04775@intra.graz.at/GGA-60101/2012-11-25T18:05:3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4">
            <text:p>1704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58">
            <text:p>458</text:p>
          </table:table-cell>
          <table:table-cell office:value-type="float" office:value="61">
            <text:p>61</text:p>
          </table:table-cell>
          <table:table-cell office:value-type="float" office:value="397">
            <text:p>397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25.11.2012 06:05:23</text:p>
          </table:table-cell>
          <table:table-cell office:value-type="string">
            <text:p>Baumgartner Hildegard/p04775@intra.graz.at/p04775@intra.graz.at/GGA-60101/2012-11-25T18:05:3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4">
            <text:p>1704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58">
            <text:p>458</text:p>
          </table:table-cell>
          <table:table-cell office:value-type="float" office:value="61">
            <text:p>61</text:p>
          </table:table-cell>
          <table:table-cell office:value-type="float" office:value="397">
            <text:p>39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25.11.2012 06:05:23</text:p>
          </table:table-cell>
          <table:table-cell office:value-type="string">
            <text:p>Baumgartner Hildegard/p04775@intra.graz.at/p04775@intra.graz.at/GGA-60101/2012-11-25T18:05:3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4">
            <text:p>1704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58">
            <text:p>458</text:p>
          </table:table-cell>
          <table:table-cell office:value-type="float" office:value="61">
            <text:p>61</text:p>
          </table:table-cell>
          <table:table-cell office:value-type="float" office:value="397">
            <text:p>397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25.11.2012 06:05:23</text:p>
          </table:table-cell>
          <table:table-cell office:value-type="string">
            <text:p>Baumgartner Hildegard/p04775@intra.graz.at/p04775@intra.graz.at/GGA-60101/2012-11-25T18:05:3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4">
            <text:p>1704</text:p>
          </table:table-cell>
          <table:table-cell office:value-type="string">
            <text:p>BZÖ</text:p>
          </table:table-cell>
          <table:table-cell office:value-type="string">
            <text:p>BZÖ Wir säubern Graz</text:p>
          </table:table-cell>
          <table:table-cell office:value-type="float" office:value="6">
            <text:p>6</text:p>
          </table:table-cell>
          <table:table-cell office:value-type="float" office:value="458">
            <text:p>458</text:p>
          </table:table-cell>
          <table:table-cell office:value-type="float" office:value="61">
            <text:p>61</text:p>
          </table:table-cell>
          <table:table-cell office:value-type="float" office:value="397">
            <text:p>39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25.11.2012 06:05:23</text:p>
          </table:table-cell>
          <table:table-cell office:value-type="string">
            <text:p>Baumgartner Hildegard/p04775@intra.graz.at/p04775@intra.graz.at/GGA-60101/2012-11-25T18:05:3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5">
            <text:p>1705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float" office:value="34">
            <text:p>34</text:p>
          </table:table-cell>
          <table:table-cell office:value-type="float" office:value="277">
            <text:p>277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25.11.2012 05:36:28</text:p>
          </table:table-cell>
          <table:table-cell office:value-type="string">
            <text:p>Baumgartner Hildegard/p04775@intra.graz.at/p04775@intra.graz.at/GGA-60101/2012-11-25T17:36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5">
            <text:p>1705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34">
            <text:p>34</text:p>
          </table:table-cell>
          <table:table-cell office:value-type="float" office:value="277">
            <text:p>277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25.11.2012 05:36:28</text:p>
          </table:table-cell>
          <table:table-cell office:value-type="string">
            <text:p>Baumgartner Hildegard/p04775@intra.graz.at/p04775@intra.graz.at/GGA-60101/2012-11-25T17:36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5">
            <text:p>1705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34">
            <text:p>34</text:p>
          </table:table-cell>
          <table:table-cell office:value-type="float" office:value="277">
            <text:p>277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25.11.2012 05:36:28</text:p>
          </table:table-cell>
          <table:table-cell office:value-type="string">
            <text:p>Baumgartner Hildegard/p04775@intra.graz.at/p04775@intra.graz.at/GGA-60101/2012-11-25T17:36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5">
            <text:p>1705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11">
            <text:p>311</text:p>
          </table:table-cell>
          <table:table-cell office:value-type="float" office:value="34">
            <text:p>34</text:p>
          </table:table-cell>
          <table:table-cell office:value-type="float" office:value="277">
            <text:p>27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25.11.2012 05:36:28</text:p>
          </table:table-cell>
          <table:table-cell office:value-type="string">
            <text:p>Baumgartner Hildegard/p04775@intra.graz.at/p04775@intra.graz.at/GGA-60101/2012-11-25T17:36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5">
            <text:p>1705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11">
            <text:p>311</text:p>
          </table:table-cell>
          <table:table-cell office:value-type="float" office:value="34">
            <text:p>34</text:p>
          </table:table-cell>
          <table:table-cell office:value-type="float" office:value="277">
            <text:p>27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25.11.2012 05:36:28</text:p>
          </table:table-cell>
          <table:table-cell office:value-type="string">
            <text:p>Baumgartner Hildegard/p04775@intra.graz.at/p04775@intra.graz.at/GGA-60101/2012-11-25T17:36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5">
            <text:p>1705</text:p>
          </table:table-cell>
          <table:table-cell office:value-type="string">
            <text:p>BZÖ</text:p>
          </table:table-cell>
          <table:table-cell office:value-type="string">
            <text:p>BZÖ Wir säubern Graz</text:p>
          </table:table-cell>
          <table:table-cell office:value-type="float" office:value="6">
            <text:p>6</text:p>
          </table:table-cell>
          <table:table-cell office:value-type="float" office:value="311">
            <text:p>311</text:p>
          </table:table-cell>
          <table:table-cell office:value-type="float" office:value="34">
            <text:p>34</text:p>
          </table:table-cell>
          <table:table-cell office:value-type="float" office:value="277">
            <text:p>2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25.11.2012 05:36:28</text:p>
          </table:table-cell>
          <table:table-cell office:value-type="string">
            <text:p>Baumgartner Hildegard/p04775@intra.graz.at/p04775@intra.graz.at/GGA-60101/2012-11-25T17:36:35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6">
            <text:p>1706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392">
            <text:p>392</text:p>
          </table:table-cell>
          <table:table-cell office:value-type="float" office:value="38">
            <text:p>38</text:p>
          </table:table-cell>
          <table:table-cell office:value-type="float" office:value="354">
            <text:p>354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25.11.2012 06:17:19</text:p>
          </table:table-cell>
          <table:table-cell office:value-type="string">
            <text:p>Baumgartner Hildegard/p04775@intra.graz.at/p04775@intra.graz.at/GGA-60101/2012-11-25T18:17:2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6">
            <text:p>1706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38">
            <text:p>38</text:p>
          </table:table-cell>
          <table:table-cell office:value-type="float" office:value="354">
            <text:p>354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string">
            <text:p>25.11.2012 06:17:19</text:p>
          </table:table-cell>
          <table:table-cell office:value-type="string">
            <text:p>Baumgartner Hildegard/p04775@intra.graz.at/p04775@intra.graz.at/GGA-60101/2012-11-25T18:17:2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6">
            <text:p>1706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392">
            <text:p>392</text:p>
          </table:table-cell>
          <table:table-cell office:value-type="float" office:value="38">
            <text:p>38</text:p>
          </table:table-cell>
          <table:table-cell office:value-type="float" office:value="354">
            <text:p>354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25.11.2012 06:17:19</text:p>
          </table:table-cell>
          <table:table-cell office:value-type="string">
            <text:p>Baumgartner Hildegard/p04775@intra.graz.at/p04775@intra.graz.at/GGA-60101/2012-11-25T18:17:2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6">
            <text:p>1706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392">
            <text:p>392</text:p>
          </table:table-cell>
          <table:table-cell office:value-type="float" office:value="38">
            <text:p>38</text:p>
          </table:table-cell>
          <table:table-cell office:value-type="float" office:value="354">
            <text:p>35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25.11.2012 06:17:19</text:p>
          </table:table-cell>
          <table:table-cell office:value-type="string">
            <text:p>Baumgartner Hildegard/p04775@intra.graz.at/p04775@intra.graz.at/GGA-60101/2012-11-25T18:17:2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6">
            <text:p>1706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392">
            <text:p>392</text:p>
          </table:table-cell>
          <table:table-cell office:value-type="float" office:value="38">
            <text:p>38</text:p>
          </table:table-cell>
          <table:table-cell office:value-type="float" office:value="354">
            <text:p>35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25.11.2012 06:17:19</text:p>
          </table:table-cell>
          <table:table-cell office:value-type="string">
            <text:p>Baumgartner Hildegard/p04775@intra.graz.at/p04775@intra.graz.at/GGA-60101/2012-11-25T18:17:2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6">
            <text:p>1706</text:p>
          </table:table-cell>
          <table:table-cell office:value-type="string">
            <text:p>BZÖ</text:p>
          </table:table-cell>
          <table:table-cell office:value-type="string">
            <text:p>BZÖ Wir säubern Graz</text:p>
          </table:table-cell>
          <table:table-cell office:value-type="float" office:value="6">
            <text:p>6</text:p>
          </table:table-cell>
          <table:table-cell office:value-type="float" office:value="392">
            <text:p>392</text:p>
          </table:table-cell>
          <table:table-cell office:value-type="float" office:value="38">
            <text:p>38</text:p>
          </table:table-cell>
          <table:table-cell office:value-type="float" office:value="354">
            <text:p>35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5.11.2012 06:17:19</text:p>
          </table:table-cell>
          <table:table-cell office:value-type="string">
            <text:p>Baumgartner Hildegard/p04775@intra.graz.at/p04775@intra.graz.at/GGA-60101/2012-11-25T18:17:26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7">
            <text:p>1707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55">
            <text:p>55</text:p>
          </table:table-cell>
          <table:table-cell office:value-type="float" office:value="362">
            <text:p>36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25.11.2012 06:37:03</text:p>
          </table:table-cell>
          <table:table-cell office:value-type="string">
            <text:p>Baumgartner Hildegard/p04775@intra.graz.at/p04775@intra.graz.at/GGA-60101/2012-11-25T18:37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7">
            <text:p>1707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417">
            <text:p>417</text:p>
          </table:table-cell>
          <table:table-cell office:value-type="float" office:value="55">
            <text:p>55</text:p>
          </table:table-cell>
          <table:table-cell office:value-type="float" office:value="362">
            <text:p>36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25.11.2012 06:37:03</text:p>
          </table:table-cell>
          <table:table-cell office:value-type="string">
            <text:p>Baumgartner Hildegard/p04775@intra.graz.at/p04775@intra.graz.at/GGA-60101/2012-11-25T18:37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7">
            <text:p>1707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417">
            <text:p>417</text:p>
          </table:table-cell>
          <table:table-cell office:value-type="float" office:value="55">
            <text:p>55</text:p>
          </table:table-cell>
          <table:table-cell office:value-type="float" office:value="362">
            <text:p>36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25.11.2012 06:37:03</text:p>
          </table:table-cell>
          <table:table-cell office:value-type="string">
            <text:p>Baumgartner Hildegard/p04775@intra.graz.at/p04775@intra.graz.at/GGA-60101/2012-11-25T18:37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7">
            <text:p>1707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417">
            <text:p>417</text:p>
          </table:table-cell>
          <table:table-cell office:value-type="float" office:value="55">
            <text:p>55</text:p>
          </table:table-cell>
          <table:table-cell office:value-type="float" office:value="362">
            <text:p>36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25.11.2012 06:37:03</text:p>
          </table:table-cell>
          <table:table-cell office:value-type="string">
            <text:p>Baumgartner Hildegard/p04775@intra.graz.at/p04775@intra.graz.at/GGA-60101/2012-11-25T18:37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7">
            <text:p>1707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417">
            <text:p>417</text:p>
          </table:table-cell>
          <table:table-cell office:value-type="float" office:value="55">
            <text:p>55</text:p>
          </table:table-cell>
          <table:table-cell office:value-type="float" office:value="362">
            <text:p>36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25.11.2012 06:37:03</text:p>
          </table:table-cell>
          <table:table-cell office:value-type="string">
            <text:p>Baumgartner Hildegard/p04775@intra.graz.at/p04775@intra.graz.at/GGA-60101/2012-11-25T18:37:10</text:p>
          </table:table-cell>
        </table:table-row>
        <table:table-row table:style-name="ro1">
          <table:table-cell office:value-type="string">
            <text:p>BRGRAZ12</text:p>
          </table:table-cell>
          <table:table-cell office:value-type="float" office:value="1707">
            <text:p>1707</text:p>
          </table:table-cell>
          <table:table-cell office:value-type="string">
            <text:p>BZÖ</text:p>
          </table:table-cell>
          <table:table-cell office:value-type="string">
            <text:p>BZÖ Wir säubern Graz</text:p>
          </table:table-cell>
          <table:table-cell office:value-type="float" office:value="6">
            <text:p>6</text:p>
          </table:table-cell>
          <table:table-cell office:value-type="float" office:value="417">
            <text:p>417</text:p>
          </table:table-cell>
          <table:table-cell office:value-type="float" office:value="55">
            <text:p>55</text:p>
          </table:table-cell>
          <table:table-cell office:value-type="float" office:value="362">
            <text:p>36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25.11.2012 06:37:03</text:p>
          </table:table-cell>
          <table:table-cell office:value-type="string">
            <text:p>Baumgartner Hildegard/p04775@intra.graz.at/p04775@intra.graz.at/GGA-60101/2012-11-25T18:37:10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798">
            <text:p>1798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27.11.2012 09:03:40</text:p>
          </table:table-cell>
          <table:table-cell office:value-type="string">
            <text:p>Schwartz Wolfgang/p14139@intra.graz.at/p14139@intra.graz.at/GGA-60101/2012-11-27T09:03:42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798">
            <text:p>1798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27.11.2012 09:03:40</text:p>
          </table:table-cell>
          <table:table-cell office:value-type="string">
            <text:p>Schwartz Wolfgang/p14139@intra.graz.at/p14139@intra.graz.at/GGA-60101/2012-11-27T09:03:42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798">
            <text:p>1798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27.11.2012 09:03:40</text:p>
          </table:table-cell>
          <table:table-cell office:value-type="string">
            <text:p>Schwartz Wolfgang/p14139@intra.graz.at/p14139@intra.graz.at/GGA-60101/2012-11-27T09:03:42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798">
            <text:p>1798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27.11.2012 09:03:40</text:p>
          </table:table-cell>
          <table:table-cell office:value-type="string">
            <text:p>Schwartz Wolfgang/p14139@intra.graz.at/p14139@intra.graz.at/GGA-60101/2012-11-27T09:03:42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798">
            <text:p>1798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27.11.2012 09:03:40</text:p>
          </table:table-cell>
          <table:table-cell office:value-type="string">
            <text:p>Schwartz Wolfgang/p14139@intra.graz.at/p14139@intra.graz.at/GGA-60101/2012-11-27T09:03:42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798">
            <text:p>1798</text:p>
          </table:table-cell>
          <table:table-cell office:value-type="string">
            <text:p>BZÖ</text:p>
          </table:table-cell>
          <table:table-cell office:value-type="string">
            <text:p>BZÖ Wir säubern Graz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7.11.2012 09:03:40</text:p>
          </table:table-cell>
          <table:table-cell office:value-type="string">
            <text:p>Schwartz Wolfgang/p14139@intra.graz.at/p14139@intra.graz.at/GGA-60101/2012-11-27T09:03:42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799">
            <text:p>1799</text:p>
          </table:table-cell>
          <table:table-cell office:value-type="string">
            <text:p>SPÖ</text:p>
          </table:table-cell>
          <table:table-cell office:value-type="string">
            <text:p>Sozialdemokratische Partei Österreichs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26.11.2012 02:38:42</text:p>
          </table:table-cell>
          <table:table-cell office:value-type="string">
            <text:p>Schwartz Wolfgang/p14139@intra.graz.at/p14139@intra.graz.at/GGA-60101/2012-11-26T14:38:4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799">
            <text:p>1799</text:p>
          </table:table-cell>
          <table:table-cell office:value-type="string">
            <text:p>ÖVP</text:p>
          </table:table-cell>
          <table:table-cell office:value-type="string">
            <text:p>Österreichische Volkspartei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6.11.2012 02:38:42</text:p>
          </table:table-cell>
          <table:table-cell office:value-type="string">
            <text:p>Schwartz Wolfgang/p14139@intra.graz.at/p14139@intra.graz.at/GGA-60101/2012-11-26T14:38:4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799">
            <text:p>1799</text:p>
          </table:table-cell>
          <table:table-cell office:value-type="string">
            <text:p>FPÖ</text:p>
          </table:table-cell>
          <table:table-cell office:value-type="string">
            <text:p>Freiheitliche Partei Österreichs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26.11.2012 02:38:42</text:p>
          </table:table-cell>
          <table:table-cell office:value-type="string">
            <text:p>Schwartz Wolfgang/p14139@intra.graz.at/p14139@intra.graz.at/GGA-60101/2012-11-26T14:38:4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799">
            <text:p>1799</text:p>
          </table:table-cell>
          <table:table-cell office:value-type="string">
            <text:p>GRÜNE</text:p>
          </table:table-cell>
          <table:table-cell office:value-type="string">
            <text:p>Die Grünen - Die Grüne Alternative</text:p>
          </table:table-cell>
          <table:table-cell office:value-type="float" office:value="4">
            <text:p>4</text:p>
          </table:table-cell>
          <table:table-cell office:value-type="float" office:value="171">
            <text:p>171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26.11.2012 02:38:42</text:p>
          </table:table-cell>
          <table:table-cell office:value-type="string">
            <text:p>Schwartz Wolfgang/p14139@intra.graz.at/p14139@intra.graz.at/GGA-60101/2012-11-26T14:38:4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799">
            <text:p>1799</text:p>
          </table:table-cell>
          <table:table-cell office:value-type="string">
            <text:p>KPÖ</text:p>
          </table:table-cell>
          <table:table-cell office:value-type="string">
            <text:p>Kommunistische Partei Österreichs</text:p>
          </table:table-cell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26.11.2012 02:38:42</text:p>
          </table:table-cell>
          <table:table-cell office:value-type="string">
            <text:p>Schwartz Wolfgang/p14139@intra.graz.at/p14139@intra.graz.at/GGA-60101/2012-11-26T14:38:47</text:p>
          </table:table-cell>
        </table:table-row>
        <table:table-row table:style-name="ro2">
          <table:table-cell office:value-type="string">
            <text:p>BRGRAZ12</text:p>
          </table:table-cell>
          <table:table-cell office:value-type="float" office:value="1799">
            <text:p>1799</text:p>
          </table:table-cell>
          <table:table-cell office:value-type="string">
            <text:p>BZÖ</text:p>
          </table:table-cell>
          <table:table-cell office:value-type="string">
            <text:p>BZÖ Wir säubern Graz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26.11.2012 02:38:42</text:p>
          </table:table-cell>
          <table:table-cell office:value-type="string">
            <text:p>Schwartz Wolfgang/p14139@intra.graz.at/p14139@intra.graz.at/GGA-60101/2012-11-26T14:38:47</text:p>
          </table:table-cell>
        </table:table-row>
      </table:table>
      <table:named-expressions/>
      <table:database-ranges>
        <table:database-range table:name="__Anonymous_Sheet_DB__0" table:target-range-address="Sheet1.A1:Sheet1.L1525">
          <table:sort>
            <table:sort-by table:field-number="1" table:data-type="automatic"/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281b639-6baa1d3-ef66a77-d866f25-f36d45f</meta:generator>
    <dc:date>2012-11-30T21:02:18</dc:date>
    <meta:editing-duration>P0D</meta:editing-duration>
    <meta:editing-cycles>1</meta:editing-cycles>
    <meta:document-statistic meta:table-count="1" meta:cell-count="18300" meta:object-count="0"/>
  </office:meta>
</office:document-meta>
</file>